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E00000037D3E19655C4BC0FAC.png" manifest:media-type="image/png"/>
  <manifest:file-entry manifest:full-path="Pictures/10000000000003D600000030E6ADAA8B209A0C85.png" manifest:media-type="image/png"/>
  <manifest:file-entry manifest:full-path="Pictures/10000000000004CC0000003A67E44EB00799D0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_28_10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2" style:family="paragraph" style:parent-style-name="Body_20_text_20__28_11_29_">
      <loext:graphic-properties draw:fill="none" draw:fill-color="#ffffff"/>
      <style:paragraph-properties fo:margin-left="0cm" fo:margin-right="15.875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.74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cm" fo:margin-top="0cm" fo:margin-bottom="0.7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5.009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7.197cm" fo:margin-top="0cm" fo:margin-bottom="0cm" style:contextual-spacing="false" fo:text-align="start" style:justify-single-word="false" fo:keep-together="auto" fo:orphans="0" fo:widows="0" fo:text-indent="3.175cm" style:auto-text-indent="false" fo:background-color="transparent" fo:keep-with-next="auto" style:writing-mode="lr-tb"/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4.022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5.292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1.764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5.22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.67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9.666cm" fo:margin-top="0cm" fo:margin-bottom="0.74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7.197cm" fo:margin-top="0cm" fo:margin-bottom="0.74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2_29_">
      <loext:graphic-properties draw:fill="none" draw:fill-color="#ffffff"/>
      <style:paragraph-properties fo:margin-left="0cm" fo:margin-right="9.031cm" fo:margin-top="0cm" fo:margin-bottom="0.74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" style:family="paragraph" style:parent-style-name="Body_20_text_20__28_2_29_">
      <loext:graphic-properties draw:fill="none" draw:fill-color="#ffffff"/>
      <style:paragraph-properties fo:margin-left="3.14cm" fo:margin-right="0.847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7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28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9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0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</style:style>
    <style:style style:name="P32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</style:style>
    <style:style style:name="P33" style:family="paragraph" style:parent-style-name="Body_20_text_20__28_2_29_" style:list-style-name="WWNum61">
      <loext:graphic-properties draw:fill="none" draw:fill-color="#ffffff"/>
      <style:paragraph-properties fo:margin-left="0.282cm" fo:margin-right="1.799cm" fo:margin-top="0cm" fo:margin-bottom="0.2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</style:style>
    <style:style style:name="P34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8cm"/>
        </style:tab-stops>
      </style:paragraph-properties>
    </style:style>
    <style:style style:name="P35" style:family="paragraph" style:parent-style-name="Body_20_text_20__28_2_29_" style:list-style-name="WWNum95">
      <loext:graphic-properties draw:fill="none" draw:fill-color="#ffffff"/>
      <style:paragraph-properties fo:margin-left="0cm" fo:margin-right="7.197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6cm"/>
        </style:tab-stops>
      </style:paragraph-properties>
    </style:style>
    <style:style style:name="P36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36cm"/>
        </style:tab-stops>
      </style:paragraph-properties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0cm" fo:margin-top="0cm" fo:margin-bottom="0.21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.74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.423cm" fo:margin-top="0cm" fo:margin-bottom="0.74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.423cm" fo:margin-top="0cm" fo:margin-bottom="0.17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.494cm" fo:margin-top="0cm" fo:margin-bottom="0.74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</style:style>
    <style:style style:name="P54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55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3cm"/>
        </style:tab-stops>
      </style:paragraph-properties>
    </style:style>
    <style:style style:name="P57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66cm"/>
        </style:tab-stops>
      </style:paragraph-properties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02cm"/>
        </style:tab-stops>
      </style:paragraph-properties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3cm"/>
        </style:tab-stops>
      </style:paragraph-properties>
    </style:style>
    <style:style style:name="P61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2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5.14cm"/>
        </style:tab-stops>
      </style:paragraph-properties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65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39cm"/>
        </style:tab-stops>
      </style:paragraph-properties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67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5cm" style:type="right"/>
          <style:tab-stop style:position="2.039cm"/>
        </style:tab-stops>
      </style:paragraph-properties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7.033cm" style:type="right"/>
        </style:tab-stops>
      </style:paragraph-properties>
    </style:style>
    <style:style style:name="P69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71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5cm" style:type="right"/>
          <style:tab-stop style:position="3.067cm" style:type="right"/>
        </style:tab-stops>
      </style:paragraph-properties>
    </style:style>
    <style:style style:name="P72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5cm" style:type="right"/>
          <style:tab-stop style:position="4.517cm" style:type="right"/>
        </style:tab-stops>
      </style:paragraph-properties>
    </style:style>
    <style:style style:name="P73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39cm"/>
        </style:tab-stops>
      </style:paragraph-properties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26cm"/>
        </style:tab-stops>
      </style:paragraph-properties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598cm"/>
          <style:tab-stop style:position="5.306cm" style:type="center"/>
          <style:tab-stop style:position="6.329cm" style:type="right"/>
          <style:tab-stop style:position="6.96cm" style:type="right"/>
        </style:tab-stops>
      </style:paragraph-properties>
    </style:style>
    <style:style style:name="P77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4.572cm" style:type="right"/>
        </style:tab-stops>
      </style:paragraph-properties>
    </style:style>
    <style:style style:name="P78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988cm" style:type="right"/>
        </style:tab-stops>
      </style:paragraph-properties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5.406cm" style:type="center"/>
          <style:tab-stop style:position="6.144cm"/>
          <style:tab-stop style:position="7.098cm" style:type="right"/>
        </style:tab-stops>
      </style:paragraph-properties>
    </style:style>
    <style:style style:name="P80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025cm" style:type="right"/>
          <style:tab-stop style:position="6.373cm"/>
          <style:tab-stop style:position="7.299cm" style:type="right"/>
        </style:tab-stops>
      </style:paragraph-properties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83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62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85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3.12cm" style:type="right"/>
          <style:tab-stop style:position="3.48cm"/>
          <style:tab-stop style:position="4.149cm" style:type="center"/>
        </style:tab-stops>
      </style:paragraph-properties>
    </style:style>
    <style:style style:name="P86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3.12cm" style:type="right"/>
          <style:tab-stop style:position="3.471cm"/>
          <style:tab-stop style:position="4.149cm" style:type="center"/>
        </style:tab-stops>
      </style:paragraph-properties>
    </style:style>
    <style:style style:name="P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88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89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90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78cm"/>
        </style:tab-stops>
      </style:paragraph-properties>
    </style:style>
    <style:style style:name="P91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5cm"/>
          <style:tab-stop style:position="2.05cm"/>
        </style:tab-stops>
      </style:paragraph-properties>
    </style:style>
    <style:style style:name="P92" style:family="paragraph" style:parent-style-name="Body_20_text_20__28_2_29_" style:list-style-name="WWNum61" style:master-page-name="Converted1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style:page-number="283" fo:background-color="transparent" fo:keep-with-next="auto" style:writing-mode="lr-tb">
        <style:tab-stops>
          <style:tab-stop style:position="0.626cm"/>
          <style:tab-stop style:position="2.085cm"/>
        </style:tab-stops>
      </style:paragraph-properties>
    </style:style>
    <style:style style:name="P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6cm"/>
          <style:tab-stop style:position="2.085cm"/>
        </style:tab-stops>
      </style:paragraph-properties>
    </style:style>
    <style:style style:name="P94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.74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</style:style>
    <style:style style:name="P95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</style:style>
    <style:style style:name="P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 style:type="center"/>
          <style:tab-stop style:position="4.748cm" style:type="right"/>
        </style:tab-stops>
      </style:paragraph-properties>
    </style:style>
    <style:style style:name="P97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.141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  <style:tab-stop style:position="1.998cm"/>
        </style:tab-stops>
      </style:paragraph-properties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  <style:tab-stop style:position="4.748cm" style:type="right"/>
          <style:tab-stop style:position="5.666cm" style:type="center"/>
          <style:tab-stop style:position="7.856cm" style:type="right"/>
        </style:tab-stops>
      </style:paragraph-properties>
    </style:style>
    <style:style style:name="P99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101" style:family="paragraph" style:parent-style-name="Body_20_text_20__28_2_29_" style:list-style-name="WWNum10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103" style:family="paragraph" style:parent-style-name="Body_20_text_20__28_2_29_" style:list-style-name="WWNum10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73cm"/>
        </style:tab-stops>
      </style:paragraph-properties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105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36cm"/>
        </style:tab-stops>
      </style:paragraph-properties>
    </style:style>
    <style:style style:name="P1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7.137cm" style:type="right"/>
        </style:tab-stops>
      </style:paragraph-properties>
    </style:style>
    <style:style style:name="P107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51cm"/>
        </style:tab-stops>
      </style:paragraph-properties>
    </style:style>
    <style:style style:name="P1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4.688cm" style:type="center"/>
        </style:tab-stops>
      </style:paragraph-properties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1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  <style:tab-stop style:position="7.077cm" style:type="right"/>
        </style:tab-stops>
      </style:paragraph-properties>
    </style:style>
    <style:style style:name="P111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64cm"/>
        </style:tab-stops>
      </style:paragraph-properties>
    </style:style>
    <style:style style:name="P112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9cm" style:type="center"/>
          <style:tab-stop style:position="2.085cm"/>
        </style:tab-stops>
      </style:paragraph-properties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4.706cm" style:type="center"/>
          <style:tab-stop style:position="5.613cm" style:type="center"/>
          <style:tab-stop style:position="6.373cm" style:type="center"/>
          <style:tab-stop style:position="7.133cm" style:type="right"/>
        </style:tab-stops>
      </style:paragraph-properties>
    </style:style>
    <style:style style:name="P114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1cm"/>
        </style:tab-stops>
      </style:paragraph-properties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6" style:family="paragraph" style:parent-style-name="Body_20_text_20__28_2_29_" style:master-page-name="Converted16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style:page-number="15" fo:background-color="transparent" fo:keep-with-next="auto" style:writing-mode="lr-tb"/>
    </style:style>
    <style:style style:name="P117" style:family="paragraph" style:parent-style-name="Body_20_text_20__28_2_29_" style:master-page-name="Converted18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style:page-number="290" fo:background-color="transparent" fo:keep-with-next="auto" style:writing-mode="lr-tb"/>
    </style:style>
    <style:style style:name="P118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0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1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.247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4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5" style:family="paragraph" style:parent-style-name="Body_20_text_20__28_2_29_">
      <loext:graphic-properties draw:fill="none" draw:fill-color="#ffffff"/>
      <style:paragraph-properties fo:margin-left="0cm" fo:margin-right="0cm" fo:margin-top="0cm" fo:margin-bottom="0.7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6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7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8" style:family="paragraph" style:parent-style-name="Body_20_text_20__28_2_29_">
      <loext:graphic-properties draw:fill="none" draw:fill-color="#ffffff"/>
      <style:paragraph-properties fo:margin-left="0cm" fo:margin-right="0cm" fo:margin-top="0cm" fo:margin-bottom="0.15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9" style:family="paragraph" style:parent-style-name="Body_20_text_20__28_2_29_">
      <loext:graphic-properties draw:fill="none" draw:fill-color="#ffffff"/>
      <style:paragraph-properties fo:margin-left="0cm" fo:margin-right="0cm" fo:margin-top="0cm" fo:margin-bottom="0.11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0" style:family="paragraph" style:parent-style-name="Body_20_text_20__28_2_29_">
      <loext:graphic-properties draw:fill="none" draw:fill-color="#ffffff"/>
      <style:paragraph-properties fo:margin-left="0cm" fo:margin-right="0cm" fo:margin-top="0cm" fo:margin-bottom="0.11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1" style:family="paragraph" style:parent-style-name="Body_20_text_20__28_2_29_">
      <loext:graphic-properties draw:fill="none" draw:fill-color="#ffffff"/>
      <style:paragraph-properties fo:margin-left="0cm" fo:margin-right="0cm" fo:margin-top="0cm" fo:margin-bottom="0.109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2" style:family="paragraph" style:parent-style-name="Body_20_text_20__28_2_29_">
      <loext:graphic-properties draw:fill="none" draw:fill-color="#ffffff"/>
      <style:paragraph-properties fo:margin-left="0cm" fo:margin-right="0cm" fo:margin-top="0cm" fo:margin-bottom="0.78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3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4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5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136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</style:style>
    <style:style style:name="P137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62cm"/>
        </style:tab-stops>
      </style:paragraph-properties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139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40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41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65cm"/>
          <style:tab-stop style:position="2.044cm"/>
        </style:tab-stops>
      </style:paragraph-properties>
    </style:style>
    <style:style style:name="P142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03cm" style:type="right"/>
          <style:tab-stop style:position="2.088cm"/>
        </style:tab-stops>
      </style:paragraph-properties>
    </style:style>
    <style:style style:name="P143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53cm" style:type="center"/>
          <style:tab-stop style:position="2.078cm"/>
        </style:tab-stops>
      </style:paragraph-properties>
    </style:style>
    <style:style style:name="P144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3cm"/>
        </style:tab-stops>
      </style:paragraph-properties>
    </style:style>
    <style:style style:name="P145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  <style:tab-stop style:position="2.057cm"/>
        </style:tab-stops>
      </style:paragraph-properties>
    </style:style>
    <style:style style:name="P146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.12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  <style:tab-stop style:position="1.998cm"/>
        </style:tab-stops>
      </style:paragraph-properties>
    </style:style>
    <style:style style:name="P147" style:family="paragraph" style:parent-style-name="Body_20_text_20__28_2_29_" style:list-style-name="WWNum10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73cm"/>
        </style:tab-stops>
      </style:paragraph-properties>
    </style:style>
    <style:style style:name="P148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149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3.173cm" style:type="right"/>
        </style:tab-stops>
      </style:paragraph-properties>
    </style:style>
    <style:style style:name="P150" style:family="paragraph" style:parent-style-name="Body_20_text_20__28_2_29_">
      <loext:graphic-properties draw:fill="none" draw:fill-color="#ffffff"/>
      <style:paragraph-properties fo:margin-left="0cm" fo:margin-right="0cm" fo:margin-top="0cm" fo:margin-bottom="0.7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2" style:family="paragraph" style:parent-style-name="Body_20_text_20__28_2_29_" style:master-page-name="Converted10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style:page-number="275" fo:background-color="transparent" fo:keep-with-next="auto" style:writing-mode="lr-tb"/>
    </style:style>
    <style:style style:name="P153" style:family="paragraph" style:parent-style-name="Body_20_text_20__28_2_29_">
      <loext:graphic-properties draw:fill="none" draw:fill-color="#ffffff"/>
      <style:paragraph-properties fo:margin-left="0cm" fo:margin-right="0cm" fo:margin-top="0cm" fo:margin-bottom="0.633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4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5" style:family="paragraph" style:parent-style-name="Body_20_text_20__28_2_29_">
      <loext:graphic-properties draw:fill="none" draw:fill-color="#ffffff"/>
      <style:paragraph-properties fo:margin-left="0.282cm" fo:margin-right="0cm" fo:margin-top="0cm" fo:margin-bottom="0.18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6" style:family="paragraph" style:parent-style-name="Body_20_text_20__28_2_29_">
      <loext:graphic-properties draw:fill="none" draw:fill-color="#ffffff"/>
      <style:paragraph-properties fo:margin-left="0.282cm" fo:margin-right="0cm" fo:margin-top="0cm" fo:margin-bottom="0.764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7" style:family="paragraph" style:parent-style-name="Body_20_text_20__28_2_29_">
      <loext:graphic-properties draw:fill="none" draw:fill-color="#ffffff"/>
      <style:paragraph-properties fo:margin-left="0.282cm" fo:margin-right="0cm" fo:margin-top="0cm" fo:margin-bottom="0.162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8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9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32cm" fo:text-align="start" style:justify-single-word="false" fo:keep-together="auto" fo:orphans="0" fo:widows="0" fo:text-indent="-0.318cm" style:auto-text-indent="false" fo:background-color="transparent" fo:keep-with-next="auto" style:writing-mode="lr-tb"/>
    </style:style>
    <style:style style:name="P160" style:family="paragraph" style:parent-style-name="Body_20_text_20__28_2_29_">
      <loext:graphic-properties draw:fill="none" draw:fill-color="#ffffff"/>
      <style:paragraph-properties fo:margin-left="0.318cm" fo:margin-right="0cm" fo:margin-top="0cm" fo:margin-bottom="0.693cm" style:contextual-spacing="false" fo:line-height="0.332cm" fo:text-align="start" style:justify-single-word="false" fo:keep-together="auto" fo:orphans="0" fo:widows="0" fo:text-indent="-0.318cm" style:auto-text-indent="false" fo:background-color="transparent" fo:keep-with-next="auto" style:writing-mode="lr-tb"/>
    </style:style>
    <style:style style:name="P161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44cm"/>
        </style:tab-stops>
      </style:paragraph-properties>
    </style:style>
    <style:style style:name="P162" style:family="paragraph" style:parent-style-name="Body_20_text_20__28_2_29_" style:list-style-name="WWNum63">
      <loext:graphic-properties draw:fill="none" draw:fill-color="#ffffff"/>
      <style:paragraph-properties fo:margin-left="0.282cm" fo:margin-right="0cm" fo:margin-top="0cm" fo:margin-bottom="0.189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</style:style>
    <style:style style:name="P163" style:family="paragraph" style:parent-style-name="Body_20_text_20__28_2_29_" style:list-style-name="WWNum65">
      <loext:graphic-properties draw:fill="none" draw:fill-color="#ffffff"/>
      <style:paragraph-properties fo:margin-left="0.282cm" fo:margin-right="0cm" fo:margin-top="0cm" fo:margin-bottom="0.212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  <style:tab-stop style:position="2.318cm"/>
        </style:tab-stops>
      </style:paragraph-properties>
    </style:style>
    <style:style style:name="P164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165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8cm"/>
        </style:tab-stops>
      </style:paragraph-properties>
    </style:style>
    <style:style style:name="P1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7cm"/>
        </style:tab-stops>
      </style:paragraph-properties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2cm"/>
        </style:tab-stops>
      </style:paragraph-properties>
    </style:style>
    <style:style style:name="P1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</style:tab-stops>
      </style:paragraph-properties>
    </style:style>
    <style:style style:name="P1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171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2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3" style:family="paragraph" style:parent-style-name="Body_20_text_20__28_2_29_">
      <loext:graphic-properties draw:fill="none" draw:fill-color="#ffffff"/>
      <style:paragraph-properties fo:margin-left="0cm" fo:margin-right="0.423cm" fo:margin-top="0cm" fo:margin-bottom="0.16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4" style:family="paragraph" style:parent-style-name="Body_20_text_20__28_2_29_">
      <loext:graphic-properties draw:fill="none" draw:fill-color="#ffffff"/>
      <style:paragraph-properties fo:margin-left="0cm" fo:margin-right="0.494cm" fo:margin-top="0cm" fo:margin-bottom="0.205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5" style:family="paragraph" style:parent-style-name="Body_20_text_20__28_2_29_">
      <loext:graphic-properties draw:fill="none" draw:fill-color="#ffffff"/>
      <style:paragraph-properties fo:margin-left="0cm" fo:margin-right="0.282cm" fo:margin-top="0cm" fo:margin-bottom="0.7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6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177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1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66cm"/>
          <style:tab-stop style:position="7.205cm" style:type="right"/>
        </style:tab-stops>
      </style:paragraph-properties>
    </style:style>
    <style:style style:name="P1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58cm"/>
        </style:tab-stops>
      </style:paragraph-properties>
    </style:style>
    <style:style style:name="P1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54cm"/>
        </style:tab-stops>
      </style:paragraph-properties>
    </style:style>
    <style:style style:name="P181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5cm" style:type="right"/>
          <style:tab-stop style:position="2.039cm"/>
        </style:tab-stops>
      </style:paragraph-properties>
    </style:style>
    <style:style style:name="P182" style:family="paragraph" style:parent-style-name="Body_20_text_20__28_2_29_" style:list-style-name="WWNum61">
      <loext:graphic-properties draw:fill="none" draw:fill-color="#ffffff"/>
      <style:paragraph-properties fo:margin-left="0.282cm" fo:margin-right="9.843cm" fo:margin-top="0cm" fo:margin-bottom="0.21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</style:style>
    <style:style style:name="P183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11cm"/>
        </style:tab-stops>
      </style:paragraph-properties>
    </style:style>
    <style:style style:name="P1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4.909cm" style:type="right"/>
          <style:tab-stop style:position="5.281cm"/>
          <style:tab-stop style:position="6.288cm" style:type="center"/>
          <style:tab-stop style:position="6.83cm" style:type="center"/>
        </style:tab-stops>
      </style:paragraph-properties>
    </style:style>
    <style:style style:name="P1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</style:style>
    <style:style style:name="P1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098cm" style:type="center"/>
          <style:tab-stop style:position="6.048cm"/>
        </style:tab-stops>
      </style:paragraph-properties>
    </style:style>
    <style:style style:name="P1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1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1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1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04cm"/>
        </style:tab-stops>
      </style:paragraph-properties>
    </style:style>
    <style:style style:name="P191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24cm"/>
        </style:tab-stops>
      </style:paragraph-properties>
    </style:style>
    <style:style style:name="P192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.776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24cm"/>
        </style:tab-stops>
      </style:paragraph-properties>
    </style:style>
    <style:style style:name="P1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</style:style>
    <style:style style:name="P1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1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196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199" style:family="paragraph" style:parent-style-name="Body_20_text_20__28_2_29_">
      <loext:graphic-properties draw:fill="none" draw:fill-color="#ffffff"/>
      <style:paragraph-properties fo:margin-left="0cm" fo:margin-right="0cm" fo:margin-top="0cm" fo:margin-bottom="0.776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0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1" style:family="paragraph" style:parent-style-name="Body_20_text_20__28_2_29_">
      <loext:graphic-properties draw:fill="none" draw:fill-color="#ffffff"/>
      <style:paragraph-properties fo:margin-left="0cm" fo:margin-right="0cm" fo:margin-top="0cm" fo:margin-bottom="0.2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2" style:family="paragraph" style:parent-style-name="Body_20_text_20__28_2_29_">
      <loext:graphic-properties draw:fill="none" draw:fill-color="#ffffff"/>
      <style:paragraph-properties fo:margin-left="0cm" fo:margin-right="2.117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3" style:family="paragraph" style:parent-style-name="Body_20_text_20__28_2_29_">
      <loext:graphic-properties draw:fill="none" draw:fill-color="#ffffff"/>
      <style:paragraph-properties fo:margin-left="0cm" fo:margin-right="0.67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4" style:family="paragraph" style:parent-style-name="Body_20_text_20__28_2_29_">
      <loext:graphic-properties draw:fill="none" draw:fill-color="#ffffff"/>
      <style:paragraph-properties fo:margin-left="0cm" fo:margin-right="10.372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5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6" style:family="paragraph" style:parent-style-name="Body_20_text_20__28_2_29_">
      <loext:graphic-properties draw:fill="none" draw:fill-color="#ffffff"/>
      <style:paragraph-properties fo:margin-left="0.282cm" fo:margin-right="0cm" fo:margin-top="0cm" fo:margin-bottom="0.22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7" style:family="paragraph" style:parent-style-name="Body_20_text_20__28_2_29_">
      <loext:graphic-properties draw:fill="none" draw:fill-color="#ffffff"/>
      <style:paragraph-properties fo:margin-left="0cm" fo:margin-right="10.795cm" fo:margin-top="0cm" fo:margin-bottom="0.741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8" style:family="paragraph" style:parent-style-name="Body_20_text_20__28_2_29_">
      <loext:graphic-properties draw:fill="none" draw:fill-color="#ffffff"/>
      <style:paragraph-properties fo:margin-left="0cm" fo:margin-right="1.799cm" fo:margin-top="0cm" fo:margin-bottom="0.201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9" style:family="paragraph" style:parent-style-name="Body_20_text_20__28_2_29_">
      <loext:graphic-properties draw:fill="none" draw:fill-color="#ffffff"/>
      <style:paragraph-properties fo:margin-left="0cm" fo:margin-right="8.431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0" style:family="paragraph" style:parent-style-name="Body_20_text_20__28_2_29_">
      <loext:graphic-properties draw:fill="none" draw:fill-color="#ffffff"/>
      <style:paragraph-properties fo:margin-left="0cm" fo:margin-right="1.905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1" style:family="paragraph" style:parent-style-name="Body_20_text_20__28_2_29_" style:list-style-name="WWNum19" style:master-page-name="Converted3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style:page-number="263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12" style:family="paragraph" style:parent-style-name="Body_20_text_20__28_2_29_" style:list-style-name="WWNum61">
      <loext:graphic-properties draw:fill="none" draw:fill-color="#ffffff"/>
      <style:paragraph-properties fo:margin-left="0.282cm" fo:margin-right="1.799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</style:style>
    <style:style style:name="P213" style:family="paragraph" style:parent-style-name="Body_20_text_20__28_2_29_" style:list-style-name="WWNum65">
      <loext:graphic-properties draw:fill="none" draw:fill-color="#ffffff"/>
      <style:paragraph-properties fo:margin-left="0.282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  <style:tab-stop style:position="2.318cm"/>
        </style:tab-stops>
      </style:paragraph-properties>
    </style:style>
    <style:style style:name="P214" style:family="paragraph" style:parent-style-name="Body_20_text_20__28_2_29_" style:list-style-name="WWNum65">
      <loext:graphic-properties draw:fill="none" draw:fill-color="#ffffff"/>
      <style:paragraph-properties fo:margin-left="0cm" fo:margin-right="5.786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15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78cm"/>
        </style:tab-stops>
      </style:paragraph-properties>
    </style:style>
    <style:style style:name="P2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2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8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9" style:family="paragraph" style:parent-style-name="Body_20_text_20__28_2_29_">
      <loext:graphic-properties draw:fill="none" draw:fill-color="#ffffff"/>
      <style:paragraph-properties fo:margin-left="0cm" fo:margin-right="0cm" fo:margin-top="0cm" fo:margin-bottom="0.71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0" style:family="paragraph" style:parent-style-name="Body_20_text_20__28_2_29_">
      <loext:graphic-properties draw:fill="none" draw:fill-color="#ffffff"/>
      <style:paragraph-properties fo:margin-left="0cm" fo:margin-right="0cm" fo:margin-top="0cm" fo:margin-bottom="0.737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1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2" style:family="paragraph" style:parent-style-name="Body_20_text_20__28_2_29_">
      <loext:graphic-properties draw:fill="none" draw:fill-color="#ffffff"/>
      <style:paragraph-properties fo:margin-left="0.282cm" fo:margin-right="0cm" fo:margin-top="0cm" fo:margin-bottom="0.318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3" style:family="paragraph" style:parent-style-name="Body_20_text_20__28_2_29_">
      <loext:graphic-properties draw:fill="none" draw:fill-color="#ffffff"/>
      <style:paragraph-properties fo:margin-left="0.282cm" fo:margin-right="0cm" fo:margin-top="0cm" fo:margin-bottom="0.242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4" style:family="paragraph" style:parent-style-name="Body_20_text_20__28_2_29_">
      <loext:graphic-properties draw:fill="none" draw:fill-color="#ffffff"/>
      <style:paragraph-properties fo:margin-left="0cm" fo:margin-right="4.445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5" style:family="paragraph" style:parent-style-name="Body_20_text_20__28_2_29_">
      <loext:graphic-properties draw:fill="none" draw:fill-color="#ffffff"/>
      <style:paragraph-properties fo:margin-left="0cm" fo:margin-right="4.551cm" fo:margin-top="0cm" fo:margin-bottom="0.134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6" style:family="paragraph" style:parent-style-name="Body_20_text_20__28_2_29_">
      <loext:graphic-properties draw:fill="none" draw:fill-color="#ffffff"/>
      <style:paragraph-properties fo:margin-left="0.459cm" fo:margin-right="0cm" fo:margin-top="0cm" fo:margin-bottom="0cm" style:contextual-spacing="false" fo:line-height="0.36cm" fo:text-align="start" style:justify-single-word="false" fo:keep-together="auto" fo:orphans="0" fo:widows="0" fo:text-indent="-0.459cm" style:auto-text-indent="false" fo:background-color="transparent" fo:keep-with-next="auto" style:writing-mode="lr-tb"/>
    </style:style>
    <style:style style:name="P227" style:family="paragraph" style:parent-style-name="Body_20_text_20__28_2_29_" style:list-style-name="WWNum61">
      <loext:graphic-properties draw:fill="none" draw:fill-color="#ffffff"/>
      <style:paragraph-properties fo:margin-left="0.282cm" fo:margin-right="1.799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</style:style>
    <style:style style:name="P228" style:family="paragraph" style:parent-style-name="Body_20_text_20__28_2_29_" style:list-style-name="WWNum63">
      <loext:graphic-properties draw:fill="none" draw:fill-color="#ffffff"/>
      <style:paragraph-properties fo:margin-left="0.282cm" fo:margin-right="0cm" fo:margin-top="0cm" fo:margin-bottom="0.205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</style:style>
    <style:style style:name="P2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2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1" style:family="paragraph" style:parent-style-name="Body_20_text_20__28_2_29_" style:master-page-name="Converted7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style:page-number="269" fo:background-color="transparent" fo:keep-with-next="auto" style:writing-mode="lr-tb"/>
    </style:style>
    <style:style style:name="P232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3" style:family="paragraph" style:parent-style-name="Body_20_text_20__28_2_29_">
      <loext:graphic-properties draw:fill="none" draw:fill-color="#ffffff"/>
      <style:paragraph-properties fo:margin-left="0cm" fo:margin-right="0cm" fo:margin-top="0cm" fo:margin-bottom="0.235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4" style:family="paragraph" style:parent-style-name="Body_20_text_20__28_2_29_">
      <loext:graphic-properties draw:fill="none" draw:fill-color="#ffffff"/>
      <style:paragraph-properties fo:margin-left="0cm" fo:margin-right="0.706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5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.166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cm"/>
        </style:tab-stops>
      </style:paragraph-properties>
    </style:style>
    <style:style style:name="P2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368cm" style:type="center"/>
          <style:tab-stop style:position="6.214cm" style:type="center"/>
          <style:tab-stop style:position="7.04cm" style:type="right"/>
        </style:tab-stops>
      </style:paragraph-properties>
    </style:style>
    <style:style style:name="P2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238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  <style:tab-stop style:position="2.318cm"/>
        </style:tab-stops>
      </style:paragraph-properties>
    </style:style>
    <style:style style:name="P239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  <style:tab-stop style:position="2.057cm"/>
        </style:tab-stops>
      </style:paragraph-properties>
    </style:style>
    <style:style style:name="P2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1" style:family="paragraph" style:parent-style-name="Body_20_text_20__28_2_29_" style:master-page-name="Converted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2" fo:background-color="transparent" fo:keep-with-next="auto" style:writing-mode="lr-tb"/>
    </style:style>
    <style:style style:name="P24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3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4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5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6" style:family="paragraph" style:parent-style-name="Body_20_text_20__28_2_29_">
      <loext:graphic-properties draw:fill="none" draw:fill-color="#ffffff"/>
      <style:paragraph-properties fo:margin-left="0cm" fo:margin-right="0cm" fo:margin-top="0cm" fo:margin-bottom="0.74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7" style:family="paragraph" style:parent-style-name="Body_20_text_20__28_2_29_">
      <loext:graphic-properties draw:fill="none" draw:fill-color="#ffffff"/>
      <style:paragraph-properties fo:margin-left="0cm" fo:margin-right="0.423cm" fo:margin-top="0cm" fo:margin-bottom="0.18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8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9" style:family="paragraph" style:parent-style-name="Body_20_text_20__28_2_29_">
      <loext:graphic-properties draw:fill="none" draw:fill-color="#ffffff"/>
      <style:paragraph-properties fo:margin-left="0cm" fo:margin-right="0.282cm" fo:margin-top="0cm" fo:margin-bottom="0.141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0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5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1" style:family="paragraph" style:parent-style-name="Body_20_text_20__28_2_29_">
      <loext:graphic-properties draw:fill="none" draw:fill-color="#ffffff"/>
      <style:paragraph-properties fo:margin-left="0cm" fo:margin-right="0.282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2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118cm"/>
        </style:tab-stops>
      </style:paragraph-properties>
    </style:style>
    <style:style style:name="P2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7.006cm" style:type="center"/>
        </style:tab-stops>
      </style:paragraph-properties>
    </style:style>
    <style:style style:name="P2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2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2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7.01cm" style:type="right"/>
        </style:tab-stops>
      </style:paragraph-properties>
    </style:style>
    <style:style style:name="P257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5cm" style:type="right"/>
          <style:tab-stop style:position="2.039cm"/>
        </style:tab-stops>
      </style:paragraph-properties>
    </style:style>
    <style:style style:name="P2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828cm"/>
        </style:tab-stops>
      </style:paragraph-properties>
    </style:style>
    <style:style style:name="P259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60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7.082cm" style:type="center"/>
        </style:tab-stops>
      </style:paragraph-properties>
    </style:style>
    <style:style style:name="P262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5cm" style:type="right"/>
          <style:tab-stop style:position="3.067cm" style:type="right"/>
        </style:tab-stops>
      </style:paragraph-properties>
    </style:style>
    <style:style style:name="P2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7.033cm" style:type="right"/>
        </style:tab-stops>
      </style:paragraph-properties>
    </style:style>
    <style:style style:name="P2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265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2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5cm"/>
          <style:tab-stop style:position="7.1cm" style:type="right"/>
        </style:tab-stops>
      </style:paragraph-properties>
    </style:style>
    <style:style style:name="P2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4.964cm" style:type="right"/>
          <style:tab-stop style:position="5.276cm"/>
          <style:tab-stop style:position="6.274cm"/>
          <style:tab-stop style:position="7.198cm" style:type="right"/>
        </style:tab-stops>
      </style:paragraph-properties>
    </style:style>
    <style:style style:name="P268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9cm" style:type="right"/>
          <style:tab-stop style:position="3.03cm" style:type="right"/>
        </style:tab-stops>
      </style:paragraph-properties>
    </style:style>
    <style:style style:name="P2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4.964cm" style:type="right"/>
          <style:tab-stop style:position="5.343cm"/>
          <style:tab-stop style:position="6.38cm" style:type="center"/>
          <style:tab-stop style:position="7.198cm" style:type="right"/>
        </style:tab-stops>
      </style:paragraph-properties>
    </style:style>
    <style:style style:name="P2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4.964cm" style:type="right"/>
          <style:tab-stop style:position="5.33cm"/>
        </style:tab-stops>
      </style:paragraph-properties>
    </style:style>
    <style:style style:name="P2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281cm"/>
          <style:tab-stop style:position="5.306cm" style:type="center"/>
          <style:tab-stop style:position="6.008cm" style:type="center"/>
          <style:tab-stop style:position="6.96cm" style:type="right"/>
        </style:tab-stops>
      </style:paragraph-properties>
    </style:style>
    <style:style style:name="P2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273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39cm"/>
        </style:tab-stops>
      </style:paragraph-properties>
    </style:style>
    <style:style style:name="P2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625cm"/>
          <style:tab-stop style:position="5.306cm" style:type="center"/>
          <style:tab-stop style:position="6.128cm" style:type="center"/>
          <style:tab-stop style:position="6.96cm" style:type="right"/>
        </style:tab-stops>
      </style:paragraph-properties>
    </style:style>
    <style:style style:name="P275" style:family="paragraph" style:parent-style-name="Body_20_text_20__28_2_29_" style:list-style-name="WWNum43" style:master-page-name="Converted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267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76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279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</style:style>
    <style:style style:name="P2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68cm" style:type="right"/>
        </style:tab-stops>
      </style:paragraph-properties>
    </style:style>
    <style:style style:name="P281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988cm" style:type="right"/>
        </style:tab-stops>
      </style:paragraph-properties>
    </style:style>
    <style:style style:name="P2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8.615cm" style:type="center"/>
        </style:tab-stops>
      </style:paragraph-properties>
    </style:style>
    <style:style style:name="P2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7.366cm" style:type="center"/>
        </style:tab-stops>
      </style:paragraph-properties>
    </style:style>
    <style:style style:name="P284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2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2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025cm" style:type="right"/>
          <style:tab-stop style:position="6.394cm"/>
          <style:tab-stop style:position="7.299cm" style:type="right"/>
        </style:tab-stops>
      </style:paragraph-properties>
    </style:style>
    <style:style style:name="P287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4.436cm" style:type="right"/>
        </style:tab-stops>
      </style:paragraph-properties>
    </style:style>
    <style:style style:name="P2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2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  <style:tab-stop style:position="5.846cm" style:type="center"/>
        </style:tab-stops>
      </style:paragraph-properties>
    </style:style>
    <style:style style:name="P290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291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2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7.04cm" style:type="right"/>
        </style:tab-stops>
      </style:paragraph-properties>
    </style:style>
    <style:style style:name="P293" style:family="paragraph" style:parent-style-name="Body_20_text_20__28_2_29_" style:list-style-name="WWNum55" style:master-page-name="Converted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7" fo:background-color="transparent" fo:keep-with-next="auto" style:writing-mode="lr-tb">
        <style:tab-stops>
          <style:tab-stop style:position="1.469cm" style:type="right"/>
          <style:tab-stop style:position="3.12cm" style:type="right"/>
          <style:tab-stop style:position="3.471cm"/>
          <style:tab-stop style:position="4.149cm" style:type="center"/>
        </style:tab-stops>
      </style:paragraph-properties>
    </style:style>
    <style:style style:name="P2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</style:style>
    <style:style style:name="P295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3.12cm" style:type="right"/>
          <style:tab-stop style:position="3.477cm"/>
          <style:tab-stop style:position="4.149cm" style:type="center"/>
        </style:tab-stops>
      </style:paragraph-properties>
    </style:style>
    <style:style style:name="P296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3.12cm" style:type="right"/>
          <style:tab-stop style:position="3.484cm"/>
          <style:tab-stop style:position="4.149cm" style:type="center"/>
        </style:tab-stops>
      </style:paragraph-properties>
    </style:style>
    <style:style style:name="P297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298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11cm"/>
        </style:tab-stops>
      </style:paragraph-properties>
    </style:style>
    <style:style style:name="P2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4.909cm" style:type="right"/>
          <style:tab-stop style:position="5.251cm"/>
          <style:tab-stop style:position="6.033cm" style:type="center"/>
          <style:tab-stop style:position="7.43cm" style:type="right"/>
        </style:tab-stops>
      </style:paragraph-properties>
    </style:style>
    <style:style style:name="P3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</style:style>
    <style:style style:name="P3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302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44cm"/>
        </style:tab-stops>
      </style:paragraph-properties>
    </style:style>
    <style:style style:name="P3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098cm" style:type="center"/>
          <style:tab-stop style:position="6.064cm"/>
        </style:tab-stops>
      </style:paragraph-properties>
    </style:style>
    <style:style style:name="P3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305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8cm"/>
        </style:tab-stops>
      </style:paragraph-properties>
    </style:style>
    <style:style style:name="P306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8cm"/>
          <style:tab-stop style:position="5.719cm" style:type="center"/>
        </style:tab-stops>
      </style:paragraph-properties>
    </style:style>
    <style:style style:name="P3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308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6cm"/>
        </style:tab-stops>
      </style:paragraph-properties>
    </style:style>
    <style:style style:name="P309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43cm"/>
        </style:tab-stops>
      </style:paragraph-properties>
    </style:style>
    <style:style style:name="P310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78cm"/>
        </style:tab-stops>
      </style:paragraph-properties>
    </style:style>
    <style:style style:name="P3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5.191cm"/>
        </style:tab-stops>
      </style:paragraph-properties>
    </style:style>
    <style:style style:name="P3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5.203cm"/>
        </style:tab-stops>
      </style:paragraph-properties>
    </style:style>
    <style:style style:name="P3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314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85cm"/>
        </style:tab-stops>
      </style:paragraph-properties>
    </style:style>
    <style:style style:name="P315" style:family="paragraph" style:parent-style-name="Body_20_text_20__28_2_29_" style:list-style-name="WWNum73" style:master-page-name="Converted1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auto" fo:background-color="transparent" fo:keep-with-next="auto" style:writing-mode="lr-tb">
        <style:tab-stops>
          <style:tab-stop style:position="0.676cm"/>
          <style:tab-stop style:position="2.085cm"/>
        </style:tab-stops>
      </style:paragraph-properties>
    </style:style>
    <style:style style:name="P3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218cm"/>
        </style:tab-stops>
      </style:paragraph-properties>
    </style:style>
    <style:style style:name="P3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233cm"/>
          <style:tab-stop style:position="6.359cm" style:type="center"/>
          <style:tab-stop style:position="7.29cm" style:type="right"/>
        </style:tab-stops>
      </style:paragraph-properties>
    </style:style>
    <style:style style:name="P318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1cm"/>
          <style:tab-stop style:position="2.071cm"/>
        </style:tab-stops>
      </style:paragraph-properties>
    </style:style>
    <style:style style:name="P319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62cm"/>
        </style:tab-stops>
      </style:paragraph-properties>
    </style:style>
    <style:style style:name="P3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02cm"/>
          <style:tab-stop style:position="4.932cm" style:type="right"/>
          <style:tab-stop style:position="5.473cm" style:type="center"/>
          <style:tab-stop style:position="6.011cm"/>
        </style:tab-stops>
      </style:paragraph-properties>
    </style:style>
    <style:style style:name="P321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229cm"/>
        </style:tab-stops>
      </style:paragraph-properties>
    </style:style>
    <style:style style:name="P322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6cm"/>
          <style:tab-stop style:position="2.066cm"/>
        </style:tab-stops>
      </style:paragraph-properties>
    </style:style>
    <style:style style:name="P3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73cm"/>
          <style:tab-stop style:position="7.865cm"/>
          <style:tab-stop style:position="9.761cm" style:type="center"/>
          <style:tab-stop style:position="11.345cm" style:type="center"/>
        </style:tab-stops>
      </style:paragraph-properties>
    </style:style>
    <style:style style:name="P324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229cm"/>
          <style:tab-stop style:position="3.066cm"/>
          <style:tab-stop style:position="7.856cm"/>
          <style:tab-stop style:position="11.684cm" style:type="center"/>
          <style:tab-stop style:position="12.183cm" style:type="center"/>
        </style:tab-stops>
      </style:paragraph-properties>
    </style:style>
    <style:style style:name="P325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6cm"/>
          <style:tab-stop style:position="2.085cm"/>
        </style:tab-stops>
      </style:paragraph-properties>
    </style:style>
    <style:style style:name="P3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6.126cm" style:type="center"/>
          <style:tab-stop style:position="6.749cm" style:type="center"/>
        </style:tab-stops>
      </style:paragraph-properties>
    </style:style>
    <style:style style:name="P327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 style:type="center"/>
          <style:tab-stop style:position="2.9cm" style:type="right"/>
        </style:tab-stops>
      </style:paragraph-properties>
    </style:style>
    <style:style style:name="P3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</style:style>
    <style:style style:name="P329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 style:type="center"/>
          <style:tab-stop style:position="4.748cm" style:type="right"/>
        </style:tab-stops>
      </style:paragraph-properties>
    </style:style>
    <style:style style:name="P3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331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36cm"/>
        </style:tab-stops>
      </style:paragraph-properties>
    </style:style>
    <style:style style:name="P3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7.137cm" style:type="right"/>
        </style:tab-stops>
      </style:paragraph-properties>
    </style:style>
    <style:style style:name="P3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334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51cm"/>
        </style:tab-stops>
      </style:paragraph-properties>
    </style:style>
    <style:style style:name="P3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4.68cm" style:type="center"/>
          <style:tab-stop style:position="5.272cm"/>
          <style:tab-stop style:position="6.385cm" style:type="center"/>
          <style:tab-stop style:position="7.183cm" style:type="right"/>
        </style:tab-stops>
      </style:paragraph-properties>
    </style:style>
    <style:style style:name="P3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3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4.653cm" style:type="center"/>
          <style:tab-stop style:position="5.209cm"/>
          <style:tab-stop style:position="6.304cm" style:type="center"/>
          <style:tab-stop style:position="7.183cm" style:type="right"/>
        </style:tab-stops>
      </style:paragraph-properties>
    </style:style>
    <style:style style:name="P338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64cm"/>
        </style:tab-stops>
      </style:paragraph-properties>
    </style:style>
    <style:style style:name="P339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64cm"/>
        </style:tab-stops>
      </style:paragraph-properties>
    </style:style>
    <style:style style:name="P3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</style:style>
    <style:style style:name="P341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9cm" style:type="center"/>
          <style:tab-stop style:position="2.085cm"/>
        </style:tab-stops>
      </style:paragraph-properties>
    </style:style>
    <style:style style:name="P3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061cm" style:type="center"/>
          <style:tab-stop style:position="6.6cm" style:type="center"/>
        </style:tab-stops>
      </style:paragraph-properties>
    </style:style>
    <style:style style:name="P3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7.133cm" style:type="right"/>
        </style:tab-stops>
      </style:paragraph-properties>
    </style:style>
    <style:style style:name="P3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613cm" style:type="center"/>
          <style:tab-stop style:position="7.133cm" style:type="right"/>
        </style:tab-stops>
      </style:paragraph-properties>
    </style:style>
    <style:style style:name="P345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1cm"/>
        </style:tab-stops>
      </style:paragraph-properties>
    </style:style>
    <style:style style:name="P3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7.227cm" style:type="right"/>
        </style:tab-stops>
      </style:paragraph-properties>
    </style:style>
    <style:style style:name="P347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81cm"/>
        </style:tab-stops>
      </style:paragraph-properties>
    </style:style>
    <style:style style:name="P3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3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350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</style:style>
    <style:style style:name="P351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2" style:family="paragraph" style:parent-style-name="Body_20_text_20__28_2_29_">
      <loext:graphic-properties draw:fill="none" draw:fill-color="#ffffff"/>
      <style:paragraph-properties fo:margin-left="0cm" fo:margin-right="0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4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5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6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7" style:family="paragraph" style:parent-style-name="Body_20_text_20__28_2_29_">
      <loext:graphic-properties draw:fill="none" draw:fill-color="#ffffff"/>
      <style:paragraph-properties fo:margin-left="0cm" fo:margin-right="0cm" fo:margin-top="0cm" fo:margin-bottom="0.2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8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9" style:family="paragraph" style:parent-style-name="Body_20_text_20__28_2_29_">
      <loext:graphic-properties draw:fill="none" draw:fill-color="#ffffff"/>
      <style:paragraph-properties fo:margin-left="0cm" fo:margin-right="0cm" fo:margin-top="0cm" fo:margin-bottom="0.59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0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1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2" style:family="paragraph" style:parent-style-name="Body_20_text_20__28_2_29_">
      <loext:graphic-properties draw:fill="none" draw:fill-color="#ffffff"/>
      <style:paragraph-properties fo:margin-left="0cm" fo:margin-right="0.67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3" style:family="paragraph" style:parent-style-name="Body_20_text_20__28_2_29_">
      <loext:graphic-properties draw:fill="none" draw:fill-color="#ffffff"/>
      <style:paragraph-properties fo:margin-left="0cm" fo:margin-right="5.609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4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5" style:family="paragraph" style:parent-style-name="Body_20_text_20__28_2_29_">
      <loext:graphic-properties draw:fill="none" draw:fill-color="#ffffff"/>
      <style:paragraph-properties fo:margin-left="0cm" fo:margin-right="0.70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6" style:family="paragraph" style:parent-style-name="Body_20_text_20__28_2_29_">
      <loext:graphic-properties draw:fill="none" draw:fill-color="#ffffff"/>
      <style:paragraph-properties fo:margin-left="0cm" fo:margin-right="3.034cm" fo:margin-top="0cm" fo:margin-bottom="0.242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7" style:family="paragraph" style:parent-style-name="Body_20_text_20__28_2_29_">
      <loext:graphic-properties draw:fill="none" draw:fill-color="#ffffff"/>
      <style:paragraph-properties fo:margin-left="0cm" fo:margin-right="8.46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8" style:family="paragraph" style:parent-style-name="Body_20_text_20__28_2_29_">
      <loext:graphic-properties draw:fill="none" draw:fill-color="#ffffff"/>
      <style:paragraph-properties fo:margin-left="0cm" fo:margin-right="8.255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9" style:family="paragraph" style:parent-style-name="Body_20_text_20__28_2_29_">
      <loext:graphic-properties draw:fill="none" draw:fill-color="#ffffff"/>
      <style:paragraph-properties fo:margin-left="0cm" fo:margin-right="10.019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0" style:family="paragraph" style:parent-style-name="Body_20_text_20__28_2_29_">
      <loext:graphic-properties draw:fill="none" draw:fill-color="#ffffff"/>
      <style:paragraph-properties fo:margin-left="0cm" fo:margin-right="8.53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1" style:family="paragraph" style:parent-style-name="Body_20_text_20__28_2_29_">
      <loext:graphic-properties draw:fill="none" draw:fill-color="#ffffff"/>
      <style:paragraph-properties fo:margin-left="0cm" fo:margin-right="9.56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2" style:family="paragraph" style:parent-style-name="Body_20_text_20__28_2_29_">
      <loext:graphic-properties draw:fill="none" draw:fill-color="#ffffff"/>
      <style:paragraph-properties fo:margin-left="0cm" fo:margin-right="15.875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3" style:family="paragraph" style:parent-style-name="Body_20_text_20__28_2_29_" style:list-style-name="WWNum15">
      <loext:graphic-properties draw:fill="none" draw:fill-color="#ffffff"/>
      <style:paragraph-properties fo:margin-left="0cm" fo:margin-right="5.29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962cm"/>
        </style:tab-stops>
      </style:paragraph-properties>
    </style:style>
    <style:style style:name="P374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375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44cm"/>
        </style:tab-stops>
      </style:paragraph-properties>
    </style:style>
    <style:style style:name="P376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6cm"/>
        </style:tab-stops>
      </style:paragraph-properties>
    </style:style>
    <style:style style:name="P377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39cm"/>
        </style:tab-stops>
      </style:paragraph-properties>
    </style:style>
    <style:style style:name="P378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</style:style>
    <style:style style:name="P379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3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381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82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3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384" style:family="paragraph" style:parent-style-name="Body_20_text_20__28_2_29_">
      <loext:graphic-properties draw:fill="none" draw:fill-color="#ffffff"/>
      <style:paragraph-properties fo:margin-left="0cm" fo:margin-right="5.43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3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</style:tab-stops>
      </style:paragraph-properties>
    </style:style>
    <style:style style:name="P386" style:family="paragraph" style:parent-style-name="Body_20_text_20__28_2_29_">
      <loext:graphic-properties draw:fill="none" draw:fill-color="#ffffff"/>
      <style:paragraph-properties fo:margin-left="0cm" fo:margin-right="5.43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387" style:family="paragraph" style:parent-style-name="Body_20_text_20__28_2_29_">
      <loext:graphic-properties draw:fill="none" draw:fill-color="#ffffff"/>
      <style:paragraph-properties fo:margin-left="0cm" fo:margin-right="8.00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388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</style:style>
    <style:style style:name="P389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3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7.006cm" style:type="center"/>
        </style:tab-stops>
      </style:paragraph-properties>
    </style:style>
    <style:style style:name="P3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2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3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4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6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5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3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397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9cm" style:type="right"/>
          <style:tab-stop style:position="4.581cm" style:type="right"/>
        </style:tab-stops>
      </style:paragraph-properties>
    </style:style>
    <style:style style:name="P3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144cm"/>
          <style:tab-stop style:position="6.232cm"/>
          <style:tab-stop style:position="7.198cm" style:type="right"/>
        </style:tab-stops>
      </style:paragraph-properties>
    </style:style>
    <style:style style:name="P399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4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4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68cm" style:type="right"/>
        </style:tab-stops>
      </style:paragraph-properties>
    </style:style>
    <style:style style:name="P402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</style:style>
    <style:style style:name="P4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6.6cm" style:type="right"/>
          <style:tab-stop style:position="7.168cm" style:type="right"/>
        </style:tab-stops>
      </style:paragraph-properties>
    </style:style>
    <style:style style:name="P404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4.436cm" style:type="right"/>
        </style:tab-stops>
      </style:paragraph-properties>
    </style:style>
    <style:style style:name="P4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4.436cm" style:type="right"/>
        </style:tab-stops>
      </style:paragraph-properties>
    </style:style>
    <style:style style:name="P4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4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  <style:tab-stop style:position="5.47cm" style:type="center"/>
          <style:tab-stop style:position="6.994cm" style:type="center"/>
        </style:tab-stops>
      </style:paragraph-properties>
    </style:style>
    <style:style style:name="P408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409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92cm"/>
        </style:tab-stops>
      </style:paragraph-properties>
    </style:style>
    <style:style style:name="P4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6.244cm" style:type="center"/>
        </style:tab-stops>
      </style:paragraph-properties>
    </style:style>
    <style:style style:name="P4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4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7.184cm" style:type="right"/>
        </style:tab-stops>
      </style:paragraph-properties>
    </style:style>
    <style:style style:name="P4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414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6cm"/>
        </style:tab-stops>
      </style:paragraph-properties>
    </style:style>
    <style:style style:name="P415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7cm"/>
        </style:tab-stops>
      </style:paragraph-properties>
    </style:style>
    <style:style style:name="P4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6cm"/>
        </style:tab-stops>
      </style:paragraph-properties>
    </style:style>
    <style:style style:name="P417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53cm"/>
        </style:tab-stops>
      </style:paragraph-properties>
    </style:style>
    <style:style style:name="P4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4.914cm" style:type="right"/>
          <style:tab-stop style:position="5.457cm" style:type="center"/>
          <style:tab-stop style:position="5.994cm"/>
          <style:tab-stop style:position="6.846cm" style:type="center"/>
          <style:tab-stop style:position="9.513cm" style:type="center"/>
        </style:tab-stops>
      </style:paragraph-properties>
    </style:style>
    <style:style style:name="P419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36cm"/>
        </style:tab-stops>
      </style:paragraph-properties>
    </style:style>
    <style:style style:name="P4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7.137cm" style:type="right"/>
        </style:tab-stops>
      </style:paragraph-properties>
    </style:style>
    <style:style style:name="P421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5.165cm" style:type="right"/>
        </style:tab-stops>
      </style:paragraph-properties>
    </style:style>
    <style:style style:name="P4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4.665cm"/>
          <style:tab-stop style:position="7.186cm" style:type="right"/>
        </style:tab-stops>
      </style:paragraph-properties>
    </style:style>
    <style:style style:name="P4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4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7.183cm" style:type="right"/>
        </style:tab-stops>
      </style:paragraph-properties>
    </style:style>
    <style:style style:name="P4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  <style:tab-stop style:position="7.077cm" style:type="right"/>
        </style:tab-stops>
      </style:paragraph-properties>
    </style:style>
    <style:style style:name="P426" style:family="paragraph" style:parent-style-name="Body_20_text_20__28_2_29_" style:list-style-name="WWNum11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4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4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9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0" style:family="paragraph" style:parent-style-name="Body_20_text_20__28_2_29_">
      <loext:graphic-properties draw:fill="none" draw:fill-color="#ffffff"/>
      <style:paragraph-properties fo:margin-left="0cm" fo:margin-right="0cm" fo:margin-top="0cm" fo:margin-bottom="0.152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1" style:family="paragraph" style:parent-style-name="Body_20_text_20__28_2_29_">
      <loext:graphic-properties draw:fill="none" draw:fill-color="#ffffff"/>
      <style:paragraph-properties fo:margin-left="0cm" fo:margin-right="6.279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2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3" style:family="paragraph" style:parent-style-name="Body_20_text_20__28_2_29_">
      <loext:graphic-properties draw:fill="none" draw:fill-color="#ffffff"/>
      <style:paragraph-properties fo:margin-left="0cm" fo:margin-right="16.051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4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8cm"/>
        </style:tab-stops>
      </style:paragraph-properties>
    </style:style>
    <style:style style:name="P435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436" style:family="paragraph" style:parent-style-name="Body_20_text_20__28_2_29_" style:list-style-name="WWNum111">
      <loext:graphic-properties draw:fill="none" draw:fill-color="#ffffff"/>
      <style:paragraph-properties fo:margin-left="0cm" fo:margin-right="8.431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4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8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9" style:family="paragraph" style:parent-style-name="Body_20_text_20__28_2_29_">
      <loext:graphic-properties draw:fill="none" draw:fill-color="#ffffff"/>
      <style:paragraph-properties fo:margin-left="0cm" fo:margin-right="0cm" fo:margin-top="0cm" fo:margin-bottom="0.286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0" style:family="paragraph" style:parent-style-name="Body_20_text_20__28_2_29_">
      <loext:graphic-properties draw:fill="none" draw:fill-color="#ffffff"/>
      <style:paragraph-properties fo:margin-left="0cm" fo:margin-right="0cm" fo:margin-top="0cm" fo:margin-bottom="0.76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1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2" style:family="paragraph" style:parent-style-name="Body_20_text_20__28_2_29_">
      <loext:graphic-properties draw:fill="none" draw:fill-color="#ffffff"/>
      <style:paragraph-properties fo:margin-left="0cm" fo:margin-right="5.398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3" style:family="paragraph" style:parent-style-name="Body_20_text_20__28_2_29_">
      <loext:graphic-properties draw:fill="none" draw:fill-color="#ffffff"/>
      <style:paragraph-properties fo:margin-left="0cm" fo:margin-right="0.318cm" fo:margin-top="0cm" fo:margin-bottom="0.18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446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03cm" style:type="right"/>
          <style:tab-stop style:position="2.088cm"/>
          <style:tab-stop style:position="3.722cm" style:type="right"/>
          <style:tab-stop style:position="4.179cm" style:type="center"/>
        </style:tab-stops>
      </style:paragraph-properties>
    </style:style>
    <style:style style:name="P447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609cm" style:type="right"/>
        </style:tab-stops>
      </style:paragraph-properties>
    </style:style>
    <style:style style:name="P448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609cm" style:type="right"/>
        </style:tab-stops>
      </style:paragraph-properties>
    </style:style>
    <style:style style:name="P4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216cm"/>
          <style:tab-stop style:position="6.163cm" style:type="center"/>
          <style:tab-stop style:position="6.705cm" style:type="center"/>
        </style:tab-stops>
      </style:paragraph-properties>
    </style:style>
    <style:style style:name="P4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2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3" style:family="paragraph" style:parent-style-name="Body_20_text_20__28_2_29_">
      <loext:graphic-properties draw:fill="none" draw:fill-color="#ffffff"/>
      <style:paragraph-properties fo:margin-left="0cm" fo:margin-right="0cm" fo:margin-top="0cm" fo:margin-bottom="0.804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4" style:family="paragraph" style:parent-style-name="Body_20_text_20__28_2_29_" style:list-style-name="WWNum61">
      <loext:graphic-properties draw:fill="none" draw:fill-color="#ffffff"/>
      <style:paragraph-properties fo:margin-left="0.282cm" fo:margin-right="1.799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</style:style>
    <style:style style:name="P4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  <style:tab-stop style:position="4.748cm" style:type="right"/>
          <style:tab-stop style:position="5.666cm" style:type="center"/>
        </style:tab-stops>
      </style:paragraph-properties>
    </style:style>
    <style:style style:name="P456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8" style:family="paragraph" style:parent-style-name="Body_20_text_20__28_2_29_">
      <loext:graphic-properties draw:fill="none" draw:fill-color="#ffffff"/>
      <style:paragraph-properties fo:margin-left="0cm" fo:margin-right="0cm" fo:margin-top="0cm" fo:margin-bottom="0.746cm" style:contextual-spacing="false" fo:line-height="0.41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9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0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1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2" style:family="paragraph" style:parent-style-name="Body_20_text_20__28_2_29_">
      <loext:graphic-properties draw:fill="none" draw:fill-color="#ffffff"/>
      <style:paragraph-properties fo:margin-left="0cm" fo:margin-right="0cm" fo:margin-top="0cm" fo:margin-bottom="0.219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464" style:family="paragraph" style:parent-style-name="Body_20_text_20__28_2_29_">
      <loext:graphic-properties draw:fill="none" draw:fill-color="#ffffff"/>
      <style:paragraph-properties fo:margin-left="0cm" fo:margin-right="6.632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465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55cm" fo:text-align="start" style:justify-single-word="false" fo:keep-together="auto" fo:orphans="0" fo:widows="0" fo:text-indent="-0.318cm" style:auto-text-indent="false" fo:background-color="transparent" fo:keep-with-next="auto" style:writing-mode="lr-tb"/>
    </style:style>
    <style:style style:name="P466" style:family="paragraph" style:parent-style-name="Body_20_text_20__28_2_29_" style:list-style-name="WWNum67">
      <loext:graphic-properties draw:fill="none" draw:fill-color="#ffffff"/>
      <style:paragraph-properties fo:margin-left="0.318cm" fo:margin-right="0cm" fo:margin-top="0cm" fo:margin-bottom="0cm" style:contextual-spacing="false" fo:line-height="0.55cm" fo:text-align="start" style:justify-single-word="false" fo:keep-together="auto" fo:orphans="0" fo:widows="0" fo:text-indent="-0.318cm" style:auto-text-indent="false" fo:background-color="transparent" fo:keep-with-next="auto" style:writing-mode="lr-tb">
        <style:tab-stops>
          <style:tab-stop style:position="0.725cm"/>
        </style:tab-stops>
      </style:paragraph-properties>
    </style:style>
    <style:style style:name="P467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9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53cm" style:type="center"/>
          <style:tab-stop style:position="2.078cm"/>
        </style:tab-stops>
      </style:paragraph-properties>
    </style:style>
    <style:style style:name="P470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2" style:family="paragraph" style:parent-style-name="Body_20_text_20__28_2_29_">
      <loext:graphic-properties draw:fill="none" draw:fill-color="#ffffff"/>
      <style:paragraph-properties fo:margin-left="0cm" fo:margin-right="0cm" fo:margin-top="0cm" fo:margin-bottom="0.143cm" style:contextual-spacing="false" fo:line-height="0.32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4" style:family="paragraph" style:parent-style-name="Body_20_text_20__28_2_29_">
      <loext:graphic-properties draw:fill="none" draw:fill-color="#ffffff"/>
      <style:paragraph-properties fo:margin-left="0cm" fo:margin-right="0cm" fo:margin-top="0cm" fo:margin-bottom="0.192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5" style:family="paragraph" style:parent-style-name="Body_20_text_20__28_2_29_" style:list-style-name="WWNum65">
      <loext:graphic-properties draw:fill="none" draw:fill-color="#ffffff"/>
      <style:paragraph-properties fo:margin-left="0.282cm" fo:margin-right="0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  <style:tab-stop style:position="2.318cm"/>
        </style:tab-stops>
      </style:paragraph-properties>
    </style:style>
    <style:style style:name="P476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4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181cm"/>
          <style:tab-stop style:position="6.295cm" style:type="center"/>
          <style:tab-stop style:position="7.151cm" style:type="center"/>
        </style:tab-stops>
      </style:paragraph-properties>
    </style:style>
    <style:style style:name="P482" style:family="paragraph" style:parent-style-name="Body_20_text_20__28_2_29_">
      <loext:graphic-properties draw:fill="none" draw:fill-color="#ffffff"/>
      <style:paragraph-properties fo:margin-left="0.282cm" fo:margin-right="0cm" fo:margin-top="0cm" fo:margin-bottom="0.24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3" style:family="paragraph" style:parent-style-name="Body_20_text_20__28_2_29_">
      <loext:graphic-properties draw:fill="none" draw:fill-color="#ffffff"/>
      <style:paragraph-properties fo:margin-left="0.282cm" fo:margin-right="0cm" fo:margin-top="0cm" fo:margin-bottom="0.22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5" style:family="paragraph" style:parent-style-name="Body_20_text_20__28_2_29_">
      <loext:graphic-properties draw:fill="none" draw:fill-color="#ffffff"/>
      <style:paragraph-properties fo:margin-left="0cm" fo:margin-right="0.494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6" style:family="paragraph" style:parent-style-name="Body_20_text_20__28_2_29_">
      <loext:graphic-properties draw:fill="none" draw:fill-color="#ffffff"/>
      <style:paragraph-properties fo:margin-left="0.282cm" fo:margin-right="0cm" fo:margin-top="0cm" fo:margin-bottom="0.168cm" style:contextual-spacing="false" fo:line-height="0.30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0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9" style:family="paragraph" style:parent-style-name="Body_20_text_20__28_2_29_" style:list-style-name="WWNum69">
      <loext:graphic-properties draw:fill="none" draw:fill-color="#ffffff"/>
      <style:paragraph-properties fo:margin-left="0.318cm" fo:margin-right="0cm" fo:margin-top="0cm" fo:margin-bottom="0cm" style:contextual-spacing="false" fo:line-height="0.399cm" fo:text-align="start" style:justify-single-word="false" fo:keep-together="auto" fo:orphans="0" fo:widows="0" fo:text-indent="-0.318cm" style:auto-text-indent="false" fo:background-color="transparent" fo:keep-with-next="auto" style:writing-mode="lr-tb">
        <style:tab-stops>
          <style:tab-stop style:position="0.725cm"/>
        </style:tab-stops>
      </style:paragraph-properties>
    </style:style>
    <style:style style:name="P490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99cm" fo:text-align="start" style:justify-single-word="false" fo:keep-together="auto" fo:orphans="0" fo:widows="0" fo:text-indent="-0.318cm" style:auto-text-indent="false" fo:background-color="transparent" fo:keep-with-next="auto" style:writing-mode="lr-tb"/>
    </style:style>
    <style:style style:name="P491" style:family="paragraph" style:parent-style-name="Body_20_text_20__28_2_29_">
      <loext:graphic-properties draw:fill="none" draw:fill-color="#ffffff"/>
      <style:paragraph-properties fo:margin-left="0cm" fo:margin-right="0cm" fo:margin-top="0cm" fo:margin-bottom="0.229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2" style:family="paragraph" style:parent-style-name="Body_20_text_20__28_2_29_">
      <loext:graphic-properties draw:fill="none" draw:fill-color="#ffffff"/>
      <style:paragraph-properties fo:margin-left="0cm" fo:margin-right="0cm" fo:margin-top="0cm" fo:margin-bottom="0.769cm" style:contextual-spacing="false" fo:line-height="0.42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3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28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0.804cm"/>
        </style:tab-stops>
      </style:paragraph-properties>
    </style:style>
    <style:style style:name="P494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28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5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6.301cm" style:type="center"/>
          <style:tab-stop style:position="7.068cm" style:type="center"/>
        </style:tab-stops>
      </style:paragraph-properties>
    </style:style>
    <style:style style:name="P4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4.699cm"/>
          <style:tab-stop style:position="7.186cm" style:type="right"/>
        </style:tab-stops>
      </style:paragraph-properties>
    </style:style>
    <style:style style:name="P4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1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6.165cm" style:type="center"/>
          <style:tab-stop style:position="6.69cm" style:type="center"/>
          <style:tab-stop style:position="7.444cm" style:type="center"/>
        </style:tab-stops>
      </style:paragraph-properties>
    </style:style>
    <style:style style:name="P5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1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</style:style>
    <style:style style:name="P502" style:family="paragraph" style:parent-style-name="Body_20_text_20__28_2_29_">
      <loext:graphic-properties draw:fill="none" draw:fill-color="#ffffff"/>
      <style:paragraph-properties fo:margin-left="0cm" fo:margin-right="8.255cm" fo:margin-top="0cm" fo:margin-bottom="0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4" style:family="paragraph" style:parent-style-name="Body_20_text_20__28_2_29_">
      <loext:graphic-properties draw:fill="none" draw:fill-color="#ffffff"/>
      <style:paragraph-properties fo:margin-left="0cm" fo:margin-right="0cm" fo:margin-top="0cm" fo:margin-bottom="0.198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6" style:family="paragraph" style:parent-style-name="Body_20_text_20__28_2_29_">
      <loext:graphic-properties draw:fill="none" draw:fill-color="#ffffff"/>
      <style:paragraph-properties fo:margin-left="0cm" fo:margin-right="0cm" fo:margin-top="0cm" fo:margin-bottom="0.769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7" style:family="paragraph" style:parent-style-name="Body_20_text_20__28_2_29_">
      <loext:graphic-properties draw:fill="none" draw:fill-color="#ffffff"/>
      <style:paragraph-properties fo:margin-left="0cm" fo:margin-right="0cm" fo:margin-top="0cm" fo:margin-bottom="0.22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8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5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2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2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4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53cm" style:type="center"/>
          <style:tab-stop style:position="2.078cm"/>
        </style:tab-stops>
      </style:paragraph-properties>
    </style:style>
    <style:style style:name="P5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5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17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8" style:family="paragraph" style:parent-style-name="Body_20_text_20__28_2_29_">
      <loext:graphic-properties draw:fill="none" draw:fill-color="#ffffff"/>
      <style:paragraph-properties fo:margin-left="0cm" fo:margin-right="0cm" fo:margin-top="0cm" fo:margin-bottom="0.213cm" style:contextual-spacing="false" fo:line-height="0.40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3cm"/>
          <style:tab-stop style:position="2.057cm"/>
        </style:tab-stops>
      </style:paragraph-properties>
    </style:style>
    <style:style style:name="P520" style:family="paragraph" style:parent-style-name="Body_20_text_20__28_2_29_">
      <loext:graphic-properties draw:fill="none" draw:fill-color="#ffffff"/>
      <style:paragraph-properties fo:margin-left="0cm" fo:margin-right="4.516cm" fo:margin-top="0cm" fo:margin-bottom="0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1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40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2" style:family="paragraph" style:parent-style-name="Body_20_text_20__28_3_29_">
      <loext:graphic-properties draw:fill="none" draw:fill-color="#ffffff"/>
      <style:paragraph-properties fo:margin-left="0cm" fo:margin-right="0cm" fo:margin-top="0cm" fo:margin-bottom="0.19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23" style:family="paragraph" style:parent-style-name="Body_20_text_20__28_3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24" style:family="paragraph" style:parent-style-name="Body_20_text_20__28_3_29_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52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6" style:family="paragraph" style:parent-style-name="Body_20_text_20__28_4_29_">
      <loext:graphic-properties draw:fill="none" draw:fill-color="#ffffff"/>
      <style:paragraph-properties fo:margin-left="0cm" fo:margin-right="8.467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52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52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53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53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149cm"/>
        </style:tab-stops>
      </style:paragraph-properties>
    </style:style>
    <style:style style:name="P53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53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53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53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</style:style>
    <style:style style:name="P53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53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</style:style>
    <style:style style:name="P54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54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4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5cm"/>
        </style:tab-stops>
      </style:paragraph-properties>
    </style:style>
    <style:style style:name="P54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54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54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54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54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54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55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55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6.368cm" style:type="center"/>
          <style:tab-stop style:position="7.29cm" style:type="right"/>
        </style:tab-stops>
      </style:paragraph-properties>
    </style:style>
    <style:style style:name="P55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55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</style:style>
    <style:style style:name="P55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55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55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55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55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5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56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56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56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56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56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6cm"/>
        </style:tab-stops>
      </style:paragraph-properties>
    </style:style>
    <style:style style:name="P56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6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</style:style>
    <style:style style:name="P56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56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7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57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57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57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57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7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7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79" style:family="paragraph" style:parent-style-name="Body_20_text_20__28_5_29_">
      <loext:graphic-properties draw:fill="none" draw:fill-color="#ffffff"/>
      <style:paragraph-properties fo:margin-left="0cm" fo:margin-right="0.353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8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581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82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583" style:family="paragraph" style:parent-style-name="Body_20_text_20__28_5_29_" style:list-style-name="WWNum7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725cm"/>
          <style:tab-stop style:position="2.124cm"/>
        </style:tab-stops>
      </style:paragraph-properties>
    </style:style>
    <style:style style:name="P584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  <style:tab-stop style:position="5.039cm" style:type="center"/>
          <style:tab-stop style:position="6.122cm" style:type="center"/>
          <style:tab-stop style:position="6.671cm" style:type="center"/>
        </style:tab-stops>
      </style:paragraph-properties>
    </style:style>
    <style:style style:name="P58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</style:tab-stops>
      </style:paragraph-properties>
    </style:style>
    <style:style style:name="P586" style:family="paragraph" style:parent-style-name="Body_20_text_20__28_5_29_" style:list-style-name="WWNum7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44cm"/>
        </style:tab-stops>
      </style:paragraph-properties>
    </style:style>
    <style:style style:name="P587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58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</style:style>
    <style:style style:name="P589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59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91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</style:tab-stops>
      </style:paragraph-properties>
    </style:style>
    <style:style style:name="P592" style:family="paragraph" style:parent-style-name="Body_20_text_20__28_5_29_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</style:tab-stops>
      </style:paragraph-properties>
    </style:style>
    <style:style style:name="P593" style:family="paragraph" style:parent-style-name="Body_20_text_20__28_5_29_" style:list-style-name="WWNum71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81cm"/>
          <style:tab-stop style:position="2.173cm"/>
        </style:tab-stops>
      </style:paragraph-properties>
    </style:style>
    <style:style style:name="P594" style:family="paragraph" style:parent-style-name="Body_20_text_20__28_5_29_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59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596" style:family="paragraph" style:parent-style-name="Body_20_text_20__28_5_29_" style:list-style-name="WWNum71">
      <loext:graphic-properties draw:fill="none" draw:fill-color="#ffffff"/>
      <style:paragraph-properties fo:margin-left="0.318cm" fo:margin-right="0cm" fo:margin-top="0cm" fo:margin-bottom="0cm" style:contextual-spacing="false" fo:line-height="0.377cm" fo:text-align="start" style:justify-single-word="false" fo:keep-together="auto" fo:orphans="0" fo:widows="0" fo:text-indent="-0.318cm" style:auto-text-indent="false" fo:background-color="transparent" fo:keep-with-next="auto" style:writing-mode="lr-tb">
        <style:tab-stops>
          <style:tab-stop style:position="0.725cm"/>
          <style:tab-stop style:position="2.124cm"/>
        </style:tab-stops>
      </style:paragraph-properties>
    </style:style>
    <style:style style:name="P597" style:family="paragraph" style:parent-style-name="Body_20_text_20__28_5_29_">
      <loext:graphic-properties draw:fill="none" draw:fill-color="#ffffff"/>
      <style:paragraph-properties fo:margin-left="0.282cm" fo:margin-right="0cm" fo:margin-top="0cm" fo:margin-bottom="0.108cm" style:contextual-spacing="false" fo:line-height="0.22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8" style:family="paragraph" style:parent-style-name="Body_20_text_20__28_5_29_">
      <loext:graphic-properties draw:fill="none" draw:fill-color="#ffffff"/>
      <style:paragraph-properties fo:margin-left="0cm" fo:margin-right="0cm" fo:margin-top="0cm" fo:margin-bottom="0.20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9" style:family="paragraph" style:parent-style-name="Body_20_text_20__28_5_29_">
      <loext:graphic-properties draw:fill="none" draw:fill-color="#ffffff"/>
      <style:paragraph-properties fo:margin-left="0cm" fo:margin-right="5.46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601" style:family="paragraph" style:parent-style-name="Body_20_text_20__28_5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725cm"/>
          <style:tab-stop style:position="2.124cm"/>
        </style:tab-stops>
      </style:paragraph-properties>
    </style:style>
    <style:style style:name="P602" style:family="paragraph" style:parent-style-name="Body_20_text_20__28_5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44cm"/>
        </style:tab-stops>
      </style:paragraph-properties>
    </style:style>
    <style:style style:name="P603" style:family="paragraph" style:parent-style-name="Body_20_text_20__28_5_29_">
      <loext:graphic-properties draw:fill="none" draw:fill-color="#ffffff"/>
      <style:paragraph-properties fo:margin-left="0cm" fo:margin-right="0cm" fo:margin-top="0cm" fo:margin-bottom="0.24cm" style:contextual-spacing="false" fo:line-height="0.40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4" style:family="paragraph" style:parent-style-name="Body_20_text_20__28_5_29_">
      <loext:graphic-properties draw:fill="none" draw:fill-color="#ffffff"/>
      <style:paragraph-properties fo:margin-left="0cm" fo:margin-right="0cm" fo:margin-top="0cm" fo:margin-bottom="0.279cm" style:contextual-spacing="false" fo:line-height="0.41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  <style:tab-stop style:position="5.3cm" style:type="center"/>
          <style:tab-stop style:position="6.08cm" style:type="center"/>
          <style:tab-stop style:position="6.671cm" style:type="center"/>
        </style:tab-stops>
      </style:paragraph-properties>
    </style:style>
    <style:style style:name="P60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</style:tab-stops>
      </style:paragraph-properties>
    </style:style>
    <style:style style:name="P607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608" style:family="paragraph" style:parent-style-name="Body_20_text_20__28_5_29_">
      <loext:graphic-properties draw:fill="none" draw:fill-color="#ffffff"/>
      <style:paragraph-properties fo:margin-left="0.318cm" fo:margin-right="0cm" fo:margin-top="0cm" fo:margin-bottom="0cm" style:contextual-spacing="false" fo:line-height="0.432cm" fo:text-align="start" style:justify-single-word="false" fo:keep-together="auto" fo:orphans="0" fo:widows="0" fo:text-indent="-0.318cm" style:auto-text-indent="false" fo:background-color="transparent" fo:keep-with-next="auto" style:writing-mode="lr-tb"/>
    </style:style>
    <style:style style:name="P609" style:family="paragraph" style:parent-style-name="Body_20_text_20__28_5_29_">
      <loext:graphic-properties draw:fill="none" draw:fill-color="#ffffff"/>
      <style:paragraph-properties fo:margin-left="0.318cm" fo:margin-right="0cm" fo:margin-top="0cm" fo:margin-bottom="0.866cm" style:contextual-spacing="false" fo:line-height="0.441cm" fo:keep-together="auto" fo:orphans="0" fo:widows="0" fo:text-indent="0cm" style:auto-text-indent="false" fo:background-color="transparent" fo:keep-with-next="auto" style:writing-mode="lr-tb"/>
    </style:style>
    <style:style style:name="P610" style:family="paragraph" style:parent-style-name="Body_20_text_20__28_5_29_">
      <loext:graphic-properties draw:fill="none" draw:fill-color="#ffffff"/>
      <style:paragraph-properties fo:margin-left="0cm" fo:margin-right="0cm" fo:margin-top="0cm" fo:margin-bottom="0.196cm" style:contextual-spacing="false" fo:line-height="0.351cm" fo:keep-together="auto" fo:orphans="0" fo:widows="0" fo:text-indent="0cm" style:auto-text-indent="false" fo:background-color="transparent" fo:keep-with-next="auto" style:writing-mode="lr-tb"/>
    </style:style>
    <style:style style:name="P611" style:family="paragraph" style:parent-style-name="Body_20_text_20__28_5_29_">
      <loext:graphic-properties draw:fill="none" draw:fill-color="#ffffff"/>
      <style:paragraph-properties fo:margin-left="0cm" fo:margin-right="0cm" fo:margin-top="0cm" fo:margin-bottom="0.19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2" style:family="paragraph" style:parent-style-name="Body_20_text_20__28_5_29_">
      <loext:graphic-properties draw:fill="none" draw:fill-color="#ffffff"/>
      <style:paragraph-properties fo:margin-left="0cm" fo:margin-right="0cm" fo:margin-top="0cm" fo:margin-bottom="0.24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3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</style:style>
    <style:style style:name="P614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61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616" style:family="paragraph" style:parent-style-name="Body_20_text_20__28_5_29_">
      <loext:graphic-properties draw:fill="none" draw:fill-color="#ffffff"/>
      <style:paragraph-properties fo:margin-left="0cm" fo:margin-right="5.468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7" style:family="paragraph" style:parent-style-name="Body_20_text_20__28_5_29_">
      <loext:graphic-properties draw:fill="none" draw:fill-color="#ffffff"/>
      <style:paragraph-properties fo:margin-left="0cm" fo:margin-right="0cm" fo:margin-top="0cm" fo:margin-bottom="0.141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</style:style>
    <style:style style:name="P61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</style:style>
    <style:style style:name="P619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0" style:family="paragraph" style:parent-style-name="Body_20_text_20__28_6_29_">
      <loext:graphic-properties draw:fill="none" draw:fill-color="#ffffff"/>
      <style:paragraph-properties fo:margin-left="0cm" fo:margin-right="0cm" fo:margin-top="0cm" fo:margin-bottom="0.2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1" style:family="paragraph" style:parent-style-name="Body_20_text_20__28_6_29_">
      <loext:graphic-properties draw:fill="none" draw:fill-color="#ffffff"/>
      <style:paragraph-properties fo:margin-left="0cm" fo:margin-right="0cm" fo:margin-top="0cm" fo:margin-bottom="0.16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2" style:family="paragraph" style:parent-style-name="Body_20_text_20__28_6_29_">
      <loext:graphic-properties draw:fill="none" draw:fill-color="#ffffff"/>
      <style:paragraph-properties fo:margin-left="0cm" fo:margin-right="0cm" fo:margin-top="0cm" fo:margin-bottom="0.21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3" style:family="paragraph" style:parent-style-name="Body_20_text_20__28_6_29_">
      <loext:graphic-properties draw:fill="none" draw:fill-color="#ffffff"/>
      <style:paragraph-properties fo:margin-left="0cm" fo:margin-right="0cm" fo:margin-top="0cm" fo:margin-bottom="0.19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4" style:family="paragraph" style:parent-style-name="Body_20_text_20__28_6_29_">
      <loext:graphic-properties draw:fill="none" draw:fill-color="#ffffff"/>
      <style:paragraph-properties fo:margin-left="0cm" fo:margin-right="0cm" fo:margin-top="0cm" fo:margin-bottom="0.2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5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6" style:family="paragraph" style:parent-style-name="Body_20_text_20__28_8_29_">
      <loext:graphic-properties draw:fill="none" draw:fill-color="#ffffff"/>
      <style:paragraph-properties fo:margin-left="0.282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27" style:family="paragraph" style:parent-style-name="Body_20_text_20__28_8_29_">
      <loext:graphic-properties draw:fill="none" draw:fill-color="#ffffff"/>
      <style:paragraph-properties fo:margin-left="0.282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911cm"/>
        </style:tab-stops>
      </style:paragraph-properties>
    </style:style>
    <style:style style:name="P628" style:family="paragraph" style:parent-style-name="Body_20_text_20__28_9_29_">
      <loext:graphic-properties draw:fill="none" draw:fill-color="#ffffff"/>
      <style:paragraph-properties fo:margin-left="0cm" fo:margin-right="0cm" fo:margin-top="0cm" fo:margin-bottom="0.24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29" style:family="paragraph" style:parent-style-name="Frame_20_contents">
      <style:paragraph-properties fo:orphans="0" fo:widows="0"/>
    </style:style>
    <style:style style:name="P63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15cm" style:type="right"/>
        </style:tab-stops>
      </style:paragraph-properties>
    </style:style>
    <style:style style:name="P63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19cm" style:type="right"/>
        </style:tab-stops>
      </style:paragraph-properties>
    </style:style>
    <style:style style:name="P63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25cm" style:type="right"/>
          <style:tab-stop style:position="1.863cm" style:type="right"/>
          <style:tab-stop style:position="2.896cm" style:type="right"/>
          <style:tab-stop style:position="3.242cm" style:type="right"/>
          <style:tab-stop style:position="5.249cm" style:type="right"/>
          <style:tab-stop style:position="7.865cm" style:type="right"/>
          <style:tab-stop style:position="9.754cm" style:type="right"/>
          <style:tab-stop style:position="10.465cm" style:type="right"/>
          <style:tab-stop style:position="12.247cm" style:type="right"/>
        </style:tab-stops>
      </style:paragraph-properties>
    </style:style>
    <style:style style:name="P634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35" style:family="paragraph" style:parent-style-name="Heading_20__23_2" style:master-page-name="Converted9">
      <loext:graphic-properties draw:fill="none" draw:fill-color="#ffffff"/>
      <style:paragraph-properties fo:margin-left="0.318cm" fo:margin-right="0cm" fo:margin-top="0cm" fo:margin-bottom="0cm" style:contextual-spacing="false" fo:text-align="start" style:justify-single-word="false" fo:keep-together="always" fo:orphans="0" fo:widows="0" fo:text-indent="-0.318cm" style:auto-text-indent="false" style:page-number="273" fo:background-color="transparent" fo:keep-with-next="always" style:writing-mode="lr-tb"/>
    </style:style>
    <style:style style:name="P636" style:family="paragraph" style:parent-style-name="Heading_20__23_2">
      <loext:graphic-properties draw:fill="none" draw:fill-color="#ffffff"/>
      <style:paragraph-properties fo:margin-left="0.318cm" fo:margin-right="0cm" fo:margin-top="0cm" fo:margin-bottom="0.206cm" style:contextual-spacing="false" fo:line-height="0.392cm" fo:text-align="start" style:justify-single-word="false" fo:keep-together="always" fo:orphans="0" fo:widows="0" fo:text-indent="-0.318cm" style:auto-text-indent="false" fo:background-color="transparent" fo:keep-with-next="always" style:writing-mode="lr-tb"/>
    </style:style>
    <style:style style:name="P637" style:family="paragraph" style:parent-style-name="Heading_20__23_2">
      <loext:graphic-properties draw:fill="none" draw:fill-color="#ffffff"/>
      <style:paragraph-properties fo:margin-left="0.318cm" fo:margin-right="0cm" fo:margin-top="0cm" fo:margin-bottom="0cm" style:contextual-spacing="false" fo:line-height="0.392cm" fo:text-align="start" style:justify-single-word="false" fo:keep-together="always" fo:orphans="0" fo:widows="0" fo:text-indent="-0.318cm" style:auto-text-indent="false" fo:background-color="transparent" fo:keep-with-next="always" style:writing-mode="lr-tb"/>
    </style:style>
    <style:style style:name="P638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392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39" style:family="paragraph" style:parent-style-name="Heading_20__23_2">
      <loext:graphic-properties draw:fill="none" draw:fill-color="#ffffff"/>
      <style:paragraph-properties fo:margin-left="0cm" fo:margin-right="0cm" fo:margin-top="0cm" fo:margin-bottom="0.189cm" style:contextual-spacing="false" fo:line-height="0.392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0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line-height="0.392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1" style:family="paragraph" style:parent-style-name="Heading_20__23_3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2" style:family="paragraph" style:parent-style-name="Heading_20__23_3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3" style:family="paragraph" style:parent-style-name="Heading_20__23_3">
      <loext:graphic-properties draw:fill="none" draw:fill-color="#ffffff"/>
      <style:paragraph-properties fo:margin-left="0.282cm" fo:margin-right="0cm" fo:margin-top="0cm" fo:margin-bottom="0.25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4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5" style:family="paragraph" style:parent-style-name="Heading_20__23_3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6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line-height="0.554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7" style:family="paragraph" style:parent-style-name="Heading_20__23_3">
      <loext:graphic-properties draw:fill="none" draw:fill-color="#ffffff"/>
      <style:paragraph-properties fo:margin-left="0cm" fo:margin-right="0cm" fo:margin-top="0cm" fo:margin-bottom="0.826cm" style:contextual-spacing="false" fo:line-height="0.409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8" style:family="paragraph" style:parent-style-name="Heading_20__23_4">
      <loext:graphic-properties draw:fill="none" draw:fill-color="#ffffff"/>
      <style:paragraph-properties fo:margin-left="0cm" fo:margin-right="0cm" fo:margin-top="0cm" fo:margin-bottom="0.175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49" style:family="paragraph" style:parent-style-name="Heading_20__23_4">
      <loext:graphic-properties draw:fill="none" draw:fill-color="#ffffff"/>
      <style:paragraph-properties fo:margin-left="0cm" fo:margin-right="0cm" fo:margin-top="0cm" fo:margin-bottom="0.21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650" style:family="paragraph" style:parent-style-name="Heading_20__23_4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1" style:family="paragraph" style:parent-style-name="Heading_20__23_4" style:master-page-name="Converted1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style:page-number="10" fo:background-color="transparent" fo:keep-with-next="always" style:writing-mode="lr-tb"/>
    </style:style>
    <style:style style:name="P652" style:family="paragraph" style:parent-style-name="Heading_20__23_4">
      <loext:graphic-properties draw:fill="none" draw:fill-color="#ffffff"/>
      <style:paragraph-properties fo:margin-left="0cm" fo:margin-right="0cm" fo:margin-top="0cm" fo:margin-bottom="0.238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3" style:family="paragraph" style:parent-style-name="Heading_20__23_4">
      <loext:graphic-properties draw:fill="none" draw:fill-color="#ffffff"/>
      <style:paragraph-properties fo:margin-left="0cm" fo:margin-right="0cm" fo:margin-top="0cm" fo:margin-bottom="0.238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4" style:family="paragraph" style:parent-style-name="Heading_20__23_4">
      <loext:graphic-properties draw:fill="none" draw:fill-color="#ffffff"/>
      <style:paragraph-properties fo:margin-left="0cm" fo:margin-right="0cm" fo:margin-top="0cm" fo:margin-bottom="0.215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5" style:family="paragraph" style:parent-style-name="Heading_20__23_4">
      <loext:graphic-properties draw:fill="none" draw:fill-color="#ffffff"/>
      <style:paragraph-properties fo:margin-left="0cm" fo:margin-right="0cm" fo:margin-top="0cm" fo:margin-bottom="0.21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6" style:family="paragraph" style:parent-style-name="Heading_20__23_4">
      <loext:graphic-properties draw:fill="none" draw:fill-color="#ffffff"/>
      <style:paragraph-properties fo:margin-left="0cm" fo:margin-right="0cm" fo:margin-top="0cm" fo:margin-bottom="0.05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7" style:family="paragraph" style:parent-style-name="Heading_20__23_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8" style:family="paragraph" style:parent-style-name="Heading_20__23_4">
      <loext:graphic-properties draw:fill="none" draw:fill-color="#ffffff"/>
      <style:paragraph-properties fo:margin-left="0cm" fo:margin-right="0cm" fo:margin-top="0cm" fo:margin-bottom="0.17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9" style:family="paragraph" style:parent-style-name="Heading_20__23_4">
      <loext:graphic-properties draw:fill="none" draw:fill-color="#ffffff"/>
      <style:paragraph-properties fo:margin-left="0cm" fo:margin-right="0cm" fo:margin-top="0cm" fo:margin-bottom="0.27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60" style:family="paragraph" style:parent-style-name="Heading_20__23_4">
      <loext:graphic-properties draw:fill="none" draw:fill-color="#ffffff"/>
      <style:paragraph-properties fo:margin-left="0cm" fo:margin-right="0cm" fo:margin-top="0cm" fo:margin-bottom="0.20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61" style:family="paragraph" style:parent-style-name="Heading_20__23_4">
      <loext:graphic-properties draw:fill="none" draw:fill-color="#ffffff"/>
      <style:paragraph-properties fo:margin-left="0cm" fo:margin-right="0cm" fo:margin-top="0cm" fo:margin-bottom="0.18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62" style:family="paragraph" style:parent-style-name="Heading_20__23_4">
      <loext:graphic-properties draw:fill="none" draw:fill-color="#ffffff"/>
      <style:paragraph-properties fo:margin-left="0cm" fo:margin-right="0cm" fo:margin-top="0cm" fo:margin-bottom="0.24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63" style:family="paragraph" style:parent-style-name="Heading_20__23_4">
      <loext:graphic-properties draw:fill="none" draw:fill-color="#ffffff"/>
      <style:paragraph-properties fo:margin-left="0cm" fo:margin-right="0cm" fo:margin-top="0cm" fo:margin-bottom="0.21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64" style:family="paragraph" style:parent-style-name="Heading_20__23_4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65" style:family="paragraph" style:parent-style-name="Heading_20__23_4_20__28_2_29_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666" style:family="paragraph" style:parent-style-name="Heading_20__23_4_20__28_2_29_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67" style:family="paragraph" style:parent-style-name="Heading_20__23_4_20__28_2_29_">
      <loext:graphic-properties draw:fill="none" draw:fill-color="#ffffff"/>
      <style:paragraph-properties fo:margin-left="0cm" fo:margin-right="0cm" fo:margin-top="0cm" fo:margin-bottom="0.192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68" style:family="paragraph" style:parent-style-name="Heading_20__23_4_20__28_2_29_">
      <loext:graphic-properties draw:fill="none" draw:fill-color="#ffffff"/>
      <style:paragraph-properties fo:margin-left="0cm" fo:margin-right="0cm" fo:margin-top="0cm" fo:margin-bottom="0.201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69" style:family="paragraph" style:parent-style-name="Heading_20__23_4_20__28_2_29_">
      <loext:graphic-properties draw:fill="none" draw:fill-color="#ffffff"/>
      <style:paragraph-properties fo:margin-left="0cm" fo:margin-right="0cm" fo:margin-top="0cm" fo:margin-bottom="0.189cm" style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</style:style>
    <style:style style:name="P670" style:family="paragraph" style:parent-style-name="Heading_20__23_4_20__28_2_29_">
      <loext:graphic-properties draw:fill="none" draw:fill-color="#ffffff"/>
      <style:paragraph-properties fo:margin-left="0cm" fo:margin-right="0cm" fo:margin-top="0cm" fo:margin-bottom="0.192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7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672" style:family="paragraph" style:parent-style-name="Standard" style:master-page-name="Standard">
      <style:paragraph-properties fo:orphans="0" fo:widows="0" style:page-number="259"/>
      <style:text-properties fo:font-size="1pt" style:font-size-asian="1pt" style:font-size-complex="1pt"/>
    </style:style>
    <style:style style:name="P673" style:family="paragraph" style:parent-style-name="Standard">
      <style:paragraph-properties fo:orphans="0" fo:widows="0"/>
    </style:style>
    <style:style style:name="P674" style:family="paragraph">
      <loext:graphic-properties draw:fill="none"/>
      <style:paragraph-properties fo:text-align="center"/>
    </style:style>
    <style:style style:name="P67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6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pt" style:font-size-asian="1pt" style:font-size-complex="1pt"/>
    </style:style>
    <style:style style:name="T9" style:family="text">
      <style:text-properties style:text-position="sub 58%"/>
    </style:style>
    <style:style style:name="T10" style:family="text">
      <style:text-properties fo:font-style="normal" style:font-style-asian="normal" style:font-style-complex="normal"/>
    </style:style>
    <style:style style:name="T11" style:family="text"/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176cm" fo:margin-right="0.176cm" fo:margin-top="0cm" fo:margin-bottom="1.138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.176cm" fo:margin-right="2.828cm" fo:margin-top="3.699cm" fo:margin-bottom="0.706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4" style:family="graphic" style:parent-style-name="Frame">
      <style:graphic-properties fo:margin-left="0.176cm" fo:margin-right="0.176cm" fo:margin-top="0cm" fo:margin-bottom="8.883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5" style:family="graphic" style:parent-style-name="Frame">
      <style:graphic-properties fo:margin-left="6.241cm" fo:margin-right="6.062cm" fo:margin-top="0cm" fo:margin-bottom="0.596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6" style:family="graphic" style:parent-style-name="Frame">
      <style:graphic-properties fo:margin-left="0.176cm" fo:margin-right="2.734cm" fo:margin-top="0cm" fo:margin-bottom="0cm" style:run-through="background" style:wrap="righ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7" style:family="graphic" style:parent-style-name="Frame">
      <style:graphic-properties fo:margin-left="0.436cm" fo:margin-right="0.176cm" fo:margin-top="0cm" fo:margin-bottom="0.298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8" style:family="graphic" style:parent-style-name="Frame">
      <style:graphic-properties fo:margin-left="2.369cm" fo:margin-right="0.176cm" fo:margin-top="0cm" fo:margin-bottom="0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9" style:family="graphic" style:parent-style-name="Frame">
      <style:graphic-properties fo:margin-left="2.471cm" fo:margin-right="0.176cm" fo:margin-top="0cm" fo:margin-bottom="0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0" style:family="graphic" style:parent-style-name="Frame">
      <style:graphic-properties fo:margin-left="0.176cm" fo:margin-right="0.176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1" style:family="graphic" style:parent-style-name="Frame">
      <style:graphic-properties fo:margin-left="0.176cm" fo:margin-right="0.517cm" fo:margin-top="0cm" fo:margin-bottom="0.702cm" style:run-through="background" style:wrap="righ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2" style:family="graphic" style:parent-style-name="Frame">
      <style:graphic-properties fo:margin-left="0.176cm" fo:margin-right="2.491cm" fo:margin-top="0cm" fo:margin-bottom="0cm" style:run-through="background" style:wrap="righ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3" style:family="graphic" style:parent-style-name="Frame">
      <style:graphic-properties fo:margin-left="0.176cm" fo:margin-right="5.309cm" fo:margin-top="14.453cm" fo:margin-bottom="0.706cm" style:run-through="background" style:wrap="none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4" style:family="graphic" style:parent-style-name="Frame">
      <style:graphic-properties fo:margin-left="0.176cm" fo:margin-right="0.176cm" fo:margin-top="5.734cm" fo:margin-bottom="2.434cm" style:run-through="background" style:wrap="none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5" style:family="graphic" style:parent-style-name="Frame">
      <style:graphic-properties fo:margin-left="0.176cm" fo:margin-right="0.787cm" fo:margin-top="1.817cm" fo:margin-bottom="11.121cm" style:run-through="background" style:wrap="none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6" style:family="graphic" style:parent-style-name="Frame">
      <style:graphic-properties fo:margin-left="0.176cm" fo:margin-right="0.644cm" fo:margin-top="0cm" fo:margin-bottom="15.021cm" style:run-through="background" style:wrap="none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7" style:family="graphic" style:parent-style-name="Frame">
      <style:graphic-properties fo:margin-left="0.176cm" fo:margin-right="0.176cm" fo:margin-top="0cm" fo:margin-bottom="0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8" style:family="graphic" style:parent-style-name="Frame">
      <style:graphic-properties fo:margin-left="0.176cm" fo:margin-right="0.457cm" fo:margin-top="0cm" fo:margin-bottom="0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Sect1" style:family="section">
      <style:section-properties text:dont-balance-text-columns="true" style:editable="false">
        <style:columns fo:column-count="2" fo:column-gap="3.56cm">
          <style:column style:rel-width="32767*" fo:start-indent="0cm" fo:end-indent="1.78cm"/>
          <style:column style:rel-width="32768*" fo:start-indent="1.78cm" fo:end-indent="0cm"/>
        </style:columns>
      </style:section-properties>
    </style:style>
    <style:style style:name="Sect2" style:family="section">
      <style:section-properties style:editable="false">
        <style:columns fo:column-count="2" fo:column-gap="3.56cm">
          <style:column style:rel-width="32767*" fo:start-indent="0cm" fo:end-indent="1.78cm"/>
          <style:column style:rel-width="32768*" fo:start-indent="1.7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text:dont-balance-text-columns="true" style:editable="false">
        <style:columns fo:column-count="2" fo:column-gap="3.249cm">
          <style:column style:rel-width="32767*" fo:start-indent="0cm" fo:end-indent="1.624cm"/>
          <style:column style:rel-width="32768*" fo:start-indent="1.624cm" fo:end-indent="0cm"/>
        </style:columns>
      </style:section-properties>
    </style:style>
    <style:style style:name="Sect5" style:family="section">
      <style:section-properties style:editable="false">
        <style:columns fo:column-count="2" fo:column-gap="3.249cm">
          <style:column style:rel-width="32767*" fo:start-indent="0cm" fo:end-indent="1.624cm"/>
          <style:column style:rel-width="32768*" fo:start-indent="1.624cm" fo:end-indent="0cm"/>
        </style:columns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72"><draw:frame draw:style-name="fr18" draw:name="Rahmen1" text:anchor-type="char" svg:x="0.173cm" svg:y="4.431cm" svg:width="12.259cm" draw:z-index="38"><draw:text-box fo:min-height="2.552cm"><text:p text:style-name="P522"><text:span text:style-name="Body_20_text_20__28_3_29__20_Exact"><text:span text:style-name="T1">FRIENDSHIP (3)</text:span></text:span></text:p><text:p text:style-name="P38"><text:span text:style-name="Body_20_text_20__28_2_29__20_Exact">1 From Bengal 1800</text:span></text:p><text:p text:style-name="P12"><text:span text:style-name="Body_20_text_20__28_2_29__20_Exact">L/MAR/B/358B Journal 10 May 1800-17 Jul 1801 Capt Hugh Reid</text:span></text:p><text:p text:style-name="P38"><text:span text:style-name="Body_20_text_20__28_2_29__20_Exact">Port Jackson 11 May 1800 - 9 Aug Malacca - 20 Aug Penang -16 Sep Diamond Harbour -29 Nov Culpee -1 Mar 1801 St Helena - 30 May Long Reach</text:span></text:p></draw:text-box></draw:frame><draw:frame draw:style-name="fr17" draw:name="Rahmen2" text:anchor-type="char" svg:x="16.641cm" svg:y="7.479cm" svg:width="2.591cm" draw:z-index="39"><draw:text-box fo:min-height="1.595cm"><text:p text:style-name="P525"><text:span text:style-name="Body_20_text_20__28_4_29__20_Exact">L/MAR/B/86Q(1)</text:span></text:p><text:p text:style-name="P525"><text:span text:style-name="Body_20_text_20__28_4_29__20_Exact">L/MAR/B/86Q(2)</text:span></text:p><text:p text:style-name="P525"><text:span text:style-name="Body_20_text_20__28_4_29__20_Exact">L/MAR/B/86Q(3)</text:span></text:p><text:p text:style-name="P525"><text:span text:style-name="Body_20_text_20__28_4_29__20_Exact">L/MAM/B/86Q(4)</text:span></text:p></draw:text-box></draw:frame><draw:frame draw:style-name="fr16" draw:name="Rahmen3" text:anchor-type="char" svg:x="16.718cm" svg:y="4.858cm" svg:width="12.158cm" draw:z-index="40"><draw:text-box fo:min-height="1.79cm"><text:h text:style-name="P648" text:outline-level="4"><text:bookmark-start text:name="bookmark0"/><text:span text:style-name="Heading_20__23_4_20_Exact">GANGES (1)</text:span><text:bookmark-end text:name="bookmark0"/></text:h><text:p text:style-name="P3"><text:span text:style-name="Body_20_text_20__28_2_29__20_Exact">Built by Wells, launched 1778, 3 decks, 4in bottom, length 139ft 7in, keel 112ft lin, breadth 36ft S^in, hold 15ft, wing transom 23ft, port cell 25ft lin, between decks 6ft 4</text:span><text:span text:style-name="Body_20_text_20__28_2_29__20_Exact"><text:span text:style-name="T2">1</text:span></text:span><text:span text:style-name="Body_20_text_20__28_2_29__20_Exact">/4in, 784 tons Principal Managing Owners: 1 John Durand, 2 Robert Preston, 3-6 William Moffat</text:span></text:p></draw:text-box></draw:frame><draw:frame draw:style-name="fr15" draw:name="Rahmen4" text:anchor-type="char" svg:x="16.641cm" svg:y="6.736cm" svg:width="12.09cm" draw:z-index="41"><draw:text-box fo:min-height="3.81cm"><text:list text:style-name="WWNum1"><text:list-item><text:p text:style-name="P52"><text:span text:style-name="Body_20_text_20__28_2_29__20_Exact">1778/9 Madras and Bengal</text:span></text:p></text:list-item></text:list><text:p text:style-name="P53"><text:span text:style-name="Body_20_text_20__28_2_29__20_Exact">L/MAR/B/86A<text:tab/>Journal 26 Oct 1778-5 Apr 1781</text:span></text:p><text:p text:style-name="P13"><text:span text:style-name="Body_20_text_20__28_2_29__20_Exact">Ledger Pay Book Absence Book Imprest Book Capt George Richardson</text:span></text:p><text:p text:style-name="P3"><text:span text:style-name="Body_20_text_20__28_2_29__20_Exact">Portsmouth 7 May 1779 - 5 Apr Madeira -10 May Goree -18 Sep Madras -11 Nov Kedgeree - 10 Jan 1780 Barrabulla - 24 Feb Madras -14 Jun St Augustine’s Bay - 25 Aug Cape - 29 Oct St Helena - 9 Jan 1781 Crookhaven - 8 Feb Downs</text:span></text:p></draw:text-box></draw:frame><draw:frame draw:style-name="fr14" draw:name="Rahmen5" text:anchor-type="char" svg:x="16.743cm" svg:y="10.654cm" svg:width="12.776cm" draw:z-index="42"><draw:text-box fo:min-height="8.581cm"><text:list xml:id="list1411164272" text:style-name="WWNum3"><text:list-item><text:p text:style-name="P54"><text:span text:style-name="Body_20_text_20__28_2_29__20_Exact">1781/2 Madras, Bengal, Bombay and China</text:span></text:p></text:list-item></text:list><text:p text:style-name="P56"><text:span text:style-name="Body_20_text_20__28_2_29__20_Exact">L/MAR/B/86B<text:tab/>Journal 27 Jul 1781-9 May 1785</text:span></text:p><text:p text:style-name="P527"><text:span text:style-name="Body_20_text_20__28_4_29__20_Exact">L/MAR/B/86R(1)<text:tab/>Ledger</text:span></text:p><text:p text:style-name="P528"><text:span text:style-name="Body_20_text_20__28_4_29__20_Exact">L/MAM/B/86R(2)<text:tab/>Pay Book</text:span></text:p><text:p text:style-name="P38"><text:span text:style-name="Body_20_text_20__28_2_29__20_Exact">Capt John Hamilton Dempster</text:span></text:p><text:p text:style-name="P4"><text:span text:style-name="Body_20_text_20__28_2_29__20_Exact">Portsmouth 6 Feb 1782 - 29 Apr Rio de Janeiro - 6 Sep Bombay -19 Oct Madras - 21 Jan 1783 Culpee - 29 Apr Saugor - 3 Aug Bombay -19 Oct Anjengo -11 Nov Benkulen - 21 Nov Batavia - 14 Feb 1784 Whampoa - 24 Mar Second Bar - 6 Sep Simons Bay - 8 Jan 1785 Cork - 9 Apr Deptford</text:span></text:p><text:list xml:id="list133840887245314" text:continue-numbering="true" text:style-name="WWNum3"><text:list-item><text:p text:style-name="P57"><text:span text:style-name="Body_20_text_20__28_2_29__20_Exact">1785/6<text:tab/>Madras and Bengal</text:span></text:p></text:list-item></text:list><text:p text:style-name="P58"><text:span text:style-name="Body_20_text_20__28_2_29__20_Exact">L/MAR/B/86C<text:tab/>Journal 1 Nov 1785-1 Sep 1787 Joseph Gamault, Chief Mate</text:span></text:p><text:p text:style-name="P59"><text:span text:style-name="Body_20_text_20__28_2_29__20_Exact">L/MAR/B/86S(1)<text:tab/>Ledger</text:span></text:p><text:p text:style-name="P60"><text:span text:style-name="Body_20_text_20__28_2_29__20_Exact">L/MAR/B/86S(2)<text:tab/>Pay Book</text:span></text:p><text:p text:style-name="P38"><text:span text:style-name="Body_20_text_20__28_2_29__20_Exact">Capt James Williamson</text:span></text:p><text:p text:style-name="P40"><text:span text:style-name="Body_20_text_20__28_2_29__20_Exact">Portsmouth 1 Feb 1786 - 15 May Johanna -17 Jun Madras - 30 Jun Diamond Harbour - 29 Nov Cox’s Island - 24 May 1787 St Helena - 28 Jul Long Reach</text:span></text:p><text:list xml:id="list133840515248044" text:continue-numbering="true" text:style-name="WWNum3"><text:list-item><text:p text:style-name="P114"><text:span text:style-name="Body_20_text_20__28_2_29__20_Exact">1788/9<text:tab/>China</text:span></text:p></text:list-item></text:list><text:p text:style-name="P166"><text:span text:style-name="Body_20_text_20__28_2_29__20_Exact">L/MAR/B/86D<text:tab/>Journal 10 Feb 1789-21 May 1790</text:span></text:p><text:p text:style-name="P167"><text:span text:style-name="Body_20_text_20__28_2_29__20_Exact">L/MAR/B/86T(1)<text:tab/>Ledger</text:span></text:p><text:p text:style-name="P168"><text:span text:style-name="Body_20_text_20__28_2_29__20_Exact">L/MAR/B/86T(2)<text:tab/>Pay Book</text:span></text:p><text:p text:style-name="P169"><text:span text:style-name="Body_20_text_20__28_2_29__20_Exact">Capt Joseph Gamault</text:span></text:p><text:p text:style-name="P115"><text:span text:style-name="Body_20_text_20__28_2_29__20_Exact">Downs 29 Mar 1789 - 25 Aug Whampoa -14 Dec Second Bar -18 Feb 1790 St Helena - 26 Apr Long</text:span></text:p><text:p text:style-name="P538"><text:span text:style-name="Body_20_text_20__28_4_29__20_Exact">Reach</text:span></text:p></draw:text-box></draw:frame><draw:frame draw:style-name="fr13" draw:name="Rahmen6" text:anchor-type="char" svg:x="16.725cm" svg:y="19.371cm" svg:width="7.484cm" draw:z-index="43"><draw:text-box fo:min-height="1.591cm"><text:list text:style-name="WWNum5"><text:list-item><text:p text:style-name="P176"><text:span text:style-name="Body_20_text_20__28_2_29__20_Exact">1791/2 Madras and Bengal</text:span></text:p></text:list-item></text:list><text:p text:style-name="P178"><text:span text:style-name="Body_20_text_20__28_2_29__20_Exact">L/MAR/B/86E<text:tab/>Journal 25<text:tab/>Nov 1791-16 Apr 1793</text:span></text:p><text:p text:style-name="P179"><text:span text:style-name="Body_20_text_20__28_2_29__20_Exact">L/MAR/B/86U(1)<text:tab/>Ledger</text:span></text:p><text:p text:style-name="P180"><text:span text:style-name="Body_20_text_20__28_2_29__20_Exact">L/MAR/B/86U(2)<text:tab/>Pay Book</text:span></text:p></draw:text-box></draw:frame></text:p>
        <text:h text:style-name="P641" text:outline-level="3"><text:bookmark-start text:name="bookmark1"/><text:span text:style-name="T4">FRIENDSHIP (2)</text:span><text:bookmark-end text:name="bookmark1"/></text:h>
        <text:p text:style-name="P4"><text:span text:style-name="T4">Built by Wells, 3 decks, Sin bottom, length 118ft, keel 96ft 4 in, breadth 28ft IV^in, hold 12ft 2</text:span><text:span text:style-name="T5">1</text:span><text:span text:style-name="T4">/</text:span><text:span text:style-name="T6">2</text:span><text:span text:style-name="T4">in, wing transom 19ft, port cell 23ft V^in, waist 4in, between decks, 6ft Sin &amp; 4ft Sin, ports 11 upper, 407 tons</text:span></text:p>
        <text:list text:style-name="WWNum7">
          <text:list-item>
            <text:p text:style-name="P26"><text:span text:style-name="T4">1796/7 Bengal and Madras</text:span></text:p>
          </text:list-item>
        </text:list>
        <text:p text:style-name="P3"><text:span text:style-name="T4">L/MAR/B/358A Journal 3 Apr 1797-10 Sep 1798 Capt John Newham</text:span></text:p>
        <text:p text:style-name="P217"><text:span text:style-name="T4">Falmouth 11 May 1797 - 28 Oct Calcutta - 21 Jan 1798 Saugor - 4 Feb Madras - 23 Apr Cape - 26 May St Helena - 4 Aug Long Beach</text:span></text:p>
        <text:h text:style-name="P649" text:outline-level="4"><text:bookmark-start text:name="bookmark2"/><text:span text:style-name="T4">GABRIEL</text:span><text:bookmark-end text:name="bookmark2"/></text:h>
        <text:list xml:id="list2758746549" text:style-name="WWNum9">
          <text:list-item>
            <text:p text:style-name="P27"><text:span text:style-name="T4">From Bengal 1796</text:span></text:p>
          </text:list-item>
        </text:list>
        <text:p text:style-name="P14"><text:span text:style-name="T4">L/MAR/B/370A Journal 16 Jan 1796-6 Feb 1797 Capt John Caise</text:span></text:p>
        <text:p text:style-name="P4"><text:span text:style-name="T4">Diamond Harbour 16 Jan 1796 - 13 Feb Saugor - 27 Jun St Helena - 26 Nov Crookhaven -11 Dec Downs</text:span></text:p>
        <text:list xml:id="list133839750556982" text:continue-numbering="true" text:style-name="WWNum9">
          <text:list-item>
            <text:p text:style-name="P27"><text:span text:style-name="T4">From Bengal 1799</text:span></text:p>
          </text:list-item>
        </text:list>
        <text:p text:style-name="P3"><text:span text:style-name="Body_20_text_20__28_2_29__20__2b__20_Bold">L/MAR/B/370B </text:span><text:span text:style-name="T4">Journal 9 Feb-17 Jul 1799, James Waters, Chief Mate Capt Turnbull ?</text:span></text:p>
        <text:p text:style-name="P3"><text:span text:style-name="T4">Bengal 9 Feb 1799 - 10 May St Helena -17 Jul ‘towards England’</text:span></text:p>
      </text:section>
      <text:section text:style-name="Sect1" text:name="Bereich1">
        <text:p text:style-name="P241"><text:span text:style-name="T4">Capt Joseph Gamault</text:span></text:p>
        <text:p text:style-name="P351"><text:span text:style-name="T4">Downs 17 Jan 1792 - 9 Jun Madras - 2 Jul Diamond Harbour - 28 Aug Broken Ground - 29 Sep Madras - 7 Dec Cape - 22 Dec St Helena - 22 Feb 1793 Falmouth - 20 Mar Long Reach</text:span></text:p>
        <text:list text:style-name="WWNum11">
          <text:list-item>
            <text:p text:style-name="P61"><text:span text:style-name="T4">1793/4 China</text:span></text:p>
          </text:list-item>
        </text:list>
        <text:p text:style-name="P63"><text:span text:style-name="T4">L/MAR/B/86F<text:tab/>Journal 1 Mar<text:tab/>1794-28 Aug 1795</text:span></text:p>
        <text:p text:style-name="P529"><text:span text:style-name="T4">L/MAM/B/86Y (1)<text:tab/>Ledger</text:span></text:p>
        <text:p text:style-name="P529"><text:span text:style-name="T4">L/MAM/B/86V(2)<text:tab/>Pay Book</text:span></text:p>
        <text:p text:style-name="P38"><text:span text:style-name="T4">Capt Joseph Gamault</text:span></text:p>
        <text:p text:style-name="P47"><text:span text:style-name="T4">Portsmouth 2 May 1794 - 13 Oct Whampoa -13 Dec Second Bar -13 Apr 1795 St Helena - 25 Jul Long Reach</text:span></text:p>
        <text:h text:style-name="P653" text:outline-level="4"><text:bookmark-start text:name="bookmark3"/><text:span text:style-name="T4">GANGES (2)</text:span><text:bookmark-end text:name="bookmark3"/></text:h>
        <text:list xml:id="list1522301318" text:style-name="WWNum13">
          <text:list-item>
            <text:p text:style-name="P135"><text:span text:style-name="T4">From Bengal 1796</text:span></text:p>
          </text:list-item>
        </text:list>
        <text:p text:style-name="P229"><text:span text:style-name="Body_20_text_20__28_2_29__20__2b__20_Bold">L/MAR/B/86G<text:tab/></text:span><text:span text:style-name="T4">Journal </text:span><text:span text:style-name="Body_20_text_20__28_2_29__20__2b__20_Bold">1 </text:span><text:span text:style-name="T4">Feb-2 Jul </text:span><text:span text:style-name="Body_20_text_20__28_2_29__20__2b__20_Bold">1796, </text:span><text:span text:style-name="T4">Peter Morris, Chief Mate</text:span></text:p>
        <text:p text:style-name="P230"><text:span text:style-name="T4">Capt Thomas Patrickson</text:span></text:p>
        <text:p text:style-name="P232"><text:span text:style-name="T4">Bengal 1 Feb 1796 - 7 Apr St Helena -10 Jun Long Reach</text:span></text:p>
        <text:list xml:id="list133839991705890" text:continue-numbering="true" text:style-name="WWNum13">
          <text:list-item>
            <text:p text:style-name="P62"><text:span text:style-name="T4">1800/1 Bengal</text:span></text:p>
          </text:list-item>
        </text:list>
        <text:p text:style-name="P64"><text:span text:style-name="T4">L/MAM/B/86J<text:tab/>Journal 24 Dec 1800-3 Mar 1802</text:span></text:p>
        <text:p text:style-name="P64"><text:span text:style-name="Body_20_text_20__28_2_29__20__2b__20_Bold">L/MAR/B/86K<text:tab/></text:span><text:span text:style-name="T4">Duplicate Journal</text:span></text:p>
        <text:p text:style-name="P38"><text:span text:style-name="T4">Capt Forster Brown</text:span></text:p>
        <text:p text:style-name="P5"><text:span text:style-name="T4">Downs 30 Dec 1800 - 25 May 1801 Calcutta - left Bengal 13 Sep -1 Jan 1802 St Helena -1 Mar Downs</text:span></text:p>
        <text:h text:style-name="P654" text:outline-level="4"><text:bookmark-start text:name="bookmark4"/><text:span text:style-name="T4">GANGES (3)</text:span><text:bookmark-end text:name="bookmark4"/></text:h>
        <text:p text:style-name="P218"><text:span text:style-name="T4">Built by Wells, launched 1797, 3 decks, 5in bottom, length 181ft 6in, keel 148ft 8in, breadth 43ft 7in, hold 17ft 7in, wing transom 26ft 9in, port cell 29ft </text:span><text:span text:style-name="Body_20_text_20__28_2_29__20__2b__20_Italic">9</text:span><text:span text:style-name="Body_20_text_20__28_2_29__20__2b__20_Italic"><text:span text:style-name="T2">1</text:span></text:span><text:span text:style-name="Body_20_text_20__28_2_29__20__2b__20_Italic">Ain,</text:span><text:span text:style-name="T4"> waist 4ft lin, between decks 6ft 6</text:span><text:span text:style-name="T5">1</text:span><text:span text:style-name="T4">/</text:span><text:span text:style-name="T6">2</text:span><text:span text:style-name="T4">in &amp; 6ft 7in, roundhouse 6ft </text:span><text:span text:style-name="Body_20_text_20__28_2_29__20__2b__20_Italic">J'Ain,</text:span><text:span text:style-name="T4"> ports 18 middle &amp; 14 upper, deck range 108ft, 1502 tons Principal Managing Owner: William Moffat</text:span></text:p>
        <text:list xml:id="list414462122" text:style-name="WWNum15">
          <text:list-item>
            <text:p text:style-name="P252"><text:span text:style-name="T4">1796/7<text:tab/>St Helena, Benkulen and China</text:span></text:p>
          </text:list-item>
        </text:list>
        <text:p text:style-name="P253"><text:span text:style-name="T4">L/MAM/B/86H<text:tab/>Journal 23 Feb 1797-13 May<text:tab/>1799</text:span></text:p>
        <text:p text:style-name="P541"><text:span text:style-name="T4">L/MAM/B/86W (1)<text:tab/>Ledger</text:span></text:p>
        <text:p text:style-name="P541"><text:span text:style-name="T4">L/MAM/B/86W(2)<text:tab/>Pay Book</text:span></text:p>
        <text:p text:style-name="P240"><text:span text:style-name="T4">Capt Joseph Gamault</text:span></text:p>
        <text:p text:style-name="P242"><text:span text:style-name="T4">Portsmouth 5 Jun 1797 - 1 Sep St Helena - 9 Dec Benkulen -1 Mar 1798 Whampoa -12 May Second Bar - 9 Sep Cape -17 Nov St Helena -10 Feb 1799 Gravesend</text:span></text:p>
        <text:list xml:id="list133841267702635" text:continue-numbering="true" text:style-name="WWNum15">
          <text:list-item>
            <text:p text:style-name="P389"><text:span text:style-name="T4">1799/1800 Bombay and China</text:span></text:p>
          </text:list-item>
        </text:list>
        <text:p text:style-name="P390"><text:span text:style-name="T4">L/MAM/B/86-I<text:tab/>Journal 29 Oct 1799-16 Nov<text:tab/>1802</text:span></text:p>
        <text:p text:style-name="P557"><text:span text:style-name="T4">L/MAR/B/86X(1)<text:tab/>Ledger</text:span></text:p>
        <text:p text:style-name="P557"><text:span text:style-name="T4">L/MAM/B/86X(2)<text:tab/>Pay Book</text:span></text:p>
        <text:p text:style-name="P391"><text:span text:style-name="T4">Capt Alexander Gray</text:span></text:p>
        <text:p text:style-name="P196"><text:span text:style-name="T4">Portsmouth 7 Jan 1800 - 2 May Johanna - 26 May Bombay - 5 Nov Whampoa -10 Jan 1801 Second Bar - 5 Feb Penang - 8 Mar Colombo -15 Apr Bombay - 4 Oct Penang -1 Jan 1802 Whampoa - 1 Mar Second Bar -10 Jul St Helena -16 Sep Gravesend</text:span></text:p>
        <text:list xml:id="list133840583489828" text:continue-numbering="true" text:style-name="WWNum15">
          <text:list-item>
            <text:p text:style-name="P252"><text:span text:style-name="T4">1802/3<text:tab/>China</text:span></text:p>
          </text:list-item>
        </text:list>
        <text:p text:style-name="P254"><text:span text:style-name="Body_20_text_20__28_2_29__20__2b__20_Bold">L/MAR/B/86L<text:tab/></text:span><text:span text:style-name="T4">Journal 8 Mar 1803-4 Oct 1804</text:span></text:p>
        <text:p text:style-name="P541"><text:span text:style-name="T4">L/MAM/B/86 Y (1)<text:tab/>Ledger</text:span></text:p>
        <text:p text:style-name="P541"><text:span text:style-name="T4">L/MAR/B/86 Y(2)<text:tab/>Pay Book</text:span></text:p>
        <text:p text:style-name="P240"><text:span text:style-name="T4">Capt William Moffat</text:span></text:p>
        <text:p text:style-name="P240"><text:span text:style-name="T4">Downs 6 May 1803 - 30 Sep Whampoa - 26 Nov Second Bar - 19 Feb 1804 Malacca - 21 Mar Penang - 9 Jun St Helena -15 Aug Greenhithe</text:span></text:p>
        <text:list xml:id="list133841592099193" text:continue-numbering="true" text:style-name="WWNum15">
          <text:list-item>
            <text:p text:style-name="P373"><text:span text:style-name="T4">Madras, Bengal, China and Bombay L/MAR/B/86M<text:tab/>Journal 14 Jan 1805-29 May 1807</text:span></text:p>
          </text:list-item>
        </text:list>
        <text:p text:style-name="P255"><text:span text:style-name="Body_20_text_20__28_2_29__20__2b__20_Bold">L/MAR/B/86Z<text:tab/></text:span><text:span text:style-name="T4">Imprest Book</text:span></text:p>
        <text:p text:style-name="P580"><text:span text:style-name="T4">L/MAR/B/86AA<text:tab/></text:span><text:span text:style-name="Body_20_text_20__28_5_29__20__2b__20_Not_20_Bold"><text:span text:style-name="T7">Absence Book</text:span></text:span></text:p>
        <text:p text:style-name="P256"><text:span text:style-name="Body_20_text_20__28_2_29__20__2b__20_Bold">L/MAR/B/86BB<text:tab/></text:span><text:span text:style-name="T4">List of those on board when<text:tab/>lost</text:span></text:p>
        <text:p text:style-name="P169"><text:span text:style-name="T4">Capt Thomas Talbot Harrington</text:span></text:p>
        <text:p text:style-name="P173"><text:span text:style-name="T4">Portsmouth 25 Apr 1805 - 23 Aug Madras -14 Sep Saugor - 6 Nov Camicobar -14 Nov Penang - 1 Dec Malacca -1 Feb 1806 Whampoa - 19 Mar Second Bar - 2 Jul Bombay 27 Feb 1807 - lost off St Vincent 29 May</text:span></text:p>
        <text:p text:style-name="P352"><text:span text:style-name="T4">See ‘The </text:span><text:span text:style-name="Body_20_text_20__28_2_29__20__2b__20_Italic">Ganges</text:span><text:span text:style-name="T4"> East Indiaman by W. J. Huggins’ in </text:span><text:span text:style-name="Body_20_text_20__28_2_29__20__2b__20_Italic">Bulletin of the Victoria Memorial Calcutta </text:span><text:span text:style-name="T4">8 (1974) pp.21-23, illus</text:span></text:p>
        <text:h text:style-name="P653" text:outline-level="4"><text:bookmark-start text:name="bookmark5"/><text:span text:style-name="T4">GANGES (4)</text:span><text:bookmark-end text:name="bookmark5"/></text:h>
        <text:p text:style-name="P115"><text:span text:style-name="T4">Chartered ship, 627 tons</text:span></text:p>
        <text:p text:style-name="P118"><text:span text:style-name="T4">Principal Managing Owner: Edward Moore Boultbee</text:span></text:p>
        <text:list xml:id="list1897345728" text:style-name="WWNum17">
          <text:list-item>
            <text:p text:style-name="P65"><text:span text:style-name="T4">1828/9<text:tab/>Bengal and Madras</text:span></text:p>
          </text:list-item>
        </text:list>
        <text:p text:style-name="P15"><text:span text:style-name="T4">L/MAR/B/86N-O Deck Log 1 Jun 1829-19 Jun 1830 Capt Edward Moore Boultbee</text:span></text:p>
        <text:p text:style-name="P48"><text:span text:style-name="T4">Downs 19 Jul 1829 - 15 Sep Cape - 22 Nov Calcutta -1 Jan 1830 Saugor - 7 Jan Coninga - 17 Jan Masulipatam - 20 Jan Madras - 26 Mar Cape - 7 Apr St Helena - 2 Jun Blackwall</text:span></text:p>
        <text:list xml:id="list133840880624154" text:continue-numbering="true" text:style-name="WWNum17">
          <text:list-item>
            <text:p text:style-name="P65"><text:span text:style-name="T4">1830/1<text:tab/>Bengal</text:span></text:p>
          </text:list-item>
        </text:list>
        <text:p text:style-name="P66"><text:span text:style-name="T4">L/MAR/B/86P<text:tab/>Deck Log 15 Jul 1831-29 Sep 1832</text:span></text:p>
        <text:p text:style-name="P38"><text:span text:style-name="T4">Capt Edward Moore Boultbee</text:span></text:p>
        <text:p text:style-name="P47"><text:span text:style-name="T4">Downs 7 Aug 1831 - 26 Oct Cape -16 Jan 1832 Calcutta - 29 Mar Kedgeree -18 Jun Cape -10 Jul St Helena -12 Sep Long Reach</text:span></text:p>
        <text:h text:style-name="P655" text:outline-level="4"><text:bookmark-start text:name="bookmark6"/><text:span text:style-name="T4">GATTON</text:span><text:bookmark-end text:name="bookmark6"/></text:h>
        <text:p text:style-name="P4"><text:span text:style-name="T4">Built by Wells, launched 1771, 3 decks, 4in bottom, length 138ft ILAin, keel 111ft 5in, breadth 36ft 3in, hold 14ft 4</text:span><text:span text:style-name="T5">1</text:span><text:span text:style-name="T4">/2in, wing transom 23ft 2</text:span><text:span text:style-name="T5">1</text:span><text:span text:style-name="T4">/2in, port cell 24ft 4in, between decks 6ft, 778 tons Principal Managing Owner: George Willson</text:span></text:p>
        <text:list xml:id="list2296515096" text:style-name="WWNum19">
          <text:list-item>
            <text:p text:style-name="P67"><text:span text:style-name="T4">1771/2<text:tab/>China</text:span></text:p>
          </text:list-item>
        </text:list>
        <text:p text:style-name="P16"><text:span text:style-name="T4">L/MAR/B/569A(1) Journal 10 Dec 1771-3 Jul 1773, William Haffey, Second Mate L/MAR/B/569B(1) Ledger L/MAM/B/569B(2) Pay Book Capt William Money</text:span></text:p>
        <text:p text:style-name="P6"><text:span text:style-name="T4">Portsmouth 8 Feb 1772 - 10 Jul Batavia -14 Aug Whampoa - 2 Dec Second Bar - 11 Mar 1773 St Helena - 27 May Downs</text:span></text:p>
        <text:list xml:id="list133840763461248" text:continue-numbering="true" text:style-name="WWNum19">
          <text:list-item>
            <text:p text:style-name="P257"><text:span text:style-name="T4">1774/5<text:tab/>Bombay</text:span></text:p>
          </text:list-item>
        </text:list>
        <text:p text:style-name="P353"><text:span text:style-name="T4">L/MAM/B/467E Journal 30 Jan 1775-14 Feb 1776, Charles Chisholme, Chief Mate L/MAWB/569C(1) Ledger L/MAM/B/569C(2) Pay Book Capt William Money</text:span></text:p>
        <text:p text:style-name="P247"><text:span text:style-name="T4">Portsmouth 20 Apr 1775 - 10 May Madeira - 26 Aug Cape - 20 Nov Colombo - 28 Nov Anjengo - 9 Dec Tellicherry -17 Dec Mangalore -10 Jan 1776 Bombay -14 Oct 1777 Downs</text:span></text:p>
        <text:list xml:id="list133840345743559" text:continue-numbering="true" text:style-name="WWNum19">
          <text:list-item>
            <text:p text:style-name="P181"><text:span text:style-name="T4">1777/8<text:tab/>Madras and Bengal</text:span></text:p>
          </text:list-item>
        </text:list>
        <text:p text:style-name="P202"><text:span text:style-name="T4">IiMAM/B/569A(2) Journal 15 Dec 1777-4 Mar 1780, George Hay, Fourth Mate L/MAM/B/569B(1) Ledger L/MAM/B/569D(2) Pay Book Capt Charles Chisholme</text:span></text:p>
        <text:p text:style-name="P169"><text:span text:style-name="T4">Portsmouth 27 Apr 1778 - 26 May Madeira - 24 Aug Cape - 9 Dec Kedgeree - 9 Feb 1779 Barrabulla - 8 Apr Madras - 28 Jul Cape - 3 Sep St Helena - 22 Jan 1780 Deptford</text:span></text:p>
      </text:section>
      <text:section text:style-name="Sect2" text:name="Bereich2">
        <text:list xml:id="list133840682325883" text:continue-numbering="true" text:style-name="WWNum19">
          <text:list-item>
            <text:p text:style-name="P211"><draw:frame draw:style-name="fr12" draw:name="Rahmen9" text:anchor-type="char" svg:x="0.085cm" svg:y="15.635cm" svg:width="12.531cm" draw:z-index="44"><draw:text-box fo:min-height="0.838cm"><text:p text:style-name="P38"><text:span text:style-name="Body_20_text_20__28_2_29__20_Exact">Downs 9 Mar 1788 - 15 Jul Madras -18 Sep Malacca -17 Oct Whampoa - 4 Feb 1789 Second Bar - 4 Jun St Helena -16 Aug Downs</text:span></text:p></draw:text-box></draw:frame><draw:frame draw:style-name="fr11" draw:name="Rahmen10" text:anchor-type="char" svg:x="0.034cm" svg:y="20.128cm" svg:width="2.642cm" draw:z-index="45"><draw:text-box fo:min-height="0.806cm"><text:p text:style-name="P540"><text:span text:style-name="Body_20_text_20__28_4_29__20_Exact">L/MAM/B/441J(1)</text:span></text:p><text:p text:style-name="P540"><text:span text:style-name="Body_20_text_20__28_4_29__20_Exact">L/MAR/B/441J(2)</text:span></text:p></draw:text-box></draw:frame><draw:frame text:anchor-type="char" draw:z-index="32" draw:style-name="gr1" draw:text-style-name="P674" svg:width="16.629cm" svg:height="0.814cm" svg:x="15.815cm" svg:y="-1.914cm"><draw:image xlink:href="Pictures/10000000000003D600000030E6ADAA8B209A0C85.png" xlink:type="simple" xlink:show="embed" xlink:actuate="onLoad" draw:mime-type="image/png"><text:p/></draw:image></draw:frame><text:span text:style-name="T4">1779/80 St Helena and Benkulen</text:span></text:p>
          </text:list-item>
        </text:list>
        <text:p text:style-name="P197"><text:span text:style-name="T4">Capt James Rattray</text:span></text:p>
        <text:p text:style-name="P199"><text:span text:style-name="T4">Portsmouth 27 Jul 1780 - 9 Aug captured, with the </text:span><text:span text:style-name="Body_20_text_20__28_2_29__20__2b__20_Italic">Godfrey, Hillsborough, Mountstuart</text:span><text:span text:style-name="T4"> and </text:span><text:span text:style-name="Body_20_text_20__28_2_29__20__2b__20_Italic">Royal George,</text:span><text:span text:style-name="T4"> by the combined Franco-Spanish fleet in 36</text:span><text:span text:style-name="T5">0</text:span><text:span text:style-name="T4">28'N &amp; 15°20'W</text:span></text:p>
        <text:p text:style-name="P619"><text:span text:style-name="T4">GENERAL BARKER</text:span></text:p>
        <text:p text:style-name="P353"><text:span text:style-name="T4">Built by Adams, launched 1778, 3 decks, 4in bottom, length 137fl llin, keel HOft </text:span><text:span text:style-name="Body_20_text_20__28_2_29__20__2b__20_Italic">AYiin,</text:span><text:span text:style-name="T4"> breadth 36ft P/un, hold 15ft P/un, wing transom 23ft 6in, port cell 25ft 2in, between decks 6ft 2in, 766 tons Principal Managing Owner: John Durand</text:span></text:p>
        <text:list text:style-name="WWNum21">
          <text:list-item>
            <text:p text:style-name="P374"><text:span text:style-name="T4">1778/9 Madras and Bengal</text:span></text:p>
          </text:list-item>
        </text:list>
        <text:p text:style-name="P353"><text:span text:style-name="T4">Capt Alexander Tod</text:span></text:p>
        <text:p text:style-name="P150"><text:span text:style-name="T4">Portsmouth 7 Mar 1779 - lost on the Dutch coast 16 Feb 1781</text:span></text:p>
        <text:p text:style-name="P619"><text:span text:style-name="T4">GENERAL COOTE</text:span></text:p>
        <text:p text:style-name="P3"><text:span text:style-name="T4">Built by Barnard, launched 1781, 3 decks, 4in bottom, length 142ft 2in, keel 114ft 9%, breadth 35ft llin, hold 14ft 9in, wing transom 23ft 3in, port cell 26ft 4in, between decks 5ft llin &amp; 6ft 4in, roundhouse 6ft 2</text:span><text:span text:style-name="T5">3</text:span><text:span text:style-name="T4">/un, ports 13 middle &amp; upper, deck range 76ft, 787 tons Principal Managing Owner: Robert Williams</text:span></text:p>
        <text:list xml:id="list1936730690" text:style-name="WWNum23">
          <text:list-item>
            <text:p text:style-name="P161"><text:span text:style-name="T4">1781/2<text:tab/>Madras and China</text:span></text:p>
          </text:list-item>
        </text:list>
        <text:p text:style-name="P428"><text:span text:style-name="T4">L/MAM/B/441A Journal 14 Feb 1782-5 Sep 1784, William Farington, Chief Mate Capt Daniel Griffith Hoare</text:span></text:p>
        <text:p text:style-name="P353"><text:span text:style-name="T4">Portsmouth 11 Sep 1782 - 9 Apr 1783 Madras - 6 Sep Malacca - 7 Oct Whampoa - 23 Dec Second Bar - 24 Apr 1784 St Helena -13 Jul Downs</text:span></text:p>
        <text:list xml:id="list133840272421316" text:continue-numbering="true" text:style-name="WWNum23">
          <text:list-item>
            <text:p text:style-name="P375"><text:span text:style-name="T4">1784/5<text:tab/>St Helena and China</text:span></text:p>
          </text:list-item>
        </text:list>
        <text:p text:style-name="P258"><text:span text:style-name="T4">L/MAR/B/441B<text:tab/>Journal 31 Oct 1784-21 Sep<text:tab/>1786</text:span></text:p>
        <text:p text:style-name="P581"><text:span text:style-name="T4">L/MAR/B/441G(1)<text:tab/></text:span><text:span text:style-name="Body_20_text_20__28_5_29__20__2b__20_Not_20_Bold"><text:span text:style-name="T7">Ledger</text:span></text:span></text:p>
        <text:p text:style-name="P542"><text:span text:style-name="T4">L/MAM/B/441G(2)<text:tab/>Pay Book</text:span></text:p>
        <text:p text:style-name="P240"><text:span text:style-name="T4">Capt James Baldwin</text:span></text:p>
        <text:p text:style-name="P437"><text:span text:style-name="T4">Downs 1 Feb 1785 - 18 May St Helena -1 Oct Whampoa - 2 Feb 1786 Second Bar - 4 Jun St Helena - 13 Aug Downs</text:span></text:p>
        <text:list xml:id="list133841091854201" text:continue-numbering="true" text:style-name="WWNum23">
          <text:list-item>
            <text:p text:style-name="P395"><text:span text:style-name="T4">1787/8 Madras and China</text:span></text:p>
          </text:list-item>
        </text:list>
        <text:p text:style-name="P396"><text:span text:style-name="T4">L/MAR/B/441C<text:tab/>Journal 10 Dec 1787-19 Aug 1789</text:span></text:p>
        <text:p text:style-name="P590"><text:span text:style-name="T4">L/MAR/B/441H(1)<text:tab/></text:span><text:span text:style-name="Body_20_text_20__28_5_29__20__2b__20_Not_20_Bold"><text:span text:style-name="T7">Ledger</text:span></text:span></text:p>
        <text:p text:style-name="P558"><text:span text:style-name="T4">L/MAJR/B/441H(2)<text:tab/>Pay Book</text:span></text:p>
        <text:p text:style-name="P590"><text:span text:style-name="T4">L/MAR/B/441H(3)<text:tab/></text:span><text:span text:style-name="Body_20_text_20__28_5_29__20__2b__20_Not_20_Bold"><text:span text:style-name="T7">Imprest Book</text:span></text:span></text:p>
        <text:p text:style-name="P590"><text:span text:style-name="T4">L/MAR/B/441H(4)<text:tab/></text:span><text:span text:style-name="Body_20_text_20__28_5_29__20__2b__20_Not_20_Bold"><text:span text:style-name="T7">Absence Book</text:span></text:span></text:p>
        <text:p text:style-name="P391"><text:span text:style-name="T4">Capt James Baldwin</text:span></text:p>
        <text:list xml:id="list133840689800447" text:continue-numbering="true" text:style-name="WWNum23">
          <text:list-item>
            <text:p text:style-name="P259"><text:span text:style-name="T4">1790/1 Madras and China</text:span></text:p>
          </text:list-item>
        </text:list>
        <text:p text:style-name="P261"><text:span text:style-name="T4">L/MAM/B/441D<text:tab/>Journal 22 Nov 1790-29 May<text:tab/>1792</text:span></text:p>
        <text:p text:style-name="P542"><text:span text:style-name="T4">L/MAR/B/441-I(2)<text:tab/>Ledger</text:span></text:p>
        <text:p text:style-name="P542"><text:span text:style-name="T4">L/MAR/B/441-1(2)<text:tab/>Pay Book</text:span></text:p>
        <text:p text:style-name="P240"><text:span text:style-name="T4">Capt James Baldwin</text:span></text:p>
        <text:p text:style-name="P353"><text:span text:style-name="T4">Torbay 1 Feb 1791 - 29 May Madras - 27 Jul Penang - 13 Sep Whampoa - 23 Nov Second Bar - 25 Feb 1792 St Helena - 18 Apr Downs</text:span></text:p>
        <text:list xml:id="list133839841273744" text:continue-numbering="true" text:style-name="WWNum23">
          <text:list-item>
            <text:p text:style-name="P395"><text:span text:style-name="T4">1792/3 Madras and Bengal</text:span></text:p>
          </text:list-item>
        </text:list>
        <text:p text:style-name="P428"><text:span text:style-name="T4">L/MAM/B/441E Journal 24 Apr 1793-10 Dec 1794 Ledger Pay Book</text:span></text:p>
        <text:p text:style-name="P198"><text:span text:style-name="T4">Capt Robert Williams</text:span></text:p>
        <text:p text:style-name="P200"><text:span text:style-name="T4">Portsmouth 7 Jul 1793 - 18 Sep Cape - 2 Nov Madras - 29 Jan 1794 Diamond Harbour - 25 Feb Cox’s Island -18 Jun St Helena - 7 Sep Downs</text:span></text:p>
        <text:list xml:id="list133840928961721" text:continue-numbering="true" text:style-name="WWNum23">
          <text:list-item>
            <text:p text:style-name="P28"><text:span text:style-name="T4">1794/5 China</text:span></text:p>
          </text:list-item>
        </text:list>
        <text:p text:style-name="P68"><text:span text:style-name="T4">L/MAM/B/441F<text:tab/>Journal 22<text:tab/>Feb 1795-30 Mar 1797</text:span></text:p>
        <text:p text:style-name="P530"><text:span text:style-name="T4">L/MAR/B/441K(1)<text:tab/>Ledger</text:span></text:p>
        <text:p text:style-name="P530"><text:span text:style-name="T4">L/MAM/B/441K(2)<text:tab/>Pay Book</text:span></text:p>
        <text:p text:style-name="P38"><text:span text:style-name="T4">Capt Charles Dundas</text:span></text:p>
        <text:p text:style-name="P5"><text:span text:style-name="T4">Portsmouth 13 May 1795 - 7 Jul San Salvador - 2 Oct Cape - 20 Dec Balambang - 5 Mar 1796 Whampoa - 22 Jun Second Bar - 20 Nov St Helena -14 Feb 1797 Downs</text:span></text:p>
        <text:p text:style-name="P622"><text:span text:style-name="T4">GENERAL ELIOTT</text:span></text:p>
        <text:p text:style-name="P4"><text:span text:style-name="T4">Built by Perry, launched 1782, 3 decks, 4in bottom, length 143ft llin, keel 116ft 5in, breadth 35ft lll^in, hold 14ft llin, wing transom 23ft 8in, port cell 26ft </text:span><text:span text:style-name="Body_20_text_20__28_2_29__20__2b__20_Italic">I'Am,</text:span><text:span text:style-name="T4"> waist 1ft lin, between decks 5ft ILAin &amp; 6ft 3</text:span><text:span text:style-name="T5">3</text:span><text:span text:style-name="T4">/4in, roundhouse 6ft 4in, ports 13 middle &amp; upper, 800 tons Principal Managing Owner: Robert Preston</text:span></text:p>
        <text:list xml:id="list2868469982" text:style-name="WWNum25">
          <text:list-item>
            <text:p text:style-name="P69"><text:span text:style-name="T4">1782/3 Bombay</text:span></text:p>
          </text:list-item>
        </text:list>
        <text:p text:style-name="P68"><text:span text:style-name="T4">L/MAR/B/269A<text:tab/>Journal 5 Dec 1782-7 Sep<text:tab/>1784</text:span></text:p>
        <text:p text:style-name="P70"><text:span text:style-name="T4">L/MAM/B/269G(1)<text:tab/>Ledger</text:span></text:p>
        <text:p text:style-name="P70"><text:span text:style-name="T4">L/MAM/B/269G(2)<text:tab/>Pay Book</text:span></text:p>
        <text:p text:style-name="P38"><text:span text:style-name="T4">Capt Robert Drummond</text:span></text:p>
        <text:p text:style-name="P4"><text:span text:style-name="T4">Portsmouth 17 Mar 1783 - 28 Jun Johanna -19 Jul Bombay - 24 Sep Tellicherry - 4 Oct Anjengo - 26 Oct Tellicherry -10 Nov Bombay - 29 Nov Goa -16 Dec Bombay - 21 Jan 1784 Goa - 6 Feb Tellicherry - 5 May St Helena -18 Jul Downs</text:span></text:p>
        <text:list xml:id="list133841369143252" text:continue-numbering="true" text:style-name="WWNum25">
          <text:list-item>
            <text:p text:style-name="P71"><text:span text:style-name="T4">1784/5<text:tab/>China</text:span></text:p>
          </text:list-item>
        </text:list>
        <text:p text:style-name="P68"><text:span text:style-name="T4">L/MAM/B/269B<text:tab/>Journal 27 Jan 1785-5 Jul<text:tab/>1786</text:span></text:p>
        <text:p text:style-name="P70"><text:span text:style-name="T4">L/MAM/B/269H(1)<text:tab/>Ledger</text:span></text:p>
        <text:p text:style-name="P70"><text:span text:style-name="T4">L/MAM/B/269H(2)<text:tab/>Pay Book</text:span></text:p>
        <text:p text:style-name="P38"><text:span text:style-name="T4">Capt Robert Drummond</text:span></text:p>
        <text:p text:style-name="P6"><text:span text:style-name="T4">Portsmouth 28 Mar 1785 - 29 Aug Whampoa - 27 Dec Second Bar - 25 Mar 1786 St Helena - 27 May Downs</text:span></text:p>
        <text:list xml:id="list133841631132544" text:continue-numbering="true" text:style-name="WWNum25">
          <text:list-item>
            <text:p text:style-name="P262"><text:span text:style-name="T4">1786/7<text:tab/>Bombay</text:span></text:p>
          </text:list-item>
        </text:list>
        <text:p text:style-name="P263"><text:span text:style-name="T4">L/MAM/B/269C<text:tab/>Journal 8 Jan 1787-18 Jun<text:tab/>1788</text:span></text:p>
        <text:p text:style-name="P264"><text:span text:style-name="T4">L/MAR/B/269-I(l)<text:tab/>Ledger</text:span></text:p>
        <text:p text:style-name="P264"><text:span text:style-name="T4">L/MAM/B/269-I(2)<text:tab/>Pay Book</text:span></text:p>
        <text:p text:style-name="P240"><text:span text:style-name="T4">Capt Robert Preston</text:span></text:p>
        <text:p text:style-name="P243"><text:span text:style-name="T4">Downs 1 Apr 1787 - 19 Apr Madeira - 28 Jul Bombay - 2 Mar 1788 St Helena -10 May Downs</text:span></text:p>
        <text:list xml:id="list133841436055881" text:continue-numbering="true" text:style-name="WWNum25">
          <text:list-item>
            <text:p text:style-name="P72"><text:span text:style-name="T4">1788/9<text:tab/>Bombay and China</text:span></text:p>
          </text:list-item>
        </text:list>
        <text:p text:style-name="P70"><text:span text:style-name="T4">L/MAM/B/269D<text:tab/>Journal 17 Oct 1788-21 Jun 1790</text:span></text:p>
        <text:p text:style-name="P70"><text:span text:style-name="T4">L/MAM/B/269J(1)<text:tab/>Ledger</text:span></text:p>
        <text:p text:style-name="P70"><text:span text:style-name="T4">L/MAM/B/269J(2)<text:tab/>Pay Book</text:span></text:p>
        <text:p text:style-name="P38"><text:span text:style-name="T4">Capt Robert Drummond</text:span></text:p>
        <text:p text:style-name="P6"><text:span text:style-name="T4">Downs 19 Dec 1788 - 13 Mar 1789 Simons Bay -16 May Bombay - 27 Sep Whampoa - 8 Jan 1790 Second Bar -13 Apr St Helena -19 Jun Downs</text:span></text:p>
        <text:list xml:id="list133841243977219" text:continue-numbering="true" text:style-name="WWNum25">
          <text:list-item>
            <text:p text:style-name="P262"><text:span text:style-name="T4">1791/2<text:tab/>Bombay</text:span></text:p>
          </text:list-item>
        </text:list>
        <text:p text:style-name="P264"><text:span text:style-name="T4">L/MAR/B/269E<text:tab/>Journal 26 Jan 1792-30 Sep 1793</text:span></text:p>
        <text:p text:style-name="P264"><text:span text:style-name="T4">L/MAM/B/269K(1)<text:tab/>Ledger</text:span></text:p>
        <text:p text:style-name="P264"><text:span text:style-name="T4">L/MAM/B/269K(2)<text:tab/>Pay Book</text:span></text:p>
        <text:p text:style-name="P240"><text:span text:style-name="T4">Capt Robert Drummond</text:span></text:p>
        <text:p text:style-name="P197"><text:span text:style-name="T4">Downs 6 Apr 1792 - 28 Jul Bombay -14 Nov Surat - 30 Nov Bombay - 5 Feb 1793 Surat - 15 Feb Bombay - 9 Mar Tellicherry - 27 Mar Calicut -14 Jun St Helena - 21 Aug Downs</text:span></text:p>
        <text:list xml:id="list133840695464815" text:continue-numbering="true" text:style-name="WWNum25">
          <text:list-item>
            <text:p text:style-name="P265"><text:span text:style-name="T4">1793/4 Bengal</text:span></text:p>
          </text:list-item>
        </text:list>
        <text:p text:style-name="P266"><text:span text:style-name="T4">L/MAM/B/269F<text:tab/>Journal 14 Nov 1793-1<text:tab/>Sep 1795</text:span></text:p>
        <text:p text:style-name="P543"><text:span text:style-name="T4">L/MAR/B/269L(1)<text:tab/>Ledger</text:span></text:p>
        <text:p text:style-name="P543"><text:span text:style-name="T4">L/MAM/B/269L(2)<text:tab/>Pay Book</text:span></text:p>
        <text:p text:style-name="P240"><text:span text:style-name="T4">Capt Adam Drummond</text:span></text:p>
        <text:p text:style-name="P240"><text:span text:style-name="T4">Portsmouth 2 May 1794 - 11 Sep Diamond Harbour - 28 Nov Saugor -18 May 1795 St Helena - 22 Jul Downs</text:span></text:p>
        <text:list text:style-name="WWNum27">
          <text:list-item>
            <text:p text:style-name="P29"><text:span text:style-name="T4">1795/6 Madras and Bengal</text:span></text:p>
          </text:list-item>
        </text:list>
        <text:p text:style-name="P17"><text:span text:style-name="T4">L/MAM/B/440G Journal 30 Jan 1796-2 Jun 1798 L/MAR/B/440M(1) Ledger L/MAR/B/440M(2) Pay Book Capt Thomas Graham</text:span></text:p>
        <text:p text:style-name="P38"><text:span text:style-name="T4">Portsmouth 12 Apr 1796 - 22 Jul Simons Bay - 17 Sep Madras - 28 Dec Trincomalee - 5 Jan 1797 Madras - 28 Feb Calcutta -1 Aug Kedgeree - 24 Aug Penang - 30 Oct Diamond Harbour - 19 Dec Saugor - 4 Feb 1798 Madras - 23 Apr Cape - 26 May St Helena - 2 Aug Downs</text:span></text:p>
      </text:section>
      <text:section text:style-name="Sect3" text:name="Bereich3">
        <text:p text:style-name="P673"><draw:frame draw:style-name="fr1" draw:name="Rahmen14" text:anchor-type="as-char" svg:width="41.981cm" svg:height="0.164cm" draw:z-index="58"><draw:text-box><text:p text:style-name="P629"/></draw:text-box></draw:frame><text:s/></text:p>
      </text:section>
      <text:section text:style-name="Sect4" text:name="Bereich4">
        <text:p text:style-name="P619"><text:span text:style-name="T4">GENERAL GODDARD</text:span></text:p>
        <text:p text:style-name="P3"><text:span text:style-name="T4">Built by Randall, launched 1782, 3 decks, 4in bottom, length 143ft lOin, keel 116ft 7in, breadth 35ft 11 in, hold 14ft 9in, wing transom 22ft </text:span><text:span text:style-name="Body_20_text_20__28_2_29__20__2b__20_Italic">9</text:span><text:span text:style-name="Body_20_text_20__28_2_29__20__2b__20_Italic"><text:span text:style-name="T2">1</text:span></text:span><text:span text:style-name="Body_20_text_20__28_2_29__20__2b__20_Italic">Ain</text:span><text:span text:style-name="Body_20_text_20__28_2_29__20__2b__20_Italic"><text:span text:style-name="T9">&gt;</text:span></text:span><text:span text:style-name="T4"> port cell 26ft 4in, waist 1ft </text:span><text:span text:style-name="Body_20_text_20__28_2_29__20__2b__20_Italic">VAin,</text:span><text:span text:style-name="T4"> between decks 6ft &amp;</text:span></text:p>
        <text:p text:style-name="P3"><text:span text:style-name="T4">6ft 3</text:span><text:span text:style-name="T5">1</text:span><text:span text:style-name="T4">/2in, roundhouse 6ft 4</text:span><text:span text:style-name="T5">1</text:span><text:span text:style-name="T4">/2in, ports 13 middle &amp; upper, deck range 76ft, 799 tons Principal Managing Owners: 1-2 William Money, 3-6 Robert Wigram</text:span></text:p>
        <text:list xml:id="list4140611414" text:style-name="WWNum39">
          <text:list-item>
            <text:p text:style-name="P376"><text:span text:style-name="T4">1781/2<text:tab/>Madras and Bombay</text:span></text:p>
          </text:list-item>
        </text:list>
        <text:p text:style-name="P525"><text:span text:style-name="T4">L/MAH/B/440A-B Journal 2 Mar 1782-30 Nov 1784 L/MAM/B/440H(1) Ledger L/MAM/B/440H(2) Pay Book</text:span></text:p>
        <text:p text:style-name="P353"><text:span text:style-name="T4">Capt Thomas Foxall</text:span></text:p>
        <text:p text:style-name="P437"><text:span text:style-name="T4">Portsmouth 11 Sep 1782 - 16 Apr 1783 Madras - 22 Oct Anjengo - 11 Nov Bombay - 9 Aug 1784 St Helena - 24 Oct Downs</text:span></text:p>
        <text:list xml:id="list133841160215418" text:continue-numbering="true" text:style-name="WWNum39">
          <text:list-item>
            <text:p text:style-name="P376"><text:span text:style-name="T4">1785/6<text:tab/>Madras and China</text:span></text:p>
          </text:list-item>
        </text:list>
        <text:p text:style-name="P267"><text:span text:style-name="T4">L/MAM/B/440C<text:tab/>Journal 18<text:tab/>Oct<text:tab/>1785-22<text:tab/>Sep<text:tab/>1787</text:span></text:p>
        <text:p text:style-name="P544"><text:span text:style-name="T4">L/MAM/B/440-I(l)<text:tab/>Ledger</text:span></text:p>
        <text:p text:style-name="P544"><text:span text:style-name="T4">L/MAR/B/440-I(2)<text:tab/>Pay Book</text:span></text:p>
        <text:p text:style-name="P169"><text:span text:style-name="T4">Capt Thomas Foxall</text:span></text:p>
        <text:p text:style-name="P197"><text:span text:style-name="T4">Downs 17 Dec 1785 - 5 Jan 1786 Madeira - 26 Apr Johanna - 7 Jun Madras - 31 Aug Malacca - 5 Oct Whampoa - 18 Feb 1787 Second Bar - 21 Jun St Helena - 28 Aug Downs</text:span></text:p>
        <text:list xml:id="list133841259396095" text:continue-numbering="true" text:style-name="WWNum39">
          <text:list-item>
            <text:p text:style-name="P268"><text:span text:style-name="T4">1788/9<text:tab/>Bengal</text:span></text:p>
          </text:list-item>
        </text:list>
        <text:p text:style-name="P269"><text:span text:style-name="T4">L/MAM/B/440D<text:tab/>Journal 30<text:tab/>Nov<text:tab/>1788-25<text:tab/>Jun<text:tab/>1790</text:span></text:p>
        <text:p text:style-name="P544"><text:span text:style-name="T4">L/MAM/B/440J(1)<text:tab/>Ledger</text:span></text:p>
        <text:p text:style-name="P544"><text:span text:style-name="T4">L/MAM/B/440J(2)<text:tab/>Pay Book</text:span></text:p>
        <text:p text:style-name="P240"><text:span text:style-name="T4">Capt Thomas Foxall</text:span></text:p>
        <text:p text:style-name="P353"><text:span text:style-name="T4">Downs 26 Feb 1789 - 26 Jun Diamond Harbour - 28 Nov Saugor - 27 Dec Madras -18 Mar 1790 St Helena -13 Jun Downs</text:span></text:p>
        <text:list xml:id="list133840992596325" text:continue-numbering="true" text:style-name="WWNum39">
          <text:list-item>
            <text:p text:style-name="P268"><text:span text:style-name="T4">1791/2<text:tab/>Bengal</text:span></text:p>
          </text:list-item>
        </text:list>
        <text:p text:style-name="P270"><text:span text:style-name="T4">L/MAR/B/440E<text:tab/>Journal 23<text:tab/>Feb<text:tab/>1792-1 Jun 1793</text:span></text:p>
        <text:p text:style-name="P544"><text:span text:style-name="T4">L/MAM/B/440K(1)<text:tab/>Ledger</text:span></text:p>
        <text:p text:style-name="P544"><text:span text:style-name="T4">L/MAR/B/440K(2)<text:tab/>Pay Book</text:span></text:p>
        <text:p text:style-name="P240"><text:span text:style-name="T4">Capt Thomas Wakefield</text:span></text:p>
        <text:p text:style-name="P428"><text:span text:style-name="T4">Portsmouth 16 Feb 1792 - 14 May Simons Bay - 6 Jul Diamond Harbour - 3 Dec Cox’s Island - 28 Feb 1793 St Helena - 2 May Downs</text:span></text:p>
        <text:list xml:id="list133840963624058" text:continue-numbering="true" text:style-name="WWNum39">
          <text:list-item>
            <text:p text:style-name="P397"><text:span text:style-name="T4">1793/4<text:tab/>Madras and Bengal</text:span></text:p>
          </text:list-item>
        </text:list>
        <text:p text:style-name="P398"><text:span text:style-name="T4">L/MAM/B/440F<text:tab/>Journal 5 Nov<text:tab/>1793-30<text:tab/>Nov<text:tab/>1795</text:span></text:p>
        <text:p text:style-name="P559"><text:span text:style-name="T4">L/MAM/B/440L(1)<text:tab/>Ledger</text:span></text:p>
        <text:p text:style-name="P559"><text:span text:style-name="T4">L/MAM/B/440L(2)<text:tab/>Pay Book</text:span></text:p>
        <text:p text:style-name="P391"><text:span text:style-name="T4">Capt William Taylor Money</text:span></text:p>
        <text:p text:style-name="P428"><text:span text:style-name="T4">Portsmouth 2 May 1794 - 11 Sep Madras -10 Oct Diamond Harbour -13 Dec Saugor -31 Jan 1795 Madras - 4 May St Helena -13 Sep Shannon -15 Oct Downs * 15 Jun 1794 assisted in capture of three Dutch ships off St Helena</text:span></text:p>
        <text:p text:style-name="P560"><text:span text:style-name="Body_20_text_20__28_4_29__20__2b__20_Italic">See</text:span><text:span text:style-name="T4"> IOR: R&amp;L 714/1894</text:span></text:p>
        <text:p text:style-name="P620"><text:span text:style-name="T4">GENERAL GRAHAM</text:span></text:p>
        <text:list text:style-name="WWNum41">
          <text:list-item>
            <text:p text:style-name="P30"><text:span text:style-name="T4">1811/2 New South Wales and China</text:span></text:p>
          </text:list-item>
        </text:list>
        <text:p text:style-name="P3"><text:span text:style-name="Body_20_text_20__28_2_29__20__2b__20_Bold">L/MAR/B/254A </text:span><text:span text:style-name="T4">Journal 12 Jun 1811-18 May 1813, William Bendal, Chief Mate </text:span><text:span text:style-name="Body_20_text_20__28_2_29__20__2b__20_Bold">L/MAR/B/254B </text:span><text:span text:style-name="T4">Journal 3 Jul 1812-16 May 1813, William Rainbett, Second Mate Capt William Watson</text:span></text:p>
        <text:p text:style-name="P5"><text:span text:style-name="T4">Downs 4 Sep 1811 -31 Oct Rio de Janeiro - 28 Jan 1812 Port Jackson - 24 Jun Whampoa - 22 Oct Malaca - 24 Jan 1813 Cape -10 Mar St Helena - 14 May Downs</text:span></text:p>
        <text:p text:style-name="P620"><text:span text:style-name="T4">GENERAL HARRIS</text:span></text:p>
        <text:p text:style-name="P6"><text:span text:style-name="T4">Built by Brent, launched 1812, 3 decks, 4in bottom, length 165ft </text:span><text:span text:style-name="Body_20_text_20__28_2_29__20__2b__20_Italic">5</text:span><text:span text:style-name="Body_20_text_20__28_2_29__20__2b__20_Italic"><text:span text:style-name="T2">l</text:span></text:span><text:span text:style-name="Body_20_text_20__28_2_29__20__2b__20_Italic">Ain,</text:span><text:span text:style-name="T4"> keel 133ft 7in, breadth 42ft 6in, wing transom 25ft 6in, port cell 29ft, waist 1ft 4in, between decks 6ft 5in &amp; 6ft 4in, roundhouse 6ft 4in, ports 14 middle &amp; 13 upper, deck range 97ft, 1200 tons Principal Managing Owners: 1-2 John A Cumberlege, 3-9 James Sims Sold to Joseph Christall 20 Oct 1831 for £6600</text:span></text:p>
        <text:list xml:id="list2060472781" text:style-name="WWNum43">
          <text:list-item>
            <text:p text:style-name="P377"><text:span text:style-name="T4">1812/3<text:tab/>Bombay and China</text:span></text:p>
          </text:list-item>
        </text:list>
        <text:p text:style-name="P271"><text:span text:style-name="T4">L/MAR/B/32A<text:tab/>Journal<text:tab/>5 Oct<text:tab/>1812-7<text:tab/>Oct<text:tab/>1814</text:span></text:p>
        <text:p text:style-name="P272"><text:span text:style-name="T4">L/MAR/B/32J(1)<text:tab/>Ledger</text:span></text:p>
        <text:p text:style-name="P272"><text:span text:style-name="T4">L/MAR/B/32J(2)<text:tab/>Pay Book</text:span></text:p>
        <text:p text:style-name="P240"><text:span text:style-name="T4">Capt Charles Elton Prescott</text:span></text:p>
        <text:p text:style-name="P4"><text:span text:style-name="T4">Portsmouth 24 Dec 1812 - 9 May 1813 Bombay - 18 Jul Penang - 7 Aug Malacca - 6 Sep Whampoa - 5 Jan 1814 Second Bar - 26 May St Helena - 6 Aug Downs</text:span></text:p>
        <text:list xml:id="list133840207752749" text:continue-numbering="true" text:style-name="WWNum43">
          <text:list-item>
            <text:p text:style-name="P73"><text:span text:style-name="T4">1814/5<text:tab/>Madras and China</text:span></text:p>
          </text:list-item>
        </text:list>
        <text:p text:style-name="P74"><text:span text:style-name="T4">L/MAR/B/32B<text:tab/>Journal<text:tab/>28 Dec 1814-21 Jun 1816</text:span></text:p>
        <text:p text:style-name="P75"><text:span text:style-name="T4">L/MAR/B/32K(1)<text:tab/>Ledger</text:span></text:p>
        <text:p text:style-name="P75"><text:span text:style-name="T4">L/MAR/B/32K(2)<text:tab/>Pay Book</text:span></text:p>
        <text:p text:style-name="P38"><text:span text:style-name="T4">Capt George Welstead</text:span></text:p>
        <text:p text:style-name="P6"><text:span text:style-name="T4">Portsmouth 28 Feb 1815 -11 Jul Madras - 8 Aug Penang - 9 Sep Malacca -13 Oct Whampoa -15 Jan 1816 Second Bar - 23 Mar St Helena - 10 May Downs</text:span></text:p>
        <text:list xml:id="list133839741908453" text:continue-numbering="true" text:style-name="WWNum43">
          <text:list-item>
            <text:p text:style-name="P273"><text:span text:style-name="T4">1816/7<text:tab/>Bombay and China</text:span></text:p>
          </text:list-item>
        </text:list>
        <text:p text:style-name="P274"><text:span text:style-name="T4">L/MAR/B/32C<text:tab/>Journal 24<text:tab/>Oct<text:tab/>1816-8<text:tab/>Oct<text:tab/>1818</text:span></text:p>
        <text:p text:style-name="P272"><text:span text:style-name="T4">L/MAR/B/32L(1)<text:tab/>Ledger</text:span></text:p>
        <text:p text:style-name="P272"><text:span text:style-name="T4">L/MAK/B/32L(2)<text:tab/>Pay Book</text:span></text:p>
        <text:p text:style-name="P240"><text:span text:style-name="T4">Capt George Welstead</text:span></text:p>
        <text:p text:style-name="P351"><text:span text:style-name="T4">Downs 7 Jan 1817 - 31 Mar Cape - 31 May Bombay - 22 Dec Batavia - 22 Feb 1818 Whmpoa - 16 Mar Second Bar - 27 Apr Penang -10 Aug St Helena - 6 Oct Downs</text:span></text:p>
        <text:list xml:id="list133840871913337" text:continue-numbering="true" text:style-name="WWNum43">
          <text:list-item>
            <text:p text:style-name="P73"><text:span text:style-name="T4">1818/9<text:tab/>China</text:span></text:p>
          </text:list-item>
        </text:list>
        <text:p text:style-name="P76"><text:span text:style-name="T4">L/MAM/B/32D<text:tab/>Journal 25<text:tab/>Jan<text:tab/>1819-31<text:tab/>Jul<text:tab/>1820</text:span></text:p>
        <text:p text:style-name="P75"><text:span text:style-name="T4">L/MAR/B/32M(1)<text:tab/>Ledger</text:span></text:p>
        <text:p text:style-name="P75"><text:span text:style-name="T4">L/MAK/B/32M(2)<text:tab/>Pay Book</text:span></text:p>
        <text:p text:style-name="P38"><text:span text:style-name="T4">Capt George Welstead</text:span></text:p>
        <text:p text:style-name="P451"><text:span text:style-name="T4">Portsmouth 5 Apr 1819 - 20 Jul Penang -14 Oct Malacca - 24 Sep Singapore - 21 Oct Whampoa - 28 Jan 1820 Second Bar - 21 Apr St Helena - 20 Jun Downs</text:span></text:p>
      </text:section>
      <text:section text:style-name="Sect4" text:name="Bereich5">
        <text:list xml:id="list133840516665999" text:continue-numbering="true" text:style-name="WWNum43">
          <text:list-item>
            <text:p text:style-name="P275"><text:span text:style-name="T4">1820/1 Madras and China</text:span></text:p>
          </text:list-item>
        </text:list>
        <text:p text:style-name="P278"><text:span text:style-name="T4">L/MAM/B/32E<text:tab/>Journal 4 Jan 1821-7 May 1823</text:span></text:p>
        <text:p text:style-name="P545"><text:span text:style-name="T4">L/MAM/B/32N (1)<text:tab/>Ledger</text:span></text:p>
        <text:p text:style-name="P545"><text:span text:style-name="T4">L/MAM/B/32N(2)<text:tab/>Pay Book</text:span></text:p>
        <text:p text:style-name="P240"><text:span text:style-name="T4">Capt George Welstead</text:span></text:p>
        <text:p text:style-name="P443"><text:span text:style-name="T4">Downs 14 Mar 1821 - 20 Jun Madras - 25 Aug Penang - 6 Sep Malacca - 29 Sep Singapore - 6 Nov Whampoa - 25 Jan 1822 Chumpee -16 Mar Penang -15 Jul Singapore - 2 Aug Whampoa - 30 Oct Second Bar - 3 Feb 1823 St Helena - 4 Apr Long Reach</text:span></text:p>
        <text:list xml:id="list133841695105009" text:continue-numbering="true" text:style-name="WWNum43">
          <text:list-item>
            <text:p text:style-name="P399"><text:span text:style-name="T4">1823/4 St Helena, Benkulen and China</text:span></text:p>
          </text:list-item>
        </text:list>
        <text:p text:style-name="P401"><text:span text:style-name="Body_20_text_20__28_2_29__20__2b__20_Bold">L/MAR/B/32F<text:tab/></text:span><text:span text:style-name="T4">Journal 18 Nov<text:tab/>1823-8 Jun 1825</text:span></text:p>
        <text:p text:style-name="P561"><text:span text:style-name="T4">L/MAM/B/32-0(l)<text:tab/>Ledger</text:span></text:p>
        <text:p text:style-name="P561"><text:span text:style-name="T4">L/MAM/B/32-0(2)<text:tab/>Pay Book</text:span></text:p>
        <text:p text:style-name="P115"><text:span text:style-name="T4">Capt George Welstead</text:span></text:p>
        <text:p text:style-name="P354"><text:span text:style-name="T4">Downs 15 Jan 1824 - 6 Mar St Helena - 31 May Benkulen -12 Aug Penang - 5 Sep Singapore - 22 Oct Whampoa - 20 Dec Second Bar - 23 Mar 1825 St Helena -16 May Downs</text:span></text:p>
        <text:list xml:id="list133841664180791" text:continue-numbering="true" text:style-name="WWNum43">
          <text:list-item>
            <text:p text:style-name="P136"><text:span text:style-name="T4">1825/6<text:tab/>China</text:span></text:p>
          </text:list-item>
        </text:list>
        <text:p text:style-name="P445"><text:span text:style-name="T4">L/MAM/B/32G<text:tab/>Journal 7 Mar 1826-9 May 1827</text:span></text:p>
        <text:p text:style-name="P568"><text:span text:style-name="T4">L/MAM/B/32P(1)<text:tab/>Ledger</text:span></text:p>
        <text:p text:style-name="P568"><text:span text:style-name="T4">L/MAM/B/32P(2)<text:tab/>Pay Book</text:span></text:p>
        <text:p text:style-name="P444"><text:span text:style-name="T4">Capt Joseph Stanton</text:span></text:p>
        <text:p text:style-name="P457"><text:span text:style-name="T4">Downs 29 Apr 1826 - 16 Aug Whampoa - 29 Nov Second Bar - 20 Feb 1827 St Helena - 6 Apr Downs</text:span></text:p>
        <text:list xml:id="list133839549974595" text:continue-numbering="true" text:style-name="WWNum43">
          <text:list-item>
            <text:p text:style-name="P402"><text:span text:style-name="T4">1827/8<text:tab/>St Helena, Bengal and China</text:span></text:p>
          </text:list-item>
        </text:list>
        <text:p text:style-name="P403"><text:span text:style-name="T4">L/MAR/B/32H<text:tab/>Journal 19<text:tab/>Nov 1827-19 Jun<text:tab/>1829</text:span></text:p>
        <text:p text:style-name="P561"><text:span text:style-name="T4">L/MAM/B/32Q(1)<text:tab/>Ledger</text:span></text:p>
        <text:p text:style-name="P561"><text:span text:style-name="T4">L/MAM/B/32Q(2)<text:tab/>Pay Book</text:span></text:p>
        <text:p text:style-name="P391"><text:span text:style-name="T4">Capt Joseph Stanton</text:span></text:p>
        <text:p text:style-name="P248"><text:span text:style-name="T4">Plymouth 29 Jan 1828 - 9 Apr St Helena - 28 Jun Saugor - 25 Sep Penang - 6 Oct Malacca -11 Oct Singapore - 9 Nov Whampoa -17 Jan 1829 Second Bar - 24 Apr St Helena -17 Jun Downs</text:span></text:p>
        <text:list xml:id="list133840941066293" text:continue-numbering="true" text:style-name="WWNum43">
          <text:list-item>
            <text:p text:style-name="P279"><text:span text:style-name="T4">1829/30<text:tab/>Bengal and China</text:span></text:p>
          </text:list-item>
        </text:list>
        <text:p text:style-name="P280"><text:span text:style-name="T4">L/MAM/B/32-I<text:tab/>Journal 18 Dec 1829-4 May<text:tab/>1831</text:span></text:p>
        <text:p text:style-name="P545"><text:span text:style-name="T4">L/MAM/B/32R(1)<text:tab/>Ledger</text:span></text:p>
        <text:p text:style-name="P545"><text:span text:style-name="T4">L/MAM/B/32R(2)<text:tab/>'</text:span><text:span text:style-name="T5">1</text:span><text:span text:style-name="T4"> Pay Book</text:span></text:p>
        <text:p text:style-name="P115"><text:span text:style-name="T4">Capt Joseph Stanton</text:span></text:p>
        <text:p text:style-name="P458"><text:span text:style-name="T4">Downs 15 Feb 1830 - 27 May Saugor - 20 Sep Whampoa - 29 Nov Second Bar -10 Feb 1831 St Helena - 5 Apr Downs</text:span></text:p>
        <text:p text:style-name="P623"><text:span text:style-name="T4">GENERAL HEWETT</text:span></text:p>
        <text:p text:style-name="P438"><text:span text:style-name="T4">Company’s own ship, built in Bengal, launched 1811, 3 decks, 4in bottom, length 147ft 2in, keel 118ft 7in, breadth 37ft 9in, hold 15ft, wing transom 23ft 9in, port cell 28ft, waist 1ft 5in, between decks 6ft 3in &amp; 6ft 3</text:span><text:span text:style-name="T5">3</text:span><text:span text:style-name="T4">/4in, roundhouse 6ft 5in, ports 13 middle &amp; upper, deck range 87ft, 898 tons Sold to William Tindall 22 Sep 1830 for £6250</text:span></text:p>
        <text:list xml:id="list3403346628" text:style-name="WWNum45">
          <text:list-item>
            <text:p text:style-name="P276"><text:span text:style-name="T4">1815/6 China</text:span></text:p>
          </text:list-item>
        </text:list>
        <text:p text:style-name="P278"><text:span text:style-name="T4">L/MAR/B/37A<text:tab/>Journal 2 Dec 1815-10 Jun 1817</text:span></text:p>
        <text:p text:style-name="P278"><text:span text:style-name="T4">L/MAR/B/37F(1)<text:tab/>Ledger</text:span></text:p>
        <text:p text:style-name="P278"><text:span text:style-name="T4">L/MAR/B/37F(2)<text:tab/>Pay Book</text:span></text:p>
        <text:p text:style-name="P240"><text:span text:style-name="T4">Capt Walter Campbell</text:span></text:p>
        <text:p text:style-name="P391"><text:span text:style-name="T4">Portsmouth 9 Feb 1816 -19 Feb Madeira -13 Apr Simons Bay -12 Jun Batavia -10 Jul Hong Kong Bay - 22 Oct Whampoa - 4 Dec Second Bar -12 Mar 1817 St Helena -12 May Downs</text:span></text:p>
        <text:list xml:id="list133841695671870" text:continue-numbering="true" text:style-name="WWNum45">
          <text:list-item>
            <text:p text:style-name="P77"><text:span text:style-name="T4">1817/8<text:tab/>Bengal and Madras</text:span></text:p>
          </text:list-item>
        </text:list>
        <text:p text:style-name="P531"><text:span text:style-name="T4">L/MAR/B/37B<text:tab/>Journal 6 Apr 1818-30<text:tab/>Sep 1819</text:span></text:p>
        <text:p text:style-name="P532"><text:span text:style-name="T4">L/MAR/B/37G(1)<text:tab/>Ledger</text:span></text:p>
        <text:p text:style-name="P532"><text:span text:style-name="T4">L/MAR/B/37G(2)<text:tab/>Pay Book</text:span></text:p>
        <text:p text:style-name="P38"><text:span text:style-name="T4">Capt Peter Cameron</text:span></text:p>
        <text:p text:style-name="P4"><text:span text:style-name="T4">Downs 28 May 1818 -14 Sep New Anchorage - 30 Dec Coninga - 9 Jan 1819 Madras - 28 Feb Colombo -13 Apr Port Louis - 30 Jun St Helena - 5 Sep Long Reach</text:span></text:p>
        <text:list xml:id="list133841347681615" text:continue-numbering="true" text:style-name="WWNum45">
          <text:list-item>
            <text:p text:style-name="P78"><text:span text:style-name="T4">1819/20<text:tab/>China</text:span></text:p>
          </text:list-item>
        </text:list>
        <text:p text:style-name="P79"><text:span text:style-name="T4">L/MAR/B/37C<text:tab/>Journal 28 Feb<text:tab/>1820-4<text:tab/>Jul<text:tab/>1821</text:span></text:p>
        <text:p text:style-name="P532"><text:span text:style-name="T4">L/MAR/B/3 711(1)<text:tab/>Ledger</text:span></text:p>
        <text:p text:style-name="P532"><text:span text:style-name="T4">L/MAR/B/37H(2)<text:tab/>Pay Book</text:span></text:p>
        <text:p text:style-name="P38"><text:span text:style-name="T4">Capt James Pearson</text:span></text:p>
        <text:p text:style-name="P41"><text:span text:style-name="T4">Downs 15 Apr 1820 - 28 Aug Whampoa - 5 Nov Second Bar - 28 Feb 1821 Cape -31 Mar St Helena - 30 May Long Reach</text:span></text:p>
        <text:list xml:id="list133840846418778" text:continue-numbering="true" text:style-name="WWNum45">
          <text:list-item>
            <text:p text:style-name="P281"><text:span text:style-name="T4">1821/2<text:tab/>Bengal</text:span></text:p>
          </text:list-item>
        </text:list>
        <text:p text:style-name="P282"><text:span text:style-name="Body_20_text_20__28_2_29__20__2b__20_Bold">L/MAR/B/37D<text:tab/></text:span><text:span text:style-name="T4">Journal 22 Apr<text:tab/>1822-18 Aug 1823, Thomas William Barrow, Chief Mate</text:span></text:p>
        <text:p text:style-name="P546"><text:span text:style-name="T4">L/MAR/B/37-I(l)<text:tab/>Ledger</text:span></text:p>
        <text:p text:style-name="P546"><text:span text:style-name="T4">L/MAR/B/37-I(2)<text:tab/>Pay Book</text:span></text:p>
        <text:p text:style-name="P240"><text:span text:style-name="T4">Capt James Pearson</text:span></text:p>
        <text:p text:style-name="P244"><text:span text:style-name="T4">Downs 19 Jun 1822 - 1 Oct Cape - 23 Dec New Anchorage - 4 May 1823 Cape - 20 May St Helena - 26 Jul Blackwall</text:span></text:p>
        <text:list xml:id="list133839986997789" text:continue-numbering="true" text:style-name="WWNum45">
          <text:list-item>
            <text:p text:style-name="P281"><text:span text:style-name="T4">1823/4<text:tab/>Bengal</text:span></text:p>
          </text:list-item>
        </text:list>
        <text:p text:style-name="P283"><text:span text:style-name="T4">L/MAR/B/37E<text:tab/>Journal 29 May<text:tab/>1824-18 Aug 1825</text:span></text:p>
        <text:p text:style-name="P546"><text:span text:style-name="T4">L/MAR/B/37J(1)<text:tab/>Ledger</text:span></text:p>
        <text:p text:style-name="P546"><text:span text:style-name="T4">L/MAR/B/37J(2)<text:tab/>Pay Book</text:span></text:p>
        <text:p text:style-name="P352"><text:span text:style-name="T4">Downs 23 Jun 1824 - 30 Oct New Anchorage - left Bengal 8 Mar 1825 - 24 May St Helena - 20 Jul Long Reach</text:span></text:p>
        <text:p text:style-name="P622"><text:span text:style-name="T4">GENERAL KYD</text:span></text:p>
        <text:p text:style-name="P6"><text:span text:style-name="T4">Built by Kyd &amp; Co, Calcutta 1813, 3 decks, 4in bottom, length 166ft </text:span><text:span text:style-name="Body_20_text_20__28_2_29__20__2b__20_Italic">SYiin,</text:span><text:span text:style-name="T4"> keel 134ft ILAin, breadth 42ft 4in, hold 17ft lin, wing transom 25ft 5in, port cell 29ft 5in, waist 1ft S^in, between decks 6ft 5in &amp; 6ft </text:span><text:span text:style-name="Body_20_text_20__28_2_29__20__2b__20_Italic">SVAin,</text:span><text:span text:style-name="T4"> roundhouse 6ft </text:span><text:span text:style-name="Body_20_text_20__28_2_29__20__2b__20_Italic">5</text:span><text:span text:style-name="Body_20_text_20__28_2_29__20__2b__20_Italic"><text:span text:style-name="T2">l</text:span></text:span><text:span text:style-name="Body_20_text_20__28_2_29__20__2b__20_Italic">Ain,</text:span><text:span text:style-name="T4"> ports 14 middle &amp; upper, deck range 97ft, 1286 tons Principal Managing Owners: 1-8 James Walker, 9-10 Robert Small Sold to John Pirie 8 Oct 1834 for £9100</text:span></text:p>
        <text:list xml:id="list1554096201" text:style-name="WWNum47">
          <text:list-item>
            <text:p text:style-name="P284"><text:span text:style-name="T4">From Bengal 1813</text:span></text:p>
          </text:list-item>
        </text:list>
        <text:p text:style-name="P285"><text:span text:style-name="T4">L/MAR/B/52A<text:tab/>Journal 8 Nov 1813-2 Nov 1814</text:span></text:p>
        <text:p text:style-name="P240"><text:span text:style-name="T4">Capt Alexander Nairne</text:span></text:p>
        <text:p text:style-name="P196"><text:span text:style-name="T4">Kidderpore 8 Nov 1813 -17 Dec Saugor - 4 Feb 1814 Madras - 24 Apr Cape -19 May St Helena - 10 Aug Long Reach</text:span></text:p>
        <text:list xml:id="list133841242990415" text:continue-numbering="true" text:style-name="WWNum47">
          <text:list-item>
            <text:p text:style-name="P284"><text:span text:style-name="T4">1814/5 St Helena and China</text:span></text:p>
          </text:list-item>
        </text:list>
        <text:p text:style-name="P286"><text:span text:style-name="T4">L/MAR/B/52B<text:tab/>Journal 29 Nov<text:tab/>1814-20<text:tab/>Aug<text:tab/>1816</text:span></text:p>
        <text:p text:style-name="P546"><text:span text:style-name="T4">L/MAR/B/52 J (1)<text:tab/>Ledger</text:span></text:p>
        <text:p text:style-name="P546"><text:span text:style-name="T4">L/MAR/B/52J(2)<text:tab/>Pay Book</text:span></text:p>
        <text:p text:style-name="P240"><text:span text:style-name="T4">Capt Alexander Naime</text:span></text:p>
        <text:p text:style-name="P351"><text:span text:style-name="T4">Falmouth 1 Apr 1815 -15 Apr Madeira - 8 Jun St Helena - 8 Sep Penang - 6 Oct Malacca -18 Nov Whampoa -17 Jan 1816 Second Bar -14 May St Helena -16 Jul Long Reach</text:span></text:p>
        <text:list xml:id="list133840414770250" text:continue-numbering="true" text:style-name="WWNum47">
          <text:list-item>
            <text:p text:style-name="P80"><text:span text:style-name="T4">1816/7 Madras, Bengal and China</text:span></text:p>
          </text:list-item>
        </text:list>
        <text:p text:style-name="P81"><text:span text:style-name="T4">L/MAR/B/52C<text:tab/>Journal 26 Dec<text:tab/>1816-31<text:tab/>Aug<text:tab/>1818</text:span></text:p>
        <text:p text:style-name="P532"><text:span text:style-name="T4">L/MAR/B/ 52K(1)<text:tab/>Ledger</text:span></text:p>
        <text:p text:style-name="P82"><text:span text:style-name="T4">L/MAR/B/52K(2)<text:tab/>Pay Book</text:span></text:p>
      </text:section>
      <text:section text:style-name="Sect4" text:name="Bereich6">
        <text:p text:style-name="P231"><draw:frame draw:style-name="fr10" draw:name="Rahmen17" text:anchor-type="char" svg:x="32.177cm" svg:y="-0.831cm" svg:width="0.829cm" draw:z-index="47"><draw:text-box fo:min-height="1.03cm"><text:p text:style-name="P625"><text:span text:style-name="Body_20_text_20__28_7_29__20_Exact">Swift-</text:span></text:p><text:p text:style-name="P151"><text:span text:style-name="Body_20_text_20__28_2_29__20_Exact">■■■■■</text:span></text:p></draw:text-box></draw:frame><text:span text:style-name="T4">Capt Alexander Naime</text:span></text:p>
        <text:p text:style-name="P230"><text:span text:style-name="T4">Portsmouth 14 Mar 1817 - 24 Jun Madras -10 Jul New Anchorage - 3 Sep Saugor - 26 Oct Penang -</text:span></text:p>
        <text:list xml:id="list996896186" text:style-name="WWNum49">
          <text:list-item>
            <text:p text:style-name="P235"><text:span text:style-name="T4">Jan 1818 Whampoa - 6 Feb Second Bar -1 Jun St Helena - 3 Aug Long Reach</text:span></text:p>
          </text:list-item>
        </text:list>
        <text:list xml:id="list133840084250578" text:continue-list="list133840414770250" text:style-name="WWNum47">
          <text:list-item>
            <text:p text:style-name="P287"><text:span text:style-name="T4">1818/9<text:tab/>Madras and China</text:span></text:p>
          </text:list-item>
        </text:list>
        <text:p text:style-name="P288"><text:span text:style-name="T4">L/MAM/B/52D<text:tab/>Journal 12 Dec 1818-28 Jul 1820</text:span></text:p>
        <text:p text:style-name="P547"><text:span text:style-name="T4">L/MAM/B/52L(1)<text:tab/>Ledger</text:span></text:p>
        <text:p text:style-name="P547"><text:span text:style-name="T4">L/MAM/B/52L(2)<text:tab/>Pay Book</text:span></text:p>
        <text:p text:style-name="P240"><text:span text:style-name="T4">Capt Alexander Naime</text:span></text:p>
        <text:p text:style-name="P362"><text:span text:style-name="T4">Portsmouth 1 Mar 1819 -12 Jun Madras - 23 Aug Penang -16 Sep Malacca -19 Oct Whampoa - 16 Dec Second Bar - 20 Apr 1820 St Helena -19 Jun Downs</text:span></text:p>
        <text:list xml:id="list133841318639454" text:continue-numbering="true" text:style-name="WWNum47">
          <text:list-item>
            <text:p text:style-name="P287"><text:span text:style-name="T4">1820/1<text:tab/>Bengal and China</text:span></text:p>
          </text:list-item>
        </text:list>
        <text:p text:style-name="P547"><text:span text:style-name="T4">L/MAM/B/52M<text:tab/>Ledger</text:span></text:p>
        <text:p text:style-name="P240"><text:span text:style-name="T4">Capt Alexander Naime</text:span></text:p>
        <text:p text:style-name="P119"><text:span text:style-name="T4">Downs 23 Jan 1821 - 29 Aug 1822 moorings</text:span></text:p>
        <text:list xml:id="list133840130553846" text:continue-numbering="true" text:style-name="WWNum47">
          <text:list-item>
            <text:p text:style-name="P404"><text:span text:style-name="T4">1822/3<text:tab/>Bengal and China</text:span></text:p>
          </text:list-item>
        </text:list>
        <text:p text:style-name="P406"><text:span text:style-name="T4">L/MAR/B/52E<text:tab/>Journal 13 Nov 1822-30 Apr 1824</text:span></text:p>
        <text:p text:style-name="P562"><text:span text:style-name="T4">L/MAM/B/52H (1)<text:tab/>Ledger</text:span></text:p>
        <text:p text:style-name="P562"><text:span text:style-name="T4">L/MAR/B/52N(2)<text:tab/>Pay Book</text:span></text:p>
        <text:p text:style-name="P391"><text:span text:style-name="T4">Capt Alexander Naime</text:span></text:p>
        <text:p text:style-name="P392"><text:span text:style-name="T4">Downs 8 Jan 1823 - 10 May New Anchorage - 2 Aug Penang - 20 Aug Singapore - 3 Oct Whampoa - 13 Nov Second Bar - 7 Feb 1824 St Helena - 28 Mar Blackwall</text:span></text:p>
        <text:list xml:id="list133840083359180" text:continue-numbering="true" text:style-name="WWNum47">
          <text:list-item>
            <text:p text:style-name="P287"><text:span text:style-name="T4">1824/5<text:tab/>Bengal and China</text:span></text:p>
          </text:list-item>
        </text:list>
        <text:p text:style-name="P288"><text:span text:style-name="T4">L/MAM/B/52F<text:tab/>Journal 20 Nov 1824-3 Apr 1826</text:span></text:p>
        <text:p text:style-name="P289"><text:span text:style-name="T4">L/MAM/B/10H<text:tab/>Journal 4-28<text:tab/>Apr 1826</text:span></text:p>
        <text:p text:style-name="P288"><text:span text:style-name="T4">L/MAR/B/52-0(l)<text:tab/>Ledger</text:span></text:p>
        <text:p text:style-name="P547"><text:span text:style-name="T4">L/MAM/B/52-0(2)<text:tab/>Pay Book</text:span></text:p>
        <text:p text:style-name="P240"><text:span text:style-name="T4">Capt Alexander Naime</text:span></text:p>
        <text:p text:style-name="P18"><text:span text:style-name="T4">Portsmouth 21 Jan 1825 - 5 May Saugor - left Bengal 28 Jul -16 Aug Penang - 5 Sep Singapore - 26 Sep Whampoa - 27 Oct Second Bar - 2 Feb 1826 St Helena - 3 Apr Northfleet</text:span></text:p>
        <text:p text:style-name="P405"><text:span text:style-name="T4">$<text:tab/>1826/7<text:tab/>Madras and China</text:span></text:p>
        <text:p text:style-name="P407"><text:span text:style-name="T4">L/MAM/B/52G<text:tab/>Journal 12<text:tab/>Jan 1827-12 May<text:tab/>1828</text:span></text:p>
        <text:p text:style-name="P562"><text:span text:style-name="T4">L/MAM/B/52P<text:tab/>Ledger</text:span></text:p>
        <text:p text:style-name="P391"><text:span text:style-name="T4">Capt Alexander Naime</text:span></text:p>
        <text:p text:style-name="P393"><text:span text:style-name="T4">Plymouth 18 Mar 1827 - 23 Jun Madras - 24 Aug Penang - 5 Sep Malacca -11 Sep Singapore - 6 Oct Whampoa - 7 Nov Second Bar -15 Feb 1828 St Helena - 7 Apr Blackwall</text:span></text:p>
        <text:list xml:id="list133841455430323" text:continue-list="list996896186" text:style-name="WWNum49">
          <text:list-item>
            <text:p text:style-name="P408"><text:span text:style-name="T4">1828/9 St Helena, Bombay and China</text:span></text:p>
          </text:list-item>
        </text:list>
        <text:p text:style-name="P406"><text:span text:style-name="T4">L/MAM/B/52H<text:tab/>Journal 8 Dec 1828-25 Sep 1830</text:span></text:p>
        <text:p text:style-name="P562"><text:span text:style-name="T4">L/MAM/B/52Q(1)<text:tab/>Ledger</text:span></text:p>
        <text:p text:style-name="P562"><text:span text:style-name="T4">L/MAM/B/52Q(2)<text:tab/>Pay Book</text:span></text:p>
        <text:p text:style-name="P115"><text:span text:style-name="T4">Capt Samuel Serle</text:span></text:p>
        <text:p text:style-name="P459"><text:span text:style-name="T4">Downs 29 Jan 1829 - 9 Apr St Helena -18 Jun Bombay - 28 Aug Singapore -12 Feb 1830 Whampoa - 30 Jun St Helena -1 Sep Blackwall</text:span></text:p>
        <text:list xml:id="list133840901581895" text:continue-numbering="true" text:style-name="WWNum49">
          <text:list-item>
            <text:p text:style-name="P408"><text:span text:style-name="T4">1830/1 St Helena, Bombay and China</text:span></text:p>
          </text:list-item>
        </text:list>
        <text:p text:style-name="P407"><text:span text:style-name="T4">L/MAM/B/52-I<text:tab/>Journal 21<text:tab/>Dec 1830-8 May<text:tab/>1832</text:span></text:p>
        <text:p text:style-name="P562"><text:span text:style-name="T4">L/MAM/B/52R(1)<text:tab/>Ledger</text:span></text:p>
        <text:p text:style-name="P562"><text:span text:style-name="T4">L/MAM/B/52R(2)<text:tab/>Pay Book</text:span></text:p>
        <text:p text:style-name="P169"><text:span text:style-name="T4">Capt Alexander Naime</text:span></text:p>
        <text:p text:style-name="P203"><text:span text:style-name="T4">Downs 25 Jan 1831 - 9 Apr St Helena -19 Jun Bombay - 23 Aug Singapore -14 Sep Whampoa - 5 Nov Second Bar - 8 Feb 1832 St Helena - 9 Apr Blackwall</text:span></text:p>
        <text:h text:style-name="P665" text:outline-level="4"><text:bookmark-start text:name="bookmark9"/><text:span text:style-name="T4">GENERAL LAWRENCE</text:span><text:bookmark-end text:name="bookmark9"/></text:h>
        <text:p text:style-name="P120"><text:span text:style-name="T4">Rated at 650 tons, 80 crew, 26 guns</text:span></text:p>
        <text:list text:style-name="WWNum51">
          <text:list-item>
            <text:p text:style-name="P290"><text:span text:style-name="T4">1760/1 Bombay, to remain</text:span></text:p>
          </text:list-item>
        </text:list>
        <text:p text:style-name="P292"><text:span text:style-name="T4">L/MAR/B/576A<text:tab/>Journal 7 Apr 1761-4<text:tab/>Jun 1762</text:span></text:p>
        <text:p text:style-name="P582"><text:span text:style-name="T4">L/MAR/B/576B(1)<text:tab/></text:span><text:span text:style-name="Body_20_text_20__28_5_29__20__2b__20_Not_20_Bold"><text:span text:style-name="T7">Imprest Book</text:span></text:span></text:p>
        <text:p text:style-name="P582"><text:span text:style-name="T4">L/MAR/B/576B(2)<text:tab/></text:span><text:span text:style-name="Body_20_text_20__28_5_29__20__2b__20_Not_20_Bold"><text:span text:style-name="T7">Absence Book</text:span></text:span></text:p>
        <text:p text:style-name="P240"><text:span text:style-name="T4">Capt William Scott</text:span></text:p>
        <text:p text:style-name="P245"><text:span text:style-name="T4">Downs 14 Jun 1761 -14 Oct Rio de Janeiro - 30 Mar 1762 Cochin -1 May Bombay</text:span></text:p>
        <text:h text:style-name="P667" text:outline-level="4"><text:bookmark-start text:name="bookmark10"/><text:span text:style-name="T4">GENERAL MEDOWS</text:span><text:bookmark-end text:name="bookmark10"/></text:h>
        <text:list xml:id="list1694285535" text:style-name="WWNum53">
          <text:list-item>
            <text:p text:style-name="P291"><text:span text:style-name="T4">From Bengal 1786</text:span></text:p>
          </text:list-item>
        </text:list>
        <text:p text:style-name="P240"><text:span text:style-name="Body_20_text_20__28_2_29__20__2b__20_Bold">L/MAR/B/428A </text:span><text:span text:style-name="T4">Journal 8 Jan-21 Jun 1786</text:span></text:p>
        <text:p text:style-name="P240"><text:span text:style-name="T4">Capt William MacDonald</text:span></text:p>
        <text:p text:style-name="P244"><text:span text:style-name="T4">Calcutta 8 Jan 1786 - 23 May Long Reach</text:span></text:p>
        <text:list xml:id="list133839713084184" text:continue-numbering="true" text:style-name="WWNum53">
          <text:list-item>
            <text:p text:style-name="P291"><text:span text:style-name="T4">From China 1795</text:span></text:p>
          </text:list-item>
        </text:list>
        <text:p text:style-name="P363"><text:span text:style-name="Body_20_text_20__28_2_29__20__2b__20_Bold">L/MAR/B/290A </text:span><text:span text:style-name="T4">Journal 1 May-2 Aug 1795, anon left China 1 May 1795 - Penang - 2 Aug Calcutta</text:span></text:p>
        <text:h text:style-name="P666" text:outline-level="4"><text:bookmark-start text:name="bookmark11"/><text:span text:style-name="T4">GENERAL PALMER</text:span><text:bookmark-end text:name="bookmark11"/></text:h>
        <text:p text:style-name="P115"><text:span text:style-name="T4">Chartered ship, 531 tons</text:span></text:p>
        <text:p text:style-name="P464"><text:span text:style-name="T4">Principal Managing Owner: Rowland B Cotgrave 1<text:tab/>1832/3 Bengal</text:span></text:p>
        <text:p text:style-name="P221"><text:span text:style-name="T4">L/MAR/B/101A Deck Log 16 Jul 1833-12 Mar 1835 Capt William Thomas</text:span></text:p>
        <text:p text:style-name="P467"><text:span text:style-name="T4">Portsmouth 4 Sep 1833 - 29 Jan 1834 Vizagapatam - 22 Feb Calcutta - 4 Sep Kedgeree - 30 St Helena - 3 Mar 1835 Downs</text:span></text:p>
        <text:h text:style-name="P668" text:outline-level="4"><text:bookmark-start text:name="bookmark12"/><text:span text:style-name="T4">GENERAL STUART</text:span><text:bookmark-end text:name="bookmark12"/></text:h>
        <text:p text:style-name="P234"><text:span text:style-name="T4">Extra ship, built by Randall, measured 1801, 3 decks, 4in bottom, length 134ft 7in, keel 110ft 4in, breadth 32ft 2</text:span><text:span text:style-name="T5">1</text:span><text:span text:style-name="T4">/</text:span><text:span text:style-name="T6">2</text:span><text:span text:style-name="T4">in, hold 12ft 2in, wing transom 20ft ILAin, port cell 28ft llin, waist 4ft, between decks 5ft llin &amp; 6ft, roundhouse 6ft 3in, ports 12 upper, 607 tons</text:span></text:p>
        <text:p text:style-name="P472"><text:span text:style-name="T4">Principal Managing Owners: 1 Thomas Wilkinson, 2-3 Moses Agar, 4 Samuel Hale, 5-6 John Hotson, 7 Thomas G Murray</text:span></text:p>
        <text:list xml:id="list281217090" text:style-name="WWNum55">
          <text:list-item>
            <text:p text:style-name="P83"><text:span text:style-name="T4">1800/1<text:tab/>Madras and Bengal</text:span></text:p>
          </text:list-item>
        </text:list>
        <text:p text:style-name="P84"><text:span text:style-name="T4">L/MAR/B/218A<text:tab/>Journal 2 Jul 1801-13 Apr 1803</text:span></text:p>
        <text:p text:style-name="P84"><text:span text:style-name="T4">L/MAR/B/218H(1)<text:tab/>Ledger</text:span></text:p>
        <text:p text:style-name="P84"><text:span text:style-name="T4">L/MAR/B/218H(2)<text:tab/>Pay Book</text:span></text:p>
        <text:p text:style-name="P38"><text:span text:style-name="T4">Capt Robert Abbon Mash</text:span></text:p>
        <text:p text:style-name="P470"><text:span text:style-name="T4">Portsmouth 9 Sep 1801 - 24 Sep Madeira - 4 Feb 1802 Madras - 5 Mar Calcutta -1 Sep Kedgeree - 29 Sep Madras - 4 Jan 1803 St Helena - 23 Mar Downs</text:span></text:p>
        <text:list xml:id="list133840485666546" text:continue-numbering="true" text:style-name="WWNum55">
          <text:list-item>
            <text:p text:style-name="P137"><text:span text:style-name="T4">1802/3<text:tab/>Madras</text:span></text:p>
          </text:list-item>
        </text:list>
        <text:p text:style-name="P236"><text:span text:style-name="T4">L/MAR/B/218B<text:tab/>Journal 8 May<text:tab/>1803-23<text:tab/>Nov<text:tab/>1804</text:span></text:p>
        <text:p text:style-name="P237"><text:span text:style-name="T4">L/MAR/B/218-I(1)<text:tab/>Ledger</text:span></text:p>
        <text:p text:style-name="P237"><text:span text:style-name="T4">L/MAR/B/218-I(2)<text:tab/>Pay Book</text:span></text:p>
        <text:p text:style-name="P230"><text:span text:style-name="T4">Capt Thomas Mortimer</text:span></text:p>
        <text:p text:style-name="P473"><text:span text:style-name="T4">Plymouth 17 Jul 1803 - 28 Jul Madeira -15 Sep Fernando Noronha - 3 Jan 1804 Madras - 29 Jun St Helena -10 Oct Downs</text:span></text:p>
        <text:p text:style-name="P115"><text:span text:style-name="T4">* </text:span><text:span text:style-name="T5">27 Au</text:span><text:span text:style-name="T4">S </text:span><text:span text:style-name="T5">18</text:span><text:span text:style-name="T4">03 captured French </text:span><text:span text:style-name="Body_20_text_20__28_2_29__20__2b__20_Italic">s\wp Aurora</text:span></text:p>
      </text:section>
      <text:section text:style-name="Sect4" text:name="Bereich7">
        <text:list xml:id="list133839796480814" text:continue-numbering="true" text:style-name="WWNum55">
          <text:list-item>
            <text:p text:style-name="P293"><text:span text:style-name="T4">1804/5<text:tab/>Madras<text:tab/>and<text:tab/>Bengal</text:span></text:p>
          </text:list-item>
        </text:list>
        <text:p text:style-name="P294"><text:span text:style-name="T4">L/MAR/B/218C<text:tab/>Journal 24 Jan 1805-13 Jun 1806</text:span></text:p>
        <text:p text:style-name="P294"><text:span text:style-name="T4">L/MAR/B/218J(1)<text:tab/>Ledger</text:span></text:p>
        <text:p text:style-name="P294"><text:span text:style-name="T4">L/MAR/B/218J(2)<text:tab/>Pay Book</text:span></text:p>
        <text:p text:style-name="P240"><text:span text:style-name="T4">Capt John Rogers</text:span></text:p>
        <text:p text:style-name="P6"><text:span text:style-name="T4">Portsmouth 25 Apr 1805 - 23 Aug Madras - 11 Sep Diamond Harbour - 14 Nov Saugor - 26 Dec Benkulen - 10 Apr 1806 St Helena - 13 Jun Downs</text:span></text:p>
        <text:list xml:id="list133839871578114" text:continue-numbering="true" text:style-name="WWNum55">
          <text:list-item>
            <text:p text:style-name="P295"><text:span text:style-name="T4">1805/6<text:tab/>Madras<text:tab/>and<text:tab/>Bengal</text:span></text:p>
          </text:list-item>
        </text:list>
        <text:p text:style-name="P294"><text:span text:style-name="T4">L/MAR/B/218B<text:tab/>Journal 4 Sep 1806-11 May 1808</text:span></text:p>
        <text:p text:style-name="P294"><text:span text:style-name="T4">L/MAR/B/218K(1)<text:tab/>Ledger</text:span></text:p>
        <text:p text:style-name="P294"><text:span text:style-name="T4">L/MAE/B/218K(2)<text:tab/>Pay Book</text:span></text:p>
        <text:p text:style-name="P169"><text:span text:style-name="T4">Capt John Rogers</text:span></text:p>
        <text:p text:style-name="P171"><text:span text:style-name="T4">Portsmouth 4 Jan 1807 - 13 Apr Cape - 11 Jun Madras - 18 Jul Diamond Harbour - 30 Sep Saugor - 14 Feb 1808 St Helena - 12 Apr Gravesend</text:span></text:p>
        <text:list xml:id="list133841663779764" text:continue-numbering="true" text:style-name="WWNum55">
          <text:list-item>
            <text:p text:style-name="P85"><text:span text:style-name="T4">1807/8<text:tab/>Madras<text:tab/>and<text:tab/>Bengal</text:span></text:p>
          </text:list-item>
        </text:list>
        <text:p text:style-name="P31"><text:span text:style-name="T4">L/MAM/B/218E Journal 6 Jul 1808-19 May 1810 L/MAR/B/213L(1)<text:tab/>Ledger</text:span></text:p>
        <text:p text:style-name="P53"><text:span text:style-name="T4">L/MAR/B/218L(2)<text:tab/>Pay Book</text:span></text:p>
        <text:p text:style-name="P38"><text:span text:style-name="T4">Capt James Jameson</text:span></text:p>
        <text:p text:style-name="P41"><text:span text:style-name="T4">Portsmouth 17 Sep 1808 - 28 Sep Madeira - 11 Feb 1809 Madras - 24 Mar Calcutta - 4 Jul Diamond Harbour - 12 Sep Madras - 25 Dec Cape - 27 Jan 1810 St Helena - 16 Apr Long Reach</text:span></text:p>
        <text:list xml:id="list133839677404904" text:continue-numbering="true" text:style-name="WWNum55">
          <text:list-item>
            <text:p text:style-name="P296"><text:span text:style-name="T4">1810/1<text:tab/>Madras<text:tab/>and<text:tab/>Bengal</text:span></text:p>
          </text:list-item>
        </text:list>
        <text:p text:style-name="P378"><text:span text:style-name="T4">L/MAR/B/218F Journal 21 Jan 1811-1 Oct 1812 L/MAR/B/218M(1)<text:tab/>Ledger</text:span></text:p>
        <text:p text:style-name="P294"><text:span text:style-name="T4">L/MAR/B/218M(2)<text:tab/>Pay Book</text:span></text:p>
        <text:p text:style-name="P240"><text:span text:style-name="T4">Capt James Jameson</text:span></text:p>
        <text:p text:style-name="P243"><text:span text:style-name="T4">Torbay 12 May 1811-12 Sep Madras - 21 Oct Calcutta - 24 Dec Saugor - 12 May 3812 St Helena - 27 Jul Blackwall</text:span></text:p>
        <text:list xml:id="list133840701061740" text:continue-numbering="true" text:style-name="WWNum55">
          <text:list-item>
            <text:p text:style-name="P86"><text:span text:style-name="T4">1812/3<text:tab/>Madras<text:tab/>and<text:tab/>Bengal</text:span></text:p>
          </text:list-item>
        </text:list>
        <text:p text:style-name="P32"><text:span text:style-name="T4">L/MAR/B/218G Journal 2 Jan 1813-15 Jul 1814 L/MAR/B/218N(1)<text:tab/>Ledger</text:span></text:p>
        <text:p text:style-name="P53"><text:span text:style-name="T4">L/M AM/B/218 N (2)<text:tab/>Pay Book</text:span></text:p>
        <text:p text:style-name="P38"><text:span text:style-name="T4">Capt James Jameson</text:span></text:p>
        <text:p text:style-name="P42"><text:span text:style-name="T4">Portsmouth 18 Mar 1813 - 13 Jul Johanna - 9 Aug Madras - 27 Aug Calcutta - 6 Nov Saugor - 1 Mar 1814 Cape - 18 Mar St Helena - 4 Jun Blackwall</text:span></text:p>
        <text:h text:style-name="P644" text:outline-level="3"><text:bookmark-start text:name="bookmark13"/><text:span text:style-name="T4">GENERAL WELLESLEY</text:span><text:bookmark-end text:name="bookmark13"/></text:h>
        <text:p text:style-name="P115"><text:span text:style-name="T4">Built at Calcutta, 480 tons</text:span></text:p>
        <text:p text:style-name="P120"><text:span text:style-name="T4">Principal Managing Owner; Hugh A Ried</text:span></text:p>
        <text:list xml:id="list446056284" text:style-name="WWNum57">
          <text:list-item>
            <text:p text:style-name="P297"><text:span text:style-name="T4">From Bengal 1813</text:span></text:p>
          </text:list-item>
        </text:list>
        <text:p text:style-name="P364"><text:span text:style-name="T4">L/MAR/B/236A Journal 1 Nov 1813-23 May 1814 Capt J L Heathom</text:span></text:p>
        <text:p text:style-name="P245"><text:span text:style-name="T4">Hugh river 19 Nov </text:span><text:span text:style-name="Body_20_text_20__28_2_29__20__2b__20_Spacing_20_1_20_pt">1813-1</text:span><text:span text:style-name="T4"> Feb 1814 Cape - 25 Feb St Helena - 21 May Blackwall</text:span></text:p>
        <text:h text:style-name="P644" text:outline-level="3"><text:bookmark-start text:name="bookmark14"/><text:span text:style-name="T4">GEORGE</text:span><text:bookmark-end text:name="bookmark14"/></text:h>
        <text:p text:style-name="P121"><text:span text:style-name="T4">Company’s own ship, formerly </text:span><text:span text:style-name="Body_20_text_20__28_2_29__20__2b__20_Italic">Richard &amp; Elizabeth</text:span></text:p>
        <text:list xml:id="list951766337" text:style-name="WWNum59">
          <text:list-item>
            <text:p text:style-name="P177"><text:span text:style-name="T4">1668/9 St Helena and Surat</text:span></text:p>
          </text:list-item>
        </text:list>
        <text:p text:style-name="P204"><text:span text:style-name="T4">Capt William Bass Downs Feb 1669 -</text:span></text:p>
        <text:h text:style-name="P643" text:outline-level="3"><text:bookmark-start text:name="bookmark15"/><text:span text:style-name="T4">GEORGE (2)</text:span><text:bookmark-end text:name="bookmark15"/></text:h>
        <text:p text:style-name="P155"><text:span text:style-name="T4">Rated at 570/580 tons, 113/116 crew, 36 guns</text:span></text:p>
        <text:list xml:id="list2409599167" text:style-name="WWNum61">
          <text:list-item>
            <text:p text:style-name="P182"><text:span text:style-name="T4">1676/7 Surat Capt Anthony Earning Downs 25 Mar 1677 -</text:span></text:p>
          </text:list-item>
          <text:list-item>
            <text:p text:style-name="P454"><text:span text:style-name="T4">1678/9 Madras and Bengal Capt Nehemiah Earning</text:span></text:p>
          </text:list-item>
        </text:list>
        <text:list xml:id="list3679866628" text:style-name="WWNum63">
          <text:list-item>
            <text:p text:style-name="P162"><text:span text:style-name="T4">Jan 1679 - 6 Sep 1680</text:span></text:p>
          </text:list-item>
        </text:list>
        <text:list xml:id="list133841373187004" text:continue-list="list2409599167" text:style-name="WWNum61">
          <text:list-item>
            <text:p text:style-name="P227"><text:span text:style-name="T4">1680/1 Ceylon and Bengal Capt Nehemiah Earning</text:span></text:p>
          </text:list-item>
        </text:list>
        <text:list xml:id="list133840843265150" text:continue-list="list3679866628" text:style-name="WWNum63">
          <text:list-item>
            <text:p text:style-name="P228"><text:span text:style-name="T4">Jan 1681 - 28 Aug 1682</text:span></text:p>
          </text:list-item>
        </text:list>
        <text:list xml:id="list133840897423297" text:continue-list="list133841373187004" text:style-name="WWNum61">
          <text:list-item>
            <text:p text:style-name="P33"><text:span text:style-name="T4">1682/3 Bengal Capt Nehemiah Earning 30 Apr 1683 - 1 Aug 1684</text:span></text:p>
          </text:list-item>
          <text:list-item>
            <text:p text:style-name="P212"><text:span text:style-name="T4">Madras and Bengal Capt Nehemiah Earning</text:span></text:p>
          </text:list-item>
        </text:list>
        <text:p text:style-name="P156"><text:span text:style-name="T4">19 Mar 1685 - 28 Aug 1687</text:span></text:p>
        <text:h text:style-name="P643" text:outline-level="3"><text:bookmark-start text:name="bookmark16"/><text:span text:style-name="T4">GEORGE (3)</text:span><text:bookmark-end text:name="bookmark16"/></text:h>
        <text:p text:style-name="P157"><text:span text:style-name="T4">Rated at 480 tons, 96/104 crew, 30 guns</text:span></text:p>
        <text:list xml:id="list1679628651" text:style-name="WWNum65">
          <text:list-item>
            <text:p text:style-name="P475"><text:span text:style-name="T4">1727/8<text:tab/>Madras and Bengal</text:span></text:p>
          </text:list-item>
        </text:list>
        <text:p text:style-name="P476"><text:span text:style-name="T4">L/MAM/B/799aA Journal 19 Dec 1727-8 Aug 1729</text:span></text:p>
        <text:p text:style-name="P482"><text:span text:style-name="T4">L/MAR/B/799aB Journal 3 Nov 1727-21 Jul 1729, Charles Windebank, Chief Mate L/MAM/B/799aF(l) Ledger L/MAR/B/799aF(2) Pay Book Capt George Pitt</text:span></text:p>
        <text:p text:style-name="P486"><text:span text:style-name="T4">Downs 21 Jan 1728 - 1 Mar Madeira -10 Aug Madras - 5 Oct Calcutta -1 Dec Pipli - 31 Dec Madras - 9 Apr 1729 Cape - 10 May St Helena - 8 Aug Erith</text:span></text:p>
        <text:list xml:id="list133841028293299" text:continue-numbering="true" text:style-name="WWNum65">
          <text:list-item>
            <text:p text:style-name="P213"><text:span text:style-name="T4">1730/1<text:tab/>Madras and Bengal</text:span></text:p>
          </text:list-item>
        </text:list>
        <text:p text:style-name="P205"><text:span text:style-name="T4">L/MAM/B/799aC Journal 18 Jan 1731-16 Aug 1732 L/MAM/B/799aG(l) Ledger L/MAM/B/799aG(2) Pay Book</text:span></text:p>
        <text:p text:style-name="P206"><text:span text:style-name="T4">Capt George Pitt</text:span></text:p>
        <text:p text:style-name="P483"><text:span text:style-name="T4">Downs 18 Feb 1731 -17 Mar Sao Tiago - 3 Aug Madras - 23 Sep Rogues River - 4 Jan 1732 Vizagapatam - 23 Jan Madras -15 May St Helena -16 Aug Erith</text:span></text:p>
        <text:list xml:id="list133841032142166" text:continue-numbering="true" text:style-name="WWNum65">
          <text:list-item>
            <text:p text:style-name="P163"><text:span text:style-name="T4">1733/4<text:tab/>Madras and Bengal</text:span></text:p>
          </text:list-item>
        </text:list>
        <text:p text:style-name="P158"><text:span text:style-name="T4">L/MAR/BmDaD Journal 12 Sep 1733-24 Aug 1735, Nathaniel White, Chief Mate</text:span></text:p>
        <text:p text:style-name="P222"><text:span text:style-name="T4">L/MAM/B/799aH(l) Ledger L/MAM/B/799aH(2) Pay Book Capt George Pitt</text:span></text:p>
        <text:p text:style-name="P597"><text:span text:style-name="T4">Man</text:span><text:span text:style-name="T5">1</text:span><text:span text:style-name="T4">*!^?^</text:span><text:span text:style-name="T5">733</text:span><text:span text:style-name="T4">'</text:span><text:span text:style-name="T5">8 Apr 1734 Cape</text:span><text:span text:style-name="T4"> ’</text:span><text:span text:style-name="T5">6 Jun Madras</text:span><text:span text:style-name="T4"> ’</text:span><text:span text:style-name="T5">23 M Ro</text:span><text:span text:style-name="T4">S</text:span><text:span text:style-name="T5">ues River</text:span><text:span text:style-name="T4"> -</text:span><text:span text:style-name="T5">22</text:span><text:span text:style-name="T4"> Dec Vizagapatam - Jan 1735 Madras - 14 Jan Fort St David - 14 May St Helena - 24 Aug Gravesend</text:span></text:p>
        <text:p text:style-name="P238"><text:span text:style-name="T4">f<text:tab/>1736/7<text:tab/>St Helena and Benkulen</text:span></text:p>
        <text:p text:style-name="P223"><text:span text:style-name="T4">L/MAR/B/799aE Journal 20 Sep 1736-9 Aug 1738 L/MAR/B/799aI(l) Ledger L/MAR/B/799aI(2) Pay Book Capt Nathaniel White</text:span></text:p>
        <text:p text:style-name="P627"><text:span text:style-name="T4">^OctBantaT<text:tab/></text:span><text:span text:style-name="Body_20_text_20__28_8_29__20__2b__20_Not_20_Bold_2c_Italic"><text:span text:style-name="T7">^</text:span></text:span><text:span text:style-name="T4"> </text:span><text:span text:style-name="T5">St Helena</text:span><text:span text:style-name="T4"> ' </text:span><text:span text:style-name="Body_20_text_20__28_8_29__20__2b__20_Not_20_Bold"><text:span text:style-name="T3">6</text:span></text:span><text:span text:style-name="T5"> Jul Bat3Via</text:span><text:span text:style-name="T4"> ' </text:span><text:span text:style-name="Body_20_text_20__28_8_29__20__2b__20_Not_20_Bold"><text:span text:style-name="T3">3</text:span></text:span><text:span text:style-name="T5"> Aug Benkule</text:span><text:span text:style-name="T4">n - </text:span><text:span text:style-name="Body_20_text_20__28_8_29__20__2b__20_Not_20_Bold"><text:span text:style-name="T7">29</text:span></text:span><text:span text:style-name="T4"> Sep Moco Moco -</text:span></text:p>
        <text:p text:style-name="P626"><text:span text:style-name="T4">Downs ' </text:span><text:span text:style-name="Body_20_text_20__28_8_29__20__2b__20_Not_20_Bold"><text:span text:style-name="T3">28</text:span></text:span><text:span text:style-name="T4"> °</text:span><text:span text:style-name="T5">Ct M0C</text:span><text:span text:style-name="T4">° </text:span><text:span text:style-name="T5">M0C</text:span><text:span text:style-name="T4">° ‘ </text:span><text:span text:style-name="Body_20_text_20__28_8_29__20__2b__20_Not_20_Bold"><text:span text:style-name="T3">3</text:span></text:span><text:span text:style-name="T5"> DeC Benkulen</text:span><text:span text:style-name="T4"> ' </text:span><text:span text:style-name="Body_20_text_20__28_8_29__20__2b__20_Not_20_Bold"><text:span text:style-name="T3">8</text:span></text:span><text:span text:style-name="T5"> Jan </text:span><text:span text:style-name="Body_20_text_20__28_8_29__20__2b__20_Not_20_Bold"><text:span text:style-name="T3">1738</text:span></text:span><text:span text:style-name="T4"> Batavia </text:span><text:span text:style-name="Body_20_text_20__28_8_29__20__2b__20_Not_20_Bold"><text:span text:style-name="T7">-15</text:span></text:span><text:span text:style-name="T4"> May St Helena - </text:span><text:span text:style-name="Body_20_text_20__28_8_29__20__2b__20_Not_20_Bold"><text:span text:style-name="T7">9</text:span></text:span><text:span text:style-name="T4"> Aug</text:span></text:p>
      </text:section>
      <text:section text:style-name="Sect4" text:name="Bereich8">
        <text:h text:style-name="P635" text:outline-level="2"><text:bookmark-start text:name="bookmark17"/><draw:frame draw:style-name="fr9" draw:name="Rahmen22" text:anchor-type="char" svg:x="16.776cm" svg:y="2.066cm" svg:width="12.539cm" draw:z-index="48"><draw:text-box fo:min-height="2.863cm"><text:p text:style-name="P478"><text:span text:style-name="Body_20_text_20__28_2_29__20_Exact">1<text:tab/>1795/6 St Helena and Bengal</text:span></text:p><text:p text:style-name="P479"><text:span text:style-name="Body_20_text_20__28_2_29__20_Exact">L/MAR/B/156A<text:tab/>Journal 31 Oct 1795-10 Jun 1797</text:span></text:p><text:p text:style-name="P571"><text:span text:style-name="Body_20_text_20__28_4_29__20_Exact">L/MAR/B/156K(1)<text:tab/>Ledger</text:span></text:p><text:p text:style-name="P572"><text:span text:style-name="Body_20_text_20__28_4_29__20_Exact">L/MAM/B/156K(2)<text:tab/>Pay Book</text:span></text:p><text:p text:style-name="P169"><text:span text:style-name="Body_20_text_20__28_2_29__20_Exact">Capt John Luard</text:span></text:p><text:p text:style-name="P487"><text:span text:style-name="Body_20_text_20__28_2_29__20_Exact">Portsmouth 23 Jan 1796 - 2 May St Helena - 27 May Simons Bay -31 Jul Diamond Harbour - 5 Jan 1797 St Helena - 29 Mar Falmouth - 30 May Greenhithe</text:span></text:p></draw:text-box></draw:frame><draw:frame draw:style-name="fr8" draw:name="Rahmen23" text:anchor-type="char" svg:x="16.676cm" svg:y="8.414cm" svg:width="11.599cm" draw:z-index="49"><draw:text-box fo:min-height="2.82cm"><text:p text:style-name="P138"><text:span text:style-name="Body_20_text_20__28_2_29__20_Exact">3<text:tab/>1800/1 Bengal</text:span></text:p><text:p text:style-name="P224"><text:span text:style-name="Body_20_text_20__28_2_29__20_Exact">L/MAR/B/156D Journal 27 Jun 1800-6 Apr 1802 L/MAR/B/156M(1) Ledger L/MAR/B/156M(2) Pay Book Capt Henry Leigh</text:span></text:p><text:p text:style-name="P488"><text:span text:style-name="Body_20_text_20__28_2_29__20_Exact">Plymouth 15 Sep 1800 - 2 Dec Cape - 22 Feb 1801 Calcutta - 22 Aug Kedgeree - 2 Jan 1802 St Helena - 27 Mar Deptford</text:span></text:p></draw:text-box></draw:frame><text:span text:style-name="T4">GEORGE (4)</text:span><text:bookmark-end text:name="bookmark17"/></text:h>
        <text:p text:style-name="P465"><text:span text:style-name="T4">Snow, 100 tons</text:span></text:p>
        <text:list xml:id="list2073122520" text:style-name="WWNum67">
          <text:list-item>
            <text:p text:style-name="P466"><text:span text:style-name="T4">1746/7 ‘For India’</text:span></text:p>
          </text:list-item>
        </text:list>
        <text:p text:style-name="P159"><text:span text:style-name="T4">Capt Thomas Wadham</text:span></text:p>
        <text:p text:style-name="P160"><text:span text:style-name="T4">Poole 25 Apr 1747 - 24 Oct 1748 Lisbon - 24 Nov Downs</text:span></text:p>
        <text:h text:style-name="P636" text:outline-level="2"><text:bookmark-start text:name="bookmark18"/><text:span text:style-name="T4">GEORGE AND MARTHA</text:span><text:bookmark-end text:name="bookmark18"/></text:h>
        <text:list xml:id="list2382026597" text:style-name="WWNum69">
          <text:list-item>
            <text:p text:style-name="P489"><text:span text:style-name="T4">1661/2 Guinea, St Helena and Madras</text:span></text:p>
          </text:list-item>
        </text:list>
        <text:p text:style-name="P490"><text:span text:style-name="T4">Capt John Eymout</text:span></text:p>
        <text:p text:style-name="P492"><text:span text:style-name="T4">Downs Jul 1662 - 2 Oct Guinea - 25 Jan 1663 St Helena - 17 Jun Madras 10 Dec - Bantam - 26 Jul 1664 Madras Jan 1665 - Downs</text:span></text:p>
        <text:h text:style-name="P637" text:outline-level="2"><text:bookmark-start text:name="bookmark19"/><text:span text:style-name="T4">GEORGE THE FOURTH</text:span><text:bookmark-end text:name="bookmark19"/></text:h>
        <text:p text:style-name="P598"><text:span text:style-name="T4">Company’s own ship, built by Pitcher, launched 1825, 3 decks, 4in bottom, length 166ft 3‘Ain, keel 133ft 10</text:span><text:span text:style-name="T5">3</text:span><text:span text:style-name="T4">/8in, breadth 43ft 2‘/2in, hold 17ft Ain, wing transom 26ft, port cell 29ft Sin, between decks 6ft Sin &amp; 6ft 5in, roundhouse 6ft 5 Ain, ports 14 middle &amp; 13 upper, deck range 86ft Sin, 1329 tons</text:span></text:p>
        <text:list xml:id="list4035150006" text:style-name="WWNum71">
          <text:list-item>
            <text:p text:style-name="P596"><text:span text:style-name="T4">1825/6<text:tab/>Bengal and China</text:span></text:p>
          </text:list-item>
        </text:list>
        <text:p text:style-name="P591"><text:span text:style-name="T4">L/MAR/B/79A<text:tab/>Journal 27 Dec 1825-19 Jun 1827</text:span></text:p>
        <text:p text:style-name="P591"><text:span text:style-name="T4">L/MAR/B/79E(1)<text:tab/>Ledger</text:span></text:p>
        <text:p text:style-name="P591"><text:span text:style-name="T4">L/MAR/B/79E(2)<text:tab/>Pay Book</text:span></text:p>
        <text:p text:style-name="P600"><text:span text:style-name="T4">Capt Thomas William Barrow</text:span></text:p>
        <text:p text:style-name="P603"><text:span text:style-name="T4">Portsmouth 8 Mar 1826 - 20 Jun New Acnhorage - 28 Sep Singapore - 28 Oct Whampoa - 7 Jan 1827 Second Bar -16 Mar St Helena -16 May Blackwall</text:span></text:p>
        <text:list xml:id="list133840480210915" text:continue-numbering="true" text:style-name="WWNum71">
          <text:list-item>
            <text:p text:style-name="P583"><text:span text:style-name="T4">1827/8<text:tab/>Bengal and China</text:span></text:p>
          </text:list-item>
        </text:list>
        <text:p text:style-name="P584"><text:span text:style-name="T4">L/MAR/B/79B<text:tab/>Journal 1 Jan<text:tab/>1828-15<text:tab/>Jun<text:tab/>1829</text:span></text:p>
        <text:p text:style-name="P585"><text:span text:style-name="T4">L/MAR/B/79F(1)<text:tab/>Ledger</text:span></text:p>
        <text:p text:style-name="P585"><text:span text:style-name="T4">L/MAR/B/79F(2)<text:tab/>Pay Book</text:span></text:p>
        <text:p text:style-name="P578"><text:span text:style-name="T4">Capt Thomas William Barrow</text:span></text:p>
        <text:p text:style-name="P604"><text:span text:style-name="T4">Downs 23 Feb 1828 -6 Jun Saugor -15 Sep Singapore - 20 Oct Whampoa - 5 Jan 1829 Second Bar - 20 Mar St Helena -17 May Blackwall</text:span></text:p>
        <text:list xml:id="list133841761194053" text:continue-numbering="true" text:style-name="WWNum71">
          <text:list-item>
            <text:p text:style-name="P601"><text:span text:style-name="T4">1829/30<text:tab/>China</text:span></text:p>
          </text:list-item>
        </text:list>
        <text:p text:style-name="P605"><text:span text:style-name="T4">L/MAR/B/79C<text:tab/>Journal 4 Mar<text:tab/>1830-8<text:tab/>Jun<text:tab/>1831</text:span></text:p>
        <text:p text:style-name="P606"><text:span text:style-name="T4">L/MAR/B/79G(1)<text:tab/>Ledger</text:span></text:p>
        <text:p text:style-name="P606"><text:span text:style-name="T4">L/MAR/B/79G(2)<text:tab/>Pay Book</text:span></text:p>
        <text:p text:style-name="P607"><text:span text:style-name="T4">Capt Thomas William Barrow</text:span></text:p>
        <text:p text:style-name="P608"><text:span text:style-name="T4">Downs 25 Apr 1830 - 7 Sep Hong Kong - 20 SepWhampoa - 27 Dec Second Bar -16 Mar 1831 St Helena - 7 May Blackwall</text:span></text:p>
        <text:list xml:id="list133840103988453" text:continue-numbering="true" text:style-name="WWNum71">
          <text:list-item>
            <text:p text:style-name="P593"><text:span text:style-name="T4">1831/2<text:tab/>Bombay and China</text:span></text:p>
          </text:list-item>
        </text:list>
        <text:p text:style-name="P592"><text:span text:style-name="T4">L/MAR/B/79D<text:tab/>Journal 26 Dec 1831-10 Apr 1833</text:span></text:p>
        <text:p text:style-name="P592"><text:span text:style-name="T4">L/MAR/B/79H(1)<text:tab/>Ledger</text:span></text:p>
        <text:p text:style-name="P592"><text:span text:style-name="T4">L/MAR/B/79H(2)<text:tab/>Pay Book</text:span></text:p>
        <text:p text:style-name="P594"><text:span text:style-name="T4">Capt Thomas William Barrow</text:span></text:p>
        <text:p text:style-name="P609"><text:span text:style-name="T4">Downs 10 Feb 1832 - 7 Jun Bombay - 6 Sep Whampoa - 23 Oct Second Bar - 20 Jan 1833 St Helena - 10 Mar Blackwall</text:span></text:p>
        <text:p text:style-name="P493"><text:span text:style-name="T4">GEORGIANA (1)<text:tab/>„ </text:span><text:span text:style-name="T6">l/v</text:span></text:p>
        <text:p text:style-name="P494"><text:span text:style-name="T4">Company’s packet, built by Wells, 3 decks, length 94ft Sin, keel 74ft Sin, breadth 26ft 10m, hold un</text:span></text:p>
        <text:p text:style-name="P134"><text:span text:style-name="T4">llin, wing transom 16ft Sin, between decks 5ft lO^in, 285 tons</text:span></text:p>
        <text:list xml:id="list133840857848695" text:continue-list="list2382026597" text:style-name="WWNum69">
          <text:list-item>
            <text:p text:style-name="P495"><text:span text:style-name="T4">1798/9 Cape and St Helena</text:span></text:p>
          </text:list-item>
        </text:list>
        <text:p text:style-name="P496"><text:span text:style-name="T4">L/MAR/B/156B<text:tab/>Journal 12 Jun 1798-23<text:tab/>May<text:tab/>1800</text:span></text:p>
        <text:p text:style-name="P500"><text:span text:style-name="T4">L/MAR/B/156C<text:tab/>Journal 12 Jun 1798-9<text:tab/>Jun<text:tab/>1800,<text:tab/>William Brabazon, Chief Mate</text:span></text:p>
        <text:p text:style-name="P501"><text:span text:style-name="T4">L/MAR/B/156L(1)<text:tab/>Ledger</text:span></text:p>
        <text:p text:style-name="P539"><text:span text:style-name="T4">L/MAR/B/156L(2)<text:tab/>Pay Book</text:span></text:p>
        <text:p text:style-name="P471"><text:span text:style-name="T4">Falmouth 21 Aug 1798 - 26 Oct St Helena - 3 Dec Cape - 14 Jan 1799 St Helena - 25 Feb Cape - 27 Mar St Helena -18 May False Bay - 14 Jun Cape - 5 Jul St Helena - 21 Sep-5 Oct cruising - 6 Oct St Helena - 27 Oct Trinidade - 24 Nov Cape - 28 Dec St Helena - 9 Apr 1800 Shannon -13 May Crookhaven - 23 May Deptford</text:span></text:p>
        <text:list xml:id="list133841287723048" text:continue-list="list133841032142166" text:style-name="WWNum65">
          <text:list-item>
            <text:p text:style-name="P214"><text:span text:style-name="T4">1803/4 St Helena and Cape L/MAR/B/156E-F Journal 7 Jul 1803-25 Apr 1807 L/MAR/B/156N(1) Ledger L/MAR/B/156N(2) Pay Book</text:span></text:p>
          </text:list-item>
        </text:list>
        <text:p text:style-name="P169"><text:span text:style-name="T4">Capt Henry Leigh</text:span></text:p>
        <text:p text:style-name="P353"><text:span text:style-name="T4">Portsmouth 28 Aug 1803 - 23 Nov St Helena 5 Feb 1804 - 10 Feb St Helena 14 Nov - 18 Nov St Helena 7 Feb 1805 - 27 Feb St Helena -12 Jun Benguella - 29 Jun St Helena - 4 Oct Benguella - 1 Nov St Helena - 8 Apr 1806 St Helena -11 May False Bay - 26 May Cape - 2 Jun Simons Bay - 24 Aug St Helena -17 Oct River Plate - 24 Nov Cape -14 Jan 1807 St Helena -15 Apr Blackwall</text:span></text:p>
        <text:list xml:id="list133840968909802" text:continue-numbering="true" text:style-name="WWNum65">
          <text:list-item>
            <text:p text:style-name="P298"><text:span text:style-name="T4">1807/8<text:tab/>Madras and Bengal</text:span></text:p>
          </text:list-item>
        </text:list>
        <text:p text:style-name="P299"><text:span text:style-name="T4">L/MAR/B/156G<text:tab/>Journal 20<text:tab/>Jun<text:tab/>1807<text:tab/>- 15 May<text:tab/>1809</text:span></text:p>
        <text:p text:style-name="P300"><text:span text:style-name="T4">L/MAM/B/156-0(1)<text:tab/>Ledger</text:span></text:p>
        <text:p text:style-name="P300"><text:span text:style-name="T4">L/MAR/B/156-0(2)<text:tab/>Pay Book</text:span></text:p>
        <text:p text:style-name="P115"><text:span text:style-name="T4">Capt Henry Leigh</text:span></text:p>
        <text:p text:style-name="P474"><text:span text:style-name="T4">Portsmouth 17 Nov 1807 - 13 Apr 1808 Calcutta -19 Dec Kedgeree - 29 Dec Madras - 22 Feb 1809 St Helena - 6 May Blackwall</text:span></text:p>
        <text:list xml:id="list133840651884807" text:continue-numbering="true" text:style-name="WWNum65">
          <text:list-item>
            <text:p text:style-name="P183"><text:span text:style-name="T4">1809/10<text:tab/>Madras and Bengal</text:span></text:p>
          </text:list-item>
        </text:list>
        <text:p text:style-name="P184"><text:span text:style-name="T4">L/MAR/B/156H<text:tab/>Journal 21<text:tab/>Jun<text:tab/>1809-10<text:tab/>Sep<text:tab/>1811</text:span></text:p>
        <text:p text:style-name="P185"><text:span text:style-name="T4">L/MAR/B/156P(1)<text:tab/>Ledger</text:span></text:p>
        <text:p text:style-name="P185"><text:span text:style-name="T4">L/MAR/B/156P(2)<text:tab/>Pay Book</text:span></text:p>
        <text:p text:style-name="P169"><text:span text:style-name="T4">Capt Henry Leigh</text:span></text:p>
        <text:p text:style-name="P219"><text:span text:style-name="T4">Portsmouth 4 Oct 1809 - 16 Feb 1810 Madras -16 May Calcutta’ -11 Sep Saugor - 9 Oct Madras - Nov Calcutta -19 Feb 1811 Kedgeree - 2 Jun Cape - 4 Jul St Helena - 5 Sep Deptford</text:span></text:p>
        <text:h text:style-name="P638" text:outline-level="2"><text:bookmark-start text:name="bookmark20"/><text:span text:style-name="T4">GEORGIANA (2)</text:span><text:bookmark-end text:name="bookmark20"/></text:h>
        <text:p text:style-name="P502"><text:span text:style-name="T4">Chartered ship, 406 tons Managing Owners: Scott Fairlie &amp; Co</text:span></text:p>
        <text:list xml:id="list3671876040" text:style-name="WWNum73">
          <text:list-item>
            <text:p text:style-name="P139"><text:span text:style-name="T4">1831/2 Bengal</text:span></text:p>
          </text:list-item>
        </text:list>
        <text:p text:style-name="P115"><text:span text:style-name="T4">L/MAR/B/156I-J Deck Log 17 Jul 1832-17 Sep 1833</text:span></text:p>
      </text:section>
      <text:section text:style-name="Sect4" text:name="Bereich9">
        <text:p text:style-name="P152"><draw:frame draw:style-name="fr7" draw:name="Rahmen26" text:anchor-type="char" svg:x="19.685cm" svg:y="10.155cm" svg:width="4.505cm" draw:z-index="50"><draw:text-box fo:min-height="1.57cm"><text:p text:style-name="P353"><text:span text:style-name="Body_20_text_20__28_2_29__20_Exact">Journal 17 Nov 1777-22 Feb 1780</text:span></text:p><text:p text:style-name="P353"><text:span text:style-name="Body_20_text_20__28_2_29__20_Exact">Ledger</text:span></text:p><text:p text:style-name="P353"><text:span text:style-name="Body_20_text_20__28_2_29__20_Exact">Pay Book</text:span></text:p><text:p text:style-name="P353"><text:span text:style-name="Body_20_text_20__28_2_29__20_Exact">Imprest Book</text:span></text:p></draw:text-box></draw:frame><text:span text:style-name="T4">Capt Walter Young</text:span></text:p>
        <text:p text:style-name="P153"><text:span text:style-name="T4">Portsmouth 3 Sep 1832 - 23 Jan 1833 Calcutta -16 Mar Saugor - 23 Jun St Helena - 4 Sep Gravesend</text:span></text:p>
        <text:h text:style-name="P646" text:outline-level="3"><text:bookmark-start text:name="bookmark21"/><text:span text:style-name="T4">GIFT</text:span><text:bookmark-end text:name="bookmark21"/></text:h>
        <text:p text:style-name="P505"><text:span text:style-name="T4">Victualler, 130 tons, bought from Francis Cherry ofRatcliffe for £300 1 1600/1</text:span></text:p>
        <text:p text:style-name="P153"><text:span text:style-name="T4">Woolwich 13 Feb 1601 - Torbay 20 Apr -1 May Canaries - abandoned in the Atlantic, empty, 20 Jul</text:span></text:p>
        <text:h text:style-name="P646" text:outline-level="3"><text:bookmark-start text:name="bookmark22"/><text:span text:style-name="T4">GIFT OF GOD</text:span><text:bookmark-end text:name="bookmark22"/></text:h>
        <text:p text:style-name="P505"><text:span text:style-name="T4">Junk, chartered from William Adams by the Japan factory 1 Cochin China 1617</text:span></text:p>
        <text:p text:style-name="P3"><text:span text:style-name="T4">Bodleian Lib: Savile Ms 48 Journal 17 Mar-6 Aug 1617 L/MAR/A/XXVI Journal 20 Mar-7 Sep 1617, Edmund Sayers, merchant Capt William Adams</text:span></text:p>
        <text:p text:style-name="P7"><text:span text:style-name="T4">Hirado 23 Mar 1617 - 20 Apr Quang Nam 28 Jun - 8 Aug Hirado</text:span></text:p>
        <text:h text:style-name="P647" text:outline-level="3"><text:bookmark-start text:name="bookmark23"/><text:span text:style-name="T4">GILBERT </text:span><text:span text:style-name="Heading_20__23_3_20__2b__20_10.5_20_pt_2c_Italic"><text:span text:style-name="T1">see</text:span></text:span><text:span text:style-name="T4"> PERSIAN MERCHANT</text:span><text:bookmark-end text:name="bookmark23"/></text:h>
        <text:h text:style-name="P642" text:outline-level="3"><text:bookmark-start text:name="bookmark24"/><text:span text:style-name="T4">GILWELL</text:span><text:bookmark-end text:name="bookmark24"/></text:h>
        <text:p text:style-name="P196"><text:span text:style-name="T4">Built at Calcutta, 400 tons Managing Owners: Colvin Bazett &amp; Co</text:span></text:p>
        <text:list xml:id="list2627251038" text:style-name="WWNum75">
          <text:list-item>
            <text:p text:style-name="P379"><text:span text:style-name="T4">From Bengal 1801</text:span></text:p>
          </text:list-item>
        </text:list>
        <text:p text:style-name="P301"><text:span text:style-name="T4">L/MAM/B/361A<text:tab/>Journal 27 Jun 1801-17 Apr 1802</text:span></text:p>
        <text:p text:style-name="P240"><text:span text:style-name="T4">Capt C H Sheen</text:span></text:p>
        <text:p text:style-name="P355"><text:span text:style-name="T4">Calcutta 27 Jun 1801 - left Bengal 18 Aug -11 Sep Madras - 24 Dec Cape - 28 Jan 1802 St Helena - 15 Apr Blackwall</text:span></text:p>
        <text:h text:style-name="P645" text:outline-level="3"><text:bookmark-start text:name="bookmark25"/><text:span text:style-name="T4">GLATTON (1)</text:span><text:bookmark-end text:name="bookmark25"/></text:h>
        <text:p text:style-name="P356"><text:span text:style-name="T4">Built by Wells, launched 1762, 3 decks, 3in bottom, 676 tons Principal Managing Owner: Richard Neave</text:span></text:p>
        <text:list xml:id="list2004001116" text:style-name="WWNum77">
          <text:list-item>
            <text:p text:style-name="P409"><text:span text:style-name="T4">1762/3<text:tab/>Benkulen and China</text:span></text:p>
          </text:list-item>
        </text:list>
        <text:p text:style-name="P410"><text:span text:style-name="T4">L/MAR/B/172A<text:tab/>Journal 18 Nov 1762-2<text:tab/>Jan 1765</text:span></text:p>
        <text:p text:style-name="P411"><text:span text:style-name="T4">L/MAR/B/172U(1)<text:tab/>Ledger</text:span></text:p>
        <text:p text:style-name="P411"><text:span text:style-name="T4">L/MAR/B/172U(2)<text:tab/>Pay Book</text:span></text:p>
        <text:p text:style-name="P115"><text:span text:style-name="T4">Capt Richard Doveton</text:span></text:p>
        <text:p text:style-name="P460"><text:span text:style-name="T4">Portsmouth 7 Mar 1763 - 29 Jul Benkulen - 6 Nov Batavia - 30 Jan 1764 Whampoa - 25 Mar Second Bar - 8 Aug St Helena -15 Nov Long Reach</text:span></text:p>
        <text:list xml:id="list133841270135075" text:continue-numbering="true" text:style-name="WWNum77">
          <text:list-item>
            <text:p text:style-name="P409"><text:span text:style-name="T4">1765/6<text:tab/>Madras and China</text:span></text:p>
          </text:list-item>
        </text:list>
        <text:p text:style-name="P412"><text:span text:style-name="T4">L/MAM/B/172B<text:tab/>Journal 15 Oct 1765-10 Sep<text:tab/>1767</text:span></text:p>
        <text:p text:style-name="P411"><text:span text:style-name="T4">L/MAR/B/172V(1)<text:tab/>Ledger</text:span></text:p>
        <text:p text:style-name="P411"><text:span text:style-name="T4">L/MAM/B/172V(2)<text:tab/>Pay Book</text:span></text:p>
        <text:p text:style-name="P115"><text:span text:style-name="T4">Capt Richard Doveton</text:span></text:p>
        <text:p text:style-name="P499"><text:span text:style-name="T4">Downs 26 Dec 1765 - 27 Mar 1766 Cape - 6 Jun Madras - 8 Sep Whampoa -10 Jan 1767 Second Bar - 21 Apr St Helena - 9 Jul Downs</text:span></text:p>
        <text:list xml:id="list133840765407196" text:continue-numbering="true" text:style-name="WWNum77">
          <text:list-item>
            <text:p text:style-name="P141"><text:span text:style-name="T4">1768/9<text:tab/>China</text:span></text:p>
          </text:list-item>
        </text:list>
        <text:p text:style-name="P186"><text:span text:style-name="T4">L/MAR/B/172C<text:tab/>Journal 25<text:tab/>Oct 1768-4<text:tab/>Jun 1770</text:span></text:p>
        <text:p text:style-name="P187"><text:span text:style-name="T4">L/MAR/B/172W(1)<text:tab/>Ledger</text:span></text:p>
        <text:p text:style-name="P187"><text:span text:style-name="T4">L/MAR/B/172W(2)<text:tab/>Pay Book</text:span></text:p>
        <text:p text:style-name="P169"><text:span text:style-name="T4">Capt Richard Doveton</text:span></text:p>
        <text:p text:style-name="P122"><text:span text:style-name="T4">Downs 2 Jan 1769 - 12 Jul Whampoa - 29 Nov Second Bar - 20 Feb 1770 St Helena - 26 Apr Downs</text:span></text:p>
        <text:list xml:id="list133840324185814" text:continue-numbering="true" text:style-name="WWNum77">
          <text:list-item>
            <text:p text:style-name="P302"><text:span text:style-name="T4">1770/1<text:tab/>Chin</text:span><text:span text:style-name="Body_20_text_20__28_2_29_">a</text:span></text:p>
          </text:list-item>
        </text:list>
        <text:p text:style-name="P303"><text:span text:style-name="T4">L/MAR/B/172D<text:tab/>Journal 23<text:tab/>Oct 1770-5<text:tab/>Aug 1772</text:span></text:p>
        <text:p text:style-name="P304"><text:span text:style-name="T4">L/MAR/B/172X(1)<text:tab/>Ledger</text:span></text:p>
        <text:p text:style-name="P304"><text:span text:style-name="T4">L/MAR/B/172X(2)<text:tab/>Pay Book</text:span></text:p>
        <text:p text:style-name="P240"><text:span text:style-name="T4">Capt Richard Doveton</text:span></text:p>
        <text:p text:style-name="P506"><text:span text:style-name="T4">Portsmouth 6 Feb 1771 - 20 Jun Batavia - 8 Aug Whampoa - 7 Jan 1772 Second Bar - 11 Apr St Helena - 24 Jun Downs</text:span></text:p>
        <text:p text:style-name="P628"><text:span text:style-name="T4">GLATTON (2)</text:span></text:p>
        <text:p text:style-name="P507"><text:span text:style-name="T4">Built by Wells, launched 1777, 3 decks, 4in bottom, length 139ft, keel 111ft 7in, breadth 36ft I'Ain, hold 15ft, wing transom 23ft lin, port cell 25ft I'Ain, between decks 6ft 6in, 773 tons Principal Managing Owner: Richard Neave</text:span></text:p>
        <text:list xml:id="list2106848390" text:style-name="WWNum79">
          <text:list-item>
            <text:p text:style-name="P140"><text:span text:style-name="T4">1777/8 Madras and China</text:span></text:p>
          </text:list-item>
        </text:list>
        <text:p text:style-name="P579"><text:span text:style-name="T4">L/MAR/B/172F L/MAR/B/172Y(1)</text:span></text:p>
        <text:p text:style-name="P578"><text:span text:style-name="T4">L/MAR/B/172Y(2)</text:span></text:p>
        <text:p text:style-name="P578"><text:span text:style-name="T4">L/MAR/B/172Y(3)</text:span></text:p>
        <text:p text:style-name="P578"><text:span text:style-name="T4">Capt Richard Doveton</text:span></text:p>
        <text:p text:style-name="P610"><text:span text:style-name="T4">Plymouth 8 Feb 1778 - 12 Jun Johanna -18 Jul Madras - 20 Oct Whampoa - 2 Mar 1779 Second Bar -14 May Madura - 24 Sep St Helena -12 Jan 1780 Downs</text:span></text:p>
        <text:list xml:id="list133839875690836" text:continue-numbering="true" text:style-name="WWNum79">
          <text:list-item>
            <text:p text:style-name="P586"><text:span text:style-name="T4">1779/80<text:tab/>China</text:span></text:p>
          </text:list-item>
        </text:list>
        <text:p text:style-name="P599"><text:span text:style-name="T4">L/MAR/B/172G Journal 8 Mar 1780-27 May 1782 L/MAR/B/172Z(1) Ledger L/MAK/B/172Z(2) Pay Book L/MAR/B/172Z(3) Absence Book Capt John Clements</text:span></text:p>
        <text:p text:style-name="P612"><text:span text:style-name="T4">Portsmouth 3 Jun 1780 -31 Jan 1781 Whampoa - 9 Apr Second Bar -1 Aug Benkulen - 19 Aug Padang - 25 Sep Benkulen - 17 Dec St Helena -10 Mar 1782 Plymouth - 31 Mar Downs</text:span></text:p>
        <text:list xml:id="list133840782306304" text:continue-numbering="true" text:style-name="WWNum79">
          <text:list-item>
            <text:p text:style-name="P602"><text:span text:style-name="T4">1782/3<text:tab/>Bombay</text:span></text:p>
          </text:list-item>
        </text:list>
        <text:p text:style-name="P616"><text:span text:style-name="T4">L/MAR/B/172H-I Journal 13 Dec 1782-17 May 1786 L/MAR/B/172AA(1) Ledger L/MAR/B/172AA(2) Pay Book Capt Charles Drummond</text:span></text:p>
        <text:p text:style-name="P611"><text:span text:style-name="T4">Portsmouth </text:span><text:span text:style-name="Body_20_text_20__28_5_29__20__2b__20_Not_20_Bold"><text:span text:style-name="T7">16 </text:span></text:span><text:span text:style-name="T4">Mar </text:span><text:span text:style-name="Body_20_text_20__28_5_29__20__2b__20_Not_20_Bold"><text:span text:style-name="T7">1783 - 9 </text:span></text:span><text:span text:style-name="T4">Apr Sao Tiago -</text:span><text:span text:style-name="Body_20_text_20__28_5_29__20__2b__20_Not_20_Bold"><text:span text:style-name="T7">19 </text:span></text:span><text:span text:style-name="T4">Aug Johanna - </text:span><text:span text:style-name="Body_20_text_20__28_5_29__20__2b__20_Not_20_Bold"><text:span text:style-name="T7">20 </text:span></text:span><text:span text:style-name="T4">Sep Bombay - </text:span><text:span text:style-name="Body_20_text_20__28_5_29__20__2b__20_Not_20_Bold"><text:span text:style-name="T7">26 </text:span></text:span><text:span text:style-name="T4">Nov Mangalore - </text:span><text:span text:style-name="Body_20_text_20__28_5_29__20__2b__20_Not_20_Bold"><text:span text:style-name="T7">3 </text:span></text:span><text:span text:style-name="T4">Dec Cannanore - </text:span><text:span text:style-name="Body_20_text_20__28_5_29__20__2b__20_Not_20_Bold"><text:span text:style-name="T7">20 </text:span></text:span><text:span text:style-name="T4">Dec Tellicherry - </text:span><text:span text:style-name="Body_20_text_20__28_5_29__20__2b__20_Not_20_Bold"><text:span text:style-name="T7">25 </text:span></text:span><text:span text:style-name="T4">Dec Cochin -</text:span><text:span text:style-name="Body_20_text_20__28_5_29__20__2b__20_Not_20_Bold"><text:span text:style-name="T7">13 </text:span></text:span><text:span text:style-name="T4">Jan </text:span><text:span text:style-name="Body_20_text_20__28_5_29__20__2b__20_Not_20_Bold"><text:span text:style-name="T7">1784 </text:span></text:span><text:span text:style-name="T4">Cannanore - </text:span><text:span text:style-name="Body_20_text_20__28_5_29__20__2b__20_Not_20_Bold"><text:span text:style-name="T7">5 </text:span></text:span><text:span text:style-name="T4">Feb Bombay - </text:span><text:span text:style-name="Body_20_text_20__28_5_29__20__2b__20_Not_20_Bold"><text:span text:style-name="T7">2 </text:span></text:span><text:span text:style-name="T4">Mar Surat - </text:span><text:span text:style-name="Body_20_text_20__28_5_29__20__2b__20_Not_20_Bold"><text:span text:style-name="T7">2 </text:span></text:span><text:span text:style-name="T4">May Mokha -</text:span><text:span text:style-name="Body_20_text_20__28_5_29__20__2b__20_Not_20_Bold"><text:span text:style-name="T7">10 </text:span></text:span><text:span text:style-name="T4">Sep Bombay -</text:span><text:span text:style-name="Body_20_text_20__28_5_29__20__2b__20_Not_20_Bold"><text:span text:style-name="T7">18 </text:span></text:span><text:span text:style-name="T4">Oct Cochin - </text:span><text:span text:style-name="Body_20_text_20__28_5_29__20__2b__20_Not_20_Bold"><text:span text:style-name="T7">27 </text:span></text:span><text:span text:style-name="T4">Nov Kedgeree -</text:span><text:span text:style-name="Body_20_text_20__28_5_29__20__2b__20_Not_20_Bold"><text:span text:style-name="T7">18 </text:span></text:span><text:span text:style-name="T4">Apr </text:span><text:span text:style-name="Body_20_text_20__28_5_29__20__2b__20_Not_20_Bold"><text:span text:style-name="T7">1785 </text:span></text:span><text:span text:style-name="T4">Madras - </text:span><text:span text:style-name="Body_20_text_20__28_5_29__20__2b__20_Not_20_Bold"><text:span text:style-name="T7">27 </text:span></text:span><text:span text:style-name="T4">Jul Benkulen - </text:span><text:span text:style-name="Body_20_text_20__28_5_29__20__2b__20_Not_20_Bold"><text:span text:style-name="T7">30 </text:span></text:span><text:span text:style-name="T4">Aug Penang - </text:span><text:span text:style-name="Body_20_text_20__28_5_29__20__2b__20_Not_20_Bold"><text:span text:style-name="T7">6 </text:span></text:span><text:span text:style-name="T4">Oct Benkulen - </text:span><text:span text:style-name="Body_20_text_20__28_5_29__20__2b__20_Not_20_Bold"><text:span text:style-name="T7">14 </text:span></text:span><text:span text:style-name="T4">Dec Cape - </text:span><text:span text:style-name="Body_20_text_20__28_5_29__20__2b__20_Not_20_Bold"><text:span text:style-name="T7">7 </text:span></text:span><text:span text:style-name="T4">Jan </text:span><text:span text:style-name="Body_20_text_20__28_5_29__20__2b__20_Not_20_Bold"><text:span text:style-name="T7">1786 </text:span></text:span><text:span text:style-name="T4">St Helena - </text:span><text:span text:style-name="Body_20_text_20__28_5_29__20__2b__20_Not_20_Bold"><text:span text:style-name="T7">13 </text:span></text:span><text:span text:style-name="T4">Apr Downs</text:span></text:p>
        <text:list xml:id="list133841599745551" text:continue-numbering="true" text:style-name="WWNum79">
          <text:list-item>
            <text:p text:style-name="P55"><text:span text:style-name="T4">1786/7 Madras and China</text:span></text:p>
          </text:list-item>
        </text:list>
        <text:p text:style-name="P19"><text:span text:style-name="T4">L/MAR/B/172J Journal 5 Dec 1786-9 Dec 1788 L/MAR/B/172BB(1) Ledger L/MAR/B/172BB(2) Pay Book Capt Charles Drummond</text:span></text:p>
        <text:p text:style-name="P511"><text:span text:style-name="T4">Downs 4 Mar 1787 - 3 Jul Johanna - 7 Aug Madras -12 Dec Whampoa - 25 Mar 1788 Second Bar - « Aug </text:span><text:span text:style-name="Body_20_text_20__28_2_29__20__2b__20_10_20_pt_2c_Bold">St Helena </text:span><text:span text:style-name="T4">- 7 Nov Long Reach</text:span></text:p>
      </text:section>
      <text:section text:style-name="Sect4" text:name="Bereich10">
        <text:h text:style-name="P651" text:outline-level="4"><text:bookmark-start text:name="bookmark26"/><text:span text:style-name="T4">GLATTON (3)</text:span><text:bookmark-end text:name="bookmark26"/></text:h>
        <text:p text:style-name="P439"><text:span text:style-name="T4">Built by Wells, launched 1792, 3 decks, 4in bottom, length 165ft </text:span><text:span text:style-name="Body_20_text_20__28_2_29__20__2b__20_Italic">VAin,</text:span><text:span text:style-name="T4"> keel 133ft 4</text:span><text:span text:style-name="T5">1</text:span><text:span text:style-name="T4">/2in, breadth 42ft lin, hold 17ft, wing transom 25ft 9in, port cell 29ft 2in, waist 3ft Sin, between decks 6ft 6in, ports 14 middle &amp; upper, deck range 97ft 9in, 1256 tons Principal Managing Owner: Richard Neave</text:span></text:p>
        <text:list xml:id="list2531869178" text:style-name="WWNum81">
          <text:list-item>
            <text:p text:style-name="P164"><text:span text:style-name="T4">1792/3 China</text:span></text:p>
          </text:list-item>
        </text:list>
        <text:p text:style-name="P437"><text:span text:style-name="T4">L/MAM/B/172K Journal 18 Feb 1793-5 Jan 1795 L/MAM/B/172CC(1) Ledger L/MAM/B/172CC(2) Pay Book Capt Charles Drummond</text:span></text:p>
        <text:p text:style-name="P458"><text:span text:style-name="T4">Portsmouth 22 May 1793 - 10 Nov Manila - 24 Nov Whampoa -17 Feb 1794 Second Bar -18 Jun St Helena - 12 Sep Long Reach</text:span></text:p>
        <text:h text:style-name="P650" text:outline-level="4"><text:bookmark-start text:name="bookmark27"/><text:span text:style-name="T4">GLATTON (4)</text:span><text:bookmark-end text:name="bookmark27"/></text:h>
        <text:p text:style-name="P357"><text:span text:style-name="T4">Built by Wells, launched 1796, 3 decks, 5in bottom, length 176ft lOin, keel 144ft 2</text:span><text:span text:style-name="T5">1</text:span><text:span text:style-name="T4">/2in, breadth 43ft 2</text:span><text:span text:style-name="T5">1</text:span><text:span text:style-name="T4">/</text:span><text:span text:style-name="T6">2</text:span><text:span text:style-name="T4">in, hold 17ft </text:span><text:span text:style-name="Body_20_text_20__28_2_29__20__2b__20_Italic">S'Ain,</text:span><text:span text:style-name="T4"> wing transom 26ft lOin, port cell 29ft Sydn, waist 3ft llin, between decks 6ft 6in, roundhouse 6ft Sin, ports 15 middle &amp; upper, deck range 104ft 9in, 1432 tons Principal Managing Owners: 1-6 Sir Richard Neave, 7-8 Sir Robert Wigram</text:span></text:p>
        <text:list xml:id="list3182123084" text:style-name="WWNum83">
          <text:list-item>
            <text:p text:style-name="P165"><text:span text:style-name="T4">1795/6<text:tab/>China</text:span></text:p>
          </text:list-item>
        </text:list>
        <text:p text:style-name="P437"><text:span text:style-name="T4">L/MAJR/B/172L Journal 1 Jun 1796-23 Aug 1798 L/MAM/B/172DB(1) Ledger L/MAM/B/172BD(2) Pay Book Capt Charles Drummond</text:span></text:p>
        <text:p text:style-name="P503"><text:span text:style-name="T4">Portsmouth 11 Aug 1796 - 7 Jan 1797 Amboina -19 Mar Whampoa - left China 15 Jun - 27 Aug Whampoa - 31 Dec Second Bar -17 Mar 1798 Cape -15 Apr St Helena - 24 Jun Cork -11 Jul Gravesend</text:span></text:p>
        <text:list xml:id="list133840375240784" text:continue-numbering="true" text:style-name="WWNum83">
          <text:list-item>
            <text:p text:style-name="P434"><text:span text:style-name="T4">1798/9<text:tab/>St Helena, Benkulen and China</text:span></text:p>
          </text:list-item>
        </text:list>
        <text:p text:style-name="P413"><text:span text:style-name="Body_20_text_20__28_2_29__20__2b__20_Bold">L/MAR/B/172M<text:tab/></text:span><text:span text:style-name="T4">Journal 20 Dec 1798-5 Jun 1801</text:span></text:p>
        <text:p text:style-name="P413"><text:span text:style-name="Body_20_text_20__28_2_29__20__2b__20_Bold">L/MAR/B/172EE<text:tab/></text:span><text:span text:style-name="T4">River Pay Book</text:span></text:p>
        <text:p text:style-name="P428"><text:span text:style-name="T4">L/MAR/B/172FF(1) Ledger L/MAM/B/172FF(2) Pay Book Capt Charles Drummond</text:span></text:p>
        <text:p text:style-name="P201"><text:span text:style-name="T4">Portsmouth 2 Apr 1799 - 5 Jul St Helena - 24 Oct Benkulen - 23 Mar 1800 Whampoa - 26 May Second Bar - 25 Aug Bouro -14 Sep Sumbava - 5 Dec St Helena -17 Apr 1801 Gravesend</text:span></text:p>
        <text:list xml:id="list133841801074865" text:continue-numbering="true" text:style-name="WWNum83">
          <text:list-item>
            <text:p text:style-name="P142"><text:span text:style-name="T4">1801/2<text:tab/>China</text:span></text:p>
          </text:list-item>
        </text:list>
        <text:p text:style-name="P437"><text:span text:style-name="T4">L/MAR/B/172N Journal 25 Jan 1802-20 Jun 1803 L/MAR/B/172GG(1) Ledger L/MAR/B/172GG(2) Pay Book Capt William MacNamara</text:span></text:p>
        <text:p text:style-name="P512"><text:span text:style-name="T4">Downs 29 Mar 1802 - 10 May St Salvadore -10 Sep Whampoa - 8 Nov Second Bar -16 Feb 1803 St Helena - 24 Apr Gravesend</text:span></text:p>
        <text:list xml:id="list133841636548855" text:continue-numbering="true" text:style-name="WWNum83">
          <text:list-item>
            <text:p text:style-name="P446"><text:span text:style-name="T4">1803/4<text:tab/>Bombay<text:tab/>and<text:tab/>China</text:span></text:p>
          </text:list-item>
        </text:list>
        <text:p text:style-name="P569"><text:span text:style-name="T4">L/MAR/B/172HH(1) Ledger</text:span></text:p>
        <text:p text:style-name="P569"><text:span text:style-name="T4">L/MAR/B/172HH(2) Pay Book</text:span></text:p>
        <text:p text:style-name="P444"><text:span text:style-name="T4">Capt Charles Drummond</text:span></text:p>
        <text:p text:style-name="P123"><text:span text:style-name="T4">Portsmouth 13 Feb 1804 - 12 Sep 1805 moorings</text:span></text:p>
        <text:list xml:id="list133840581732177" text:continue-numbering="true" text:style-name="WWNum83">
          <text:list-item>
            <text:p text:style-name="P142"><text:span text:style-name="T4">1805/6<text:tab/>China</text:span></text:p>
          </text:list-item>
        </text:list>
        <text:p text:style-name="P463"><text:span text:style-name="T4">L/MAR/B/172-0 Journal 24 Feb 1806-31 Mar 1808 L/MAR/B/17 2-11(1)<text:tab/>Ledger</text:span></text:p>
        <text:p text:style-name="P574"><text:span text:style-name="T4">L/MAR/B/172-11(2)<text:tab/>Pay Book</text:span></text:p>
        <text:p text:style-name="P151"><text:span text:style-name="T4">Capt James Halliburton</text:span></text:p>
        <text:p text:style-name="P508"><text:span text:style-name="T4">Portsmouth 14 May 1806 - 6 Aug Cape -15 Oct Penang -19 Jan 1807 Whampoa - 23 Feb Second Bar -19 Sep Cape -13 Oct St Helena - 28 Dec Downs</text:span></text:p>
        <text:list xml:id="list133841133996559" text:continue-numbering="true" text:style-name="WWNum83">
          <text:list-item>
            <text:p text:style-name="P34"><text:span text:style-name="T4">1808/9<text:tab/>China</text:span></text:p>
          </text:list-item>
        </text:list>
        <text:p text:style-name="P87"><text:span text:style-name="T4">L/MAR/B/172P<text:tab/>Journal 2 Jan 1809-1 Aug 1810</text:span></text:p>
        <text:p text:style-name="P87"><text:span text:style-name="T4">L/MAR/B/117J<text:tab/>Journal (cont) 2 Aug-23 Oct 1810</text:span></text:p>
        <text:p text:style-name="P3"><text:span text:style-name="T4">L/MAR/B/172JJ(1) Ledger L/MAR/B/172JJ(2) Pay Book Capt James Halliburton</text:span></text:p>
        <text:p text:style-name="P6"><text:span text:style-name="T4">Portsmouth 5 Apr 1809 - 23 Jul Penang - 6 Nov Whampoa - 21 Dec Second Bar - 22 May 1810 St Helena - 28 Jul Downs</text:span></text:p>
        <text:list xml:id="list133840984303086" text:continue-numbering="true" text:style-name="WWNum83">
          <text:list-item>
            <text:p text:style-name="P305"><text:span text:style-name="T4">1811/2<text:tab/>China</text:span></text:p>
          </text:list-item>
        </text:list>
        <text:p text:style-name="P380"><text:span text:style-name="T4">L/MAR/B/172Q Deck Log 28 Dec 1811-9 Sep 1813 L/MAR/B/172R<text:tab/>Journal 28 Dec 1811-9 Sep 1813</text:span></text:p>
        <text:p text:style-name="P353"><text:span text:style-name="T4">L/MAR/B/172KK(1) Ledger L/MAR/B/172KK(2) Pay Book Capt James Halliburton</text:span></text:p>
        <text:p text:style-name="P358"><text:span text:style-name="T4">Portsmouth 25 Mar 1812 - 27 Jul Penang - 25 Aug Malacca - 20 Sep Whampoa -15 Dec Second Bar - 27 Mar 1813 St Helena - 7 Jun Long Reach</text:span></text:p>
        <text:list xml:id="list133841201129556" text:continue-numbering="true" text:style-name="WWNum83">
          <text:list-item>
            <text:p text:style-name="P306"><text:span text:style-name="T4">1813/4<text:tab/>St Helena, Benkulen and<text:tab/>China</text:span></text:p>
          </text:list-item>
        </text:list>
        <text:p text:style-name="P240"><text:span text:style-name="T4">L/MAR/B/172S Journal 8 Nov 1813-8 Apr 1815</text:span></text:p>
        <text:p text:style-name="P353"><text:span text:style-name="T4">L/MAR/B/172T Journal 8 Nov 1813-22 Aug 1815, Henry Upton, Chief Mate L/MAR/B/172LL(1) Ledger L/MAR/B/172LL(2) Pay Book Capt James Halliburton</text:span></text:p>
        <text:p text:style-name="P359"><text:span text:style-name="T4">Portsmouth 22 Feb 1814 - 2 May St Helena -10 Aug Benkulen - 30 Aug Penang - 2 Dec Whampoa - 21 Jan 1815 Second Bar -12 May St Helena - 22 Aug Long Reach</text:span></text:p>
        <text:h text:style-name="P664" text:outline-level="4"><text:bookmark-start text:name="bookmark28"/><text:span text:style-name="T4">GLOBE</text:span><text:bookmark-end text:name="bookmark28"/></text:h>
        <text:p text:style-name="P513"><text:span text:style-name="T4">Rated at 350/527 tons</text:span></text:p>
        <text:list xml:id="list1856805189" text:style-name="WWNum85">
          <text:list-item>
            <text:p text:style-name="P514"><text:span text:style-name="T4">1610/1<text:tab/>Bantam</text:span></text:p>
          </text:list-item>
        </text:list>
        <text:p text:style-name="P510"><text:span text:style-name="T4">L/MAR/A/Xm<text:tab/>Translation of journal of Peter Floris, merchant, 5 Jan 1611-17 Feb 1615</text:span></text:p>
        <text:p text:style-name="P509"><text:span text:style-name="T4">G/40/25(l) </text:span><text:span text:style-name="Body_20_text_20__28_2_29__20__2b__20_Bold">pp.72-79 </text:span><text:span text:style-name="T4">Letter from Hippon, 25 May 1612 Capt Anthony Hippon</text:span></text:p>
        <text:p text:style-name="P452"><text:span text:style-name="T4">Downs Feb 1611 - 22 May Cape 6 Jun - Aug off Ceylon - Pulicat - Petapoli - 29 Aug Masulipatam 7 Feb 1612 - 26 Apr Bantam - 22 Jun Pattani -15 Aug Ayutthaya -11 Nov Pattani, left for Ayutthaya Mar 1613 - returned to Pattani, left again 22 Oct -19 Dec Masulipatam 8 Dec 1614 - 3 Jan 1615 Bantam - voyage ended late Aug</text:span></text:p>
        <text:list xml:id="list133841096691111" text:continue-numbering="true" text:style-name="WWNum85">
          <text:list-item>
            <text:p text:style-name="P143"><text:span text:style-name="T4">1615/6<text:tab/>Surat</text:span></text:p>
          </text:list-item>
        </text:list>
        <text:p text:style-name="P115"><text:span text:style-name="T4">BL: </text:span><text:span text:style-name="Body_20_text_20__28_2_29__20__2b__20_Bold">Egerton </text:span><text:span text:style-name="T4">Ms </text:span><text:span text:style-name="Body_20_text_20__28_2_29__20__2b__20_Bold">2121 </text:span><text:span text:style-name="T4">Journal 9 Feb 1616-24 Jan 1617, George Pley, factor (?)</text:span></text:p>
        <text:p text:style-name="P115"><text:span text:style-name="T4">Master Nathaniel Martin</text:span></text:p>
        <text:p text:style-name="P124"><text:span text:style-name="T4">Tilbury 8 Feb 1616 -12 Jun Cape - Surat -16 May 1617 Cape - 23 Aug Plymouth</text:span></text:p>
        <text:list xml:id="list133841293931394" text:continue-numbering="true" text:style-name="WWNum85">
          <text:list-item>
            <text:p text:style-name="P469"><text:span text:style-name="T4">1617/8<text:tab/>Bantam</text:span></text:p>
          </text:list-item>
        </text:list>
        <text:p text:style-name="P468"><text:span text:style-name="T4">Master John Rowe</text:span></text:p>
        <text:p text:style-name="P484"><text:span text:style-name="T4">Downs - 2 Dec 1618 Bantam - Engano - Batavia 6 Feb 1621 -15 Jun Masulipatam - 7 Dec Batavia - 9 Apr 1622 Amboina - laid up at Batavia 1623, rotten</text:span></text:p>
        <text:h text:style-name="P669" text:outline-level="4"><text:bookmark-start text:name="bookmark29"/><draw:frame draw:style-name="fr6" draw:name="Rahmen29" text:anchor-type="char" svg:x="0.351cm" svg:y="9.59cm" svg:width="12.217cm" draw:z-index="51"><draw:text-box fo:min-height="1.214cm"><text:p text:style-name="P240"><text:span text:style-name="Body_20_text_20__28_2_29__20_Exact">Downs 13 Jun 1805 - Cork 31 Aug - 29 Sep Madeira -10 Nov St Salvadore -11 Jan 1806 Cape - 22 Apr Madras -14 May Calcutta - 20 Sep Saugor - 9 Oct Madras -18 Oct Trincomalee - 30 Dec Cape - 23 Jan 1807 St Helena -12 Apr Downs</text:span></text:p></draw:text-box></draw:frame><draw:frame text:anchor-type="char" draw:z-index="38" draw:style-name="gr1" draw:text-style-name="P674" svg:width="20.795cm" svg:height="0.983cm" svg:x="-4.509cm" svg:y="0cm"><draw:image xlink:href="Pictures/10000000000004CC0000003A67E44EB00799D0CD.png" xlink:type="simple" xlink:show="embed" xlink:actuate="onLoad" draw:mime-type="image/png"><text:p/></draw:image></draw:frame><text:span text:style-name="T4">GLORY</text:span><text:bookmark-end text:name="bookmark29"/></text:h>
        <text:p text:style-name="P428"><text:span text:style-name="T4">Repaired by Wells 1803, 3 decks, 4in bottom, length 117ft lin, keel 92ft SVsin, breadth 31ft llin, hold 13ft 3in, wing transom 24ft 4!/</text:span><text:span text:style-name="T6">2</text:span><text:span text:style-name="T4">in, port cell 30ft, waist 6in, between decks 4ft lO^in &amp; 6ft, ports 8 upper, 502 tons</text:span></text:p>
        <text:p text:style-name="P516"><text:span text:style-name="T4">Principal Managing Owners: 1 Joseph Dorin, 2 William Smith, 3 William Borradaile 1<text:tab/>1802/3 Madras and Ceylon</text:span></text:p>
        <text:p text:style-name="P353"><text:span text:style-name="T4">L/MAR/B/295A Journal 25 Apr 1803-15 Mar 1805, Robert Douglas, Second Mate L/MAR/B/295C (1) Ledger L/MAR/B/295C(2) Pay Book Capt Thomas Rumbold Taylor</text:span></text:p>
        <text:p text:style-name="P358"><text:span text:style-name="T4">Plymouth 17 Jul 1803 - 24 Sep Rio de Janeiro - 3 Feb 1804 Madras - 22 Apr Colombo -13 May Madras -17 Nov St Helena - 8 Feb 1805 Downs</text:span></text:p>
        <text:list xml:id="list133841185427715" text:continue-list="list2531869178" text:style-name="WWNum81">
          <text:list-item>
            <text:p text:style-name="P381"><text:span text:style-name="T4">1804/5 Madras and Bengal</text:span></text:p>
          </text:list-item>
        </text:list>
        <text:p text:style-name="P307"><text:span text:style-name="T4">L/MAR/B/295B<text:tab/>Journal 19 Apr 1805-12 Apr 1807</text:span></text:p>
        <text:p text:style-name="P548"><text:span text:style-name="T4">L/MAR/B/295D(1)<text:tab/>Ledger</text:span></text:p>
        <text:p text:style-name="P548"><text:span text:style-name="T4">L/MAM/B/295D(2)<text:tab/>Pay Book</text:span></text:p>
        <text:p text:style-name="P587"><text:span text:style-name="T4">L/MAR/B/295D(3)<text:tab/></text:span><text:span text:style-name="Body_20_text_20__28_5_29__20__2b__20_Not_20_Bold"><text:span text:style-name="T7">Imprest Book</text:span></text:span></text:p>
        <text:p text:style-name="P587"><text:span text:style-name="T4">L/MAR/B/295D(4)<text:tab/></text:span><text:span text:style-name="Body_20_text_20__28_5_29__20__2b__20_Not_20_Bold"><text:span text:style-name="T7">Absence Book</text:span></text:span></text:p>
        <text:p text:style-name="P243"><text:span text:style-name="T4">Capt Horatio Beevor</text:span></text:p>
        <text:list xml:id="list133841313612672" text:continue-numbering="true" text:style-name="WWNum81">
          <text:list-item>
            <text:p text:style-name="P88"><text:span text:style-name="T4">1806/7 Madras and Bengal</text:span></text:p>
          </text:list-item>
        </text:list>
        <text:p text:style-name="P38"><text:span text:style-name="T4">Capt Horatio Beevor</text:span></text:p>
        <text:p text:style-name="P8"><text:span text:style-name="T4">Portsmouth 15 Sep 1807 - 16 Feb 1808 Madras -10 Mar Calcutta - parted company in a gale 28 Oct 1808 in 8°30'S 80'E and not heard of again</text:span></text:p>
        <text:h text:style-name="P666" text:outline-level="4"><text:bookmark-start text:name="bookmark30"/><text:span text:style-name="T4">GLOUCESTER</text:span><text:bookmark-end text:name="bookmark30"/></text:h>
        <text:p text:style-name="P120"><text:span text:style-name="T4">Frigate, 350 tons, 70 crew, 30 guns</text:span></text:p>
        <text:p text:style-name="P277"><text:span text:style-name="T4">1<text:tab/>1701/2 Benkulen</text:span></text:p>
        <text:p text:style-name="P360"><text:span text:style-name="T4">Capt Philip Browne Plymouth 30 Sep 1702 - lost</text:span></text:p>
        <text:h text:style-name="P666" text:outline-level="4"><text:bookmark-start text:name="bookmark31"/><text:span text:style-name="T4">GODFREY (1)</text:span><text:bookmark-end text:name="bookmark31"/></text:h>
        <text:p text:style-name="P119"><text:span text:style-name="T4">Frigate/galley, 220 tons, 44 crew, 18 guns</text:span></text:p>
        <text:list xml:id="list3398016616" text:style-name="WWNum87">
          <text:list-item>
            <text:p text:style-name="P414"><text:span text:style-name="T4">1718/9<text:tab/>Madras and Benkulen</text:span></text:p>
          </text:list-item>
        </text:list>
        <text:p text:style-name="P428"><text:span text:style-name="T4">L/MAR/B/464A Journal 3 Jan 1719-3 Apr 1721, Richard Shuter, Second Mate L/MAR/B/464E(1) Ledger L/MAR/B/464E(2) Pay Book Capt Samuel Payne</text:span></text:p>
        <text:p text:style-name="P429"><text:span text:style-name="T4">Downs 18 Jan 1719 - 23 Feb Madeira - 22 Jul Madras -11 Oct Moco Moco -16 Nov Benkulen - 5 Jan 1720 Batavia -15 Mar Benkulen - 31 Mar Moco Moco - 28 Apr Ipoh - 23 Jun Madras - 24 Dec St Helena - 3 Apr 1721 Limehouse</text:span></text:p>
        <text:list xml:id="list133839968790798" text:continue-numbering="true" text:style-name="WWNum87">
          <text:list-item>
            <text:p text:style-name="P308"><text:span text:style-name="T4">1721/2<text:tab/>Banjarmassin</text:span></text:p>
          </text:list-item>
        </text:list>
        <text:p text:style-name="P548"><text:span text:style-name="T4">L/MAR/B/464F (1)<text:tab/>Ledger</text:span></text:p>
        <text:p text:style-name="P353"><text:span text:style-name="T4">L/MAM/B/464F(2) Pay Book Capt Benjamin Braund</text:span></text:p>
        <text:list xml:id="list133841095183833" text:continue-list="list2627251038" text:style-name="WWNum75">
          <text:list-item>
            <text:p text:style-name="P309"><text:span text:style-name="T4">Jan 1722 - 8 Jun 1723</text:span></text:p>
          </text:list-item>
        </text:list>
        <text:p text:style-name="P524"><text:span text:style-name="T4">GODFREY (2)</text:span></text:p>
        <text:p text:style-name="P196"><text:span text:style-name="T4">Built by Greaves, launched 1771, 3 decks, 4in bottom, length 136ft 6</text:span><text:span text:style-name="T5">1</text:span><text:span text:style-name="T4">/</text:span><text:span text:style-name="T6">2</text:span><text:span text:style-name="T4">in, keel 109ft 7</text:span><text:span text:style-name="T5">1</text:span><text:span text:style-name="T4">/</text:span><text:span text:style-name="T6">2</text:span><text:span text:style-name="T4">in, breadth 35ft 4</text:span><text:span text:style-name="T5">1</text:span><text:span text:style-name="T4">/</text:span><text:span text:style-name="T6">2</text:span><text:span text:style-name="T4">in, hold 14ft 5in, wing transom 22ft </text:span><text:span text:style-name="Body_20_text_20__28_2_29__20__2b__20_Italic">lOViin,</text:span><text:span text:style-name="T4"> port cell 24ft 2in, between decks 6ft, 729 tons Principal Managing Owners: 1 William Mackenzie, 2-4 William Godfrey</text:span></text:p>
        <text:list xml:id="list3626061330" text:style-name="WWNum89">
          <text:list-item>
            <text:p text:style-name="P382"><text:span text:style-name="T4">1770/1 Bombay</text:span></text:p>
          </text:list-item>
        </text:list>
        <text:p text:style-name="P383"><text:span text:style-name="T4">L/MAR/B/464B Journal 2 Feb 1771-2 Feb 1773 L/MAR/B/464G(1)<text:tab/>Ledger</text:span></text:p>
        <text:p text:style-name="P549"><text:span text:style-name="T4">L/MAR/B/464G(2)<text:tab/>Pay Book</text:span></text:p>
        <text:p text:style-name="P240"><text:span text:style-name="T4">Capt Francis Reed</text:span></text:p>
        <text:p text:style-name="P358"><text:span text:style-name="T4">Portsmouth 29 Apr 1771 -12 Sep St Augustine’s Bay - 2 Jan 1772 Colombo - 28 Jan Tellicherry - 26 Feb Bombay -11 May Tellicherry - 17 Jul St Augustine’s Bay - 20 Sep St Helena -12 Dec Downs</text:span></text:p>
        <text:list xml:id="list133839705003198" text:continue-numbering="true" text:style-name="WWNum89">
          <text:list-item>
            <text:p text:style-name="P310"><text:span text:style-name="T4">1774/5<text:tab/>Madras and Bengal</text:span></text:p>
          </text:list-item>
        </text:list>
        <text:p text:style-name="P311"><text:span text:style-name="T4">L/MAR/B/464C<text:tab/>Journal 17 Dec<text:tab/>1774-25 Sep 1776</text:span></text:p>
        <text:p text:style-name="P549"><text:span text:style-name="T4">L/MAR/B/464H(1)<text:tab/>Ledger</text:span></text:p>
        <text:p text:style-name="P549"><text:span text:style-name="T4">L/MAR/B/464H(2)<text:tab/>Pay Book</text:span></text:p>
        <text:p text:style-name="P240"><text:span text:style-name="T4">Capt Francis Reed</text:span></text:p>
        <text:p text:style-name="P358"><text:span text:style-name="T4">Portsmouth 23 Mar 1775 - 22 Jul Madagascar -17 Sep Madras - 9 Nov Ingeli - left Bengal 1 Feb 1776 - 17 May St Helena -17 Aug Downs</text:span></text:p>
        <text:list xml:id="list133841444425663" text:continue-numbering="true" text:style-name="WWNum89">
          <text:list-item>
            <text:p text:style-name="P310"><text:span text:style-name="T4">1777/8<text:tab/>Madras and Bengal</text:span></text:p>
          </text:list-item>
        </text:list>
        <text:p text:style-name="P312"><text:span text:style-name="T4">L/MAR/B/464D<text:tab/>Journal 31 Oct<text:tab/>1777-3 Mar 1780</text:span></text:p>
        <text:p text:style-name="P549"><text:span text:style-name="T4">L/MAR/B/464-I(l)<text:tab/>Ledger</text:span></text:p>
        <text:p text:style-name="P313"><text:span text:style-name="T4">L/MAR/B/464-1(2)<text:tab/>Pay Book</text:span></text:p>
        <text:p text:style-name="P240"><text:span text:style-name="T4">Capt Francis Reed</text:span></text:p>
        <text:p text:style-name="P351"><text:span text:style-name="T4">Plymouth 9 Feb 1778 - 21 Feb Madeira - 7 Jul St Augustine’s Bay - 27 Aug Madras - 27 Sep Kedgeree -16 Mar 1779 Madras - 25 Jul St Augustine’s Bay - 8 Oct St Helena - 12 Jan 1780 Downs</text:span></text:p>
        <text:list xml:id="list133840206032589" text:continue-numbering="true" text:style-name="WWNum89">
          <text:list-item>
            <text:p text:style-name="P90"><text:span text:style-name="T4">1779/80<text:tab/>Bombay</text:span></text:p>
          </text:list-item>
        </text:list>
        <text:p text:style-name="P38"><text:span text:style-name="T4">Capt Hemy Grueber</text:span></text:p>
        <text:p text:style-name="P453"><text:span text:style-name="T4">Portsmouth 27 Jul 1780 - captured 9 Aug (with the </text:span><text:span text:style-name="Body_20_text_20__28_2_29__20__2b__20_Italic">Gatton, Hillsborough, Mountstuart</text:span><text:span text:style-name="T4"> and </text:span><text:span text:style-name="Body_20_text_20__28_2_29__20__2b__20_Italic">Royal George)</text:span><text:span text:style-name="T4"> by the combined Franco-Spanish fleet in 36°28'N IS^O'W</text:span></text:p>
        <text:h text:style-name="P656" text:outline-level="4"><text:bookmark-start text:name="bookmark32"/><text:span text:style-name="T4">GODOLPHM (1)</text:span><text:bookmark-end text:name="bookmark32"/></text:h>
        <text:p text:style-name="P515"><text:span text:style-name="T4">Rated at 280 tons, 60 crew, 20 guns 1<text:tab/>1708/9 Bombay</text:span></text:p>
        <text:p text:style-name="P188"><text:span text:style-name="T4">L/MAR/B/594A<text:tab/>Journal 27 Dec 1708-24 Mar 1710</text:span></text:p>
        <text:p text:style-name="P573"><text:span text:style-name="T4">L/MAR/B/594K<text:tab/>Ledger</text:span></text:p>
        <text:p text:style-name="P188"><text:span text:style-name="T4">L/MAR/B/594T<text:tab/>Ship’s Accounts</text:span></text:p>
        <text:p text:style-name="P169"><text:span text:style-name="T4">Capt John ap Rice</text:span></text:p>
        <text:p text:style-name="P517"><text:span text:style-name="T4">Plymouth 9 Apr 1709 - 25 Oct Cape - 25 Jan 1710 Colombo - 9 Feb Anjengo - 18 Feb Calicut - lost at Bombay</text:span></text:p>
        <text:h text:style-name="P658" text:outline-level="4"><text:bookmark-start text:name="bookmark33"/><text:span text:style-name="T4">GODOLPHIN (2)</text:span><text:bookmark-end text:name="bookmark33"/></text:h>
        <text:p text:style-name="P518"><text:span text:style-name="Body_20_text_20__28_2_29__20__2b__20_10.5_20_pt">Rated </text:span><text:span text:style-name="T4">at 499 tons, 99 crew, 30 guns</text:span></text:p>
        <text:p text:style-name="P189"><text:span text:style-name="T4">1<text:tab/>1734/5 Madras and Bengal</text:span></text:p>
        <text:p text:style-name="P190"><text:span text:style-name="T4">L/MAR/B/594B<text:tab/>Journal 30<text:tab/>Sep 1734-17 Jul 1736</text:span></text:p>
        <text:p text:style-name="P573"><text:span text:style-name="T4">C/MAR/B/594L(1)<text:tab/>Ledger</text:span></text:p>
        <text:p text:style-name="P188"><text:span text:style-name="T4">L/MAR/B/594L(2)<text:tab/>Pay Book</text:span></text:p>
        <text:p text:style-name="P169"><text:span text:style-name="T4">Capt Francis Steward</text:span></text:p>
        <text:p text:style-name="P484"><draw:frame draw:style-name="fr5" draw:name="Rahmen30" text:anchor-type="char" svg:x="6.516cm" svg:y="23.92cm" svg:width="0.584cm" draw:z-index="53"><draw:text-box fo:min-height="0.649cm"><text:h text:style-name="P634" text:outline-level="1"><text:bookmark-start text:name="bookmark7"/><text:span text:style-name="T4">in</text:span><text:bookmark-end text:name="bookmark7"/></text:h></draw:text-box></draw:frame><text:span text:style-name="T4">Downs 20 Jan 1735 - 7 Apr Cape - 16 Jun Madras - 6 Jul Rogues River -13 Oct Ingeli - 17 Dec Madras - 9 Mar 1736 Cape - 27 Mar St Helena - 6 Jul Downs</text:span></text:p>
      </text:section>
      <text:section text:style-name="Sect4" text:name="Bereich11">
        <text:list xml:id="list133839876080414" text:continue-list="list3671876040" text:style-name="WWNum73">
          <text:list-item>
            <text:p text:style-name="P315"><text:span text:style-name="T4">1737/8<text:tab/>Madras and China</text:span></text:p>
          </text:list-item>
        </text:list>
        <text:p text:style-name="P384"><text:span text:style-name="T4">L/MAM/B/594C Journal 2 Aug 1737-8 Aug 1739 L/MAM/B/594M(1)<text:tab/>Ledger</text:span></text:p>
        <text:p text:style-name="P550"><text:span text:style-name="T4">L/MAR/B/594M(2)<text:tab/>Pay Book</text:span></text:p>
        <text:p text:style-name="P240"><text:span text:style-name="T4">Capt Francis Steward</text:span></text:p>
        <text:p text:style-name="P41"><text:span text:style-name="T4">Downs 12 Oct 1737 - 7 Jan 1738 Cape - 5 May Madras - 8 Jul Malacca -14 Aug Whampoa - 4 Nov Second Bar - 24 Nov Malacca - 22 Dec Madras - 2 May 1739 St Helena -13 Jul Downs</text:span></text:p>
        <text:list xml:id="list133841094373405" text:continue-numbering="true" text:style-name="WWNum73">
          <text:list-item>
            <text:p text:style-name="P314"><text:span text:style-name="T4">1740/1<text:tab/>Bombay and China</text:span></text:p>
          </text:list-item>
        </text:list>
        <text:p text:style-name="P316"><text:span text:style-name="T4">L/MAR/B/594D<text:tab/>Journal 15 Jun<text:tab/>1740-2 Oct 1742</text:span></text:p>
        <text:p text:style-name="P550"><text:span text:style-name="T4">L/MAM/B/594N(1)<text:tab/>Ledger</text:span></text:p>
        <text:p text:style-name="P550"><text:span text:style-name="T4">L/MAM/B/594N(2)<text:tab/>Pay Book</text:span></text:p>
        <text:p text:style-name="P115"><text:span text:style-name="T4">Capt Francis Steward</text:span></text:p>
        <text:p text:style-name="P358"><text:span text:style-name="T4">Downs 21 Jul 1740 - 6 Dec Cape - 23 Mar 1741 Cochin - 26 Mar Calicut - 28 Mar Tellicherry - 19 Jun Malacca -17 Jul Whampoa - 6 Dec Second Bar - 12 Apr 1742 Cape - 24 May St Helena - 6 Sep Downs</text:span></text:p>
        <text:list xml:id="list133840140751991" text:continue-numbering="true" text:style-name="WWNum73">
          <text:list-item>
            <text:p text:style-name="P314"><text:span text:style-name="T4">1743/4<text:tab/>Benkulen and Bengal</text:span></text:p>
          </text:list-item>
        </text:list>
        <text:p text:style-name="P317"><text:span text:style-name="T4">L/MAM/B/594E<text:tab/>Journal 19 Dec<text:tab/>1743-25<text:tab/>Mar<text:tab/>1746</text:span></text:p>
        <text:p text:style-name="P550"><text:span text:style-name="T4">L/MAR/B/594-0(l)<text:tab/>Ledger</text:span></text:p>
        <text:p text:style-name="P533"><text:span text:style-name="T4">L/MAR/B/594-O(2)<text:tab/>Pay Book</text:span></text:p>
        <text:p text:style-name="P38"><text:span text:style-name="T4">Capt John Stevens</text:span></text:p>
        <text:p text:style-name="P38"><text:span text:style-name="T4">Downs 31 Mar 1744 - 29 Aug Benkulen -17 Dec Ryapore -14 Feb 1745 Ingeli -17 Jun St Helena - 17 Sep Galway - 20 Dec Downs</text:span></text:p>
        <text:p text:style-name="P170"><text:span text:style-name="T4">Capt William Hutchinson</text:span></text:p>
        <text:p text:style-name="P169"><text:span text:style-name="T4">Downs 23 Apr 1759 - 27 Aug Moheli - 26 Sep Bombay - 28 Jan 1760 Muscat -12 Feb Bandar Abbas -17 Apr Bombay - 24 May Tellicherry -17 Jun Madras - 28 Jul Culpee -13 Jan 1761 Ingeli -13 Feb Madras - 3 Apr Mokha - 8 May Jiddah -17 Aug Mokha - 8 Sep Bombay - 25 Nov Tellicherry - 21 Jan</text:span></text:p>
        <text:list text:style-name="WWNum91">
          <text:list-item>
            <text:p text:style-name="P191"><text:span text:style-name="T4">Masulipatam - 20 Feb Kedgeree - 30 Apr Calcutta - 30 Aug Culpee -13 Sep Ingeli -15 Jan</text:span></text:p>
          </text:list-item>
          <text:list-item>
            <text:p text:style-name="P192"><text:span text:style-name="T4">St Helena - 2 Jul Downs</text:span></text:p>
          </text:list-item>
        </text:list>
        <text:h text:style-name="P659" text:outline-level="4"><text:bookmark-start text:name="bookmark34"/><text:span text:style-name="T4">GODSPEED</text:span><text:bookmark-end text:name="bookmark34"/></text:h>
        <text:p text:style-name="P122"><text:span text:style-name="T4">Pinnace, 60 tons</text:span></text:p>
        <text:list xml:id="list3849762356" text:style-name="WWNum93">
          <text:list-item>
            <text:p text:style-name="P318"><text:span text:style-name="T4">1601/2<text:tab/>North-West Passage</text:span></text:p>
          </text:list-item>
        </text:list>
        <text:p text:style-name="P240"><text:span text:style-name="T4">Master John Drew</text:span></text:p>
        <text:p text:style-name="P365"><text:span text:style-name="T4">Ratcliffe 2 May 1602 - 4 Jun Orkneys -18 Jun off Greenland - 28 Jun Warwick’s Foreland - attempted mutiny 19 Jul - penetrated Hudson’s Strait but driven out and south - 4 Aug off Scilly -</text:span></text:p>
        <text:list xml:id="list133839958109800" text:continue-numbering="true" text:style-name="WWNum93">
          <text:list-item>
            <text:p text:style-name="P144"><text:span text:style-name="T4">Aug Dartmouth</text:span></text:p>
          </text:list-item>
        </text:list>
        <text:p text:style-name="P125"><text:span text:style-name="T4">Project abandoned, ship sold 1603</text:span></text:p>
        <text:h text:style-name="P653" text:outline-level="4"><text:bookmark-start text:name="bookmark35"/><text:span text:style-name="T4">GOLCONDA</text:span><text:bookmark-end text:name="bookmark35"/></text:h>
        <text:p text:style-name="P391"><text:span text:style-name="T4">1 From Madras 1819</text:span></text:p>
        <text:p text:style-name="P431"><text:span text:style-name="T4">L/MAR/B/260A Journal 26 Feb-23 Oct 1819 Capt James Edwards</text:span></text:p>
        <text:p text:style-name="P391"><draw:frame draw:style-name="fr4" draw:name="Rahmen33" text:anchor-type="char" svg:x="16.485cm" svg:y="12.079cm" svg:width="9.915cm" draw:z-index="54"><draw:text-box fo:min-height="3.094cm"><text:p text:style-name="P621"><text:span text:style-name="Body_20_text_20__28_6_29__20_Exact">GOLDEN FLEECE (1)</text:span></text:p><text:list xml:id="list643588330" text:style-name="WWNum29"><text:list-item><text:p text:style-name="P435"><text:span text:style-name="Body_20_text_20__28_2_29__20_Exact">1647/8 Surat Capt Jeremy Blackman</text:span></text:p></text:list-item></text:list><text:p text:style-name="P430"><text:span text:style-name="Body_20_text_20__28_2_29__20_Exact">Downs Mar 1648 - Surat - Goa - Rajapur - 4 Dec Surat 1 Feb 1649 - Jul Downs</text:span></text:p><text:list xml:id="list133840616030904" text:continue-numbering="true" text:style-name="WWNum29"><text:list-item><text:p text:style-name="P215"><text:span text:style-name="Body_20_text_20__28_2_29__20_Exact">1649/50<text:tab/>Bantam</text:span></text:p></text:list-item></text:list><text:p text:style-name="P197"><text:span text:style-name="Body_20_text_20__28_2_29__20_Exact">Capt Thomas Hill</text:span></text:p><text:p text:style-name="P197"><text:span text:style-name="Body_20_text_20__28_2_29__20_Exact">Apr 1650 -Jul 1651</text:span></text:p></draw:text-box></draw:frame><draw:frame draw:style-name="fr3" draw:name="Rahmen34" text:anchor-type="char" svg:x="16.485cm" svg:y="15.84cm" svg:width="7.087cm" draw:z-index="55"><draw:text-box fo:min-height="7.511cm"><text:p text:style-name="P624"><text:span text:style-name="Body_20_text_20__28_6_29__20_Exact">GOLDEN FLEECE (2)</text:span></text:p><text:p text:style-name="P126"><text:span text:style-name="Body_20_text_20__28_2_29__20_Exact">Rated at 500/600 tons, 3 decks, 90/116 crew, 24/36 guns</text:span></text:p><text:list xml:id="list262736486" text:style-name="WWNum31"><text:list-item><text:p text:style-name="P91"><text:span text:style-name="Body_20_text_20__28_2_29__20_Exact">1671/2<text:tab/>Surat</text:span></text:p></text:list-item></text:list><text:p text:style-name="P38"><text:span text:style-name="Body_20_text_20__28_2_29__20_Exact">Capt John Pearce</text:span></text:p><text:p text:style-name="P43"><text:span text:style-name="Body_20_text_20__28_2_29__20_Exact">Mar 1672 - Aug 1673 Kinsale</text:span></text:p><text:list xml:id="list133841343832778" text:continue-numbering="true" text:style-name="WWNum31"><text:list-item><text:p text:style-name="P239"><text:span text:style-name="Body_20_text_20__28_2_29__20_Exact">1673/4<text:tab/>Surat</text:span></text:p></text:list-item></text:list><text:p text:style-name="P230"><text:span text:style-name="Body_20_text_20__28_2_29__20_Exact">Capt John Pearce</text:span></text:p><text:p text:style-name="P127"><text:span text:style-name="Body_20_text_20__28_2_29__20_Exact">Torbay 27 Apr 1674 - 8 Jun 1676 Downs</text:span></text:p><text:list xml:id="list133840364224578" text:continue-numbering="true" text:style-name="WWNum31"><text:list-item><text:p text:style-name="P239"><text:span text:style-name="Body_20_text_20__28_2_29__20_Exact">1676/7<text:tab/>Bantam</text:span></text:p></text:list-item></text:list><text:p text:style-name="P230"><text:span text:style-name="Body_20_text_20__28_2_29__20_Exact">Capt John North</text:span></text:p><text:p text:style-name="P233"><text:span text:style-name="Body_20_text_20__28_2_29__20_Exact">Apr 1677 - Oct 1678</text:span></text:p><text:list xml:id="list133839877195193" text:continue-numbering="true" text:style-name="WWNum31"><text:list-item><text:p text:style-name="P145"><text:span text:style-name="Body_20_text_20__28_2_29__20_Exact">1678/9<text:tab/>Madras and Bengal</text:span></text:p></text:list-item></text:list><text:p text:style-name="P366"><text:span text:style-name="Body_20_text_20__28_2_29__20_Exact">Capt John North Jan 1679 - Sep 1680</text:span></text:p><text:p text:style-name="P519"><text:span text:style-name="Body_20_text_20__28_2_29__20_Exact">^<text:tab/>1680/1<text:tab/>Madras and Bengal</text:span></text:p><text:p text:style-name="P520"><text:span text:style-name="Body_20_text_20__28_2_29__20_Exact">Capt James Cook Jan 1681 - Aug 1682</text:span></text:p></draw:text-box></draw:frame><draw:frame draw:style-name="fr2" draw:name="Rahmen35" text:anchor-type="char" svg:x="0.245cm" svg:y="11.402cm" svg:width="12.734cm" draw:z-index="56"><draw:text-box fo:min-height="11.516cm"><text:h text:style-name="P653" text:outline-level="4"><text:bookmark-start text:name="bookmark8"/><text:span text:style-name="Heading_20__23_4_20_Exact">GODOLPHM (3)</text:span><text:bookmark-end text:name="bookmark8"/></text:h><text:p text:style-name="P120"><text:span text:style-name="Body_20_text_20__28_2_29__20_Exact">Rated at 499 tons, 99 crew, 30 guns</text:span></text:p><text:list xml:id="list1045713171" text:style-name="WWNum33"><text:list-item><text:p text:style-name="P319"><text:span text:style-name="Body_20_text_20__28_2_29__20_Exact">1747/8<text:tab/>St Helena and Benkulen</text:span></text:p></text:list-item></text:list><text:p text:style-name="P320"><text:span text:style-name="Body_20_text_20__28_2_29__20_Exact">L/MAR/B/594F<text:tab/>Journal 23<text:tab/>Nov<text:tab/>1747-25<text:tab/>Nov 1749</text:span></text:p><text:p text:style-name="P526"><text:span text:style-name="Body_20_text_20__28_4_29__20_Exact">L/MAM/B/594P(1) Ledger L/MAM/B/594P(2) Pay Book</text:span></text:p><text:p text:style-name="P240"><text:span text:style-name="Body_20_text_20__28_2_29__20_Exact">Capt John Stevens</text:span></text:p><text:p text:style-name="P240"><text:span text:style-name="Body_20_text_20__28_2_29__20_Exact">Downs 9 Mar 1748 - 30 May St Helena - 24 Sep Benkulen -15 Oct Moco Moco - 29 Oct Bantal -</text:span></text:p><text:list xml:id="list133840726740441" text:continue-numbering="true" text:style-name="WWNum33"><text:list-item><text:p text:style-name="P321"><text:span text:style-name="Body_20_text_20__28_2_29__20_Exact">Nov Ipoh -1 Dec Benkulen -16 Jan 1749 Manna - 4 Apr Batavia -1 Aug St Helena - 19 Oct Downs</text:span></text:p></text:list-item></text:list><text:list text:style-name="WWNum35"><text:list-item><text:p text:style-name="P322"><text:span text:style-name="Body_20_text_20__28_2_29__20_Exact">1751/2<text:tab/>Madras and Bengal</text:span></text:p></text:list-item></text:list><text:p text:style-name="P385"><text:span text:style-name="Body_20_text_20__28_2_29__20_Exact">L/MAR/B/594G Journal 22 Nov 1751-20 May 1753, John White, Chief Mate L/MAM/B/594Q(1)<text:tab/>Ledger</text:span></text:p><text:p text:style-name="P367"><text:span text:style-name="Body_20_text_20__28_2_29__20_Exact">L/MAR/B/594Q(2) Pay Book Capt William Hutchinson</text:span></text:p><text:p text:style-name="P323"><text:span text:style-name="Body_20_text_20__28_2_29__20_Exact">Downs 1 Feb 1752 - 11<text:tab/>Jun Fort St David -13 Jun Madras - 24<text:tab/>Jul<text:tab/>Calcutta - 30 Jan 1753<text:tab/>Ingeli -</text:span></text:p><text:list xml:id="list593568147" text:style-name="WWNum37"><text:list-item><text:p text:style-name="P324"><text:span text:style-name="Body_20_text_20__28_2_29__20_Exact">Mar Madras - 28 Mar<text:tab/>Fort St David - 2 Apr Madras - 26 May<text:tab/>Benkulen - 26 Jun Batavia -<text:tab/>27<text:tab/>Nov</text:span></text:p></text:list-item></text:list><text:p text:style-name="P242"><text:span text:style-name="Body_20_text_20__28_2_29__20_Exact">Cape - 23 Dec St Helena -16 Apr 1754 Downs</text:span></text:p><text:list xml:id="list133841028556626" text:continue-numbering="true" text:style-name="WWNum37"><text:list-item><text:p text:style-name="P415"><text:span text:style-name="Body_20_text_20__28_2_29__20_Exact">1755/6<text:tab/>Madras and China</text:span></text:p></text:list-item></text:list><text:p text:style-name="P416"><text:span text:style-name="Body_20_text_20__28_2_29__20_Exact">L/MAR/B/594H<text:tab/>Journal 5 Nov 1755-12 Aug 1757</text:span></text:p><text:p text:style-name="P563"><text:span text:style-name="Body_20_text_20__28_4_29__20_Exact">L/MAR/B/594R(1)<text:tab/>Ledger</text:span></text:p><text:p text:style-name="P564"><text:span text:style-name="Body_20_text_20__28_4_29__20_Exact">L/MAR/B/594R(2)<text:tab/>Pay Book</text:span></text:p><text:p text:style-name="P38"><text:span text:style-name="Body_20_text_20__28_2_29__20_Exact">Capt William Hutchinson</text:span></text:p><text:p text:style-name="P9"><text:span text:style-name="Body_20_text_20__28_2_29__20_Exact">Downs 27 Jan 1756 - 22 May St Augustine’s Bay - 5 Jul Madras -19 Aug Malacca - 25 Sep Whampoa - 30 Dec Second Bar -1 Apr 1757 St Helena - 26 Jun Leith - 9 Aug Gravesend</text:span></text:p><text:list xml:id="list133841272128135" text:continue-numbering="true" text:style-name="WWNum37"><text:list-item><text:p text:style-name="P417"><text:span text:style-name="Body_20_text_20__28_2_29__20_Exact">1758/9<text:tab/>Bombay, Madras and Bengal</text:span></text:p></text:list-item></text:list><text:p text:style-name="P418"><text:span text:style-name="Body_20_text_20__28_2_29__20_Exact">L/MAR/B/594I-J<text:tab/>Journal 27<text:tab/>Feb<text:tab/>1759-23<text:tab/>Jul<text:tab/>1763,<text:tab/>Collingwood Roddam, Second Mate</text:span></text:p><text:p text:style-name="P563"><text:span text:style-name="Body_20_text_20__28_4_29__20_Exact">L/MAR/B/594S(1)<text:tab/>Ledger</text:span></text:p><text:p text:style-name="P565"><text:span text:style-name="Body_20_text_20__28_4_29__20_Exact">L/MAR/B/594S(2)<text:tab/>Pay Book</text:span></text:p></draw:text-box></draw:frame><text:span text:style-name="T4">Madras 20 Apr 1819 - 6 Jul Simons Bay -10 Aug St Helena - 23 Oct Greenhithe</text:span></text:p>
      </text:section>
      <text:section text:style-name="Sect4" text:name="Bereich12">
        <text:list xml:id="list133841398944561" text:continue-list="list133840897423297" text:style-name="WWNum61">
          <text:list-item>
            <text:p text:style-name="P92"><text:span text:style-name="T4">1682/3<text:tab/>Bengal</text:span></text:p>
          </text:list-item>
        </text:list>
        <text:p text:style-name="P20"><text:span text:style-name="T4">Capt James Cook Apr 1683 - Jim 1684</text:span></text:p>
        <text:h text:style-name="P653" text:outline-level="4"><text:bookmark-start text:name="bookmark36"/><text:span text:style-name="T4">GOODFELLOW</text:span><text:bookmark-end text:name="bookmark36"/></text:h>
        <text:p text:style-name="P118"><text:span text:style-name="T4">140 tons, 40 crew, 16 guns</text:span></text:p>
        <text:p text:style-name="P93"><text:span text:style-name="T4">1<text:tab/>1720/1<text:tab/>Bombay</text:span></text:p>
        <text:p text:style-name="P21"><text:span text:style-name="Body_20_text_20__28_2_29__20__2b__20_Bold">L/MAR/B/779A </text:span><text:span text:style-name="T4">Receipt Book Capt Robert Potter Downs 5 Nov 1720 - sold in India</text:span></text:p>
        <text:h text:style-name="P653" text:outline-level="4"><text:bookmark-start text:name="bookmark37"/><text:span text:style-name="T4">GOOD HOPE (1)</text:span><text:bookmark-end text:name="bookmark37"/></text:h>
        <text:p text:style-name="P128"><text:span text:style-name="T4">Pinnace</text:span></text:p>
        <text:p text:style-name="P575"><text:span text:style-name="T4">1608</text:span></text:p>
        <text:p text:style-name="P230"><text:span text:style-name="T4">Master John Lafkin</text:span></text:p>
        <text:p text:style-name="P220"><text:span text:style-name="T4">Assembled at the Cape by the Fourth Voyage - Cape 19 Sep 1608 - 15 May 1609 Aden - 26 May Mokha 26 Jul - blown off Socotra, ran ashore on Gujarat coast about 24 Aug, crew deserted</text:span></text:p>
        <text:h text:style-name="P655" text:outline-level="4"><text:bookmark-start text:name="bookmark38"/><text:span text:style-name="T4">GOOD HOPE (2)</text:span><text:bookmark-end text:name="bookmark38"/></text:h>
        <text:list text:style-name="WWNum95">
          <text:list-item>
            <text:p text:style-name="P35"><text:span text:style-name="T4">1661/2 Madras, Bengal and Jambi Capt Zachary Browne</text:span></text:p>
          </text:list-item>
          <text:list-item>
            <text:p text:style-name="P94"><text:span text:style-name="T4">Mar 1662 - Jun 1663</text:span></text:p>
          </text:list-item>
        </text:list>
        <text:h text:style-name="P655" text:outline-level="4"><text:bookmark-start text:name="bookmark39"/><text:span text:style-name="T4">GOOD HOPE (3)</text:span><text:bookmark-end text:name="bookmark39"/></text:h>
        <text:p text:style-name="P6"><text:span text:style-name="T4">Extra ship, repaired by Wells 1796, 3 decks, length 138ft 7in, keel 109ft 2in, breadth 39ft PAin, hold 15ft llin, wing transom 24ft, port cell 28ft </text:span><text:span text:style-name="Body_20_text_20__28_2_29__20__2b__20_Italic"><text:span text:style-name="T2">1</text:span></text:span><text:span text:style-name="Body_20_text_20__28_2_29__20__2b__20_Italic">Ain,</text:span><text:span text:style-name="T4"> waist 1ft llin, between decks 6ft 6</text:span><text:span text:style-name="T5">1</text:span><text:span text:style-name="T4">/4in &amp; 6ft </text:span><text:span text:style-name="Body_20_text_20__28_2_29__20__2b__20_Italic">Wiin, </text:span><text:span text:style-name="T4">roundhouse 6ft 2in, ports 10 middle &amp; upper, deck range 85ft, 885 tons Principal Managing Owner: John Mangles</text:span></text:p>
        <text:list xml:id="list3787054877" text:style-name="WWNum97">
          <text:list-item>
            <text:p text:style-name="P325"><text:span text:style-name="T4">1795/6<text:tab/>Bombay</text:span></text:p>
          </text:list-item>
        </text:list>
        <text:p text:style-name="P551"><text:span text:style-name="T4">L/MAR/B/396A<text:tab/>Journal 30 Mar 1796-11<text:tab/>Dec<text:tab/>1797</text:span></text:p>
        <text:p text:style-name="P552"><text:span text:style-name="T4">L/MAR/B/396C(1)<text:tab/>Ledger</text:span></text:p>
        <text:p text:style-name="P552"><text:span text:style-name="T4">L/MAR/B/396C(2)<text:tab/>Pay Book</text:span></text:p>
        <text:p text:style-name="P240"><text:span text:style-name="T4">Capt John Woodbridge Hilton</text:span></text:p>
        <text:p text:style-name="P244"><text:span text:style-name="T4">Portsmouth 27 Jun 1796 - 19 Sep Cape - 20 Jan 1797 Bombay -18 Mar Mahe -18 Apr Cochin - 8 Jul Simons Bay - 2 Aug St Helena - 28 Oct Long Reach</text:span></text:p>
        <text:list xml:id="list133841812691668" text:continue-numbering="true" text:style-name="WWNum97">
          <text:list-item>
            <text:p text:style-name="P325"><text:span text:style-name="T4">1797/8<text:tab/>Madras</text:span></text:p>
          </text:list-item>
        </text:list>
        <text:p text:style-name="P326"><text:span text:style-name="T4">L/MAR/B/396B<text:tab/>Journal 8 Jan 1798-22<text:tab/>Aug<text:tab/>1799</text:span></text:p>
        <text:p text:style-name="P552"><text:span text:style-name="T4">L/MAR/B/396D(1)<text:tab/>Ledger</text:span></text:p>
        <text:p text:style-name="P552"><text:span text:style-name="T4">L/MAR/B/396D(2)<text:tab/>Pay Book</text:span></text:p>
        <text:p text:style-name="P240"><text:span text:style-name="T4">Capt John Woodbridge Hilton</text:span></text:p>
        <text:p text:style-name="P240"><text:span text:style-name="T4">Portsmouth 24 Mar 1798 - 5 Jun Simons Bay -14 Aug Madras - 3 Jan 1799 Cape - 8 Feb St Helena - 17 Jul Long Reach</text:span></text:p>
        <text:h text:style-name="P639" text:outline-level="2"><text:bookmark-start text:name="bookmark40"/><text:span text:style-name="T4">GOSFRIGHT</text:span><text:bookmark-end text:name="bookmark40"/></text:h>
        <text:p text:style-name="P129"><text:span text:style-name="T4">Frigate, 300 tons, 50 crew</text:span></text:p>
        <text:p text:style-name="P193"><text:span text:style-name="T4">1<text:tab/>1699/1700 Madras, Borneo and Surat</text:span></text:p>
        <text:p text:style-name="P207"><text:span text:style-name="T4">Capt Appleby 9 Nov 1699 -</text:span></text:p>
        <text:h text:style-name="P660" text:outline-level="4"><text:bookmark-start text:name="bookmark41"/><text:span text:style-name="T4">GMACEDIEU</text:span><text:bookmark-end text:name="bookmark41"/></text:h>
        <text:p text:style-name="P130"><text:span text:style-name="T4">Rated at 320 tons, 64 crew, 24 guns</text:span></text:p>
        <text:p text:style-name="P96"><text:span text:style-name="T4">1<text:tab/>1698/9<text:tab/>Madras and Bengal</text:span></text:p>
        <text:p text:style-name="P613"><text:span text:style-name="T4">L/MAR/A/CXXX<text:tab/></text:span><text:span text:style-name="Body_20_text_20__28_5_29__20__2b__20_Not_20_Bold"><text:span text:style-name="T7">Receipt Book</text:span></text:span></text:p>
        <text:p text:style-name="P22"><text:span text:style-name="T4">Capt James Murvell 3 Dec 1698 - lost in Bengal</text:span></text:p>
        <text:h text:style-name="P660" text:outline-level="4"><text:bookmark-start text:name="bookmark42"/><text:span text:style-name="T4">GRAFTON</text:span><text:bookmark-end text:name="bookmark42"/></text:h>
        <text:p text:style-name="P131"><text:span text:style-name="T4">Rated at 350 tons, 70 crew, 26 guns</text:span></text:p>
        <text:list xml:id="list473153059" text:style-name="WWNum99">
          <text:list-item>
            <text:p text:style-name="P327"><text:span text:style-name="T4">1733/4<text:tab/>China</text:span></text:p>
          </text:list-item>
        </text:list>
        <text:p text:style-name="P328"><text:span text:style-name="T4">L/MAR/B/658A<text:tab/>Journal 2 Dec 1733-26 Jun 1735</text:span></text:p>
        <text:p text:style-name="P553"><text:span text:style-name="T4">L/MAM/B/658B(1)<text:tab/>Ledger</text:span></text:p>
        <text:p text:style-name="P368"><text:span text:style-name="T4">L/MAR/B/658B(2) Pay Book Capt Robert Hudson jun</text:span></text:p>
        <text:p text:style-name="P249"><text:span text:style-name="T4">Downs 5 Jan 1734 - 25 Jun Amoy - 31 Aug Whampoa - 28 Dec Second Bar -18 Mar 1735 Cape - 18 Apr St Helena - 26 Jun Downs</text:span></text:p>
        <text:list xml:id="list133840047379997" text:continue-numbering="true" text:style-name="WWNum99">
          <text:list-item>
            <text:p text:style-name="P329"><text:span text:style-name="T4">1736/7<text:tab/>Bengal and Bombay</text:span></text:p>
          </text:list-item>
        </text:list>
        <text:p text:style-name="P588"><text:span text:style-name="T4">L/MAR/B/658C(1)<text:tab/></text:span><text:span text:style-name="Body_20_text_20__28_5_29__20__2b__20_Not_20_Bold"><text:span text:style-name="T7">Imprest Book</text:span></text:span></text:p>
        <text:p text:style-name="P553"><text:span text:style-name="T4">L/MAR/B/658C(2)<text:tab/>Receipt Book</text:span></text:p>
        <text:p text:style-name="P240"><text:span text:style-name="T4">Capt Lawrence Prince jun</text:span></text:p>
        <text:p text:style-name="P246"><text:span text:style-name="T4">Downs 4 Jan 1737 - not heard of since the storm in Bengal 30 Sep 1737</text:span></text:p>
        <text:h text:style-name="P661" text:outline-level="4"><text:bookmark-start text:name="bookmark43"/><text:span text:style-name="T4">GRANBY</text:span><text:bookmark-end text:name="bookmark43"/></text:h>
        <text:p text:style-name="P225"><text:span text:style-name="T4">Built by Dudman, launched 1767, 3 decks, 4in bottom, 786 tons Principal Managing Owner: Charles Raymond</text:span></text:p>
        <text:list xml:id="list2846591528" text:style-name="WWNum101">
          <text:list-item>
            <text:p text:style-name="P97"><text:span text:style-name="T4">1767/8<text:tab/>Madras and China</text:span></text:p>
          </text:list-item>
        </text:list>
        <text:p text:style-name="P98"><text:span text:style-name="Body_20_text_20__28_2_29__20__2b__20_Bold">L/MAR/B/499A<text:tab/></text:span><text:span text:style-name="T4">Journal 26<text:tab/>Oct<text:tab/>1767-4 Aug<text:tab/>1770, anon</text:span></text:p>
        <text:p text:style-name="P613"><text:span text:style-name="T4">L/MAR/B/499E(1)<text:tab/></text:span><text:span text:style-name="Body_20_text_20__28_5_29__20__2b__20_Not_20_Bold"><text:span text:style-name="T7">Ledger</text:span></text:span></text:p>
        <text:p text:style-name="P613"><text:span text:style-name="T4">L/MAR/B/499E(2)<text:tab/></text:span><text:span text:style-name="Body_20_text_20__28_5_29__20__2b__20_Not_20_Bold"><text:span text:style-name="T7">Pay Book</text:span></text:span></text:p>
        <text:p text:style-name="P44"><text:span text:style-name="T4">Capt Joseph Jackson</text:span></text:p>
        <text:p text:style-name="P250"><text:span text:style-name="T4">Portsmouth 18 Feb 1768 - 24 May False Bay - 30 Jul Madras - 29 Sep Malacca - 24 Nov Batavia - 12 Jul 1769 Whampoa - 28 Nov Second Bar -1 Mar 1770 Cape - 29 Mar St Helena -16 Jun Downs</text:span></text:p>
        <text:list xml:id="list133840205774362" text:continue-numbering="true" text:style-name="WWNum101">
          <text:list-item>
            <text:p text:style-name="P146"><text:span text:style-name="T4">1771/2<text:tab/>China</text:span></text:p>
          </text:list-item>
        </text:list>
        <text:p text:style-name="P455"><text:span text:style-name="Body_20_text_20__28_2_29__20__2b__20_Bold">L/MAR/B/499B<text:tab/></text:span><text:span text:style-name="T4">Journal 29<text:tab/>Oct<text:tab/>1771-6 Jul 1773</text:span></text:p>
        <text:p text:style-name="P617"><text:span text:style-name="T4">L/MAR/B/499F(1)<text:tab/>Ledger</text:span></text:p>
        <text:p text:style-name="P618"><text:span text:style-name="T4">L/MAR/B/499F(2)<text:tab/></text:span><text:span text:style-name="Body_20_text_20__28_5_29__20__2b__20_Not_20_Bold"><text:span text:style-name="T7">Pay Book</text:span></text:span></text:p>
        <text:p text:style-name="P456"><text:span text:style-name="T4">Capt John Johnston</text:span></text:p>
        <text:p text:style-name="P226"><text:span text:style-name="T4">Downs 29 Dec 1771 - 30 Mar 1772 Cape -14 Jun Batavia - 23 Jul Whampoa - 25 Nov Second Bar - Feb 1773 Cape -15 Mar St Helena - 31 Mar Ascension -27 May Downs</text:span></text:p>
        <text:list xml:id="list133840037042429" text:continue-numbering="true" text:style-name="WWNum101">
          <text:list-item>
            <text:p text:style-name="P99"><text:span text:style-name="T4">1775/6 Madras and China</text:span></text:p>
          </text:list-item>
        </text:list>
        <text:p text:style-name="P102"><text:span text:style-name="T4">L/MAM/B/499C<text:tab/>Journal 25 Oct 1775-6 Dec 1777</text:span></text:p>
        <text:p text:style-name="P534"><text:span text:style-name="T4">L/MAM/B/499G(1)<text:tab/>Ledger</text:span></text:p>
        <text:p text:style-name="P534"><text:span text:style-name="T4">L/MAM/B/499G(2)<text:tab/>Pay Book</text:span></text:p>
        <text:p text:style-name="P38"><text:span text:style-name="T4">Capt John Johnston</text:span></text:p>
        <text:p text:style-name="P49"><text:span text:style-name="T4">Plymouth 7 Jan 1776 - 6 Feb Madeira - 8 May Johanna -11 Jun Madras - 9 Oct Whampoa -12 Feb 1777 Second Bar - 7 Jun St Helena - 2 Oct Downs</text:span></text:p>
        <text:list xml:id="list133841412554646" text:continue-numbering="true" text:style-name="WWNum101">
          <text:list-item>
            <text:p text:style-name="P260"><text:span text:style-name="T4">1778/9 Madras and China</text:span></text:p>
          </text:list-item>
        </text:list>
        <text:p text:style-name="P330"><text:span text:style-name="T4">L/MAM/B/499D<text:tab/>Journal 10 Aug 1778-29 Jan 1782</text:span></text:p>
        <text:p text:style-name="P554"><text:span text:style-name="T4">L/MAM/B/499H(1)<text:tab/>Ledger</text:span></text:p>
        <text:p text:style-name="P554"><text:span text:style-name="T4">L/MAR/B/499H(2)<text:tab/>Pay Book</text:span></text:p>
        <text:p text:style-name="P330"><text:span text:style-name="T4">L/MAR/B/499H(3)<text:tab/>Imprest Book</text:span></text:p>
        <text:p text:style-name="P554"><text:span text:style-name="T4">L/MAM/B/499H(4)<text:tab/>Absence Book</text:span></text:p>
        <text:p text:style-name="P169"><text:span text:style-name="T4">Capt John Johnston</text:span></text:p>
        <text:p text:style-name="P172"><text:span text:style-name="T4">Portsmouth 7 Mar 1779 - 5 Apr Madeira - 9 May Goree - 30 Jul Cape -18 Jan 1780 Madras - 19 Jul Malacca - 2 Sep Whampoa -11 Dec Second Bar -19 May 1781 St Helena - 20 Oct Downs</text:span></text:p>
        <text:h text:style-name="P655" text:outline-level="4"><text:bookmark-start text:name="bookmark44"/><text:span text:style-name="T4">GRANT</text:span><text:bookmark-end text:name="bookmark44"/></text:h>
        <text:p text:style-name="P100"><text:span text:style-name="T4">1<text:tab/>1800/1 Bengal</text:span></text:p>
        <text:p text:style-name="P38"><text:span text:style-name="T4">L/MAR/B/376A Journal 16 Dec 1800-18 Jan 1802, anon</text:span></text:p>
        <text:p text:style-name="P45"><text:span text:style-name="T4">‘English coast’ 16 Dec 1800 - 30 Apr 1801 Calcutta - left Bengal 25 Jul -18 Jan 1802 off Dungeness</text:span></text:p>
        <text:h text:style-name="P653" text:outline-level="4"><text:bookmark-start text:name="bookmark45"/><text:span text:style-name="T4">GRANTHAM (1)</text:span><text:bookmark-end text:name="bookmark45"/></text:h>
        <text:p text:style-name="P118"><text:span text:style-name="T4">Rated at 450/470 tons, 90/94 crew 36/40 guns</text:span></text:p>
        <text:list xml:id="list2166220735" text:style-name="WWNum103">
          <text:list-item>
            <text:p text:style-name="P101"><text:span text:style-name="T4">1711/2 Bombay</text:span></text:p>
          </text:list-item>
        </text:list>
        <text:p text:style-name="P23"><text:span text:style-name="T4">L/MAM/B/617A Journal 21 Mar 1712-4 Apr 1715 Capt Jonathan Collett</text:span></text:p>
        <text:p text:style-name="P10"><text:span text:style-name="T4">Downs 23 Apr 1712 - 30 May Sao Tiago -19 Aug Cape - 18 Nov Anjengo - 28 Nov Cochin - 6 Dec Calicut -15 Dec Goa - 26 Dec Bombay - 24 Jan 1713 Surat - 22 Feb Bombay - 30 Mar Karwar - 23 May Benkulen - 5 Jun Batavia - 24 Oct Calicut -19 Nov Bombay - 4 Dec Surat -18 Dec Bombay - 10 Apr 1714 Anjengo -1 May Fort St David -10 May Madras - 9 Sep Reunion -1 Nov Cape - 7 Mar 1715 Downs</text:span></text:p>
        <text:list xml:id="list133841665351287" text:continue-numbering="true" text:style-name="WWNum103">
          <text:list-item>
            <text:p text:style-name="P147"><text:span text:style-name="T4">1715/6<text:tab/>Bengal</text:span></text:p>
          </text:list-item>
        </text:list>
        <text:p text:style-name="P432"><text:span text:style-name="T4">L/MAM/B/617B Journal 14 Sep 1715-10 Sep 1717 Capt Thomas Collett</text:span></text:p>
        <text:p text:style-name="P351"><text:span text:style-name="T4">Downs 23 Feb 1716 - 28 May Cape - 3 Aug Madras - 27 Aug Rogues River -11 Jan 1717 Cox’s Island - 29 Apr St Helena - 2 Aug Erith</text:span></text:p>
        <text:list xml:id="list133841294361486" text:continue-numbering="true" text:style-name="WWNum103">
          <text:list-item>
            <text:p text:style-name="P103"><text:span text:style-name="T4">1717/8<text:tab/>Bengal</text:span></text:p>
          </text:list-item>
        </text:list>
        <text:p text:style-name="P38"><text:span text:style-name="T4">Capt Thomas Collett</text:span></text:p>
        <text:p text:style-name="P118"><text:span text:style-name="T4">15 Jan 1718 - 18 Aug 1719</text:span></text:p>
        <text:list xml:id="list133840035427531" text:continue-numbering="true" text:style-name="WWNum103">
          <text:list-item>
            <text:p text:style-name="P103"><text:span text:style-name="T4">1720/1<text:tab/>Bombay</text:span></text:p>
          </text:list-item>
        </text:list>
        <text:p text:style-name="P23"><text:span text:style-name="T4">L/MAR/B/617C Journal 3 Dec 1720-22 Aug 1722 Capt Timothy Field</text:span></text:p>
        <text:p text:style-name="P3"><text:span text:style-name="T4">Downs 31 Jan 1721 -10 Mar Madeira - 31 Mar Sao Tiago - 22 Jun Cape - 21 Aug Johanna - 26 Sep Bombay - 7 Nov Surat - 28 Nov Bombay -14 Jan 1722 Karwar -19 Jan Tellicherry - 6 Apr Cape - 4 May St Helena - 22 Jul Woolwich</text:span></text:p>
        <text:h text:style-name="P652" text:outline-level="4"><text:bookmark-start text:name="bookmark46"/><text:span text:style-name="T4">GRANTHAM (2)</text:span><text:bookmark-end text:name="bookmark46"/></text:h>
        <text:p text:style-name="P154"><text:span text:style-name="T4">Rated at 480/490 tons, 96/98 crew, 34 guns</text:span></text:p>
        <text:list xml:id="list4035870882" text:style-name="WWNum105">
          <text:list-item>
            <text:p text:style-name="P36"><text:span text:style-name="T4">1724/5<text:tab/>St Helena and Benkulen</text:span></text:p>
          </text:list-item>
        </text:list>
        <text:p text:style-name="P24"><text:span text:style-name="T4">L/MAM/B/617D Journal 21 Dec 1724-21 May 1727 Capt Timothy Field</text:span></text:p>
        <text:p text:style-name="P4"><text:span text:style-name="T4">Downs 4 Feb 1725 - 4 Jul St Helena -18 Nov Benkulen - 24 Jan 1726 Moco Moco - 7 Feb Padang - 8 Apr Madras - 19 Jul Benkulen - 29 Aug Sillebar - 9 Sep Benkulen -18 Oct Batavia - 23 Feb 1727 St Helena - 22 May Downs See D/99 ff.5-8 for a crew list</text:span></text:p>
        <text:list xml:id="list133840080652991" text:continue-numbering="true" text:style-name="WWNum105">
          <text:list-item>
            <text:p text:style-name="P36"><text:span text:style-name="T4">1728/9<text:tab/>Madras and Bengal</text:span></text:p>
          </text:list-item>
        </text:list>
        <text:p text:style-name="P37"><text:span text:style-name="Body_20_text_20__28_2_29__20__2b__20_Bold">L/MAR/B/617E </text:span><text:span text:style-name="T4">Journal 9 Jan 1729-10 Sep 1730, John Aston, Chief Mate </text:span><text:span text:style-name="Body_20_text_20__28_2_29__20__2b__20_Bold">L/MAR/B/617M(1) </text:span><text:span text:style-name="T4">Ledger L/MAM/B/61</text:span><text:span text:style-name="Body_20_text_20__28_2_29__20__2b__20_Bold">7M(2)<text:tab/></text:span><text:span text:style-name="T4">Pay Book</text:span></text:p>
        <text:p text:style-name="P3"><text:span text:style-name="T4">Capt Timothy Field</text:span></text:p>
        <text:p text:style-name="P4"><text:span text:style-name="T4">Downs 6 Mar 1729 - 20 Jul Maldives -1 Aug Fort St David - 7 Aug Madras -12 Sep Calcutta - 18 Jan 1730 Ingeli -16 Jun St Helena - 10 Sep Sheemess</text:span></text:p>
        <text:list xml:id="list133840721239846" text:continue-numbering="true" text:style-name="WWNum105">
          <text:list-item>
            <text:p text:style-name="P36"><text:span text:style-name="T4">1731/2<text:tab/>Madras and Bengal</text:span></text:p>
          </text:list-item>
        </text:list>
        <text:p text:style-name="P104"><text:span text:style-name="T4">L/MAR/B/617F<text:tab/>Journal 7 Sep 1731-9 Aug 1733, Roger Hale, Chief Mate</text:span></text:p>
        <text:p text:style-name="P104"><text:span text:style-name="T4">L/MAR/B/617N<text:tab/>Ledger</text:span></text:p>
        <text:p text:style-name="P38"><text:span text:style-name="T4">Capt Timothy Field</text:span></text:p>
        <text:p text:style-name="P4"><text:span text:style-name="T4">Downs 20 Dec 1731 - 13 Apr 1732 Cape - 1 Jul Madras -10 Aug Calcutta 24 Jan 1733 - 27 May St Helena - 9 Aug Erith</text:span></text:p>
        <text:list xml:id="list133840978490143" text:continue-numbering="true" text:style-name="WWNum105">
          <text:list-item>
            <text:p text:style-name="P105"><text:span text:style-name="T4">1735/6<text:tab/>Madras and Bengal</text:span></text:p>
          </text:list-item>
        </text:list>
        <text:p text:style-name="P106"><text:span text:style-name="T4">L/MAR/B/617G<text:tab/>Journal 21 Feb<text:tab/>1736-26 Jul 1737</text:span></text:p>
        <text:p text:style-name="P614"><text:span text:style-name="T4">L/MAR/B/617-0(1)<text:tab/></text:span><text:span text:style-name="Body_20_text_20__28_5_29__20__2b__20_Not_20_Bold"><text:span text:style-name="T7">Ledger</text:span></text:span></text:p>
        <text:p text:style-name="P615"><text:span text:style-name="T4">L/MAR/B/617-0(2) </text:span><text:span text:style-name="Body_20_text_20__28_5_29__20__2b__20_Not_20_Bold"><text:span text:style-name="T7">Pay Book</text:span></text:span></text:p>
        <text:p text:style-name="P38"><text:span text:style-name="T4">Capt Roger Hale</text:span></text:p>
        <text:p text:style-name="P9"><text:span text:style-name="T4">Downs 20 Feb 1736 - 14 Jul Madras -1 Aug Calcutta - 7 Jan 1737 Madras - 3 May St Helena - 7 Aug Downs</text:span></text:p>
        <text:list xml:id="list133840128547566" text:continue-numbering="true" text:style-name="WWNum105">
          <text:list-item>
            <text:p text:style-name="P419"><text:span text:style-name="T4">1738/9<text:tab/>Madras and Bengal</text:span></text:p>
          </text:list-item>
        </text:list>
        <text:p text:style-name="P420"><text:span text:style-name="T4">L/MAWB/617H<text:tab/>Journal 15 Feb<text:tab/>1739-18 Sep 1740</text:span></text:p>
        <text:p text:style-name="P595"><text:span text:style-name="T4">L/MAR/B/617P(1)<text:tab/></text:span><text:span text:style-name="Body_20_text_20__28_5_29__20__2b__20_Not_20_Bold"><text:span text:style-name="T7">Ledger</text:span></text:span></text:p>
        <text:p text:style-name="P391"><text:span text:style-name="T4">L/MAR/B/617P(2) Pay Book</text:span></text:p>
        <text:p text:style-name="P169"><text:span text:style-name="T4">Capt Roger Hale</text:span></text:p>
        <text:p text:style-name="P196"><text:span text:style-name="T4">Portsmouth 11 Mar 1739 - 20 Jul Madras - 28 Sep Calcutta - 28 Nov Ingeli - 23 Mar 1740 St Helena - 17 Sep Downs</text:span></text:p>
        <text:list xml:id="list133840332627530" text:continue-numbering="true" text:style-name="WWNum105">
          <text:list-item>
            <text:p text:style-name="P331"><text:span text:style-name="T4">1741/2<text:tab/>Bengal and Benkulen</text:span></text:p>
          </text:list-item>
        </text:list>
        <text:p text:style-name="P332"><text:span text:style-name="T4">L/MAWB/617-I<text:tab/>Journal 18 Jan<text:tab/>1742-28 Feb 1744</text:span></text:p>
        <text:p text:style-name="P333"><text:span text:style-name="Body_20_text_20__28_2_29__20__2b__20_Bold">L/MAR/B/6</text:span><text:span text:style-name="T4">17Q</text:span><text:span text:style-name="Body_20_text_20__28_2_29__20__2b__20_9_20_pt_2c_Bold">(</text:span><text:span text:style-name="T4">1</text:span><text:span text:style-name="Body_20_text_20__28_2_29__20__2b__20_9_20_pt_2c_Bold">)<text:tab/></text:span><text:span text:style-name="T4">Imprest Book</text:span></text:p>
        <text:p text:style-name="P240"><text:span text:style-name="T4">L/MAR/B/617Q(2) Absence Book</text:span></text:p>
        <text:p text:style-name="P444"><text:span text:style-name="T4">Capt Roger Hale</text:span></text:p>
        <text:p text:style-name="P440"><text:span text:style-name="T4">Portsmouth 21 Feb 1742 - 7 Jul Madras - 24 Jul Balasore - 27 Dec Benkulen - 20 Jul 1743 St Augustine’s Bay - 1 Dec St Helena - lost off Folkestone 28 Feb 1744</text:span></text:p>
        <text:h text:style-name="P640" text:outline-level="2"><text:bookmark-start text:name="bookmark47"/><text:span text:style-name="T4">GRANTHAM (3)</text:span><text:bookmark-end text:name="bookmark47"/></text:h>
        <text:p text:style-name="P121"><text:span text:style-name="T4">Rated at 499 tons, 99 crew, 28 guns</text:span></text:p>
        <text:p text:style-name="P194"><text:span text:style-name="T5">1</text:span><text:span text:style-name="T4"><text:tab/>1746/7 St Helena and Benkulen</text:span></text:p>
        <text:p text:style-name="P216"><text:span text:style-name="T4">L/MAR/B/617J Journal 21 Oct 1746-16 Aug 1748 L/MAR/B/617R(1)<text:tab/>Ledger</text:span></text:p>
        <text:p text:style-name="P195"><text:span text:style-name="T4">L/MAR/B/617R(2)<text:tab/>Pay Book</text:span></text:p>
      </text:section>
      <text:section text:style-name="Sect4" text:name="Bereich13">
        <text:p text:style-name="P116"><draw:frame text:anchor-type="char" draw:z-index="43" draw:style-name="gr1" draw:text-style-name="P674" svg:width="20.287cm" svg:height="0.932cm" svg:x="-4.42cm" svg:y="0.469cm"><draw:image xlink:href="Pictures/10000000000004AE00000037D3E19655C4BC0FAC.png" xlink:type="simple" xlink:show="embed" xlink:actuate="onLoad" draw:mime-type="image/png"><text:p/></draw:image></draw:frame><text:span text:style-name="T4">Capt Walter Wilson</text:span></text:p>
        <text:p text:style-name="P491"><text:span text:style-name="T4">Portsmouth 20 Feb 1747 - 14 May St Helena -19 Aug Batavia -11 Sep Benkulen - 8 Apr 1748 St Helena -11 Jul Yarmouth -19 Jul Erith</text:span></text:p>
        <text:list xml:id="list133840319873838" text:continue-list="list2073122520" text:style-name="WWNum67">
          <text:list-item>
            <text:p text:style-name="P148"><text:span text:style-name="T4">1749/50 Fort St David and China</text:span></text:p>
          </text:list-item>
        </text:list>
        <text:p text:style-name="P497"><text:span text:style-name="T4">L/MAR/B/617K<text:tab/>Journal 17<text:tab/>Oct<text:tab/>1749-8 Oct 1751, John Oliver, Chief Mate</text:span></text:p>
        <text:p text:style-name="P576"><text:span text:style-name="T4">L/MAM/B/617S(1)<text:tab/>Ledger</text:span></text:p>
        <text:p text:style-name="P576"><text:span text:style-name="T4">L/MAM/B/617S(2)<text:tab/>Pay Book</text:span></text:p>
        <text:p text:style-name="P498"><text:span text:style-name="T4">Capt Walter Wilson</text:span></text:p>
        <text:p text:style-name="P504"><text:span text:style-name="T4">Downs 20 Dec 1749 - 21 Jan 1750 Goree -1 Feb Gambia river - 26 May Madagascar -15 Jul Fort St David - 20 Sep Whampoa - 2 Jan 1751 Bocca Tigris - 6 Feb Batavia - 7 Jun St Helena - 3 Sep Downs</text:span></text:p>
        <text:list xml:id="list133840306042447" text:continue-numbering="true" text:style-name="WWNum67">
          <text:list-item>
            <text:p text:style-name="P421"><text:span text:style-name="T4">1753/4<text:tab/>St Helena and Benkulen</text:span></text:p>
          </text:list-item>
        </text:list>
        <text:p text:style-name="P422"><text:span text:style-name="T4">L/MAR/B/617L<text:tab/>Journal 27<text:tab/>Sep<text:tab/>1753-6 Aug 1755</text:span></text:p>
        <text:p text:style-name="P566"><text:span text:style-name="T4">L/MAM/B/ 617T (1)<text:tab/>Ledger</text:span></text:p>
        <text:p text:style-name="P566"><text:span text:style-name="T4">L/MAM/B/617T(2)<text:tab/>Pay Book</text:span></text:p>
        <text:p text:style-name="P391"><text:span text:style-name="T4">Capt John Oliver</text:span></text:p>
        <text:p text:style-name="P444"><text:span text:style-name="T4">Downs 5 Dec 1753 - 31 Mar 1754 St Helena - 21 Jul Batavia -11 Sep Benkulen - 2 Nov Moco Moco - 17 Nov Ipoh -17 Dec Benkulen -16 Mar 1755 St Helena - 26 Jun Downs</text:span></text:p>
        <text:list xml:id="list133840322005125" text:continue-numbering="true" text:style-name="WWNum67">
          <text:list-item>
            <text:p text:style-name="P447"><text:span text:style-name="T4">1756/7<text:tab/>Madras and Bengal</text:span></text:p>
          </text:list-item>
        </text:list>
        <text:p text:style-name="P449"><text:span text:style-name="T4">L/MAR/B/617U<text:tab/>Absence Book</text:span></text:p>
        <text:p text:style-name="P444"><text:span text:style-name="T4">Capt John Oliver</text:span></text:p>
        <text:p text:style-name="P132"><text:span text:style-name="T4">Downs May 1756 - captured by the French 4 Jan 1759 off the Cape</text:span></text:p>
        <text:h text:style-name="P653" text:outline-level="4"><text:bookmark-start text:name="bookmark48"/><text:span text:style-name="T4">GREENWICH (1)</text:span><text:bookmark-end text:name="bookmark48"/></text:h>
        <text:p text:style-name="P115"><text:span text:style-name="T4">Rated at 450/480 tons, 90/96 crew, 32 guns</text:span></text:p>
        <text:list xml:id="list3939413484" text:style-name="WWNum107">
          <text:list-item>
            <text:p text:style-name="P149"><text:span text:style-name="T4">1719/20<text:tab/>Bombay</text:span></text:p>
          </text:list-item>
        </text:list>
        <text:p text:style-name="P477"><text:span text:style-name="T4">L/MAM/B/488A Journal 6 Oct 1719-13 Jul 1772, John Barnes, Chief Mate L/MAR/B/488B<text:tab/>Boatswain’s Book 30 May-20 Aug 1722</text:span></text:p>
        <text:p text:style-name="P480"><text:span text:style-name="T4">Capt Richard Kirby</text:span></text:p>
        <text:p text:style-name="P361"><text:span text:style-name="T4">Downs 3 Mar 1720 - 29 Apr Sao Tiago - 26 Jul Johanna - 3 Sep Bombay -10 Oct Surat -12 Nov Bombay - 21 Dec Karwar -31 Jan 1721 Calicut - 26 Feb Karwar -17 Mar Bombay - 31 May Bandar Abbas - 21 Oct Bombay -1 Dec Chaul - 6 Dec Bombay - 27 Jan 1722 Cochin - 2 Apr Cape - 5 May St Helena -19 Jul Gravesend * attacked by pirates at Johanna 8 Aug 1720</text:span></text:p>
        <text:list xml:id="list133839898920170" text:continue-numbering="true" text:style-name="WWNum107">
          <text:list-item>
            <text:p text:style-name="P448"><text:span text:style-name="T4">1723/4<text:tab/>Mokha and Bombay</text:span></text:p>
          </text:list-item>
        </text:list>
        <text:p text:style-name="P442"><text:span text:style-name="T4">L/MAR/B/488C Journal 23 Aug 1723-30 Jun 1726 Capt Richard Lasinby</text:span></text:p>
        <text:p text:style-name="P461"><text:span text:style-name="T4">Downs 19 Nov 1723 - 27 Feb 1724 Cape - 7 May Mokha - 2 Sep Bombay - 25 Sep Surat - 27 Oct Bombay - 7 Nov Karwar - 20 Nov Managalore -15 Dec Karwar -12 Jan 1725 Mokha - 25 Aug Bombay - 4 Sep Karwar -17 Oct Cochin - 7 Jan 1726 Cape -19 Feb St Helena - 27 May Erith See D/98 ff.250-51 for a crew list</text:span></text:p>
        <text:list xml:id="list133840427623630" text:continue-numbering="true" text:style-name="WWNum107">
          <text:list-item>
            <text:p text:style-name="P448"><text:span text:style-name="T4">1728/9<text:tab/>Madras and Bengal</text:span></text:p>
          </text:list-item>
        </text:list>
        <text:p text:style-name="P450"><text:span text:style-name="T4">L/MAR/B/488D<text:tab/>Journal 29 Oct<text:tab/>1728-8<text:tab/>Sep<text:tab/>1730, anon</text:span></text:p>
        <text:p text:style-name="P570"><text:span text:style-name="T4">L/MAR/B/488J (1)<text:tab/>Ledger</text:span></text:p>
        <text:p text:style-name="P570"><text:span text:style-name="T4">L/MAR/B/488J(2)<text:tab/>Pay Book</text:span></text:p>
        <text:p text:style-name="P444"><text:span text:style-name="T4">Capt Richard Lasinby</text:span></text:p>
        <text:p text:style-name="P462"><text:span text:style-name="T4">Downs 14 Dec 1728 - 23 May 1729 Madras - 4 Jul Vizagapatam -18 Jul Calcutta -19 Dec Ingeli - 6 Jan 1730 Vizagapatam - 20 Jan Madras - 21 Jun St Helena -10 Sep Downs</text:span></text:p>
        <text:list xml:id="list133840682279133" text:continue-numbering="true" text:style-name="WWNum107">
          <text:list-item>
            <text:p text:style-name="P149"><text:span text:style-name="T4">1731/2<text:tab/>Bombay</text:span></text:p>
          </text:list-item>
        </text:list>
        <text:p text:style-name="P481"><text:span text:style-name="T4">L/MAR/B/488E<text:tab/>Journal 18 Jan<text:tab/>1732-12<text:tab/>Sep<text:tab/>1733</text:span></text:p>
        <text:p text:style-name="P577"><text:span text:style-name="T4">L/MAR/B/488K<text:tab/>Ledger</text:span></text:p>
        <text:p text:style-name="P39"><text:span text:style-name="T4">Capt Matthew Bookey</text:span></text:p>
        <text:p text:style-name="P50"><text:span text:style-name="T4">Downs 12 Mar 1732 - 16 Sep Bombay -19 Dec Surat -13 Jan 1733 Bombay - 28 May St Helena - 8 Aug Erith</text:span></text:p>
        <text:h text:style-name="P657" text:outline-level="4"><text:bookmark-start text:name="bookmark49"/><text:span text:style-name="T4">GREENWICH (2)</text:span><text:bookmark-end text:name="bookmark49"/></text:h>
        <text:p text:style-name="P115"><text:span text:style-name="T4">Built by Wells, launched 1767, 3 decks, 3 in bottom, 676 tons</text:span></text:p>
        <text:p text:style-name="P126"><text:span text:style-name="T4">Principal Managing Owners: 1 John Henniker, 2 Thomas Debuke, 3-4 F Atherton Hindley</text:span></text:p>
        <text:list xml:id="list1708233198" text:style-name="WWNum109">
          <text:list-item>
            <text:p text:style-name="P107"><text:span text:style-name="T4">1766/7<text:tab/>Bombay</text:span></text:p>
          </text:list-item>
        </text:list>
        <text:p text:style-name="P108"><text:span text:style-name="T4">L/MAM/B/488F<text:tab/>Journal 30<text:tab/>Jan 1767-13 Jan 1769</text:span></text:p>
        <text:p text:style-name="P109"><text:span text:style-name="T4">L/MAM/B/488L(1)<text:tab/>Ledger</text:span></text:p>
        <text:p text:style-name="P109"><text:span text:style-name="T4">L/MAM/B/488L(2)<text:tab/>Pay Book</text:span></text:p>
        <text:p text:style-name="P38"><text:span text:style-name="T4">Capt Benjamin Hooke</text:span></text:p>
        <text:p text:style-name="P46"><text:span text:style-name="T4">Downs 24 Apr 1767 - 19 May Sao Tiago - 30 Aug Madagascar - 30 Nov Cochin - 9 Dec Tellicherry - 24 Dec Tellicherry - 24 Dec Bombay - 6 May 1768 Tellicherry -18 May Cochin - 22 Aug St Helena - 19 Nov Downs</text:span></text:p>
        <text:list xml:id="list133840285794872" text:continue-numbering="true" text:style-name="WWNum109">
          <text:list-item>
            <text:p text:style-name="P334"><text:span text:style-name="T4">1769/70<text:tab/>Bombay</text:span></text:p>
          </text:list-item>
        </text:list>
        <text:p text:style-name="P335"><text:span text:style-name="T4">L/MAM/B/488G<text:tab/>Journal 29<text:tab/>Nov<text:tab/>1769-27<text:tab/>Jun<text:tab/>1771</text:span></text:p>
        <text:p text:style-name="P336"><text:span text:style-name="T4">L/MAR/B/488M(1)<text:tab/>Ledger</text:span></text:p>
        <text:p text:style-name="P336"><text:span text:style-name="T4">L/MAR/B/488M(2)<text:tab/>Pay Book</text:span></text:p>
        <text:p text:style-name="P240"><text:span text:style-name="T4">Capt Robert Can-</text:span></text:p>
        <text:p text:style-name="P11"><text:span text:style-name="T4">Downs 21 Feb 1770 - 12 Jun Madagascar - 20 Jul Bombay - 6 Dec Tellicherry -11 Dec Cochin - 15 Dec Anjengo -10 Mar 1771 St Helena - 28 May Downs</text:span></text:p>
        <text:list xml:id="list133841565817368" text:continue-numbering="true" text:style-name="WWNum109">
          <text:list-item>
            <text:p text:style-name="P334"><text:span text:style-name="T4">1771/2<text:tab/>Madras and Bengal</text:span></text:p>
          </text:list-item>
        </text:list>
        <text:p text:style-name="P337"><text:span text:style-name="T4">L/MAM/B/488H<text:tab/>Journal 23<text:tab/>Oct<text:tab/>1771-27<text:tab/>Jun<text:tab/>1773</text:span></text:p>
        <text:p text:style-name="P336"><text:span text:style-name="T4">L/MAM/B/488N(1)<text:tab/>Ledger</text:span></text:p>
        <text:p text:style-name="P240"><text:span text:style-name="T4">L/MAR/B/488N(2) Pay Book</text:span></text:p>
        <text:p text:style-name="P240"><text:span text:style-name="T4">Capt Robert Carr</text:span></text:p>
        <text:p text:style-name="P174"><text:span text:style-name="T4">Portsmouth 31 Dec 1771 -15 Jan 1772 Madeira - 5 May Cape -18 Jun Johanna -16 Jul Madras - 22 Aug Culpee - 21 Nov Ingeli - 28 Feb 1773 Cape - 8 Apr St Helena - 24 Apr Ascension - 21 Jun Downs</text:span></text:p>
        <text:list xml:id="list133840247449877" text:continue-numbering="true" text:style-name="WWNum109">
          <text:list-item>
            <text:p text:style-name="P334"><text:span text:style-name="T4">1775/6<text:tab/>Madras and Bengal</text:span></text:p>
          </text:list-item>
        </text:list>
        <text:p text:style-name="P386"><text:span text:style-name="T4">L/MAM/B/488-I Journal 9 Oct 1775-20 Aug 1777 L/MAR/B/488-0(l)<text:tab/>Ledger</text:span></text:p>
        <text:p text:style-name="P336"><text:span text:style-name="T4">L/MAR/B/488-0(2)<text:tab/>Pay Book</text:span></text:p>
        <text:p text:style-name="P240"><text:span text:style-name="T4">Capt Robert Carr</text:span></text:p>
        <text:p text:style-name="P352"><text:span text:style-name="T4">Falmouth 7 Jan 1776 - 1 Apr Cape - 2 Jun Madras - 2 Jul Culpee - 25 Aug Ingeli - 20 Sep Madras - 3 Dec Mauritius - 8 Dec Reunion -17 Jan 1777 Cape -11 Mar St Helena - 23 Jul Downs</text:span></text:p>
        <text:h text:style-name="P662" text:outline-level="4"><text:bookmark-start text:name="bookmark50"/><text:span text:style-name="T4">GRENVILLE</text:span><text:bookmark-end text:name="bookmark50"/></text:h>
        <text:p text:style-name="P208"><text:span text:style-name="Body_20_text_20__28_2_29__20__2b__20_10.5_20_pt">Built </text:span><text:span text:style-name="T4">by Wells, launched 1764, 3 decks, 3in bottom, rated at 499 tons, 99 crew, 26 guns </text:span><text:span text:style-name="Body_20_text_20__28_2_29__20__2b__20_10.5_20_pt">Principal </text:span><text:span text:style-name="T4">Managing Owners: 1-3 John Durand, 4 William Nixon</text:span></text:p>
        <text:p text:style-name="P423"><text:span text:style-name="T4">1<text:tab/>1764/5 Madras and Bengal</text:span></text:p>
        <text:p text:style-name="P424"><text:span text:style-name="T4">L/MAM/B/467A<text:tab/>Journal 11 Dec 1764-23<text:tab/>Sep 1766</text:span></text:p>
        <text:p text:style-name="P1"><text:span text:style-name="T4">L/MAR/B/467F(1)<text:tab/>Ledger</text:span></text:p>
        <text:p text:style-name="P1"><text:span text:style-name="T4">^MAR/B/467F(2)<text:tab/>Pay Book</text:span></text:p>
        <text:p text:style-name="P230"><text:span text:style-name="T4">Capt Parson Fenner</text:span></text:p>
        <text:p text:style-name="P485"><text:span text:style-name="T4">Down</text:span><text:span text:style-name="T5">s</text:span><text:span text:style-name="T4"> 4 Mar 1765 - 29 Sao Tiago - 5 Jul Cape - 5 Sep Madras -15 Oct Kedgeree - 8 Dec Ingeli - 30 May 1766 St Helena - 21 Aug Downs</text:span></text:p>
        <text:p text:style-name="P400"><text:span text:style-name="T4">2<text:tab/>1767/8 Madras and Bombay</text:span></text:p>
        <text:p text:style-name="P425"><text:span text:style-name="T4">L/MAR/B/467B<text:tab/>Journal 21<text:tab/>Jan 1768-1 Dec 1769</text:span></text:p>
        <text:p text:style-name="P567"><text:span text:style-name="T4">L/MAM/B/467G(1)<text:tab/>Ledger</text:span></text:p>
        <text:p text:style-name="P567"><text:span text:style-name="T4">L/MAM/B/467G(2)<text:tab/>Pay Book</text:span></text:p>
        <text:p text:style-name="P391"><text:span text:style-name="T4">Capt Bumet Abercrombie</text:span></text:p>
        <text:p text:style-name="P251"><text:span text:style-name="T4">Downs 7 Apr 1768 - 9 Jul False Bay - 5 Sep Madras - 25 Sep Masulipatam - 6 Oct Madras -15 Dec Bombay - 24 Apr 1769 Cochin -11 Jul Simons Bay -14 Aug St Helena - 3 Nov Downs</text:span></text:p>
        <text:list xml:id="list133840195596427" text:continue-list="list133840047379997" text:style-name="WWNum99">
          <text:list-item>
            <text:p text:style-name="P89"><text:span text:style-name="T4">1770/1 China</text:span></text:p>
          </text:list-item>
        </text:list>
        <text:p text:style-name="P110"><text:span text:style-name="Body_20_text_20__28_2_29__20__2b__20_Bold">L/MAR/B/467C<text:tab/></text:span><text:span text:style-name="T4">Journal 4 Nov 1770-23<text:tab/>Sep 1772</text:span></text:p>
        <text:p text:style-name="P535"><text:span text:style-name="T4">L/MAR/B/467H(1)<text:tab/>Ledger</text:span></text:p>
        <text:p text:style-name="P535"><text:span text:style-name="T4">L/MAR/B/467H(2)<text:tab/>Pay Book</text:span></text:p>
        <text:p text:style-name="P38"><text:span text:style-name="T4">Capt Bumet Abercrombie</text:span></text:p>
        <text:p text:style-name="P51"><text:span text:style-name="T4">Downs 17 Mar 1771 - 26 Jul Batavia - 21 Sep Whampoa -11 Feb 1772 Second Bar - 2 May Simons Bay - 5 Jun St Helena - 3 Aug Downs</text:span></text:p>
        <text:list xml:id="list133840717187621" text:continue-numbering="true" text:style-name="WWNum99">
          <text:list-item>
            <text:p text:style-name="P89"><text:span text:style-name="T4">1774/5 Madras and Bombay</text:span></text:p>
          </text:list-item>
        </text:list>
        <text:p text:style-name="P536"><text:span text:style-name="T4">L/MAM/B/467D Journal 2 Feb 1775-28 Apr 1777</text:span></text:p>
        <text:p text:style-name="P25"><text:span text:style-name="Body_20_text_20__28_2_29__20__2b__20_Bold">L/MAR/B/467E </text:span><text:span text:style-name="T4">Journal 30 May 1776-28 Apr 1777, Charles Chisholme, Chief Mate of </text:span><text:span text:style-name="Body_20_text_20__28_2_29__20__2b__20_Italic">Gatton</text:span></text:p>
        <text:p text:style-name="P209"><text:span text:style-name="T4">L/MAR/B/467-I(l) Ledger L/MAR/B/467-I(2) Pay Book Capt Bumet Abercrombie</text:span></text:p>
        <text:p text:style-name="P175"><text:span text:style-name="T4">Portsmouth 26 Apr 1775 - 21 Aug Simons Bay -10 Dec Madras - 29 Jan 1776 Masulipatam - 6 Feb Madras -10 Mar Cochin -10 Apr Bombay -16 Aug Madras -16 Dec Cape - 20 Jan 1777 St Helena - 25 Apr Downs</text:span></text:p>
        <text:p text:style-name="P523"><text:span text:style-name="T4">GREYHOUND (1)</text:span></text:p>
        <text:p text:style-name="P120"><text:span text:style-name="T4">Sold to William Wood and Henry Roach 11 Dec 1650 for £500</text:span></text:p>
        <text:list xml:id="list820465620" text:style-name="WWNum111">
          <text:list-item>
            <text:p text:style-name="P338"><text:span text:style-name="T4">1645/6<text:tab/>Surat</text:span></text:p>
          </text:list-item>
        </text:list>
        <text:p text:style-name="P240"><text:span text:style-name="T4">Master Gilbert Grimes</text:span></text:p>
        <text:p text:style-name="P441"><text:span text:style-name="T4">Downs Apr 1646 - 28 Sep Mauritius Mar 1647 - 24 May Johanna - 26 Sep Surat 7 Jan 1648 - 5 Feb Moheli - 21 Mar Cape - 8 Apr St Helena - 22 Apr Ascension - 26 Jun Downs See E/3/21 no.2081</text:span></text:p>
        <text:list xml:id="list133841116766949" text:continue-numbering="true" text:style-name="WWNum111">
          <text:list-item>
            <text:p text:style-name="P436"><text:span text:style-name="T4">1648/9 Bantam Master Gilbert Grimes ?</text:span></text:p>
          </text:list-item>
        </text:list>
        <text:p text:style-name="P133"><text:span text:style-name="T4">Downs -14 Dec 1649 Bantam - Aug 1650 Downs</text:span></text:p>
        <text:p text:style-name="P523"><text:span text:style-name="T4">GREYHOUND (2)</text:span></text:p>
        <text:p text:style-name="P120"><text:span text:style-name="T4">270 tons</text:span></text:p>
        <text:list xml:id="list2420173609" text:style-name="WWNum113">
          <text:list-item>
            <text:p text:style-name="P339"><text:span text:style-name="T4">1664/5<text:tab/>Madras and Bengal</text:span></text:p>
          </text:list-item>
        </text:list>
        <text:p text:style-name="P240"><text:span text:style-name="T4">Capt Nathaniel Browning</text:span></text:p>
        <text:p text:style-name="P243"><text:span text:style-name="T4">Jan 1665 - Jul 1669</text:span></text:p>
        <text:list xml:id="list133840902190545" text:continue-numbering="true" text:style-name="WWNum113">
          <text:list-item>
            <text:p text:style-name="P111"><text:span text:style-name="T4">1670/1<text:tab/>Bantam</text:span></text:p>
          </text:list-item>
        </text:list>
        <text:p text:style-name="P38"><text:span text:style-name="T4">Capt William Goodlad</text:span></text:p>
        <text:p text:style-name="P38"><text:span text:style-name="T4">Jul 1670 - 11 Jul 1671 Downs</text:span></text:p>
        <text:h text:style-name="P653" text:outline-level="4"><text:bookmark-start text:name="bookmark51"/><text:span text:style-name="T4">GREYHOUND (3)</text:span><text:bookmark-end text:name="bookmark51"/></text:h>
        <text:p text:style-name="P120"><text:span text:style-name="T4">Company’s packet, 158 tons, 25 crew, 6 guns</text:span></text:p>
        <text:p text:style-name="P340"><text:span text:style-name="T4">1<text:tab/>1781/2 Benkulen, to remain</text:span></text:p>
        <text:p text:style-name="P307"><text:span text:style-name="T4">L/MAM/B/7 71 A(l)<text:tab/>Ledger</text:span></text:p>
        <text:p text:style-name="P307"><text:span text:style-name="T4">L/MAR/B/771 A(2)<text:tab/>Pay Book</text:span></text:p>
        <text:p text:style-name="P387"><text:span text:style-name="Body_20_text_20__28_2_29__20__2b__20_Bold">L/MAR/B/771A(3) </text:span><text:span text:style-name="T4">Absence Book L/MAM/B/771 A(4)<text:tab/>Imprest Book</text:span></text:p>
        <text:p text:style-name="P369"><text:span text:style-name="T4">Capt Robert Anderson Downs 25 Apr 1782 -</text:span></text:p>
        <text:h text:style-name="P653" text:outline-level="4"><text:bookmark-start text:name="bookmark52"/><text:span text:style-name="T4">GRIFFIN</text:span><text:bookmark-end text:name="bookmark52"/></text:h>
        <text:p text:style-name="P118"><text:span text:style-name="T4">Rated at 499 tons, 99 crew, 26 guns</text:span></text:p>
        <text:list xml:id="list3283617842" text:style-name="WWNum115">
          <text:list-item>
            <text:p text:style-name="P112"><text:span text:style-name="T4">1748/9<text:tab/>Fort St David and China</text:span></text:p>
          </text:list-item>
        </text:list>
        <text:p text:style-name="P113"><text:span text:style-name="T4">L/MAM/B/603A<text:tab/>Journal 11<text:tab/>Nov<text:tab/>1748-21<text:tab/>Jul<text:tab/>1750</text:span></text:p>
        <text:p text:style-name="P537"><text:span text:style-name="T4">L/MAM/B/603E(1)<text:tab/>Ledger</text:span></text:p>
        <text:p text:style-name="P537"><text:span text:style-name="T4">L/MAM/B/603E(2)<text:tab/>Pay Book</text:span></text:p>
        <text:p text:style-name="P38"><text:span text:style-name="T4">Capt Thomas Dethick</text:span></text:p>
        <text:p text:style-name="P38"><text:span text:style-name="T4">Downs 26 Jan 1749 - 14 Jun Fort St David - 27 Jul Malacca -1 Sep Whampoa - 23 Dec Second Bar -</text:span></text:p>
        <text:list xml:id="list133841245752955" text:continue-numbering="true" text:style-name="WWNum115">
          <text:list-item>
            <text:p text:style-name="P95"><text:span text:style-name="T4">Apr 1750 St Helena - 5 Jun Downs</text:span></text:p>
          </text:list-item>
        </text:list>
        <text:list xml:id="list133840258172845" text:continue-list="list951766337" text:style-name="WWNum59">
          <text:list-item>
            <text:p text:style-name="P341"><text:span text:style-name="T4">1752/3<text:tab/>China</text:span></text:p>
          </text:list-item>
        </text:list>
        <text:p text:style-name="P342"><text:span text:style-name="T4">L/MAM/B/603B<text:tab/>Journal 9 Oct<text:tab/>1752-18 Jul<text:tab/>1754</text:span></text:p>
        <text:p text:style-name="P548"><text:span text:style-name="T4">L/MAM/B/603F(1)<text:tab/>Ledger</text:span></text:p>
        <text:p text:style-name="P548"><text:span text:style-name="T4">L/MAM/B/603F(2)<text:tab/>Pay Book</text:span></text:p>
        <text:p text:style-name="P240"><text:span text:style-name="T4">Capt Thomas Dethick</text:span></text:p>
        <text:p text:style-name="P244"><text:span text:style-name="T4">Downs 27 Dec 1752 - 9 May 1753 Batavia - 30 Jun Whampoa -15 Mar 1754 St Helena - 2 Jun Erith</text:span></text:p>
        <text:list xml:id="list133841747141634" text:continue-numbering="true" text:style-name="WWNum59">
          <text:list-item>
            <text:p text:style-name="P341"><text:span text:style-name="T4">1755/6<text:tab/>St Helena and China</text:span></text:p>
          </text:list-item>
        </text:list>
        <text:p text:style-name="P343"><text:span text:style-name="T4">L/MAM/B/603C<text:tab/>Journal 22 Aug 1755-6 Feb<text:tab/>1758</text:span></text:p>
        <text:p text:style-name="P548"><text:span text:style-name="T4">L/MAM/B/603G(1)<text:tab/>Ledger</text:span></text:p>
        <text:p text:style-name="P548"><text:span text:style-name="T4">L/MAM/B/603G(2)<text:tab/>Pay Book</text:span></text:p>
        <text:p text:style-name="P240"><text:span text:style-name="T4">Capt Thomas Dethick</text:span></text:p>
        <text:p text:style-name="P244"><text:span text:style-name="T4">Downs 21 Oct 1755 - 31 Jan 1756 St Helena -16 May Batavia - 31 Jul Chusan - 28 Feb 1757 Malacca - 28 Jun St Helena - 17 Aug Ascension - 27 Aug Fernando Loronho - 30 Nov Downs</text:span></text:p>
        <text:list xml:id="list133841729797618" text:continue-numbering="true" text:style-name="WWNum59">
          <text:list-item>
            <text:p text:style-name="P341"><text:span text:style-name="T4">1758/9<text:tab/>Bombay</text:span></text:p>
          </text:list-item>
        </text:list>
        <text:p text:style-name="P344"><text:span text:style-name="T4">L/MAM/B/603D<text:tab/>Journal 27 Feb<text:tab/>1759-20 Jan<text:tab/>1761</text:span></text:p>
        <text:p text:style-name="P548"><text:span text:style-name="T4">L/MAM/B/603H(1)<text:tab/>Imprest Book</text:span></text:p>
        <text:p text:style-name="P548"><text:span text:style-name="T4">L/MAM/B/603H(2)<text:tab/>Absence Book</text:span></text:p>
        <text:p text:style-name="P240"><text:span text:style-name="T4">Capt Thomas Dethick</text:span></text:p>
        <text:p text:style-name="P352"><text:span text:style-name="T4">Portsmouth 28 Apr 1759 - 23 Aug Madagascar - 3 Oct Bombay - 9 Nov Goa -12 Dec Calicut -12 Jan 1760 Bombay - 28 Feb Surat - 29 Mar Bombay -16 Apr Tellicheny -15 Jul Whampoa - 9 Dec Second Bar - ship lost Jan 1761 at the ‘island of Zelo’</text:span></text:p>
        <text:h text:style-name="P663" text:outline-level="4"><text:bookmark-start text:name="bookmark53"/><text:span text:style-name="T4">GROSVENOR (1)</text:span><text:bookmark-end text:name="bookmark53"/></text:h>
        <text:p text:style-name="P210"><text:span text:style-name="T4">Built by Wells, launched 1761, 3 decks, 3in bottom, rated at 499 tons, 99 crew, 26 guns Principal Managing Owners: 1-2 John Hallett, 3-5 David Mitchell</text:span></text:p>
        <text:p text:style-name="P340"><text:span text:style-name="T4">1<text:tab/>1761/2 Madras and China</text:span></text:p>
        <text:p text:style-name="P240"><text:span text:style-name="T4">L/MAM/B/495A Journal 15 Nov 1761-21 Mar 1764, Thomas Mitchell, Second Mate</text:span></text:p>
        <text:p text:style-name="P370"><text:span text:style-name="T4">L/MAM/B/495G(1) Ledger L/MAM/B/495G(2) Pay Book</text:span></text:p>
      </text:section>
      <text:section text:style-name="Sect5" text:name="Bereich14">
        <text:p text:style-name="P117"><text:span text:style-name="T4">Capt Watkin Partington</text:span></text:p>
        <text:p text:style-name="P6"><text:span text:style-name="T4">Portsmouth 5 Mar 1762 - 28 Mar Madeira - 8 Aug Madras - 23 Mar 1763 Whampoa - 4 Jun Second Bar - 9 Sep Batavia - 26 St Helena - 5 Feb 1764 Downs</text:span></text:p>
        <text:list xml:id="list133840137006734" text:continue-list="list446056284" text:style-name="WWNum57">
          <text:list-item>
            <text:p text:style-name="P345"><text:span text:style-name="T4">1764/5<text:tab/>Benkulen and China</text:span></text:p>
          </text:list-item>
        </text:list>
        <text:p text:style-name="P346"><text:span text:style-name="Body_20_text_20__28_2_29__20__2b__20_Bold">L/MAR/B/495B<text:tab/></text:span><text:span text:style-name="T4">Journal 11 Nov 1764-18 Oct<text:tab/>1766</text:span></text:p>
        <text:p text:style-name="P555"><text:span text:style-name="T4">L/MAM/B/495H(1)<text:tab/>Ledger</text:span></text:p>
        <text:p text:style-name="P555"><text:span text:style-name="T4">L/MAR/B/495H(2)<text:tab/>Pay Book</text:span></text:p>
        <text:p text:style-name="P115"><text:span text:style-name="T4">Capt David Saunders</text:span></text:p>
        <text:p text:style-name="P244"><text:span text:style-name="T4">Downs 1 Feb 1765 - 1 Mar Sao Tiago - 4 May Benkulen - 29 Aug Whampo - 8 Jan 1766 Second Bar - 30 Mar Benkulen - 7 Jul St Helena -19 Sep Downs</text:span></text:p>
        <text:list xml:id="list133839861049863" text:continue-numbering="true" text:style-name="WWNum57">
          <text:list-item>
            <text:p text:style-name="P347"><text:span text:style-name="T4">1767/8<text:tab/>Madras and China</text:span></text:p>
          </text:list-item>
        </text:list>
        <text:p text:style-name="P333"><text:span text:style-name="Body_20_text_20__28_2_29__20__2b__20_Bold">L/MAR/B/495C<text:tab/></text:span><text:span text:style-name="T4">Journal 21 Oct 1767-11 Jul 1769</text:span></text:p>
        <text:p text:style-name="P555"><text:span text:style-name="T4">L/MAR/B/495-I(l)<text:tab/>Ledger</text:span></text:p>
        <text:p text:style-name="P555"><text:span text:style-name="T4">L/MAR/B/495-I(2)<text:tab/>Pay Book</text:span></text:p>
        <text:p text:style-name="P115"><text:span text:style-name="T4">Capt David Saunders</text:span></text:p>
        <text:p text:style-name="P358"><text:span text:style-name="T4">Downs 31 Dec 1767 - 19 Apr 1768 Johanna - 2 Jun Madras - 4 Aug Malacca - 4 Sep Whampoa -16 Dec Second Bar -19 Mar 1769 St Helena - 28 May Downs</text:span></text:p>
        <text:list xml:id="list133841506370896" text:continue-numbering="true" text:style-name="WWNum57">
          <text:list-item>
            <text:p text:style-name="P345"><text:span text:style-name="T4">1770/1<text:tab/>Madras and China</text:span></text:p>
          </text:list-item>
        </text:list>
        <text:p text:style-name="P333"><text:span text:style-name="T4">L/MAR/B/495D<text:tab/>Journal 22 Oct 1770-23 Oct 1772</text:span></text:p>
        <text:p text:style-name="P333"><text:span text:style-name="T4">L/MAM/B/495J(1)<text:tab/>Ledger</text:span></text:p>
        <text:p text:style-name="P333"><text:span text:style-name="T4">L/MAM/B/495J(2)<text:tab/>Pay Book</text:span></text:p>
        <text:p text:style-name="P240"><text:span text:style-name="T4">Capt David Saunders</text:span></text:p>
        <text:p text:style-name="P358"><text:span text:style-name="T4">Downs 22 Jan 1771 - 6 Jun Johanna -1 Jul Madras - 28 Aug Malacca - 25 Sep Whampoa - 5 Feb 1772 Second Bar -16 Jun St Helena - 29 Jun Ascension - 30 Aug Downs</text:span></text:p>
        <text:list xml:id="list133841378271904" text:continue-numbering="true" text:style-name="WWNum57">
          <text:list-item>
            <text:p text:style-name="P345"><text:span text:style-name="T4">1774/5<text:tab/>Madras and China</text:span></text:p>
          </text:list-item>
        </text:list>
        <text:p text:style-name="P333"><text:span text:style-name="T4">L/MAR/B/495E<text:tab/>Journal 19 Nov 1774-23 Aug 1776</text:span></text:p>
        <text:p text:style-name="P555"><text:span text:style-name="T4">L/MAR/B/495K(1)<text:tab/>Ledger</text:span></text:p>
        <text:p text:style-name="P555"><text:span text:style-name="T4">L/MAR/B/495K(2)<text:tab/>Pay Book</text:span></text:p>
        <text:p text:style-name="P240"><text:span text:style-name="T4">Capt David Saunders</text:span></text:p>
        <text:p text:style-name="P240"><text:span text:style-name="T4">Downs 18 Jan 1775 - 21 May Johanna - 22 Jun Madras - 28 Aug Malacca - 4 Oct Whampoa - 22 Dec Second Bar - 9 May 1776 St Helena -18 Aug Downs</text:span></text:p>
        <text:h text:style-name="P653" text:outline-level="4"><text:bookmark-start text:name="bookmark54"/><text:span text:style-name="T4">GUARDIAN</text:span><text:bookmark-end text:name="bookmark54"/></text:h>
        <text:p text:style-name="P120"><text:span text:style-name="T4">Rated at 300 tons, 90 crew, 20 guns</text:span></text:p>
        <text:p text:style-name="P348"><text:span text:style-name="T4">1<text:tab/>1751/2 Bombay, to remain</text:span></text:p>
        <text:p text:style-name="P556"><text:span text:style-name="T4">L/MAR/B/797A(1)<text:tab/>Imprest Book</text:span></text:p>
        <text:p text:style-name="P556"><text:span text:style-name="T4">L/MAM/B/797A(2)<text:tab/>Receipt Book</text:span></text:p>
        <text:p text:style-name="P371"><text:span text:style-name="T4">Capt William James Downs 2 May 1752 -</text:span></text:p>
        <text:h text:style-name="P653" text:outline-level="4"><text:bookmark-start text:name="bookmark55"/><text:span text:style-name="T4">GUILDFORD</text:span><text:bookmark-end text:name="bookmark55"/></text:h>
        <text:p text:style-name="P115"><text:span text:style-name="T4">530 tons</text:span></text:p>
        <text:p text:style-name="P119"><text:span text:style-name="T4">Principal Managing Owner: James Mangles</text:span></text:p>
        <text:list xml:id="list1718080077" text:style-name="WWNum117">
          <text:list-item>
            <text:p text:style-name="P426"><text:span text:style-name="T4">1811/2 New South Wales and Bengal</text:span></text:p>
          </text:list-item>
        </text:list>
        <text:p text:style-name="P427"><text:span text:style-name="Body_20_text_20__28_2_29__20__2b__20_Bold">L/MAR/B/78A<text:tab/></text:span><text:span text:style-name="T4">Journal 14 Jun 1811-21 Nov 1812, anon</text:span></text:p>
        <text:p text:style-name="P427"><text:span text:style-name="T4">L/MAR/B/7SB<text:tab/>Journal 25 Jun 1812-10 Jun 1813</text:span></text:p>
        <text:p text:style-name="P391"><text:span text:style-name="T4">Capt Magnus Johnson</text:span></text:p>
        <text:p text:style-name="P394"><text:span text:style-name="T4">Portsmouth 4 Sep 1811 - 27 Oct Rio de Janeiro -18 Jan 1812 Sydney - 6 Jun Calcutta - 24 Aug Saugor - 9 Dec Cape -1 Jan 1813 St Helena -14 May Downs</text:span></text:p>
        <text:list xml:id="list133839972243138" text:continue-numbering="true" text:style-name="WWNum117">
          <text:list-item>
            <text:p text:style-name="P426"><text:span text:style-name="T4">1824/5 Madras and Bengal</text:span></text:p>
          </text:list-item>
        </text:list>
        <text:p text:style-name="P427"><text:span text:style-name="T4">L/MAR/B/78C<text:tab/>Journal 18 Apr 1825-20 Jun 1826</text:span></text:p>
        <text:p text:style-name="P391"><text:span text:style-name="T4">Capt Magnus Johnson</text:span></text:p>
        <text:p text:style-name="P521"><text:span text:style-name="T4">Torbay 26 May 1825 - 5 Sep Madras - 3 Sep Calcutta -11 Jan 1826 Madras - 23 Mar St Helena - 30 May Downs</text:span></text:p>
        <text:list xml:id="list133840199572613" text:continue-numbering="true" text:style-name="WWNum117">
          <text:list-item>
            <text:p text:style-name="P426"><text:span text:style-name="T4">1826/7 New South Wales and China</text:span></text:p>
          </text:list-item>
        </text:list>
        <text:p text:style-name="P427"><text:span text:style-name="T4">L/MAM/B/78D<text:tab/>Journal 13 Nov 1827-7 May 1828</text:span></text:p>
        <text:p text:style-name="P391"><text:span text:style-name="T4">Capt Magnus Johnson</text:span></text:p>
        <text:p text:style-name="P115"><text:span text:style-name="T4">Whampoa 13 Nov 1827 - 5 Dec Second Bar -18 Feb 1828 St Helena -12 Apr Downs</text:span></text:p>
      </text:section>
      <text:section text:style-name="Sect3" text:name="Bereich15">
        <text:p text:style-name="P673"><draw:frame draw:style-name="fr1" draw:name="Rahmen43" text:anchor-type="as-char" svg:width="41.981cm" svg:height="0.709cm" draw:z-index="59"><draw:text-box><text:p text:style-name="P629"/></draw:text-box></draw:frame><text:s/></text:p>
      </text:section>
      <text:section text:style-name="Sect3" text:name="Bereich16">
        <text:h text:style-name="P670" text:outline-level="4"><text:bookmark-start text:name="bookmark56"/><text:span text:style-name="T4">GROSVENOR (2)</text:span><text:bookmark-end text:name="bookmark56"/></text:h>
        <text:p text:style-name="P372"><text:span text:style-name="T4">Built by Wells, launched 1777, 3 decks, 4in bottom, length 138ft lOin, keel 111ft lOin, breadth 35ft 3!/2in, hold 14ft 3in, wing transom 23ft P/un, port cell 23ft 9in, between decks 5ft lOin, 741 tons Principal Managing Owner: David Mitchell</text:span></text:p>
        <text:list xml:id="list3998426144" text:style-name="WWNum119">
          <text:list-item>
            <text:p text:style-name="P388"><text:span text:style-name="T4">Madras and Bengal</text:span></text:p>
          </text:list-item>
        </text:list>
        <text:p text:style-name="P349"><text:span text:style-name="T4">L/MAM/B/495F<text:tab/>Journal 31 Oct 1777-16 Nov 1779</text:span></text:p>
        <text:p text:style-name="P349"><text:span text:style-name="T4">L/MAR/B/495L(1)<text:tab/>Ledger</text:span></text:p>
        <text:p text:style-name="P349"><text:span text:style-name="T4">L/MAR/B/495L(2)<text:tab/>Pay Book</text:span></text:p>
        <text:p text:style-name="P240"><text:span text:style-name="T4">Capt John Coxon</text:span></text:p>
        <text:p text:style-name="P433"><text:span text:style-name="T4">Plymouth 9 Feb 1778 - 15 May Johanna -12 Jun Madras - 15 Jul Culpee - 27 Oct Ingeli - 26 Nov Barrabulla - 8 Mar 1779 St Helena - 4 Sep Shannon -16 Nov Downs</text:span></text:p>
        <text:list xml:id="list133841405479407" text:continue-numbering="true" text:style-name="WWNum119">
          <text:list-item>
            <text:p text:style-name="P350"><text:span text:style-name="T4">1779/80 Madras and Bengal</text:span></text:p>
          </text:list-item>
        </text:list>
        <text:p text:style-name="P589"><text:span text:style-name="T4">L/MAR/B/495M(1)<text:tab/></text:span><text:span text:style-name="Body_20_text_20__28_5_29__20__2b__20_Not_20_Bold"><text:span text:style-name="T7">Imprest Book</text:span></text:span></text:p>
        <text:p text:style-name="P349"><text:span text:style-name="T4">L/MAR/B/495M(2)<text:tab/>Absence Book</text:span></text:p>
        <text:p text:style-name="P240"><text:span text:style-name="T4">Capt John Coxon</text:span></text:p>
        <text:p text:style-name="P240"><text:span text:style-name="T4">Portsmouth 3 Jun 1780 - wrecked off Pondoland, South Africa, 4 Aug 1782</text:span></text:p>
        <text:p text:style-name="P2"><text:span text:style-name="Body_20_text_20__28_11_29__20__2b__20_Not_20_Italic"><text:span text:style-name="T10">See ^4 </text:span></text:span><text:span text:style-name="T4">source book on the wreck of the Grosvenor East Indiaman,</text:span><text:span text:style-name="Body_20_text_20__28_11_29__20__2b__20_Not_20_Italic"><text:span text:style-name="T10"> P R Kirby (Cape Town, 1953) and </text:span></text:span><text:span text:style-name="T4">The true story of the Grosvenor East Indiaman,</text:span><text:span text:style-name="Body_20_text_20__28_11_29__20__2b__20_Not_20_Italic"><text:span text:style-name="T10"> P R Kirby (Cape Town, 1960)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69cm" fo:orphans="0" fo:widows="0" fo:text-indent="-3.14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7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" style:display-name="Heading #4" style:family="paragraph" style:parent-style-name="Standard" loext:linked-style-name="Heading_20__23_4_5f_" style:default-outline-level="4" style:list-style-name="">
      <loext:graphic-properties draw:fill="solid" draw:fill-color="#ffffff"/>
      <style:paragraph-properties fo:margin-top="0cm" fo:margin-bottom="0.176cm" style:contextual-spacing="false"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3" style:display-name="Heading #3" style:family="paragraph" style:parent-style-name="Standard" loext:linked-style-name="Heading_20__23_3_5f_" style:default-outline-level="3" style:list-style-name="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margin-left="0cm" fo:margin-right="0cm" fo:line-height="0.372cm" fo:text-align="justify" style:justify-single-word="false" fo:orphans="0" fo:widows="0" fo:text-indent="-0.318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margin-top="0.811cm" fo:margin-bottom="0cm" style:contextual-spacing="false"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7_29_" style:display-name="Body text (7)" style:family="paragraph" style:parent-style-name="Standard" loext:linked-style-name="Body_20_text_20__28_7_29__20_Exact">
      <loext:graphic-properties draw:fill="solid" draw:fill-color="#ffffff"/>
      <style:paragraph-properties fo:line-height="0.176cm" fo:orphans="0" fo:widows="0" fo:background-color="#ffffff"/>
      <style:text-properties fo:font-variant="normal" fo:text-transform="none" style:text-line-through-style="none" style:text-line-through-type="none" fo:font-size="4.5pt" fo:font-style="normal" style:text-underline-style="none" fo:font-weight="normal" style:font-size-asian="4.5pt" style:font-style-asian="normal" style:font-weight-asian="normal" style:font-size-complex="4.5pt" style:font-style-complex="normal" style:font-weight-complex="normal"/>
    </style:style>
    <style:style style:name="Heading_20__23_1" style:display-name="Heading #1" style:family="paragraph" style:parent-style-name="Standard" loext:linked-style-name="Heading_20__23_1_20_Exact" style:default-outline-level="1" style:list-style-name="">
      <loext:graphic-properties draw:fill="solid" draw:fill-color="#ffffff"/>
      <style:paragraph-properties fo:line-height="0.547cm" fo:orphans="0" fo:widows="0" fo:background-color="#ffffff"/>
      <style:text-properties fo:font-variant="normal" fo:text-transform="none" style:text-line-through-style="none" style:text-line-through-type="non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_23_4_20__28_2_29_" style:display-name="Heading #4 (2)" style:family="paragraph" style:parent-style-name="Standard" loext:linked-style-name="Heading_20__23_4_20__28_2_29__5f_" style:default-outline-level="4" style:list-style-name="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margin-top="0.212cm" fo:margin-bottom="0cm" style:contextual-spacing="false" fo:line-height="0.321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left="0cm" fo:margin-right="0cm" fo:line-height="0.55cm" fo:orphans="0" fo:widows="0" fo:text-indent="-0.318cm" style:auto-text-indent="false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9_29_" style:display-name="Body text (9)" style:family="paragraph" style:parent-style-name="Standard" loext:linked-style-name="Body_20_text_20__28_9_29__5f_">
      <loext:graphic-properties draw:fill="solid" draw:fill-color="#ffffff"/>
      <style:paragraph-properties fo:margin-top="0.811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10_29_" style:display-name="Body text (10)" style:family="paragraph" style:parent-style-name="Standard" loext:linked-style-name="Body_20_text_20__28_10_29__5f_">
      <loext:graphic-properties draw:fill="solid" draw:fill-color="#ffffff"/>
      <style:paragraph-properties fo:line-height="0.36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1_29_" style:display-name="Body text (11)" style:family="paragraph" style:parent-style-name="Standard" loext:linked-style-name="Body_20_text_20__28_11_29__5f_">
      <loext:graphic-properties draw:fill="solid" draw:fill-color="#ffffff"/>
      <style:paragraph-properties fo:line-height="0.372cm" fo:orphans="0" fo:widows="0" fo:background-color="#ffffff"/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Body_20_text_20__28_3_29__20_Exact" style:display-name="Body text (3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_20_Exact" style:display-name="Body text (4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_20_Exact" style:display-name="Heading #4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3_5f_" style:display-name="Heading #3_" style:family="text" style:parent-style-name="Default_20_Paragraph_20_Font" loext:linked-style-name="Heading_20__23_3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_5f_" style:display-name="Heading #4_" style:family="text" style:parent-style-name="Default_20_Paragraph_20_Font" loext:linked-style-name="Heading_20__23_4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_20__2b__20_Not_20_Bold" style:display-name="Body text (5) + Not Bold" style:family="text" style:parent-style-name="Body_20_text_20__28_5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7_29__20_Exact" style:display-name="Body text (7) Exact" style:family="text" style:parent-style-name="Default_20_Paragraph_20_Font" loext:linked-style-name="Body_20_text_20__28_7_29_">
      <style:text-properties fo:color="#000000" loext:opacity="100%" style:font-name="Times New Roman" fo:font-family="'Times New Roman'" style:font-family-generic="roman" style:font-pitch="variable" fo:letter-spacing="normal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ing_20__23_1_20_Exact" style:display-name="Heading #1 Exact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Body_20_text_20__28_6_29__20_Exact" style:display-name="Body text (6)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4_29__20__2b__20_Italic" style:display-name="Body text (4) + Italic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Header_20_or_20_footer_20__2b__20_8.5_20_pt_2c_Bold" style:display-name="Header or footer + 8.5 pt,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fo:font-weight="bold" style:font-name-asian="Times New Roman1" style:font-family-asian="'Times New Roman'" style:font-family-generic-asian="system" style:font-pitch-asian="variable" style:font-size-asian="8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weight-complex="bold" style:text-scale="100%"/>
    </style:style>
    <style:style style:name="Heading_20__23_4_20__28_2_29__5f_" style:display-name="Heading #4 (2)_" style:family="text" style:parent-style-name="Default_20_Paragraph_20_Font" loext:linked-style-name="Heading_20__23_4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Spacing_20_1_20_pt" style:display-name="Body text (2) + Spacing 1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0.035cm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Body_20_text_20__28_8_29__20__2b__20_Not_20_Bold_2c_Italic" style:display-name="Body text (8) + Not Bold,Italic" style:family="text" style:parent-style-name="Body_20_text_20__28_8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fo:font-weight="bold" style:font-name-asian="Times New Roman1" style:font-family-asian="'Times New Roman'" style:font-family-generic-asian="system" style:font-pitch-asian="variable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language-complex="en" style:country-complex="US" style:font-style-complex="italic" style:font-weight-complex="bold" style:text-scale="100%"/>
    </style:style>
    <style:style style:name="Body_20_text_20__28_8_29__20__2b__20_Not_20_Bold" style:display-name="Body text (8) + Not Bold" style:family="text" style:parent-style-name="Body_20_text_20__28_8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3_20__2b__20_10.5_20_pt_2c_Italic" style:display-name="Heading #3 + 10.5 pt,Italic" style:family="text" style:parent-style-name="Heading_20__23_3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fo:font-style="italic" style:font-name-asian="Times New Roman1" style:font-family-asian="'Times New Roman'" style:font-family-generic-asian="system" style:font-pitch-asian="variable" style:font-size-asian="10.5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.5pt" style:language-complex="en" style:country-complex="US" style:font-style-complex="italic" style:text-scale="100%"/>
    </style:style>
    <style:style style:name="Body_20_text_20__28_2_29_" style:display-name="Body text (2)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9_29__5f_" style:display-name="Body text (9)_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10_20_pt_2c_Bold" style:display-name="Body text (2) + 10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10.5_20_pt" style:display-name="Body text (2) + 10.5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style:font-name-asian="Times New Roman1" style:font-family-asian="'Times New Roman'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en" style:country-complex="US" style:text-scale="100%"/>
    </style:style>
    <style:style style:name="Header_20_or_20_footer_20__2b__20_10_20_pt" style:display-name="Header or footer + 10 pt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en" style:country-complex="US" style:text-scale="100%"/>
    </style:style>
    <style:style style:name="Header_20_or_20_footer_20__2b__20_5.5_20_pt_2c_Bold" style:display-name="Header or footer + 5.5 pt,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5.5pt" fo:letter-spacing="normal" fo:language="en" fo:country="US" fo:font-weight="bold" style:font-name-asian="Times New Roman1" style:font-family-asian="'Times New Roman'" style:font-family-generic-asian="system" style:font-pitch-asian="variable" style:font-size-asian="5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5.5pt" style:language-complex="en" style:country-complex="US" style:font-weight-complex="bold" style:text-scale="100%"/>
    </style:style>
    <style:style style:name="Body_20_text_20__28_2_29__20__2b__20_9_20_pt_2c_Bold" style:display-name="Body text (2) + 9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fo:font-weight="bold" style:font-name-asian="Times New Roman1" style:font-family-asian="'Times New Roman'" style:font-family-generic-asian="system" style:font-pitch-asian="variable" style:font-size-asian="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pt" style:language-complex="en" style:country-complex="US" style:font-weight-complex="bold" style:text-scale="100%"/>
    </style:style>
    <style:style style:name="Body_20_text_20__28_10_29__5f_" style:display-name="Body text (10)_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1_29__5f_" style:display-name="Body text (11)_" style:family="text" style:parent-style-name="Default_20_Paragraph_20_Font" loext:linked-style-name="Body_20_text_20__28_11_29_"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11_29__20__2b__20_Not_20_Italic" style:display-name="Body text (11) + Not Italic" style:family="text" style:parent-style-name="Body_20_text_20__28_11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italic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italic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italic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5" loext:num-list-format="%1%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2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3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3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32" loext:num-list-format="%1%" style:num-format="1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3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3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3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3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3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4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4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4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4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4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4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46" loext:num-list-format="%1%" style:num-format="1" text:start-value="176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47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4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4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5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text:style-name="ListLabel_20_5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text:style-name="ListLabel_20_5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number text:level="1" text:style-name="ListLabel_20_5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text:style-name="ListLabel_20_5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number text:level="1" text:style-name="ListLabel_20_5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number text:level="1" text:style-name="ListLabel_20_5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number text:level="1" text:style-name="ListLabel_20_5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number text:level="1" text:style-name="ListLabel_20_6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>
      <loext:graphic-properties draw:fill="none"/>
    </style:style>
    <style:style style:name="MP4" style:family="paragraph" style:parent-style-name="Standard">
      <style:paragraph-properties fo:orphans="0" fo:widows="0"/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15cm" style:type="right"/>
        </style:tab-stops>
      </style:paragraph-properties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19cm" style:type="right"/>
        </style:tab-stops>
      </style:paragraph-properties>
    </style:style>
    <style:style style:name="MP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25cm" style:type="right"/>
          <style:tab-stop style:position="1.863cm" style:type="right"/>
          <style:tab-stop style:position="2.896cm" style:type="right"/>
          <style:tab-stop style:position="3.242cm" style:type="right"/>
          <style:tab-stop style:position="5.249cm" style:type="right"/>
          <style:tab-stop style:position="7.865cm" style:type="right"/>
          <style:tab-stop style:position="9.754cm" style:type="right"/>
          <style:tab-stop style:position="10.465cm" style:type="right"/>
          <style:tab-stop style:position="12.247cm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5.219cm" fo:margin-bottom="0.005cm" fo:margin-left="5.23cm" fo:margin-right="7.59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131cm" fo:margin-left="0cm" fo:margin-right="0cm" fo:margin-top="3.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2cm" fo:page-height="29.7cm" style:num-format="1" style:print-orientation="landscape" fo:margin-top="3.067cm" fo:margin-bottom="0.005cm" fo:margin-left="5.138cm" fo:margin-right="7.44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244cm" fo:margin-left="0cm" fo:margin-right="0cm" fo:margin-top="3.14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42cm" fo:page-height="29.7cm" style:num-format="1" style:print-orientation="landscape" fo:margin-top="0cm" fo:margin-bottom="0.005cm" fo:margin-left="5.138cm" fo:margin-right="7.44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67cm" fo:margin-left="0cm" fo:margin-right="0cm" fo:margin-bottom="2.967cm" style:dynamic-spacing="true"/>
      </style:header-style>
      <style:footer-style>
        <style:header-footer-properties fo:min-height="3.244cm" fo:margin-left="0cm" fo:margin-right="0cm" fo:margin-top="3.143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1" draw:style-name="Mgr1" draw:text-style-name="MP3" svg:width="0.489cm" svg:height="1.46cm" svg:x="28.125cm" svg:y="27.548cm"><text:p text:style-name="MP2"><text:span text:style-name="Header_20_or_20_footer"><text:page-number text:select-page="current">259</text:page-number></text:span></text:p><draw:enhanced-geometry draw:type="0"/></draw:custom-shape></text:p>
      </style:footer>
      <style:footer-left>
        <text:p text:style-name="MP1"><draw:custom-shape text:anchor-type="char" draw:z-index="0" draw:style-name="Mgr1" draw:text-style-name="MP3" svg:width="0.488cm" svg:height="0.234cm" svg:x="28.125cm" svg:y="27.548cm"><text:p text:style-name="MP2"><text:span text:style-name="Header_20_or_20_footer"><text:page-number text:select-page="current">0</text:page-number></text:span></text:p><draw:enhanced-geometry draw:type="0"/></draw:custom-shape><draw:frame draw:style-name="Mfr1" draw:name="Rahmen7" text:anchor-type="char" svg:x="28.125cm" svg:y="27.548cm" svg:width="0.489cm" draw:z-index="0"><draw:text-box fo:min-height="0cm"><text:p text:style-name="MP2"><text:span text:style-name="Header_20_or_20_footer"><text:page-number text:select-page="current">0</text:page-number></text:span></text:p></draw:text-box></draw:frame></text:p>
      </style:footer-left>
    </style:master-page>
    <style:master-page style:name="Converted1" style:page-layout-name="Mpm1" draw:style-name="Mdp1">
      <style:footer>
        <text:p text:style-name="MP4"/>
      </style:footer>
      <style:footer-left>
        <text:p text:style-name="MP4"/>
      </style:footer-left>
    </style:master-page>
    <style:master-page style:name="Converted2" style:page-layout-name="Mpm1" draw:style-name="Mdp1">
      <style:footer>
        <text:p text:style-name="MP1"><draw:custom-shape text:anchor-type="char" draw:z-index="3" draw:style-name="Mgr2" draw:text-style-name="MP3" svg:width="16.823cm" svg:height="0.687cm" svg:x="11.703cm" svg:y="27.455cm"><text:p text:style-name="MP5"><text:span text:style-name="Header_20_or_20_footer"><text:page-number text:select-page="current">267</text:page-number></text:span><text:span text:style-name="Header_20_or_20_footer"><text:tab/>265</text:span></text:p><draw:enhanced-geometry draw:type="0"/></draw:custom-shape><draw:frame draw:style-name="Mfr1" draw:name="Rahmen12" text:anchor-type="char" svg:x="11.703cm" svg:y="27.455cm" svg:width="16.824cm" draw:z-index="0"><draw:text-box fo:min-height="0cm"><text:p text:style-name="MP5"><text:span text:style-name="Header_20_or_20_footer"><text:page-number text:select-page="current">267</text:page-number></text:span><text:span text:style-name="Header_20_or_20_footer"><text:tab/>265</text:span></text:p></draw:text-box></draw:frame></text:p>
      </style:footer>
      <style:footer-left>
        <text:p text:style-name="MP1"><draw:custom-shape text:anchor-type="char" draw:z-index="2" draw:style-name="Mgr2" draw:text-style-name="MP3" svg:width="16.821cm" svg:height="0.687cm" svg:x="11.703cm" svg:y="27.455cm"><text:p text:style-name="MP5"><text:span text:style-name="Header_20_or_20_footer"><text:page-number text:select-page="current">264</text:page-number></text:span><text:span text:style-name="Header_20_or_20_footer"><text:tab/>265</text:span></text:p><draw:enhanced-geometry draw:type="0"/></draw:custom-shape></text:p>
      </style:footer-left>
    </style:master-page>
    <style:master-page style:name="Converted3" style:page-layout-name="Mpm1" draw:style-name="Mdp1" style:next-style-name="Converted2">
      <style:footer>
        <text:p text:style-name="MP1"><draw:custom-shape text:anchor-type="char" draw:z-index="4" draw:style-name="Mgr1" draw:text-style-name="MP3" svg:width="0.481cm" svg:height="1.46cm" svg:x="27.781cm" svg:y="27.467cm"><text:p text:style-name="MP2"><text:span text:style-name="Header_20_or_20_footer"><text:page-number text:select-page="current">263</text:page-number></text:span></text:p><draw:enhanced-geometry draw:type="0"/></draw:custom-shape></text:p>
      </style:footer>
    </style:master-page>
    <style:master-page style:name="Converted4" style:page-layout-name="Mpm2" draw:style-name="Mdp1" style:next-style-name="Converted1"/>
    <style:master-page style:name="Converted5" style:page-layout-name="Mpm3" draw:style-name="Mdp1">
      <style:footer>
        <text:p text:style-name="MP1"><draw:custom-shape text:anchor-type="char" draw:z-index="6" draw:style-name="Mgr1" draw:text-style-name="MP3" svg:width="0.493cm" svg:height="2.618cm" svg:x="27.905cm" svg:y="27.647cm"><text:p text:style-name="MP2"><text:span text:style-name="Header_20_or_20_footer">266</text:span></text:p><text:p text:style-name="MP2"><text:span text:style-name="Header_20_or_20_footer"><text:page-number text:select-page="current">267</text:page-number></text:span></text:p><draw:enhanced-geometry draw:type="0"/></draw:custom-shape></text:p>
      </style:footer>
      <style:footer-left>
        <text:p text:style-name="MP1"><draw:custom-shape text:anchor-type="char" draw:z-index="5" draw:style-name="Mgr1" draw:text-style-name="MP3" svg:width="0.495cm" svg:height="2.618cm" svg:x="27.905cm" svg:y="27.647cm"><text:p text:style-name="MP2"><text:span text:style-name="Header_20_or_20_footer">266</text:span></text:p><text:p text:style-name="MP2"><text:span text:style-name="Header_20_or_20_footer"><text:page-number text:select-page="current">270</text:page-number></text:span></text:p><draw:enhanced-geometry draw:type="0"/></draw:custom-shape><draw:frame draw:style-name="Mfr1" draw:name="Rahmen15" text:anchor-type="char" svg:x="27.905cm" svg:y="27.647cm" svg:width="0.496cm" draw:z-index="0"><draw:text-box fo:min-height="0cm"><text:p text:style-name="MP2"><text:span text:style-name="Header_20_or_20_footer">266</text:span></text:p><text:p text:style-name="MP2"><text:span text:style-name="Header_20_or_20_footer"><text:page-number text:select-page="current">270</text:page-number></text:span></text:p></draw:text-box></draw:frame></text:p>
      </style:footer-left>
    </style:master-page>
    <style:master-page style:name="Converted6" style:page-layout-name="Mpm4" draw:style-name="Mdp1" style:next-style-name="Converted5">
      <style:footer>
        <text:p text:style-name="MP4"/>
      </style:footer>
    </style:master-page>
    <style:master-page style:name="Converted7" style:page-layout-name="Mpm5" draw:style-name="Mdp1">
      <style:header>
        <text:p text:style-name="MP1"><draw:custom-shape text:anchor-type="char" draw:z-index="8" draw:style-name="Mgr1" draw:text-style-name="MP3" svg:width="0.493cm" svg:height="1.333cm" svg:x="36.631cm" svg:y="1.87cm"><text:p text:style-name="MP2"><text:span text:style-name="Header_20_or_20_footer_20__2b__20_8.5_20_pt_2c_Bold">■■I</text:span></text:p><draw:enhanced-geometry draw:type="0"/></draw:custom-shape></text:p>
      </style:header>
      <style:header-left>
        <text:p text:style-name="MP1"><draw:custom-shape text:anchor-type="char" draw:z-index="7" draw:style-name="Mgr1" draw:text-style-name="MP3" svg:width="0.495cm" svg:height="1.333cm" svg:x="36.631cm" svg:y="1.87cm"><text:p text:style-name="MP2"><text:span text:style-name="Header_20_or_20_footer_20__2b__20_8.5_20_pt_2c_Bold">■■I</text:span></text:p><draw:enhanced-geometry draw:type="0"/></draw:custom-shape><draw:frame draw:style-name="Mfr1" draw:name="Rahmen18" text:anchor-type="char" svg:x="36.631cm" svg:y="1.87cm" svg:width="0.494cm" draw:z-index="0"><draw:text-box fo:min-height="0cm"><text:p text:style-name="MP2"><text:span text:style-name="Header_20_or_20_footer_20__2b__20_8.5_20_pt_2c_Bold">■■I</text:span></text:p></draw:text-box></draw:frame></text:p>
      </style:header-left>
      <style:footer>
        <text:p text:style-name="MP1"><draw:custom-shape text:anchor-type="char" draw:z-index="10" draw:style-name="Mgr1" draw:text-style-name="MP3" svg:width="0.496cm" svg:height="1.46cm" svg:x="27.817cm" svg:y="27.596cm"><text:p text:style-name="MP2"><text:span text:style-name="Header_20_or_20_footer"><text:page-number text:select-page="current">273</text:page-number></text:span></text:p><draw:enhanced-geometry draw:type="0"/></draw:custom-shape></text:p>
      </style:footer>
      <style:footer-left>
        <text:p text:style-name="MP1"><draw:custom-shape text:anchor-type="char" draw:z-index="9" draw:style-name="Mgr1" draw:text-style-name="MP3" svg:width="0.495cm" svg:height="1.46cm" svg:x="27.817cm" svg:y="27.596cm"><text:p text:style-name="MP2"><text:span text:style-name="Header_20_or_20_footer"><text:page-number text:select-page="current">272</text:page-number></text:span></text:p><draw:enhanced-geometry draw:type="0"/></draw:custom-shape><draw:frame draw:style-name="Mfr1" draw:name="Rahmen20" text:anchor-type="char" svg:x="27.817cm" svg:y="27.596cm" svg:width="0.496cm" draw:z-index="0"><draw:text-box fo:min-height="0cm"><text:p text:style-name="MP2"><text:span text:style-name="Header_20_or_20_footer"><text:page-number text:select-page="current">272</text:page-number></text:span></text:p></draw:text-box></draw:frame></text:p>
      </style:footer-left>
    </style:master-page>
    <style:master-page style:name="Converted8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4"/>
      </style:footer>
      <style:footer-left>
        <text:p text:style-name="MP4"/>
      </style:footer-left>
    </style:master-page>
    <style:master-page style:name="Converted9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12" draw:style-name="Mgr1" draw:text-style-name="MP3" svg:width="0.472cm" svg:height="1.46cm" svg:x="27.757cm" svg:y="27.517cm"><text:p text:style-name="MP2"><text:span text:style-name="Header_20_or_20_footer"><text:page-number text:select-page="current">273</text:page-number></text:span></text:p><draw:enhanced-geometry draw:type="0"/></draw:custom-shape></text:p>
      </style:footer>
      <style:footer-left>
        <text:p text:style-name="MP1"><draw:custom-shape text:anchor-type="char" draw:z-index="11" draw:style-name="Mgr1" draw:text-style-name="MP3" svg:width="0.473cm" svg:height="1.46cm" svg:x="27.757cm" svg:y="27.517cm"><text:p text:style-name="MP2"><text:span text:style-name="Header_20_or_20_footer"><text:page-number text:select-page="current">276</text:page-number></text:span></text:p><draw:enhanced-geometry draw:type="0"/></draw:custom-shape><draw:frame draw:style-name="Mfr1" draw:name="Rahmen24" text:anchor-type="char" svg:x="27.757cm" svg:y="27.517cm" svg:width="0.474cm" draw:z-index="0"><draw:text-box fo:min-height="0cm"><text:p text:style-name="MP2"><text:span text:style-name="Header_20_or_20_footer"><text:page-number text:select-page="current">276</text:page-number></text:span></text:p></draw:text-box></draw:frame></text:p>
      </style:footer-left>
    </style:master-page>
    <style:master-page style:name="Converted10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14" draw:style-name="Mgr1" draw:text-style-name="MP3" svg:width="0.477cm" svg:height="1.46cm" svg:x="27.922cm" svg:y="27.517cm"><text:p text:style-name="MP2"><text:span text:style-name="Header_20_or_20_footer"><text:page-number text:select-page="current">275</text:page-number></text:span></text:p><draw:enhanced-geometry draw:type="0"/></draw:custom-shape></text:p>
      </style:footer>
      <style:footer-left>
        <text:p text:style-name="MP1"><draw:custom-shape text:anchor-type="char" draw:z-index="13" draw:style-name="Mgr1" draw:text-style-name="MP3" svg:width="0.479cm" svg:height="1.46cm" svg:x="27.922cm" svg:y="27.517cm"><text:p text:style-name="MP2"><text:span text:style-name="Header_20_or_20_footer"><text:page-number text:select-page="current">278</text:page-number></text:span></text:p><draw:enhanced-geometry draw:type="0"/></draw:custom-shape><draw:frame draw:style-name="Mfr1" draw:name="Rahmen27" text:anchor-type="char" svg:x="27.922cm" svg:y="27.517cm" svg:width="0.48cm" draw:z-index="0"><draw:text-box fo:min-height="0cm"><text:p text:style-name="MP2"><text:span text:style-name="Header_20_or_20_footer"><text:page-number text:select-page="current">278</text:page-number></text:span></text:p></draw:text-box></draw:frame></text:p>
      </style:footer-left>
    </style:master-page>
    <style:master-page style:name="Converted11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4"/>
      </style:footer>
      <style:footer-left>
        <text:p text:style-name="MP4"/>
      </style:footer-left>
    </style:master-page>
    <style:master-page style:name="Converted12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16" draw:style-name="Mgr2" draw:text-style-name="MP3" svg:width="16.622cm" svg:height="0.687cm" svg:x="11.557cm" svg:y="27.444cm"><text:p text:style-name="MP6"><text:span text:style-name="Header_20_or_20_footer">280<text:tab/>281</text:span></text:p><draw:enhanced-geometry draw:type="0"/></draw:custom-shape><draw:frame draw:style-name="Mfr1" draw:name="Rahmen32" text:anchor-type="char" svg:x="11.557cm" svg:y="27.444cm" svg:width="16.621cm" draw:z-index="0"><draw:text-box fo:min-height="0cm"><text:p text:style-name="MP6"><text:span text:style-name="Header_20_or_20_footer">280<text:tab/>281</text:span></text:p></draw:text-box></draw:frame></text:p>
      </style:footer>
      <style:footer-left>
        <text:p text:style-name="MP1"><draw:custom-shape text:anchor-type="char" draw:z-index="15" draw:style-name="Mgr2" draw:text-style-name="MP3" svg:width="16.622cm" svg:height="0.687cm" svg:x="11.557cm" svg:y="27.444cm"><text:p text:style-name="MP6"><text:span text:style-name="Header_20_or_20_footer">280<text:tab/>281</text:span></text:p><draw:enhanced-geometry draw:type="0"/></draw:custom-shape></text:p>
      </style:footer-left>
    </style:master-page>
    <style:master-page style:name="Converted13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18" draw:style-name="Mgr1" draw:text-style-name="MP3" svg:width="0.489cm" svg:height="1.46cm" svg:x="11.658cm" svg:y="27.566cm"><text:p text:style-name="MP2"><text:span text:style-name="Header_20_or_20_footer"><text:page-number text:select-page="current">285</text:page-number></text:span></text:p><draw:enhanced-geometry draw:type="0"/></draw:custom-shape><draw:frame draw:style-name="Mfr1" draw:name="Rahmen37" text:anchor-type="char" svg:x="11.658cm" svg:y="27.566cm" svg:width="0.489cm" draw:z-index="0"><draw:text-box fo:min-height="0cm"><text:p text:style-name="MP2"><text:span text:style-name="Header_20_or_20_footer"><text:page-number text:select-page="current">285</text:page-number></text:span></text:p></draw:text-box></draw:frame></text:p>
      </style:footer>
      <style:footer-left>
        <text:p text:style-name="MP1"><draw:custom-shape text:anchor-type="char" draw:z-index="17" draw:style-name="Mgr1" draw:text-style-name="MP3" svg:width="0.489cm" svg:height="1.46cm" svg:x="11.658cm" svg:y="27.566cm"><text:p text:style-name="MP2"><text:span text:style-name="Header_20_or_20_footer"><text:page-number text:select-page="current">284</text:page-number></text:span></text:p><draw:enhanced-geometry draw:type="0"/></draw:custom-shape><draw:frame draw:style-name="Mfr1" draw:name="Rahmen36" text:anchor-type="char" svg:x="11.658cm" svg:y="27.566cm" svg:width="0.489cm" draw:z-index="0"><draw:text-box fo:min-height="0cm"><text:p text:style-name="MP2"><text:span text:style-name="Header_20_or_20_footer"><text:page-number text:select-page="current">284</text:page-number></text:span></text:p></draw:text-box></draw:frame></text:p>
      </style:footer-left>
    </style:master-page>
    <style:master-page style:name="Converted14" style:page-layout-name="Mpm5" draw:style-name="Mdp1" style:next-style-name="Converted13">
      <style:header>
        <text:p text:style-name="MP1"><draw:custom-shape text:anchor-type="char" draw:z-index="19" draw:style-name="Mgr2" draw:text-style-name="MP3" svg:width="12.249cm" svg:height="0.525cm" svg:x="21.708cm" svg:y="3.052cm"><text:p text:style-name="MP7"><text:span text:style-name="Header_20_or_20_footer_20__2b__20_10_20_pt"><text:tab/><text:tab/><text:tab/></text:span><text:span text:style-name="Header_20_or_20_footer_20__2b__20_5.5_20_pt_2c_Bold">- </text:span><text:span text:style-name="Header_20_or_20_footer_20__2b__20_10_20_pt"><text:tab/><text:tab/> <text:tab/> <text:tab/><text:tab/><text:tab/></text:span></text:p><draw:enhanced-geometry draw:type="0"/></draw:custom-shape></text:p>
      </style:header>
      <style:footer>
        <text:p text:style-name="MP1"><draw:custom-shape text:anchor-type="char" draw:z-index="20" draw:style-name="Mgr1" draw:text-style-name="MP3" svg:width="0.477cm" svg:height="1.46cm" svg:x="27.799cm" svg:y="26.36cm"><text:p text:style-name="MP2"><text:span text:style-name="Header_20_or_20_footer"><text:page-number text:select-page="current">283</text:page-number></text:span></text:p><draw:enhanced-geometry draw:type="0"/></draw:custom-shape></text:p>
      </style:footer>
    </style:master-page>
    <style:master-page style:name="Converted15" style:page-layout-name="Mpm2" draw:style-name="Mdp1" style:next-style-name="Converted12"/>
    <style:master-page style:name="Converted16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21" draw:style-name="Mgr1" draw:text-style-name="MP3" svg:width="0.486cm" svg:height="2.618cm" svg:x="27.88cm" svg:y="27.333cm"><text:p text:style-name="MP2"><text:span text:style-name="Header_20_or_20_footer">286</text:span></text:p><text:p text:style-name="MP2"><text:span text:style-name="Header_20_or_20_footer">287</text:span></text:p><draw:enhanced-geometry draw:type="0"/></draw:custom-shape></text:p>
      </style:footer>
      <style:footer-left>
        <text:p text:style-name="MP4"/>
      </style:footer-left>
    </style:master-page>
    <style:master-page style:name="Converted17" style:page-layout-name="Mpm6" draw:style-name="Mdp1" style:next-style-name="Converted16">
      <style:header>
        <text:p text:style-name="MP4"/>
      </style:header>
      <style:footer>
        <text:p text:style-name="MP4"/>
      </style:footer>
    </style:master-page>
    <style:master-page style:name="Converted18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23" draw:style-name="Mgr1" draw:text-style-name="MP3" svg:width="0.488cm" svg:height="1.46cm" svg:x="11.875cm" svg:y="27.545cm"><text:p text:style-name="MP2"><text:span text:style-name="Header_20_or_20_footer"><text:page-number text:select-page="current">291</text:page-number></text:span></text:p><draw:enhanced-geometry draw:type="0"/></draw:custom-shape></text:p>
      </style:footer>
      <style:footer-left>
        <text:p text:style-name="MP1"><draw:custom-shape text:anchor-type="char" draw:z-index="22" draw:style-name="Mgr1" draw:text-style-name="MP3" svg:width="0.486cm" svg:height="1.46cm" svg:x="11.875cm" svg:y="27.545cm"><text:p text:style-name="MP2"><text:span text:style-name="Header_20_or_20_footer"><text:page-number text:select-page="current">290</text:page-number></text:span></text:p><draw:enhanced-geometry draw:type="0"/></draw:custom-shap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document-statistic meta:table-count="0" meta:image-count="0" meta:object-count="0" meta:page-count="23" meta:paragraph-count="1185" meta:word-count="12064" meta:character-count="62684" meta:non-whitespace-character-count="51988"/>
  </office:meta>
</office:document-meta>
</file>